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in" fo:border="none" style:shadow="none" style:join-border="false"/>
    </style:style>
    <style:style style:name="P45" style:family="paragraph" style:parent-style-name="Text_20_body">
      <style:paragraph-properties fo:text-align="justify" style:justify-single-word="false" fo:padding="0in" fo:border="none" style:shadow="none" style:join-border="false"/>
      <style:text-properties officeooo:paragraph-rsid="0136c708"/>
    </style:style>
    <style:style style:name="P46" style:family="paragraph" style:parent-style-name="Text_20_body">
      <style:paragraph-properties fo:text-align="justify" style:justify-single-word="false" fo:padding="0in" fo:border="none" style:shadow="none" style:join-border="false"/>
      <style:text-properties officeooo:paragraph-rsid="014f8123"/>
    </style:style>
    <style:style style:name="P47" style:family="paragraph" style:parent-style-name="Text_20_body">
      <style:paragraph-properties fo:text-align="justify" style:justify-single-word="false" fo:padding="0in" fo:border="none" style:shadow="none" style:join-border="false"/>
      <style:text-properties officeooo:paragraph-rsid="027397fe"/>
    </style:style>
    <style:style style:name="P48" style:family="paragraph" style:parent-style-name="Text_20_body">
      <style:paragraph-properties fo:text-align="justify" style:justify-single-word="false" fo:padding="0in" fo:border="none" style:shadow="none" style:join-border="false"/>
      <style:text-properties officeooo:paragraph-rsid="02740f01"/>
    </style:style>
    <style:style style:name="P49" style:family="paragraph" style:parent-style-name="Text_20_body">
      <style:paragraph-properties fo:text-align="justify" style:justify-single-word="false" fo:padding="0in" fo:border="none" style:shadow="none" style:join-border="false"/>
      <style:text-properties officeooo:paragraph-rsid="04e770d7"/>
    </style:style>
    <style:style style:name="P50" style:family="paragraph" style:parent-style-name="Text_20_body">
      <style:paragraph-properties fo:text-align="justify" style:justify-single-word="false" fo:padding="0in" fo:border="none" style:shadow="none" style:join-border="false"/>
      <style:text-properties officeooo:paragraph-rsid="04eed463"/>
    </style:style>
    <style:style style:name="P51" style:family="paragraph" style:parent-style-name="Text_20_body">
      <style:paragraph-properties fo:text-align="justify" style:justify-single-word="false" fo:padding="0in" fo:border="none" style:shadow="none" style:join-border="false"/>
      <style:text-properties officeooo:paragraph-rsid="04f00143"/>
    </style:style>
    <style:style style:name="P52" style:family="paragraph" style:parent-style-name="Text_20_body">
      <style:paragraph-properties fo:text-align="justify" style:justify-single-word="false" fo:padding="0in" fo:border="none" style:shadow="none" style:join-border="false"/>
      <style:text-properties officeooo:paragraph-rsid="04f12537"/>
    </style:style>
    <style:style style:name="P53" style:family="paragraph" style:parent-style-name="Text_20_body">
      <style:paragraph-properties fo:text-align="justify" style:justify-single-word="false" fo:padding="0in" fo:border="none" style:shadow="none" style:join-border="false"/>
      <style:text-properties officeooo:paragraph-rsid="04fe719d"/>
    </style:style>
    <style:style style:name="P54" style:family="paragraph" style:parent-style-name="Text_20_body">
      <style:paragraph-properties fo:text-align="justify" style:justify-single-word="false" fo:padding="0in" fo:border="none" style:shadow="none" style:join-border="false"/>
      <style:text-properties fo:background-color="#ffff00"/>
    </style:style>
    <style:style style:name="P55" style:family="paragraph" style:parent-style-name="Text_20_body">
      <style:paragraph-properties fo:text-align="justify" style:justify-single-word="false" fo:padding="0in" fo:border="none" style:shadow="none" style:join-border="false"/>
      <style:text-properties officeooo:rsid="0088dd2c" officeooo:paragraph-rsid="0088dd2c" fo:background-color="#ffff00"/>
    </style:style>
    <style:style style:name="P56" style:family="paragraph" style:parent-style-name="Text_20_body">
      <style:paragraph-properties fo:text-align="justify" style:justify-single-word="false" fo:padding="0in" fo:border="none" style:shadow="none" style:join-border="false"/>
      <style:text-properties officeooo:rsid="00d5ffe8" officeooo:paragraph-rsid="00d5ffe8" fo:background-color="#ffff00"/>
    </style:style>
    <style:style style:name="P57" style:family="paragraph" style:parent-style-name="Text_20_body">
      <style:paragraph-properties fo:text-align="justify" style:justify-single-word="false" fo:padding="0in" fo:border="none" style:shadow="none" style:join-border="false"/>
      <style:text-properties officeooo:rsid="010bf4c2" officeooo:paragraph-rsid="010bf4c2" fo:background-color="#ffff00"/>
    </style:style>
    <style:style style:name="P58" style:family="paragraph" style:parent-style-name="Text_20_body">
      <style:paragraph-properties fo:text-align="justify" style:justify-single-word="false" fo:padding="0in" fo:border="none" style:shadow="none" style:join-border="false"/>
      <style:text-properties officeooo:rsid="0327668f" officeooo:paragraph-rsid="0327668f" fo:background-color="#ffff00"/>
    </style:style>
    <style:style style:name="P59" style:family="paragraph" style:parent-style-name="Text_20_body">
      <style:paragraph-properties fo:text-align="center" style:justify-single-word="false" fo:padding="0in" fo:border="none" style:shadow="none" style:join-border="false"/>
    </style:style>
    <style:style style:name="P60"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61"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62"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63" style:family="paragraph" style:parent-style-name="Text_20_body">
      <style:paragraph-properties fo:text-align="justify" style:justify-single-word="false" fo:padding="0in" fo:border="none" style:shadow="none" style:join-border="false"/>
      <style:text-properties fo:font-style="normal" officeooo:paragraph-rsid="02e0c800" fo:background-color="transparent" style:font-style-asian="normal" style:font-style-complex="normal"/>
    </style:style>
    <style:style style:name="P64" style:family="paragraph" style:parent-style-name="Text_20_body">
      <style:paragraph-properties fo:text-align="justify" style:justify-single-word="false" fo:padding="0in" fo:border="none" style:shadow="none" style:join-border="false"/>
      <style:text-properties fo:font-style="normal" officeooo:paragraph-rsid="02e9ef2b" fo:background-color="transparent" style:font-style-asian="normal" style:font-style-complex="normal"/>
    </style:style>
    <style:style style:name="P65" style:family="paragraph" style:parent-style-name="Text_20_body">
      <style:paragraph-properties fo:text-align="justify" style:justify-single-word="false" fo:padding="0in" fo:border="none" style:shadow="none" style:join-border="false"/>
      <style:text-properties fo:font-style="normal" officeooo:paragraph-rsid="02ee863a" fo:background-color="transparent" style:font-style-asian="normal" style:font-style-complex="normal"/>
    </style:style>
    <style:style style:name="P66" style:family="paragraph" style:parent-style-name="Text_20_body">
      <style:paragraph-properties fo:text-align="justify" style:justify-single-word="false" fo:padding="0in" fo:border="none" style:shadow="none" style:join-border="false"/>
      <style:text-properties fo:font-style="normal" officeooo:paragraph-rsid="031431b6" fo:background-color="transparent" style:font-style-asian="normal" style:font-style-complex="normal"/>
    </style:style>
    <style:style style:name="P67" style:family="paragraph" style:parent-style-name="Text_20_body">
      <style:paragraph-properties fo:text-align="justify" style:justify-single-word="false" fo:padding="0in" fo:border="none" style:shadow="none" style:join-border="false"/>
      <style:text-properties fo:font-style="normal" officeooo:paragraph-rsid="03165a69" fo:background-color="transparent" style:font-style-asian="normal" style:font-style-complex="normal"/>
    </style:style>
    <style:style style:name="P68" style:family="paragraph" style:parent-style-name="Text_20_body">
      <style:paragraph-properties fo:text-align="justify" style:justify-single-word="false" fo:padding="0in" fo:border="none" style:shadow="none" style:join-border="false"/>
      <style:text-properties fo:font-style="normal" officeooo:paragraph-rsid="0314df15" fo:background-color="transparent" style:font-style-asian="normal" style:font-style-complex="normal"/>
    </style:style>
    <style:style style:name="P69" style:family="paragraph" style:parent-style-name="Text_20_body">
      <style:paragraph-properties fo:text-align="justify" style:justify-single-word="false" fo:padding="0in" fo:border="none" style:shadow="none" style:join-border="false"/>
      <style:text-properties fo:font-style="normal" officeooo:rsid="0161840e" officeooo:paragraph-rsid="0161840e" fo:background-color="transparent" style:font-style-asian="normal" style:font-style-complex="normal"/>
    </style:style>
    <style:style style:name="P70" style:family="paragraph" style:parent-style-name="Text_20_body">
      <style:paragraph-properties fo:text-align="justify" style:justify-single-word="false" fo:padding="0in" fo:border="none" style:shadow="none" style:join-border="false"/>
      <style:text-properties fo:font-style="normal" officeooo:rsid="02e9ef2b" officeooo:paragraph-rsid="02e9ef2b" fo:background-color="transparent" style:font-style-asian="normal" style:font-style-complex="normal"/>
    </style:style>
    <style:style style:name="P71" style:family="paragraph" style:parent-style-name="Text_20_body">
      <style:paragraph-properties fo:text-align="justify" style:justify-single-word="false" fo:padding="0in" fo:border="none" style:shadow="none" style:join-border="false"/>
      <style:text-properties fo:font-style="normal" officeooo:rsid="02ee863a" officeooo:paragraph-rsid="02ee863a" fo:background-color="transparent" style:font-style-asian="normal" style:font-style-complex="normal"/>
    </style:style>
    <style:style style:name="P72" style:family="paragraph" style:parent-style-name="Text_20_body">
      <style:paragraph-properties fo:text-align="justify" style:justify-single-word="false" fo:padding="0in" fo:border="none" style:shadow="none" style:join-border="false"/>
      <style:text-properties fo:font-style="normal" officeooo:rsid="02ee863a" officeooo:paragraph-rsid="02f3c530" fo:background-color="transparent" style:font-style-asian="normal" style:font-style-complex="normal"/>
    </style:style>
    <style:style style:name="P73" style:family="paragraph" style:parent-style-name="Text_20_body">
      <style:paragraph-properties fo:text-align="justify" style:justify-single-word="false" fo:padding="0in" fo:border="none" style:shadow="none" style:join-border="false"/>
      <style:text-properties fo:font-style="normal" officeooo:rsid="02f261f1" officeooo:paragraph-rsid="02f261f1" fo:background-color="transparent" style:font-style-asian="normal" style:font-style-complex="normal"/>
    </style:style>
    <style:style style:name="P74" style:family="paragraph" style:parent-style-name="Text_20_body">
      <style:paragraph-properties fo:text-align="justify" style:justify-single-word="false" fo:padding="0in" fo:border="none" style:shadow="none" style:join-border="false"/>
      <style:text-properties fo:font-style="normal" officeooo:rsid="02f3c530" officeooo:paragraph-rsid="02f3c530" fo:background-color="transparent" style:font-style-asian="normal" style:font-style-complex="normal"/>
    </style:style>
    <style:style style:name="P75" style:family="paragraph" style:parent-style-name="Text_20_body">
      <style:paragraph-properties fo:text-align="justify" style:justify-single-word="false" fo:padding="0in" fo:border="none" style:shadow="none" style:join-border="false"/>
      <style:text-properties fo:font-style="normal" officeooo:rsid="02f3c530" officeooo:paragraph-rsid="030ed05c" fo:background-color="transparent" style:font-style-asian="normal" style:font-style-complex="normal"/>
    </style:style>
    <style:style style:name="P76" style:family="paragraph" style:parent-style-name="Text_20_body">
      <style:paragraph-properties fo:text-align="justify" style:justify-single-word="false" fo:padding="0in" fo:border="none" style:shadow="none" style:join-border="false"/>
      <style:text-properties fo:font-style="normal" officeooo:rsid="02f6b3d6" officeooo:paragraph-rsid="02f6b3d6" fo:background-color="transparent" style:font-style-asian="normal" style:font-style-complex="normal"/>
    </style:style>
    <style:style style:name="P77" style:family="paragraph" style:parent-style-name="Text_20_body">
      <style:paragraph-properties fo:text-align="justify" style:justify-single-word="false" fo:padding="0in" fo:border="none" style:shadow="none" style:join-border="false"/>
      <style:text-properties fo:font-style="normal" officeooo:rsid="02f6b3d6" officeooo:paragraph-rsid="033b2ca7" fo:background-color="transparent" style:font-style-asian="normal" style:font-style-complex="normal"/>
    </style:style>
    <style:style style:name="P78" style:family="paragraph" style:parent-style-name="Text_20_body">
      <style:paragraph-properties fo:text-align="justify" style:justify-single-word="false" fo:padding="0in" fo:border="none" style:shadow="none" style:join-border="false"/>
      <style:text-properties fo:font-style="normal" officeooo:rsid="02f6b3d6" officeooo:paragraph-rsid="033c98b4" fo:background-color="transparent" style:font-style-asian="normal" style:font-style-complex="normal"/>
    </style:style>
    <style:style style:name="P79" style:family="paragraph" style:parent-style-name="Text_20_body">
      <style:paragraph-properties fo:text-align="justify" style:justify-single-word="false" fo:padding="0in" fo:border="none" style:shadow="none" style:join-border="false"/>
      <style:text-properties fo:font-style="normal" officeooo:rsid="02fb0fc0" officeooo:paragraph-rsid="02fb0fc0" fo:background-color="transparent" style:font-style-asian="normal" style:font-style-complex="normal"/>
    </style:style>
    <style:style style:name="P80" style:family="paragraph" style:parent-style-name="Text_20_body">
      <style:paragraph-properties fo:text-align="justify" style:justify-single-word="false" fo:padding="0in" fo:border="none" style:shadow="none" style:join-border="false"/>
      <style:text-properties fo:font-style="normal" officeooo:rsid="02e6b475" officeooo:paragraph-rsid="02ee863a" fo:background-color="transparent" style:font-style-asian="normal" style:font-style-complex="normal"/>
    </style:style>
    <style:style style:name="P81" style:family="paragraph" style:parent-style-name="Text_20_body">
      <style:paragraph-properties fo:text-align="justify" style:justify-single-word="false" fo:padding="0in" fo:border="none" style:shadow="none" style:join-border="false"/>
      <style:text-properties fo:font-style="normal" officeooo:rsid="02e6b475" officeooo:paragraph-rsid="02e9ef2b" fo:background-color="transparent" style:font-style-asian="normal" style:font-style-complex="normal"/>
    </style:style>
    <style:style style:name="P82" style:family="paragraph" style:parent-style-name="Text_20_body">
      <style:paragraph-properties fo:text-align="justify" style:justify-single-word="false" fo:padding="0in" fo:border="none" style:shadow="none" style:join-border="false"/>
      <style:text-properties fo:font-style="normal" officeooo:rsid="0318eccd" officeooo:paragraph-rsid="0318eccd" fo:background-color="transparent" style:font-style-asian="normal" style:font-style-complex="normal"/>
    </style:style>
    <style:style style:name="P83" style:family="paragraph" style:parent-style-name="Text_20_body">
      <style:paragraph-properties fo:text-align="justify" style:justify-single-word="false" fo:padding="0in" fo:border="none" style:shadow="none" style:join-border="false"/>
      <style:text-properties fo:font-style="normal" officeooo:rsid="0318eccd" officeooo:paragraph-rsid="031c2585" fo:background-color="transparent" style:font-style-asian="normal" style:font-style-complex="normal"/>
    </style:style>
    <style:style style:name="P84" style:family="paragraph" style:parent-style-name="Text_20_body">
      <style:paragraph-properties fo:text-align="justify" style:justify-single-word="false" fo:padding="0in" fo:border="none" style:shadow="none" style:join-border="false"/>
      <style:text-properties fo:font-style="normal" officeooo:rsid="03193569" officeooo:paragraph-rsid="03193569" fo:background-color="transparent" style:font-style-asian="normal" style:font-style-complex="normal"/>
    </style:style>
    <style:style style:name="P85" style:family="paragraph" style:parent-style-name="Text_20_body">
      <style:paragraph-properties fo:text-align="justify" style:justify-single-word="false" fo:padding="0in" fo:border="none" style:shadow="none" style:join-border="false"/>
      <style:text-properties fo:font-style="normal" officeooo:rsid="02fcf98b" officeooo:paragraph-rsid="033c98b4" fo:background-color="transparent" style:font-style-asian="normal" style:font-style-complex="normal"/>
    </style:style>
    <style:style style:name="P86"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87"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88" style:family="paragraph" style:parent-style-name="Text_20_body">
      <style:paragraph-properties fo:text-align="justify" style:justify-single-word="false" fo:padding="0in"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9" style:family="paragraph" style:parent-style-name="Text_20_body">
      <style:paragraph-properties fo:text-align="justify" style:justify-single-word="false" fo:padding="0in" fo:border="none" style:shadow="none" style:join-border="false"/>
      <style:text-properties fo:background-color="transparent"/>
    </style:style>
    <style:style style:name="P90" style:family="paragraph" style:parent-style-name="Text_20_body">
      <style:paragraph-properties fo:text-align="justify" style:justify-single-word="false" fo:padding="0in" fo:border="none" style:shadow="none" style:join-border="false"/>
      <style:text-properties officeooo:paragraph-rsid="00ee66fa" fo:background-color="transparent"/>
    </style:style>
    <style:style style:name="P91" style:family="paragraph" style:parent-style-name="Text_20_body">
      <style:paragraph-properties fo:text-align="justify" style:justify-single-word="false" fo:padding="0in" fo:border="none" style:shadow="none" style:join-border="false"/>
      <style:text-properties officeooo:paragraph-rsid="00ee8ade" fo:background-color="transparent"/>
    </style:style>
    <style:style style:name="P92" style:family="paragraph" style:parent-style-name="Text_20_body">
      <style:paragraph-properties fo:text-align="justify" style:justify-single-word="false" fo:padding="0in" fo:border="none" style:shadow="none" style:join-border="false"/>
      <style:text-properties officeooo:paragraph-rsid="0102990d" fo:background-color="transparent"/>
    </style:style>
    <style:style style:name="P93" style:family="paragraph" style:parent-style-name="Text_20_body">
      <style:paragraph-properties fo:text-align="justify" style:justify-single-word="false" fo:padding="0in" fo:border="none" style:shadow="none" style:join-border="false"/>
      <style:text-properties officeooo:paragraph-rsid="024e2d59" fo:background-color="transparent"/>
    </style:style>
    <style:style style:name="P94" style:family="paragraph" style:parent-style-name="Text_20_body">
      <style:paragraph-properties fo:text-align="justify" style:justify-single-word="false" fo:padding="0in" fo:border="none" style:shadow="none" style:join-border="false"/>
      <style:text-properties officeooo:paragraph-rsid="0323ae03" fo:background-color="transparent"/>
    </style:style>
    <style:style style:name="P95" style:family="paragraph" style:parent-style-name="Text_20_body">
      <style:paragraph-properties fo:text-align="center" style:justify-single-word="false" fo:padding="0in" fo:border="none" style:shadow="none" style:join-border="false"/>
      <style:text-properties fo:background-color="transparent"/>
    </style:style>
    <style:style style:name="P96" style:family="paragraph" style:parent-style-name="Text_20_body">
      <style:paragraph-properties fo:text-align="center" style:justify-single-word="false" fo:padding="0in" fo:border="none" style:shadow="none" style:join-border="false"/>
      <style:text-properties officeooo:paragraph-rsid="0102990d" fo:background-color="transparent"/>
    </style:style>
    <style:style style:name="P97" style:family="paragraph" style:parent-style-name="Text_20_body">
      <style:paragraph-properties fo:text-align="justify" style:justify-single-word="false" fo:padding="0in" fo:border="none" style:shadow="none" style:join-border="false"/>
      <style:text-properties officeooo:rsid="00dcd60f" officeooo:paragraph-rsid="0102990d" fo:background-color="transparent"/>
    </style:style>
    <style:style style:name="P98" style:family="paragraph" style:parent-style-name="Text_20_body">
      <style:paragraph-properties fo:text-align="justify" style:justify-single-word="false" fo:padding="0in" fo:border="none" style:shadow="none" style:join-border="false"/>
      <style:text-properties officeooo:rsid="010435d7" officeooo:paragraph-rsid="010435d7" fo:background-color="transparent"/>
    </style:style>
    <style:style style:name="P99" style:family="paragraph" style:parent-style-name="Text_20_body">
      <style:paragraph-properties fo:text-align="justify" style:justify-single-word="false" fo:padding="0in" fo:border="none" style:shadow="none" style:join-border="false"/>
      <style:text-properties officeooo:rsid="0104ba60" officeooo:paragraph-rsid="0104ba60" fo:background-color="transparent"/>
    </style:style>
    <style:style style:name="P100" style:family="paragraph" style:parent-style-name="Text_20_body">
      <style:paragraph-properties fo:text-align="justify" style:justify-single-word="false" fo:padding="0in" fo:border="none" style:shadow="none" style:join-border="false"/>
      <style:text-properties officeooo:rsid="0104e5f8" officeooo:paragraph-rsid="0104e5f8" fo:background-color="transparent"/>
    </style:style>
    <style:style style:name="P101" style:family="paragraph" style:parent-style-name="Text_20_body">
      <style:paragraph-properties fo:text-align="justify" style:justify-single-word="false" fo:padding="0in" fo:border="none" style:shadow="none" style:join-border="false"/>
      <style:text-properties officeooo:rsid="015d7618" officeooo:paragraph-rsid="016378c0" fo:background-color="transparent"/>
    </style:style>
    <style:style style:name="P102" style:family="paragraph" style:parent-style-name="Text_20_body">
      <style:paragraph-properties fo:text-align="justify" style:justify-single-word="false" fo:padding="0in" fo:border="none" style:shadow="none" style:join-border="false"/>
      <style:text-properties officeooo:rsid="016378c0" officeooo:paragraph-rsid="016378c0" fo:background-color="transparent"/>
    </style:style>
    <style:style style:name="P10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08"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09" style:family="paragraph" style:parent-style-name="Text_20_body">
      <style:paragraph-properties fo:text-align="justify" style:justify-single-word="false" fo:padding="0in" fo:border="none" style:shadow="none" style:join-border="false"/>
      <style:text-properties fo:language="ru" fo:country="RU" officeooo:paragraph-rsid="000ca1c9" fo:background-color="transparent"/>
    </style:style>
    <style:style style:name="P110" style:family="paragraph" style:parent-style-name="Text_20_body">
      <style:paragraph-properties fo:text-align="justify" style:justify-single-word="false" fo:padding="0in" fo:border="none" style:shadow="none" style:join-border="false"/>
      <style:text-properties fo:language="ru" fo:country="RU" officeooo:paragraph-rsid="006bb55a" fo:background-color="transparent"/>
    </style:style>
    <style:style style:name="P111" style:family="paragraph" style:parent-style-name="Text_20_body">
      <style:paragraph-properties fo:text-align="justify" style:justify-single-word="false" fo:padding="0in" fo:border="none" style:shadow="none" style:join-border="false"/>
      <style:text-properties fo:language="ru" fo:country="RU" officeooo:paragraph-rsid="000dbdf3" fo:background-color="transparent"/>
    </style:style>
    <style:style style:name="P112" style:family="paragraph" style:parent-style-name="Text_20_body">
      <style:paragraph-properties fo:text-align="justify" style:justify-single-word="false" fo:padding="0in" fo:border="none" style:shadow="none" style:join-border="false"/>
      <style:text-properties fo:language="ru" fo:country="RU" officeooo:paragraph-rsid="01140b24" fo:background-color="transparent"/>
    </style:style>
    <style:style style:name="P113" style:family="paragraph" style:parent-style-name="Text_20_body">
      <style:paragraph-properties fo:text-align="justify" style:justify-single-word="false" fo:padding="0in" fo:border="none" style:shadow="none" style:join-border="false"/>
      <style:text-properties fo:language="ru" fo:country="RU" officeooo:rsid="000dbdf3" officeooo:paragraph-rsid="000dbdf3" fo:background-color="transparent"/>
    </style:style>
    <style:style style:name="P114" style:family="paragraph" style:parent-style-name="Text_20_body">
      <style:paragraph-properties fo:text-align="justify" style:justify-single-word="false" fo:padding="0in" fo:border="none" style:shadow="none" style:join-border="false"/>
      <style:text-properties fo:language="ru" fo:country="RU" officeooo:rsid="000f97ab" officeooo:paragraph-rsid="000f97ab" fo:background-color="transparent"/>
    </style:style>
    <style:style style:name="P115"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bb55a" fo:background-color="transparent"/>
    </style:style>
    <style:style style:name="P116"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6dee70" fo:background-color="transparent"/>
    </style:style>
    <style:style style:name="P117" style:family="paragraph" style:parent-style-name="Text_20_body">
      <style:paragraph-properties fo:text-align="justify" style:justify-single-word="false" fo:padding="0in" fo:border="none" style:shadow="none" style:join-border="false"/>
      <style:text-properties fo:language="ru" fo:country="RU" officeooo:rsid="000bbf06" officeooo:paragraph-rsid="0075b12b" fo:background-color="transparent"/>
    </style:style>
    <style:style style:name="P118"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137d5f" fo:background-color="transparent"/>
    </style:style>
    <style:style style:name="P119"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07caa21" fo:background-color="transparent"/>
    </style:style>
    <style:style style:name="P120" style:family="paragraph" style:parent-style-name="Text_20_body">
      <style:paragraph-properties fo:text-align="justify" style:justify-single-word="false" fo:padding="0in" fo:border="none" style:shadow="none" style:join-border="false"/>
      <style:text-properties fo:language="ru" fo:country="RU" officeooo:rsid="00137d5f" officeooo:paragraph-rsid="017e51db" fo:background-color="transparent"/>
    </style:style>
    <style:style style:name="P121" style:family="paragraph" style:parent-style-name="Text_20_body">
      <style:paragraph-properties fo:text-align="center" style:justify-single-word="false" fo:padding="0in" fo:border="none" style:shadow="none" style:join-border="false"/>
      <style:text-properties fo:language="ru" fo:country="RU" officeooo:rsid="00137d5f" officeooo:paragraph-rsid="00137d5f" fo:background-color="transparent"/>
    </style:style>
    <style:style style:name="P122" style:family="paragraph" style:parent-style-name="Text_20_body">
      <style:paragraph-properties fo:text-align="justify" style:justify-single-word="false" fo:padding="0in" fo:border="none" style:shadow="none" style:join-border="false"/>
      <style:text-properties fo:language="ru" fo:country="RU" officeooo:rsid="001683d2" officeooo:paragraph-rsid="001683d2" fo:background-color="transparent"/>
    </style:style>
    <style:style style:name="P123" style:family="paragraph" style:parent-style-name="Text_20_body">
      <style:paragraph-properties fo:text-align="justify" style:justify-single-word="false" fo:padding="0in" fo:border="none" style:shadow="none" style:join-border="false"/>
      <style:text-properties fo:language="ru" fo:country="RU" officeooo:rsid="00186ca0" officeooo:paragraph-rsid="00186ca0" fo:background-color="transparent"/>
    </style:style>
    <style:style style:name="P124"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18a407" fo:background-color="transparent"/>
    </style:style>
    <style:style style:name="P125" style:family="paragraph" style:parent-style-name="Text_20_body">
      <style:paragraph-properties fo:text-align="justify" style:justify-single-word="false" fo:padding="0in" fo:border="none" style:shadow="none" style:join-border="false"/>
      <style:text-properties fo:language="ru" fo:country="RU" officeooo:rsid="0018a407" officeooo:paragraph-rsid="0042c2f1" fo:background-color="transparent"/>
    </style:style>
    <style:style style:name="P126" style:family="paragraph" style:parent-style-name="Text_20_body">
      <style:paragraph-properties fo:text-align="justify" style:justify-single-word="false" fo:padding="0in" fo:border="none" style:shadow="none" style:join-border="false"/>
      <style:text-properties fo:language="ru" fo:country="RU" officeooo:rsid="001c6172" officeooo:paragraph-rsid="001c6172"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officeooo:rsid="002171d5" officeooo:paragraph-rsid="002171d5" fo:background-color="transparent"/>
    </style:style>
    <style:style style:name="P128" style:family="paragraph" style:parent-style-name="Text_20_body">
      <style:paragraph-properties fo:text-align="justify" style:justify-single-word="false" fo:padding="0in" fo:border="none" style:shadow="none" style:join-border="false"/>
      <style:text-properties fo:language="ru" fo:country="RU" officeooo:rsid="00240954" officeooo:paragraph-rsid="00240954" fo:background-color="transparent"/>
    </style:style>
    <style:style style:name="P129" style:family="paragraph" style:parent-style-name="Text_20_body">
      <style:paragraph-properties fo:text-align="justify" style:justify-single-word="false" fo:padding="0in" fo:border="none" style:shadow="none" style:join-border="false"/>
      <style:text-properties fo:language="ru" fo:country="RU" officeooo:rsid="002b5bbe" officeooo:paragraph-rsid="002b5bbe" fo:background-color="transparent"/>
    </style:style>
    <style:style style:name="P130" style:family="paragraph" style:parent-style-name="Text_20_body">
      <style:paragraph-properties fo:text-align="justify" style:justify-single-word="false" fo:padding="0in" fo:border="none" style:shadow="none" style:join-border="false"/>
      <style:text-properties fo:language="ru" fo:country="RU" officeooo:rsid="002e2510" officeooo:paragraph-rsid="002e2510" fo:background-color="transparent"/>
    </style:style>
    <style:style style:name="P131" style:family="paragraph" style:parent-style-name="Text_20_body">
      <style:paragraph-properties fo:text-align="justify" style:justify-single-word="false" fo:padding="0in" fo:border="none" style:shadow="none" style:join-border="false"/>
      <style:text-properties fo:language="ru" fo:country="RU" officeooo:rsid="002feb82" officeooo:paragraph-rsid="002feb82" fo:background-color="transparent"/>
    </style:style>
    <style:style style:name="P132"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3b78" fo:background-color="transparent"/>
    </style:style>
    <style:style style:name="P133"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33d052" fo:background-color="transparent"/>
    </style:style>
    <style:style style:name="P134" style:family="paragraph" style:parent-style-name="Text_20_body">
      <style:paragraph-properties fo:text-align="justify" style:justify-single-word="false" fo:padding="0in" fo:border="none" style:shadow="none" style:join-border="false"/>
      <style:text-properties fo:language="ru" fo:country="RU" officeooo:rsid="00333b78" officeooo:paragraph-rsid="004addc7" fo:background-color="transparent"/>
    </style:style>
    <style:style style:name="P135"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8afdb" fo:background-color="transparent"/>
    </style:style>
    <style:style style:name="P136" style:family="paragraph" style:parent-style-name="Text_20_body">
      <style:paragraph-properties fo:text-align="justify" style:justify-single-word="false" fo:padding="0in" fo:border="none" style:shadow="none" style:join-border="false"/>
      <style:text-properties fo:language="ru" fo:country="RU" officeooo:rsid="0038afdb" officeooo:paragraph-rsid="003cacee" fo:background-color="transparent"/>
    </style:style>
    <style:style style:name="P137" style:family="paragraph" style:parent-style-name="Text_20_body">
      <style:paragraph-properties fo:text-align="justify" style:justify-single-word="false" fo:padding="0in" fo:border="none" style:shadow="none" style:join-border="false"/>
      <style:text-properties fo:language="ru" fo:country="RU" officeooo:rsid="003cacee" officeooo:paragraph-rsid="003cacee" fo:background-color="transparent"/>
    </style:style>
    <style:style style:name="P138" style:family="paragraph" style:parent-style-name="Text_20_body">
      <style:paragraph-properties fo:text-align="justify" style:justify-single-word="false" fo:padding="0in" fo:border="none" style:shadow="none" style:join-border="false"/>
      <style:text-properties fo:language="ru" fo:country="RU" officeooo:rsid="003d3351" officeooo:paragraph-rsid="003d3351" fo:background-color="transparent"/>
    </style:style>
    <style:style style:name="P139"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3351" fo:background-color="transparent"/>
    </style:style>
    <style:style style:name="P140" style:family="paragraph" style:parent-style-name="Text_20_body">
      <style:paragraph-properties fo:text-align="justify" style:justify-single-word="false" fo:padding="0in" fo:border="none" style:shadow="none" style:join-border="false"/>
      <style:text-properties fo:language="ru" fo:country="RU" officeooo:rsid="003ddbef" officeooo:paragraph-rsid="003ddbef" fo:background-color="transparent"/>
    </style:style>
    <style:style style:name="P141" style:family="paragraph" style:parent-style-name="Text_20_body">
      <style:paragraph-properties fo:text-align="justify" style:justify-single-word="false" fo:padding="0in" fo:border="none" style:shadow="none" style:join-border="false"/>
      <style:text-properties fo:language="ru" fo:country="RU" officeooo:rsid="003fce0b" officeooo:paragraph-rsid="003fce0b" fo:background-color="transparent"/>
    </style:style>
    <style:style style:name="P142" style:family="paragraph" style:parent-style-name="Text_20_body">
      <style:paragraph-properties fo:text-align="justify" style:justify-single-word="false" fo:padding="0in" fo:border="none" style:shadow="none" style:join-border="false"/>
      <style:text-properties fo:language="ru" fo:country="RU" officeooo:rsid="0042f8d2" officeooo:paragraph-rsid="0042f8d2" fo:background-color="transparent"/>
    </style:style>
    <style:style style:name="P143" style:family="paragraph" style:parent-style-name="Text_20_body">
      <style:paragraph-properties fo:text-align="justify" style:justify-single-word="false" fo:padding="0in" fo:border="none" style:shadow="none" style:join-border="false"/>
      <style:text-properties fo:language="ru" fo:country="RU" officeooo:rsid="0042fcac" officeooo:paragraph-rsid="0042fcac" fo:background-color="transparent"/>
    </style:style>
    <style:style style:name="P144" style:family="paragraph" style:parent-style-name="Text_20_body">
      <style:paragraph-properties fo:text-align="justify" style:justify-single-word="false" fo:padding="0in" fo:border="none" style:shadow="none" style:join-border="false"/>
      <style:text-properties fo:language="ru" fo:country="RU" officeooo:rsid="0047b4a7" officeooo:paragraph-rsid="0047b4a7" fo:background-color="transparent"/>
    </style:style>
    <style:style style:name="P145" style:family="paragraph" style:parent-style-name="Text_20_body">
      <style:paragraph-properties fo:text-align="justify" style:justify-single-word="false" fo:padding="0in" fo:border="none" style:shadow="none" style:join-border="false"/>
      <style:text-properties fo:language="ru" fo:country="RU" officeooo:rsid="0049a1ae" officeooo:paragraph-rsid="0049a1ae" fo:background-color="transparent"/>
    </style:style>
    <style:style style:name="P146" style:family="paragraph" style:parent-style-name="Text_20_body">
      <style:paragraph-properties fo:text-align="justify" style:justify-single-word="false" fo:padding="0in" fo:border="none" style:shadow="none" style:join-border="false"/>
      <style:text-properties fo:language="ru" fo:country="RU" officeooo:rsid="004b3245" officeooo:paragraph-rsid="004b3245" fo:background-color="transparent"/>
    </style:style>
    <style:style style:name="P147" style:family="paragraph" style:parent-style-name="Text_20_body">
      <style:paragraph-properties fo:text-align="justify" style:justify-single-word="false" fo:padding="0in" fo:border="none" style:shadow="none" style:join-border="false"/>
      <style:text-properties fo:language="ru" fo:country="RU" officeooo:rsid="0033d052" officeooo:paragraph-rsid="0033d052" fo:background-color="transparent"/>
    </style:style>
    <style:style style:name="P148" style:family="paragraph" style:parent-style-name="Text_20_body">
      <style:paragraph-properties fo:text-align="justify" style:justify-single-word="false" fo:padding="0in" fo:border="none" style:shadow="none" style:join-border="false"/>
      <style:text-properties fo:language="ru" fo:country="RU" officeooo:rsid="00358c9c" officeooo:paragraph-rsid="00358c9c" fo:background-color="transparent"/>
    </style:style>
    <style:style style:name="P149"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577a07" fo:background-color="transparent"/>
    </style:style>
    <style:style style:name="P150" style:family="paragraph" style:parent-style-name="Text_20_body">
      <style:paragraph-properties fo:text-align="justify" style:justify-single-word="false" fo:padding="0in" fo:border="none" style:shadow="none" style:join-border="false"/>
      <style:text-properties fo:language="ru" fo:country="RU" officeooo:rsid="00577a07" officeooo:paragraph-rsid="007caa21" fo:background-color="transparent"/>
    </style:style>
    <style:style style:name="P151" style:family="paragraph" style:parent-style-name="Text_20_body">
      <style:paragraph-properties fo:text-align="justify" style:justify-single-word="false" fo:padding="0in" fo:border="none" style:shadow="none" style:join-border="false"/>
      <style:text-properties fo:language="ru" fo:country="RU" officeooo:rsid="006bb55a" officeooo:paragraph-rsid="006bb55a" fo:background-color="transparent"/>
    </style:style>
    <style:style style:name="P152" style:family="paragraph" style:parent-style-name="Text_20_body">
      <style:paragraph-properties fo:text-align="justify" style:justify-single-word="false" fo:padding="0in" fo:border="none" style:shadow="none" style:join-border="false"/>
      <style:text-properties fo:language="ru" fo:country="RU" officeooo:rsid="00493569" officeooo:paragraph-rsid="00844d81" fo:background-color="transparent"/>
    </style:style>
    <style:style style:name="P153" style:family="paragraph" style:parent-style-name="Text_20_body">
      <style:paragraph-properties fo:text-align="justify" style:justify-single-word="false" fo:padding="0in" fo:border="none" style:shadow="none" style:join-border="false"/>
      <style:text-properties fo:language="ru" fo:country="RU" officeooo:rsid="00c0d362" officeooo:paragraph-rsid="01140b24" fo:background-color="transparent"/>
    </style:style>
    <style:style style:name="P154" style:family="paragraph" style:parent-style-name="Text_20_body">
      <style:paragraph-properties fo:text-align="justify" style:justify-single-word="false" fo:padding="0in" fo:border="none" style:shadow="none" style:join-border="false"/>
      <style:text-properties fo:language="ru" fo:country="RU" officeooo:rsid="0127101c" officeooo:paragraph-rsid="0127101c" fo:background-color="transparent"/>
    </style:style>
    <style:style style:name="P155" style:family="paragraph" style:parent-style-name="Text_20_body">
      <style:paragraph-properties fo:text-align="justify" style:justify-single-word="false" fo:padding="0in" fo:border="none" style:shadow="none" style:join-border="false"/>
      <style:text-properties fo:language="ru" fo:country="RU" officeooo:rsid="0155c7ba" officeooo:paragraph-rsid="0155c7ba" fo:background-color="transparent"/>
    </style:style>
    <style:style style:name="P156" style:family="paragraph" style:parent-style-name="Text_20_body">
      <style:paragraph-properties fo:text-align="justify" style:justify-single-word="false" fo:padding="0in" fo:border="none" style:shadow="none" style:join-border="false"/>
      <style:text-properties fo:language="ru" fo:country="RU" officeooo:rsid="0169868d" officeooo:paragraph-rsid="0169868d" fo:background-color="transparent"/>
    </style:style>
    <style:style style:name="P157"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4e16c" fo:background-color="transparent"/>
    </style:style>
    <style:style style:name="P158"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51db" fo:background-color="transparent"/>
    </style:style>
    <style:style style:name="P159" style:family="paragraph" style:parent-style-name="Text_20_body">
      <style:paragraph-properties fo:text-align="justify" style:justify-single-word="false" fo:padding="0in" fo:border="none" style:shadow="none" style:join-border="false"/>
      <style:text-properties fo:language="ru" fo:country="RU" officeooo:rsid="0174e16c" officeooo:paragraph-rsid="017e65da" fo:background-color="transparent"/>
    </style:style>
    <style:style style:name="P160"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transparent"/>
    </style:style>
    <style:style style:name="P161"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84d407" fo:background-color="transparent"/>
    </style:style>
    <style:style style:name="P162" style:family="paragraph" style:parent-style-name="Text_20_body">
      <style:paragraph-properties fo:text-align="justify" style:justify-single-word="false" fo:padding="0in" fo:border="none" style:shadow="none" style:join-border="false"/>
      <style:text-properties fo:language="ru" fo:country="RU" officeooo:rsid="01798467" officeooo:paragraph-rsid="01798467" fo:background-color="transparent"/>
    </style:style>
    <style:style style:name="P163" style:family="paragraph" style:parent-style-name="Text_20_body">
      <style:paragraph-properties fo:text-align="justify" style:justify-single-word="false" fo:padding="0in" fo:border="none" style:shadow="none" style:join-border="false"/>
      <style:text-properties fo:language="ru" fo:country="RU" officeooo:rsid="017cb1ad" officeooo:paragraph-rsid="017cb1ad" fo:background-color="transparent"/>
    </style:style>
    <style:style style:name="P164" style:family="paragraph" style:parent-style-name="Text_20_body">
      <style:paragraph-properties fo:text-align="justify" style:justify-single-word="false" fo:padding="0in" fo:border="none" style:shadow="none" style:join-border="false"/>
      <style:text-properties fo:language="ru" fo:country="RU" officeooo:rsid="017e65da" officeooo:paragraph-rsid="017e65da" fo:background-color="transparent"/>
    </style:style>
    <style:style style:name="P165" style:family="paragraph" style:parent-style-name="Text_20_body">
      <style:paragraph-properties fo:text-align="justify" style:justify-single-word="false" fo:padding="0in" fo:border="none" style:shadow="none" style:join-border="false"/>
      <style:text-properties fo:language="ru" fo:country="RU" officeooo:rsid="018e08d7" officeooo:paragraph-rsid="01927bcf" fo:background-color="transparent"/>
    </style:style>
    <style:style style:name="P166" style:family="paragraph" style:parent-style-name="Text_20_body">
      <style:paragraph-properties fo:text-align="justify" style:justify-single-word="false" fo:padding="0in" fo:border="none" style:shadow="none" style:join-border="false"/>
      <style:text-properties fo:language="ru" fo:country="RU" officeooo:rsid="01927bcf" officeooo:paragraph-rsid="01927bcf" fo:background-color="transparent"/>
    </style:style>
    <style:style style:name="P167" style:family="paragraph" style:parent-style-name="Text_20_body">
      <style:paragraph-properties fo:text-align="justify" style:justify-single-word="false" fo:padding="0in" fo:border="none" style:shadow="none" style:join-border="false"/>
      <style:text-properties fo:language="ru" fo:country="RU" officeooo:rsid="0193d468" officeooo:paragraph-rsid="0193d468" fo:background-color="transparent"/>
    </style:style>
    <style:style style:name="P168" style:family="paragraph" style:parent-style-name="Text_20_body">
      <style:paragraph-properties fo:text-align="justify" style:justify-single-word="false" fo:padding="0in" fo:border="none" style:shadow="none" style:join-border="false"/>
      <style:text-properties fo:language="ru" fo:country="RU" officeooo:rsid="01969dea" officeooo:paragraph-rsid="01969dea" fo:background-color="transparent"/>
    </style:style>
    <style:style style:name="P169" style:family="paragraph" style:parent-style-name="Text_20_body">
      <style:paragraph-properties fo:text-align="justify" style:justify-single-word="false" fo:padding="0in" fo:border="none" style:shadow="none" style:join-border="false"/>
      <style:text-properties fo:language="ru" fo:country="RU" officeooo:rsid="01981fee" officeooo:paragraph-rsid="01981fee" fo:background-color="transparent"/>
    </style:style>
    <style:style style:name="P170" style:family="paragraph" style:parent-style-name="Text_20_body">
      <style:paragraph-properties fo:text-align="justify" style:justify-single-word="false" fo:padding="0in" fo:border="none" style:shadow="none" style:join-border="false"/>
      <style:text-properties fo:language="ru" fo:country="RU" officeooo:rsid="019f7c45" officeooo:paragraph-rsid="01a18a51" fo:background-color="transparent"/>
    </style:style>
    <style:style style:name="P171" style:family="paragraph" style:parent-style-name="Text_20_body">
      <style:paragraph-properties fo:text-align="justify" style:justify-single-word="false" fo:padding="0in" fo:border="none" style:shadow="none" style:join-border="false"/>
      <style:text-properties fo:language="ru" fo:country="RU" officeooo:rsid="01a4eb0e" officeooo:paragraph-rsid="01a4eb0e" fo:background-color="transparent"/>
    </style:style>
    <style:style style:name="P172"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58311" fo:background-color="transparent"/>
    </style:style>
    <style:style style:name="P173" style:family="paragraph" style:parent-style-name="Text_20_body">
      <style:paragraph-properties fo:text-align="justify" style:justify-single-word="false" fo:padding="0in" fo:border="none" style:shadow="none" style:join-border="false"/>
      <style:text-properties fo:language="ru" fo:country="RU" officeooo:rsid="01a58311" officeooo:paragraph-rsid="01a65632" fo:background-color="transparent"/>
    </style:style>
    <style:style style:name="P174"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1282" fo:background-color="transparent"/>
    </style:style>
    <style:style style:name="P175" style:family="paragraph" style:parent-style-name="Text_20_body">
      <style:paragraph-properties fo:text-align="justify" style:justify-single-word="false" fo:padding="0in" fo:border="none" style:shadow="none" style:join-border="false"/>
      <style:text-properties fo:language="ru" fo:country="RU" officeooo:rsid="01a81282" officeooo:paragraph-rsid="01a88ea1" fo:background-color="transparent"/>
    </style:style>
    <style:style style:name="P176" style:family="paragraph" style:parent-style-name="Text_20_body">
      <style:paragraph-properties fo:text-align="center" style:justify-single-word="false" fo:padding="0in" fo:border="none" style:shadow="none" style:join-border="false"/>
      <style:text-properties fo:language="ru" fo:country="RU" officeooo:rsid="01a81282" officeooo:paragraph-rsid="01a88ea1" fo:background-color="transparent"/>
    </style:style>
    <style:style style:name="P177" style:family="paragraph" style:parent-style-name="Text_20_body">
      <style:paragraph-properties fo:text-align="justify" style:justify-single-word="false" fo:padding="0in" fo:border="none" style:shadow="none" style:join-border="false"/>
      <style:text-properties fo:language="ru" fo:country="RU" officeooo:rsid="01b1e3ff" officeooo:paragraph-rsid="01b1e3ff" fo:background-color="transparent"/>
    </style:style>
    <style:style style:name="P178" style:family="paragraph" style:parent-style-name="Text_20_body">
      <style:paragraph-properties fo:text-align="center" style:justify-single-word="false" fo:padding="0in" fo:border="none" style:shadow="none" style:join-border="false"/>
      <style:text-properties fo:language="ru" fo:country="RU" officeooo:rsid="01b1e3ff" officeooo:paragraph-rsid="01b1e3ff" fo:background-color="transparent"/>
    </style:style>
    <style:style style:name="P179"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1bd5a11" fo:background-color="transparent"/>
    </style:style>
    <style:style style:name="P180" style:family="paragraph" style:parent-style-name="Text_20_body">
      <style:paragraph-properties fo:text-align="justify" style:justify-single-word="false" fo:padding="0in" fo:border="none" style:shadow="none" style:join-border="false"/>
      <style:text-properties fo:language="ru" fo:country="RU" officeooo:rsid="01bd5a11" officeooo:paragraph-rsid="026514e0" fo:background-color="transparent"/>
    </style:style>
    <style:style style:name="P181" style:family="paragraph" style:parent-style-name="Text_20_body">
      <style:paragraph-properties fo:text-align="justify" style:justify-single-word="false" fo:padding="0in" fo:border="none" style:shadow="none" style:join-border="false"/>
      <style:text-properties fo:language="ru" fo:country="RU" officeooo:rsid="01a164a0" officeooo:paragraph-rsid="01a18a51" fo:background-color="transparent"/>
    </style:style>
    <style:style style:name="P182" style:family="paragraph" style:parent-style-name="Text_20_body">
      <style:paragraph-properties fo:text-align="justify" style:justify-single-word="false" fo:padding="0in" fo:border="none" style:shadow="none" style:join-border="false"/>
      <style:text-properties fo:language="ru" fo:country="RU" officeooo:rsid="01c0ea37" officeooo:paragraph-rsid="01c0ea37" fo:background-color="transparent"/>
    </style:style>
    <style:style style:name="P183"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c0ea37" fo:background-color="transparent"/>
    </style:style>
    <style:style style:name="P184" style:family="paragraph" style:parent-style-name="Text_20_body">
      <style:paragraph-properties fo:text-align="justify" style:justify-single-word="false" fo:padding="0in" fo:border="none" style:shadow="none" style:join-border="false"/>
      <style:text-properties fo:language="ru" fo:country="RU" officeooo:rsid="01a5e7e9" officeooo:paragraph-rsid="01a5e7e9" fo:background-color="transparent"/>
    </style:style>
    <style:style style:name="P185" style:family="paragraph" style:parent-style-name="Text_20_body">
      <style:paragraph-properties fo:text-align="justify" style:justify-single-word="false" fo:padding="0in" fo:border="none" style:shadow="none" style:join-border="false"/>
      <style:text-properties fo:language="ru" fo:country="RU" officeooo:rsid="01c14f35" officeooo:paragraph-rsid="01c14f35" fo:background-color="transparent"/>
    </style:style>
    <style:style style:name="P186" style:family="paragraph" style:parent-style-name="Text_20_body">
      <style:paragraph-properties fo:text-align="justify" style:justify-single-word="false" fo:padding="0in" fo:border="none" style:shadow="none" style:join-border="false"/>
      <style:text-properties fo:language="ru" fo:country="RU" officeooo:rsid="01c97e67" officeooo:paragraph-rsid="01c97e67" fo:background-color="transparent"/>
    </style:style>
    <style:style style:name="P187" style:family="paragraph" style:parent-style-name="Text_20_body">
      <style:paragraph-properties fo:text-align="justify" style:justify-single-word="false" fo:padding="0in" fo:border="none" style:shadow="none" style:join-border="false"/>
      <style:text-properties fo:language="ru" fo:country="RU" officeooo:rsid="01c9e059" officeooo:paragraph-rsid="01c9e059" fo:background-color="transparent"/>
    </style:style>
    <style:style style:name="P188"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e35d03" fo:background-color="transparent"/>
    </style:style>
    <style:style style:name="P189" style:family="paragraph" style:parent-style-name="Text_20_body">
      <style:paragraph-properties fo:text-align="justify" style:justify-single-word="false" fo:padding="0in" fo:border="none" style:shadow="none" style:join-border="false"/>
      <style:text-properties fo:language="ru" fo:country="RU" officeooo:rsid="01cecdd8" officeooo:paragraph-rsid="01cecdd8" fo:background-color="transparent"/>
    </style:style>
    <style:style style:name="P190" style:family="paragraph" style:parent-style-name="Text_20_body">
      <style:paragraph-properties fo:text-align="justify" style:justify-single-word="false" fo:padding="0in" fo:border="none" style:shadow="none" style:join-border="false"/>
      <style:text-properties fo:language="ru" fo:country="RU" officeooo:rsid="01d29c0a" officeooo:paragraph-rsid="01d29c0a" fo:background-color="transparent"/>
    </style:style>
    <style:style style:name="P191"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1de65f8" fo:background-color="transparent"/>
    </style:style>
    <style:style style:name="P192" style:family="paragraph" style:parent-style-name="Text_20_body">
      <style:paragraph-properties fo:text-align="justify" style:justify-single-word="false" fo:padding="0in" fo:border="none" style:shadow="none" style:join-border="false"/>
      <style:text-properties fo:language="ru" fo:country="RU" officeooo:rsid="01de65f8" officeooo:paragraph-rsid="033fbedf" fo:background-color="transparent"/>
    </style:style>
    <style:style style:name="P193" style:family="paragraph" style:parent-style-name="Text_20_body">
      <style:paragraph-properties fo:text-align="justify" style:justify-single-word="false" fo:padding="0in" fo:border="none" style:shadow="none" style:join-border="false"/>
      <style:text-properties fo:language="ru" fo:country="RU" officeooo:rsid="01df1c3a" officeooo:paragraph-rsid="01df1c3a" fo:background-color="transparent"/>
    </style:style>
    <style:style style:name="P194"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25b63" fo:background-color="transparent"/>
    </style:style>
    <style:style style:name="P195" style:family="paragraph" style:parent-style-name="Text_20_body">
      <style:paragraph-properties fo:text-align="justify" style:justify-single-word="false" fo:padding="0in" fo:border="none" style:shadow="none" style:join-border="false"/>
      <style:text-properties fo:language="ru" fo:country="RU" officeooo:rsid="01e25b63" officeooo:paragraph-rsid="01e3c32d" fo:background-color="transparent"/>
    </style:style>
    <style:style style:name="P196"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789b9" fo:background-color="transparent"/>
    </style:style>
    <style:style style:name="P197" style:family="paragraph" style:parent-style-name="Text_20_body">
      <style:paragraph-properties fo:text-align="justify" style:justify-single-word="false" fo:padding="0in" fo:border="none" style:shadow="none" style:join-border="false"/>
      <style:text-properties fo:language="ru" fo:country="RU" officeooo:rsid="01e789b9" officeooo:paragraph-rsid="01e8c964" fo:background-color="transparent"/>
    </style:style>
    <style:style style:name="P198"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e8c964" fo:background-color="transparent"/>
    </style:style>
    <style:style style:name="P199" style:family="paragraph" style:parent-style-name="Text_20_body">
      <style:paragraph-properties fo:text-align="justify" style:justify-single-word="false" fo:padding="0in" fo:border="none" style:shadow="none" style:join-border="false"/>
      <style:text-properties fo:language="ru" fo:country="RU" officeooo:rsid="01e8c964" officeooo:paragraph-rsid="01f830e8" fo:background-color="transparent"/>
    </style:style>
    <style:style style:name="P200" style:family="paragraph" style:parent-style-name="Text_20_body">
      <style:paragraph-properties fo:text-align="justify" style:justify-single-word="false" fo:padding="0in" fo:border="none" style:shadow="none" style:join-border="false"/>
      <style:text-properties fo:language="ru" fo:country="RU" officeooo:rsid="01e95d38" officeooo:paragraph-rsid="01e95d38" fo:background-color="transparent"/>
    </style:style>
    <style:style style:name="P201" style:family="paragraph" style:parent-style-name="Text_20_body">
      <style:paragraph-properties fo:text-align="justify" style:justify-single-word="false" fo:padding="0in" fo:border="none" style:shadow="none" style:join-border="false"/>
      <style:text-properties fo:language="ru" fo:country="RU" officeooo:rsid="01d0556b" officeooo:paragraph-rsid="01e35d03" fo:background-color="transparent"/>
    </style:style>
    <style:style style:name="P202" style:family="paragraph" style:parent-style-name="Text_20_body">
      <style:paragraph-properties fo:text-align="justify" style:justify-single-word="false" fo:padding="0in" fo:border="none" style:shadow="none" style:join-border="false"/>
      <style:text-properties fo:language="ru" fo:country="RU" officeooo:rsid="01fba35b" officeooo:paragraph-rsid="01fba35b" fo:background-color="transparent"/>
    </style:style>
    <style:style style:name="P203" style:family="paragraph" style:parent-style-name="Text_20_body">
      <style:paragraph-properties fo:text-align="justify" style:justify-single-word="false" fo:padding="0in" fo:border="none" style:shadow="none" style:join-border="false"/>
      <style:text-properties fo:language="ru" fo:country="RU" officeooo:rsid="01fc5518" officeooo:paragraph-rsid="01fe1f78" fo:background-color="transparent"/>
    </style:style>
    <style:style style:name="P204" style:family="paragraph" style:parent-style-name="Text_20_body">
      <style:paragraph-properties fo:text-align="center" style:justify-single-word="false" fo:padding="0in" fo:border="none" style:shadow="none" style:join-border="false"/>
      <style:text-properties fo:language="ru" fo:country="RU" officeooo:rsid="01fc5518" officeooo:paragraph-rsid="01fc5518" fo:background-color="transparent"/>
    </style:style>
    <style:style style:name="P205" style:family="paragraph" style:parent-style-name="Text_20_body">
      <style:paragraph-properties fo:text-align="justify" style:justify-single-word="false" fo:padding="0in" fo:border="none" style:shadow="none" style:join-border="false"/>
      <style:text-properties fo:language="ru" fo:country="RU" officeooo:rsid="01fe1f78" officeooo:paragraph-rsid="01fe1f78" fo:background-color="transparent"/>
    </style:style>
    <style:style style:name="P206" style:family="paragraph" style:parent-style-name="Text_20_body">
      <style:paragraph-properties fo:text-align="justify" style:justify-single-word="false" fo:padding="0in" fo:border="none" style:shadow="none" style:join-border="false"/>
      <style:text-properties fo:language="ru" fo:country="RU" officeooo:rsid="02019e2b" officeooo:paragraph-rsid="02019e2b" fo:background-color="transparent"/>
    </style:style>
    <style:style style:name="P207"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09fc16" fo:background-color="transparent"/>
    </style:style>
    <style:style style:name="P208" style:family="paragraph" style:parent-style-name="Text_20_body">
      <style:paragraph-properties fo:text-align="justify" style:justify-single-word="false" fo:padding="0in" fo:border="none" style:shadow="none" style:join-border="false"/>
      <style:text-properties fo:language="ru" fo:country="RU" officeooo:rsid="0209fc16" officeooo:paragraph-rsid="026c2e8f" fo:background-color="transparent"/>
    </style:style>
    <style:style style:name="P209" style:family="paragraph" style:parent-style-name="Text_20_body">
      <style:paragraph-properties fo:text-align="justify" style:justify-single-word="false" fo:padding="0in" fo:border="none" style:shadow="none" style:join-border="false"/>
      <style:text-properties fo:language="ru" fo:country="RU" officeooo:rsid="020b1fb4" officeooo:paragraph-rsid="020b1fb4" fo:background-color="transparent"/>
    </style:style>
    <style:style style:name="P210"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b2f4f" fo:background-color="transparent"/>
    </style:style>
    <style:style style:name="P211" style:family="paragraph" style:parent-style-name="Text_20_body">
      <style:paragraph-properties fo:text-align="justify" style:justify-single-word="false" fo:padding="0in" fo:border="none" style:shadow="none" style:join-border="false"/>
      <style:text-properties fo:language="ru" fo:country="RU" officeooo:rsid="020b2f4f" officeooo:paragraph-rsid="020c4942" fo:background-color="transparent"/>
    </style:style>
    <style:style style:name="P212" style:family="paragraph" style:parent-style-name="Text_20_body">
      <style:paragraph-properties fo:text-align="justify" style:justify-single-word="false" fo:padding="0in" fo:border="none" style:shadow="none" style:join-border="false"/>
      <style:text-properties fo:language="ru" fo:country="RU" officeooo:rsid="020e18d1" officeooo:paragraph-rsid="020e18d1" fo:background-color="transparent"/>
    </style:style>
    <style:style style:name="P213" style:family="paragraph" style:parent-style-name="Text_20_body">
      <style:paragraph-properties fo:text-align="justify" style:justify-single-word="false" fo:padding="0in" fo:border="none" style:shadow="none" style:join-border="false"/>
      <style:text-properties fo:language="ru" fo:country="RU" officeooo:rsid="0210b0f1" officeooo:paragraph-rsid="0210b0f1" fo:background-color="transparent"/>
    </style:style>
    <style:style style:name="P214"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5eac" fo:background-color="transparent"/>
    </style:style>
    <style:style style:name="P215"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127c0d" fo:background-color="transparent"/>
    </style:style>
    <style:style style:name="P216" style:family="paragraph" style:parent-style-name="Text_20_body">
      <style:paragraph-properties fo:text-align="justify" style:justify-single-word="false" fo:padding="0in" fo:border="none" style:shadow="none" style:join-border="false"/>
      <style:text-properties fo:language="ru" fo:country="RU" officeooo:rsid="02125eac" officeooo:paragraph-rsid="02580216" fo:background-color="transparent"/>
    </style:style>
    <style:style style:name="P217" style:family="paragraph" style:parent-style-name="Text_20_body">
      <style:paragraph-properties fo:text-align="center" style:justify-single-word="false" fo:padding="0in" fo:border="none" style:shadow="none" style:join-border="false"/>
      <style:text-properties fo:language="ru" fo:country="RU" officeooo:rsid="02125eac" officeooo:paragraph-rsid="02125eac" fo:background-color="transparent"/>
    </style:style>
    <style:style style:name="P218" style:family="paragraph" style:parent-style-name="Text_20_body">
      <style:paragraph-properties fo:text-align="justify" style:justify-single-word="false" fo:padding="0in" fo:border="none" style:shadow="none" style:join-border="false"/>
      <style:text-properties fo:language="ru" fo:country="RU" officeooo:rsid="02127c0d" officeooo:paragraph-rsid="02127c0d" fo:background-color="transparent"/>
    </style:style>
    <style:style style:name="P219"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1d6e92" fo:background-color="transparent"/>
    </style:style>
    <style:style style:name="P220" style:family="paragraph" style:parent-style-name="Text_20_body">
      <style:paragraph-properties fo:text-align="justify" style:justify-single-word="false" fo:padding="0in" fo:border="none" style:shadow="none" style:join-border="false"/>
      <style:text-properties fo:language="ru" fo:country="RU" officeooo:rsid="021d6e92" officeooo:paragraph-rsid="0256404c" fo:background-color="transparent"/>
    </style:style>
    <style:style style:name="P221" style:family="paragraph" style:parent-style-name="Text_20_body">
      <style:paragraph-properties fo:text-align="justify" style:justify-single-word="false" fo:padding="0in" fo:border="none" style:shadow="none" style:join-border="false"/>
      <style:text-properties fo:language="ru" fo:country="RU" officeooo:rsid="020c4942" officeooo:paragraph-rsid="020c4942" fo:background-color="transparent"/>
    </style:style>
    <style:style style:name="P222" style:family="paragraph" style:parent-style-name="Text_20_body">
      <style:paragraph-properties fo:text-align="justify" style:justify-single-word="false" fo:padding="0in" fo:border="none" style:shadow="none" style:join-border="false"/>
      <style:text-properties fo:language="ru" fo:country="RU" officeooo:rsid="0231ed42" officeooo:paragraph-rsid="024e7b32" fo:background-color="transparent"/>
    </style:style>
    <style:style style:name="P223" style:family="paragraph" style:parent-style-name="Text_20_body">
      <style:paragraph-properties fo:text-align="justify" style:justify-single-word="false" fo:padding="0in" fo:border="none" style:shadow="none" style:join-border="false"/>
      <style:text-properties fo:language="ru" fo:country="RU" officeooo:rsid="02344de8" officeooo:paragraph-rsid="024e7b32" fo:background-color="transparent"/>
    </style:style>
    <style:style style:name="P224"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7f854" fo:background-color="transparent"/>
    </style:style>
    <style:style style:name="P225" style:family="paragraph" style:parent-style-name="Text_20_body">
      <style:paragraph-properties fo:text-align="justify" style:justify-single-word="false" fo:padding="0in" fo:border="none" style:shadow="none" style:join-border="false"/>
      <style:text-properties fo:language="ru" fo:country="RU" officeooo:rsid="0240c436" officeooo:paragraph-rsid="024e7b32" fo:background-color="transparent"/>
    </style:style>
    <style:style style:name="P226" style:family="paragraph" style:parent-style-name="Text_20_body">
      <style:paragraph-properties fo:text-align="justify" style:justify-single-word="false" fo:padding="0in" fo:border="none" style:shadow="none" style:join-border="false"/>
      <style:text-properties fo:language="ru" fo:country="RU" officeooo:rsid="020e9ace" officeooo:paragraph-rsid="024e7b32" fo:background-color="transparent"/>
    </style:style>
    <style:style style:name="P227" style:family="paragraph" style:parent-style-name="Text_20_body">
      <style:paragraph-properties fo:text-align="justify" style:justify-single-word="false" fo:padding="0in" fo:border="none" style:shadow="none" style:join-border="false"/>
      <style:text-properties fo:language="ru" fo:country="RU" officeooo:rsid="024e7b32" officeooo:paragraph-rsid="024e7b32" fo:background-color="transparent"/>
    </style:style>
    <style:style style:name="P228" style:family="paragraph" style:parent-style-name="Text_20_body">
      <style:paragraph-properties fo:text-align="justify" style:justify-single-word="false" fo:padding="0in" fo:border="none" style:shadow="none" style:join-border="false"/>
      <style:text-properties fo:language="ru" fo:country="RU" officeooo:rsid="02594d24" officeooo:paragraph-rsid="02594d24" fo:background-color="transparent"/>
    </style:style>
    <style:style style:name="P229" style:family="paragraph" style:parent-style-name="Text_20_body">
      <style:paragraph-properties fo:text-align="justify" style:justify-single-word="false" fo:padding="0in" fo:border="none" style:shadow="none" style:join-border="false"/>
      <style:text-properties fo:language="ru" fo:country="RU" officeooo:rsid="0261be22" officeooo:paragraph-rsid="0261be22" fo:background-color="transparent"/>
    </style:style>
    <style:style style:name="P230" style:family="paragraph" style:parent-style-name="Text_20_body">
      <style:paragraph-properties fo:text-align="justify" style:justify-single-word="false" fo:padding="0in" fo:border="none" style:shadow="none" style:join-border="false"/>
      <style:text-properties fo:language="ru" fo:country="RU" officeooo:rsid="026db566" officeooo:paragraph-rsid="026db566" fo:background-color="transparent"/>
    </style:style>
    <style:style style:name="P231"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61be22" fo:background-color="transparent"/>
    </style:style>
    <style:style style:name="P232" style:family="paragraph" style:parent-style-name="Text_20_body">
      <style:paragraph-properties fo:text-align="justify" style:justify-single-word="false" fo:padding="0in" fo:border="none" style:shadow="none" style:join-border="false"/>
      <style:text-properties fo:language="ru" fo:country="RU" officeooo:rsid="027824bb" officeooo:paragraph-rsid="027824bb" fo:background-color="transparent"/>
    </style:style>
    <style:style style:name="P233" style:family="paragraph" style:parent-style-name="Text_20_body">
      <style:paragraph-properties fo:text-align="justify" style:justify-single-word="false" fo:padding="0in" fo:border="none" style:shadow="none" style:join-border="false"/>
      <style:text-properties fo:language="ru" fo:country="RU" officeooo:rsid="027a94fe" officeooo:paragraph-rsid="027a94fe" fo:background-color="transparent"/>
    </style:style>
    <style:style style:name="P234" style:family="paragraph" style:parent-style-name="Text_20_body">
      <style:paragraph-properties fo:text-align="justify" style:justify-single-word="false" fo:padding="0in" fo:border="none" style:shadow="none" style:join-border="false"/>
      <style:text-properties fo:language="ru" fo:country="RU" officeooo:rsid="027f7fe3" officeooo:paragraph-rsid="027f7fe3" fo:background-color="transparent"/>
    </style:style>
    <style:style style:name="P235"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80d18c" fo:background-color="transparent"/>
    </style:style>
    <style:style style:name="P236" style:family="paragraph" style:parent-style-name="Text_20_body">
      <style:paragraph-properties fo:text-align="justify" style:justify-single-word="false" fo:padding="0in" fo:border="none" style:shadow="none" style:join-border="false"/>
      <style:text-properties fo:language="ru" fo:country="RU" officeooo:rsid="0280d18c" officeooo:paragraph-rsid="0290a407" fo:background-color="transparent"/>
    </style:style>
    <style:style style:name="P237" style:family="paragraph" style:parent-style-name="Text_20_body">
      <style:paragraph-properties fo:text-align="justify" style:justify-single-word="false" fo:padding="0in" fo:border="none" style:shadow="none" style:join-border="false"/>
      <style:text-properties fo:language="ru" fo:country="RU" officeooo:rsid="0283889e" officeooo:paragraph-rsid="0283889e" fo:background-color="transparent"/>
    </style:style>
    <style:style style:name="P238" style:family="paragraph" style:parent-style-name="Text_20_body">
      <style:paragraph-properties fo:text-align="justify" style:justify-single-word="false" fo:padding="0in" fo:border="none" style:shadow="none" style:join-border="false"/>
      <style:text-properties fo:language="ru" fo:country="RU" officeooo:rsid="0285791f" officeooo:paragraph-rsid="0285791f" fo:background-color="transparent"/>
    </style:style>
    <style:style style:name="P239" style:family="paragraph" style:parent-style-name="Text_20_body">
      <style:paragraph-properties fo:text-align="justify" style:justify-single-word="false" fo:padding="0in" fo:border="none" style:shadow="none" style:join-border="false"/>
      <style:text-properties fo:language="ru" fo:country="RU" officeooo:rsid="0288a4a3" officeooo:paragraph-rsid="0288a4a3" fo:background-color="transparent"/>
    </style:style>
    <style:style style:name="P240" style:family="paragraph" style:parent-style-name="Text_20_body">
      <style:paragraph-properties fo:text-align="justify" style:justify-single-word="false" fo:padding="0in" fo:border="none" style:shadow="none" style:join-border="false"/>
      <style:text-properties fo:language="ru" fo:country="RU" officeooo:rsid="028bb718" officeooo:paragraph-rsid="028bb718" fo:background-color="transparent"/>
    </style:style>
    <style:style style:name="P241" style:family="paragraph" style:parent-style-name="Text_20_body">
      <style:paragraph-properties fo:text-align="justify" style:justify-single-word="false" fo:padding="0in" fo:border="none" style:shadow="none" style:join-border="false"/>
      <style:text-properties fo:language="ru" fo:country="RU" officeooo:rsid="028cf859" officeooo:paragraph-rsid="0294fba5" fo:background-color="transparent"/>
    </style:style>
    <style:style style:name="P242" style:family="paragraph" style:parent-style-name="Text_20_body">
      <style:paragraph-properties fo:text-align="justify" style:justify-single-word="false" fo:padding="0in" fo:border="none" style:shadow="none" style:join-border="false"/>
      <style:text-properties fo:language="ru" fo:country="RU" officeooo:rsid="0290a407" officeooo:paragraph-rsid="0288a4a3" fo:background-color="transparent"/>
    </style:style>
    <style:style style:name="P243" style:family="paragraph" style:parent-style-name="Text_20_body">
      <style:paragraph-properties fo:text-align="justify" style:justify-single-word="false" fo:padding="0in" fo:border="none" style:shadow="none" style:join-border="false"/>
      <style:text-properties fo:language="ru" fo:country="RU" officeooo:rsid="0297f516" officeooo:paragraph-rsid="029a87ff" fo:background-color="transparent"/>
    </style:style>
    <style:style style:name="P244" style:family="paragraph" style:parent-style-name="Text_20_body">
      <style:paragraph-properties fo:text-align="justify" style:justify-single-word="false" fo:padding="0in" fo:border="none" style:shadow="none" style:join-border="false"/>
      <style:text-properties fo:language="ru" fo:country="RU" officeooo:rsid="029a87ff" officeooo:paragraph-rsid="029a87ff" fo:background-color="transparent"/>
    </style:style>
    <style:style style:name="P245" style:family="paragraph" style:parent-style-name="Text_20_body">
      <style:paragraph-properties fo:text-align="center" style:justify-single-word="false" fo:padding="0in" fo:border="none" style:shadow="none" style:join-border="false"/>
      <style:text-properties fo:language="ru" fo:country="RU" officeooo:rsid="029a87ff" officeooo:paragraph-rsid="029a87ff" fo:background-color="transparent"/>
    </style:style>
    <style:style style:name="P246" style:family="paragraph" style:parent-style-name="Text_20_body">
      <style:paragraph-properties fo:text-align="justify" style:justify-single-word="false" fo:padding="0in" fo:border="none" style:shadow="none" style:join-border="false"/>
      <style:text-properties fo:language="ru" fo:country="RU" officeooo:rsid="029ba0f0" officeooo:paragraph-rsid="029ba0f0" fo:background-color="transparent"/>
    </style:style>
    <style:style style:name="P247" style:family="paragraph" style:parent-style-name="Text_20_body">
      <style:paragraph-properties fo:text-align="justify" style:justify-single-word="false" fo:padding="0in" fo:border="none" style:shadow="none" style:join-border="false"/>
      <style:text-properties fo:language="ru" fo:country="RU" officeooo:rsid="029db4c5" officeooo:paragraph-rsid="029db829" fo:background-color="transparent"/>
    </style:style>
    <style:style style:name="P248" style:family="paragraph" style:parent-style-name="Text_20_body">
      <style:paragraph-properties fo:text-align="justify" style:justify-single-word="false" fo:padding="0in" fo:border="none" style:shadow="none" style:join-border="false"/>
      <style:text-properties fo:language="ru" fo:country="RU" officeooo:rsid="029f9ea4" officeooo:paragraph-rsid="029f9ea4" fo:background-color="transparent"/>
    </style:style>
    <style:style style:name="P249" style:family="paragraph" style:parent-style-name="Text_20_body">
      <style:paragraph-properties fo:text-align="justify" style:justify-single-word="false" fo:padding="0in" fo:border="none" style:shadow="none" style:join-border="false"/>
      <style:text-properties fo:language="ru" fo:country="RU" officeooo:rsid="01f91c87" officeooo:paragraph-rsid="01f91c87" fo:background-color="transparent"/>
    </style:style>
    <style:style style:name="P250" style:family="paragraph" style:parent-style-name="Text_20_body">
      <style:paragraph-properties fo:text-align="center" style:justify-single-word="false" fo:padding="0in" fo:border="none" style:shadow="none" style:join-border="false"/>
      <style:text-properties fo:language="ru" fo:country="RU" officeooo:rsid="01ea73c0" officeooo:paragraph-rsid="01ea73c0" fo:background-color="transparent"/>
    </style:style>
    <style:style style:name="P251" style:family="paragraph" style:parent-style-name="Text_20_body">
      <style:paragraph-properties fo:text-align="justify" style:justify-single-word="false" fo:padding="0in" fo:border="none" style:shadow="none" style:join-border="false"/>
      <style:text-properties fo:language="ru" fo:country="RU" officeooo:rsid="02c92916" officeooo:paragraph-rsid="02cd2b90" fo:background-color="transparent"/>
    </style:style>
    <style:style style:name="P252" style:family="paragraph" style:parent-style-name="Text_20_body">
      <style:paragraph-properties fo:text-align="justify" style:justify-single-word="false" fo:padding="0in" fo:border="none" style:shadow="none" style:join-border="false"/>
      <style:text-properties fo:language="ru" fo:country="RU" officeooo:rsid="02cf0b96" officeooo:paragraph-rsid="02cf0b96" fo:background-color="transparent"/>
    </style:style>
    <style:style style:name="P253" style:family="paragraph" style:parent-style-name="Text_20_body">
      <style:paragraph-properties fo:text-align="justify" style:justify-single-word="false" fo:padding="0in" fo:border="none" style:shadow="none" style:join-border="false"/>
      <style:text-properties fo:language="ru" fo:country="RU" officeooo:rsid="02d80aa7" officeooo:paragraph-rsid="02d80aa7" fo:background-color="transparent"/>
    </style:style>
    <style:style style:name="P254"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55" style:family="paragraph" style:parent-style-name="Text_20_body">
      <style:paragraph-properties fo:text-align="justify" style:justify-single-word="false" fo:padding="0in" fo:border="none" style:shadow="none" style:join-border="false"/>
      <style:text-properties fo:language="ru" fo:country="RU" officeooo:rsid="0236b9fe" officeooo:paragraph-rsid="0236b9fe" fo:background-color="#ffff00"/>
    </style:style>
    <style:style style:name="P256" style:family="paragraph" style:parent-style-name="Text_20_body">
      <style:paragraph-properties fo:text-align="justify" style:justify-single-word="false" fo:padding="0in" fo:border="none" style:shadow="none" style:join-border="false"/>
      <style:text-properties fo:language="ru" fo:country="RU" officeooo:rsid="01771d7d" officeooo:paragraph-rsid="01771d7d" fo:background-color="#ffffff"/>
    </style:style>
    <style:style style:name="P257" style:family="paragraph" style:parent-style-name="Text_20_body">
      <style:paragraph-properties fo:text-align="justify" style:justify-single-word="false" fo:padding="0in"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8"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9" style:family="paragraph" style:parent-style-name="Text_20_body">
      <style:paragraph-properties fo:text-align="justify" style:justify-single-word="false" fo:padding="0in"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60"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61"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62" style:family="paragraph" style:parent-style-name="Text_20_body">
      <style:paragraph-properties fo:text-align="justify" style:justify-single-word="false" fo:padding="0in"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63"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64"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5" style:family="paragraph" style:parent-style-name="Text_20_body">
      <style:paragraph-properties fo:text-align="justify" style:justify-single-word="false" fo:padding="0in" fo:border="none" style:shadow="none" style:join-border="false"/>
      <style:text-properties fo:language="ru" fo:country="RU" fo:font-style="italic" officeooo:rsid="01bb9efc" officeooo:paragraph-rsid="048056ea" fo:background-color="transparent" style:font-style-asian="italic" style:font-style-complex="italic"/>
    </style:style>
    <style:style style:name="P266"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7" style:family="paragraph" style:parent-style-name="Text_20_body">
      <style:paragraph-properties fo:text-align="justify" style:justify-single-word="false" fo:padding="0in" fo:border="none" style:shadow="none" style:join-border="false"/>
      <style:text-properties fo:language="ru" fo:country="RU" fo:font-style="italic" officeooo:rsid="01bd5a11" officeooo:paragraph-rsid="048056ea" fo:background-color="transparent" style:font-style-asian="italic" style:font-style-complex="italic"/>
    </style:style>
    <style:style style:name="P268" style:family="paragraph" style:parent-style-name="Text_20_body">
      <style:paragraph-properties fo:text-align="justify" style:justify-single-word="false" fo:padding="0in"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9"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70" style:family="paragraph" style:parent-style-name="Text_20_body">
      <style:paragraph-properties fo:text-align="justify" style:justify-single-word="false" fo:padding="0in"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71" style:family="paragraph" style:parent-style-name="Text_20_body">
      <style:paragraph-properties fo:text-align="justify" style:justify-single-word="false" fo:padding="0in"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72"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73" style:family="paragraph" style:parent-style-name="Text_20_body">
      <style:paragraph-properties fo:text-align="justify" style:justify-single-word="false" fo:padding="0in"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74"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75" style:family="paragraph" style:parent-style-name="Text_20_body">
      <style:paragraph-properties fo:text-align="justify" style:justify-single-word="false" fo:padding="0in"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76" style:family="paragraph" style:parent-style-name="Text_20_body">
      <style:paragraph-properties fo:text-align="justify" style:justify-single-word="false" fo:padding="0in"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77" style:family="paragraph" style:parent-style-name="Text_20_body">
      <style:paragraph-properties fo:text-align="justify" style:justify-single-word="false" fo:padding="0in"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8" style:family="paragraph" style:parent-style-name="Text_20_body">
      <style:paragraph-properties fo:text-align="justify" style:justify-single-word="false" fo:padding="0in"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9" style:family="paragraph" style:parent-style-name="Text_20_body">
      <style:paragraph-properties fo:text-align="justify" style:justify-single-word="false" fo:padding="0in"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80" style:family="paragraph" style:parent-style-name="Text_20_body">
      <style:paragraph-properties fo:text-align="justify" style:justify-single-word="false" fo:padding="0in"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81"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82" style:family="paragraph" style:parent-style-name="Text_20_body">
      <style:paragraph-properties fo:text-align="justify" style:justify-single-word="false" fo:padding="0in"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83" style:family="paragraph" style:parent-style-name="Text_20_body">
      <style:paragraph-properties fo:text-align="justify" style:justify-single-word="false" fo:padding="0in"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84" style:family="paragraph" style:parent-style-name="Text_20_body">
      <style:paragraph-properties fo:text-align="center" style:justify-single-word="false" fo:padding="0in"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85" style:family="paragraph" style:parent-style-name="Text_20_body">
      <style:paragraph-properties fo:text-align="justify" style:justify-single-word="false" fo:padding="0in"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86" style:family="paragraph" style:parent-style-name="Text_20_body">
      <style:paragraph-properties fo:text-align="justify" style:justify-single-word="false" fo:padding="0in"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87" style:family="paragraph" style:parent-style-name="Text_20_body">
      <style:paragraph-properties fo:text-align="justify" style:justify-single-word="false" fo:padding="0in"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8" style:family="paragraph" style:parent-style-name="Text_20_body">
      <style:paragraph-properties fo:text-align="justify" style:justify-single-word="false" fo:padding="0in"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9" style:family="paragraph" style:parent-style-name="Text_20_body">
      <style:paragraph-properties fo:text-align="justify" style:justify-single-word="false" fo:padding="0in"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90" style:family="paragraph" style:parent-style-name="Text_20_body">
      <style:paragraph-properties fo:text-align="justify" style:justify-single-word="false" fo:padding="0in"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91" style:family="paragraph" style:parent-style-name="Text_20_body">
      <style:paragraph-properties fo:text-align="justify" style:justify-single-word="false" fo:padding="0in"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92" style:family="paragraph" style:parent-style-name="Text_20_body">
      <style:paragraph-properties fo:text-align="justify" style:justify-single-word="false" fo:padding="0in"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93" style:family="paragraph" style:parent-style-name="Text_20_body">
      <style:paragraph-properties fo:text-align="justify" style:justify-single-word="false" fo:padding="0in"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94"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95"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96" style:family="paragraph" style:parent-style-name="Text_20_body">
      <style:paragraph-properties fo:text-align="justify" style:justify-single-word="false" fo:padding="0in"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97" style:family="paragraph" style:parent-style-name="Text_20_body">
      <style:paragraph-properties fo:text-align="justify" style:justify-single-word="false" fo:padding="0in"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8" style:family="paragraph" style:parent-style-name="Text_20_body">
      <style:paragraph-properties fo:text-align="justify" style:justify-single-word="false" fo:padding="0in"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9" style:family="paragraph" style:parent-style-name="Text_20_body">
      <style:paragraph-properties fo:text-align="justify" style:justify-single-word="false" fo:padding="0in"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300" style:family="paragraph" style:parent-style-name="Text_20_body">
      <style:paragraph-properties fo:text-align="justify" style:justify-single-word="false" fo:padding="0in"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301" style:family="paragraph" style:parent-style-name="Text_20_body">
      <style:paragraph-properties fo:text-align="justify" style:justify-single-word="false" fo:padding="0in"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302" style:family="paragraph" style:parent-style-name="Text_20_body">
      <style:paragraph-properties fo:text-align="justify" style:justify-single-word="false" fo:padding="0in"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303"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304" style:family="paragraph" style:parent-style-name="Text_20_body">
      <style:paragraph-properties fo:text-align="justify" style:justify-single-word="false" fo:padding="0in"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305" style:family="paragraph" style:parent-style-name="Text_20_body">
      <style:paragraph-properties fo:text-align="center" style:justify-single-word="false" fo:padding="0in"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306" style:family="paragraph" style:parent-style-name="Text_20_body">
      <style:paragraph-properties fo:text-align="justify" style:justify-single-word="false" fo:padding="0in"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07" style:family="paragraph" style:parent-style-name="Text_20_body">
      <style:paragraph-properties fo:text-align="justify" style:justify-single-word="false" fo:padding="0in"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8" style:family="paragraph" style:parent-style-name="Text_20_body">
      <style:paragraph-properties fo:text-align="justify" style:justify-single-word="false" fo:padding="0in"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9" style:family="paragraph" style:parent-style-name="Text_20_body">
      <style:paragraph-properties fo:text-align="justify" style:justify-single-word="false" fo:padding="0in"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10" style:family="paragraph" style:parent-style-name="Text_20_body">
      <style:paragraph-properties fo:text-align="justify" style:justify-single-word="false" fo:padding="0in"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11"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12"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13"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14"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15"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16"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17"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8" style:family="paragraph" style:parent-style-name="Text_20_body">
      <style:paragraph-properties fo:text-align="center" style:justify-single-word="false" fo:padding="0in"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9" style:family="paragraph" style:parent-style-name="Text_20_body">
      <style:paragraph-properties fo:text-align="justify" style:justify-single-word="false" fo:padding="0in"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20" style:family="paragraph" style:parent-style-name="Text_20_body">
      <style:paragraph-properties fo:text-align="justify" style:justify-single-word="false" fo:padding="0in"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21" style:family="paragraph" style:parent-style-name="Text_20_body">
      <style:paragraph-properties fo:text-align="justify" style:justify-single-word="false" fo:padding="0in"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22" style:family="paragraph" style:parent-style-name="Text_20_body">
      <style:paragraph-properties fo:text-align="justify" style:justify-single-word="false" fo:padding="0in"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23" style:family="paragraph" style:parent-style-name="Text_20_body">
      <style:paragraph-properties fo:text-align="justify" style:justify-single-word="false" fo:padding="0in"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24" style:family="paragraph" style:parent-style-name="Text_20_body">
      <style:paragraph-properties fo:text-align="justify" style:justify-single-word="false" fo:padding="0in"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25" style:family="paragraph" style:parent-style-name="Text_20_body">
      <style:paragraph-properties fo:text-align="justify" style:justify-single-word="false" fo:padding="0in"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26" style:family="paragraph" style:parent-style-name="Text_20_body">
      <style:paragraph-properties fo:text-align="justify" style:justify-single-word="false" fo:padding="0in"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27" style:family="paragraph" style:parent-style-name="Text_20_body">
      <style:paragraph-properties fo:text-align="justify" style:justify-single-word="false" fo:padding="0in"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8" style:family="paragraph" style:parent-style-name="Text_20_body">
      <style:paragraph-properties fo:text-align="justify" style:justify-single-word="false" fo:padding="0in"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9"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30"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31"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32" style:family="paragraph" style:parent-style-name="Text_20_body">
      <style:paragraph-properties fo:text-align="justify" style:justify-single-word="false" fo:padding="0in"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33" style:family="paragraph" style:parent-style-name="Text_20_body">
      <style:paragraph-properties fo:text-align="justify" style:justify-single-word="false" fo:padding="0in"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34" style:family="paragraph" style:parent-style-name="Text_20_body">
      <style:paragraph-properties fo:text-align="justify" style:justify-single-word="false" fo:padding="0in"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35" style:family="paragraph" style:parent-style-name="Text_20_body">
      <style:paragraph-properties fo:text-align="justify" style:justify-single-word="false" fo:padding="0in"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36" style:family="paragraph" style:parent-style-name="Text_20_body">
      <style:paragraph-properties fo:text-align="justify" style:justify-single-word="false" fo:padding="0in"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37"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38" style:family="paragraph" style:parent-style-name="Text_20_body">
      <style:paragraph-properties fo:text-align="justify" style:justify-single-word="false" fo:padding="0in"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9"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40"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341" style:family="paragraph" style:parent-style-name="Text_20_body">
      <style:paragraph-properties fo:text-align="justify" style:justify-single-word="false" fo:padding="0in"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342"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43"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344" style:family="paragraph" style:parent-style-name="Text_20_body">
      <style:paragraph-properties fo:text-align="justify" style:justify-single-word="false" fo:padding="0in"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345" style:family="paragraph" style:parent-style-name="Text_20_body">
      <style:paragraph-properties fo:text-align="justify" style:justify-single-word="false" fo:padding="0in"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46" style:family="paragraph" style:parent-style-name="Text_20_body">
      <style:paragraph-properties fo:text-align="justify" style:justify-single-word="false" fo:padding="0in"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47" style:family="paragraph" style:parent-style-name="Text_20_body">
      <style:paragraph-properties fo:text-align="center" style:justify-single-word="false" fo:padding="0in"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48" style:family="paragraph" style:parent-style-name="Text_20_body">
      <style:paragraph-properties fo:text-align="justify" style:justify-single-word="false" fo:padding="0in"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49"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50" style:family="paragraph" style:parent-style-name="Text_20_body">
      <style:paragraph-properties fo:text-align="justify" style:justify-single-word="false" fo:padding="0in"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351" style:family="paragraph" style:parent-style-name="Text_20_body">
      <style:paragraph-properties fo:text-align="justify" style:justify-single-word="false" fo:padding="0in"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52" style:family="paragraph" style:parent-style-name="Text_20_body">
      <style:paragraph-properties fo:text-align="justify" style:justify-single-word="false" fo:padding="0in"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53" style:family="paragraph" style:parent-style-name="Text_20_body">
      <style:paragraph-properties fo:text-align="justify" style:justify-single-word="false" fo:padding="0in"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54" style:family="paragraph" style:parent-style-name="Text_20_body">
      <style:paragraph-properties fo:text-align="justify" style:justify-single-word="false" fo:padding="0in"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355" style:family="paragraph" style:parent-style-name="Text_20_body">
      <style:paragraph-properties fo:text-align="justify" style:justify-single-word="false" fo:padding="0in"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356" style:family="paragraph" style:parent-style-name="Text_20_body">
      <style:paragraph-properties fo:text-align="justify" style:justify-single-word="false" fo:padding="0in"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357" style:family="paragraph" style:parent-style-name="Text_20_body">
      <style:paragraph-properties fo:text-align="justify" style:justify-single-word="false" fo:padding="0in"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358" style:family="paragraph" style:parent-style-name="Text_20_body">
      <style:paragraph-properties fo:text-align="justify" style:justify-single-word="false" fo:padding="0in"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359" style:family="paragraph" style:parent-style-name="Text_20_body">
      <style:paragraph-properties fo:text-align="justify" style:justify-single-word="false" fo:padding="0in"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360"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361" style:family="paragraph" style:parent-style-name="Text_20_body">
      <style:paragraph-properties fo:text-align="justify" style:justify-single-word="false" fo:padding="0in"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362" style:family="paragraph" style:parent-style-name="Text_20_body">
      <style:paragraph-properties fo:text-align="justify" style:justify-single-word="false" fo:padding="0in"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363" style:family="paragraph" style:parent-style-name="Text_20_body">
      <style:paragraph-properties fo:text-align="justify" style:justify-single-word="false" fo:padding="0in"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364" style:family="paragraph" style:parent-style-name="Text_20_body">
      <style:paragraph-properties fo:text-align="justify" style:justify-single-word="false" fo:padding="0in"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365" style:family="paragraph" style:parent-style-name="Text_20_body">
      <style:paragraph-properties fo:text-align="justify" style:justify-single-word="false" fo:padding="0in"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366"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367" style:family="paragraph" style:parent-style-name="Text_20_body">
      <style:paragraph-properties fo:text-align="justify" style:justify-single-word="false" fo:padding="0in"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368" style:family="paragraph" style:parent-style-name="Text_20_body">
      <style:paragraph-properties fo:text-align="justify" style:justify-single-word="false" fo:padding="0in"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369" style:family="paragraph" style:parent-style-name="Text_20_body">
      <style:paragraph-properties fo:text-align="justify" style:justify-single-word="false" fo:padding="0in"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370" style:family="paragraph" style:parent-style-name="Text_20_body">
      <style:paragraph-properties fo:text-align="justify" style:justify-single-word="false" fo:padding="0in"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371"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372"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transparent" style:font-style-asian="italic" style:font-style-complex="italic"/>
    </style:style>
    <style:style style:name="P373" style:family="paragraph" style:parent-style-name="Text_20_body">
      <style:paragraph-properties fo:text-align="justify" style:justify-single-word="false" fo:padding="0in" fo:border="none" style:shadow="none" style:join-border="false"/>
      <style:text-properties fo:language="ru" fo:country="RU" fo:font-style="italic" officeooo:rsid="040b6c52" officeooo:paragraph-rsid="04470f0c" fo:background-color="transparent" style:font-style-asian="italic" style:font-style-complex="italic"/>
    </style:style>
    <style:style style:name="P374" style:family="paragraph" style:parent-style-name="Text_20_body">
      <style:paragraph-properties fo:text-align="justify" style:justify-single-word="false" fo:padding="0in" fo:border="none" style:shadow="none" style:join-border="false"/>
      <style:text-properties fo:language="ru" fo:country="RU" fo:font-style="italic" officeooo:rsid="040e497a" officeooo:paragraph-rsid="04470f0c" fo:background-color="transparent" style:font-style-asian="italic" style:font-style-complex="italic"/>
    </style:style>
    <style:style style:name="P375" style:family="paragraph" style:parent-style-name="Text_20_body">
      <style:paragraph-properties fo:text-align="justify" style:justify-single-word="false" fo:padding="0in" fo:border="none" style:shadow="none" style:join-border="false"/>
      <style:text-properties fo:language="ru" fo:country="RU" fo:font-style="italic" officeooo:rsid="0417f2cf" officeooo:paragraph-rsid="04470f0c" fo:background-color="transparent" style:font-style-asian="italic" style:font-style-complex="italic"/>
    </style:style>
    <style:style style:name="P376" style:family="paragraph" style:parent-style-name="Text_20_body">
      <style:paragraph-properties fo:text-align="justify" style:justify-single-word="false" fo:padding="0in" fo:border="none" style:shadow="none" style:join-border="false"/>
      <style:text-properties fo:language="ru" fo:country="RU" fo:font-style="italic" officeooo:rsid="043796fc" officeooo:paragraph-rsid="043796fc" fo:background-color="transparent" style:font-style-asian="italic" style:font-style-complex="italic"/>
    </style:style>
    <style:style style:name="P377" style:family="paragraph" style:parent-style-name="Text_20_body">
      <style:paragraph-properties fo:text-align="justify" style:justify-single-word="false" fo:padding="0in" fo:border="none" style:shadow="none" style:join-border="false"/>
      <style:text-properties fo:language="ru" fo:country="RU" fo:font-style="italic" officeooo:rsid="044c1c68" officeooo:paragraph-rsid="044c1c68" fo:background-color="transparent" style:font-style-asian="italic" style:font-style-complex="italic"/>
    </style:style>
    <style:style style:name="P378" style:family="paragraph" style:parent-style-name="Text_20_body">
      <style:paragraph-properties fo:text-align="justify"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9" style:family="paragraph" style:parent-style-name="Text_20_body">
      <style:paragraph-properties fo:text-align="center" style:justify-single-word="false" fo:padding="0in"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80"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4cbe70" fo:background-color="transparent" style:font-style-asian="italic" style:font-style-complex="italic"/>
    </style:style>
    <style:style style:name="P381"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20408" fo:background-color="transparent" style:font-style-asian="italic" style:font-style-complex="italic"/>
    </style:style>
    <style:style style:name="P382"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9e94f" fo:background-color="transparent" style:font-style-asian="italic" style:font-style-complex="italic"/>
    </style:style>
    <style:style style:name="P383"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5cf9c8" fo:background-color="transparent" style:font-style-asian="italic" style:font-style-complex="italic"/>
    </style:style>
    <style:style style:name="P384" style:family="paragraph" style:parent-style-name="Text_20_body">
      <style:paragraph-properties fo:text-align="justify" style:justify-single-word="false" fo:padding="0in" fo:border="none" style:shadow="none" style:join-border="false"/>
      <style:text-properties fo:language="ru" fo:country="RU" fo:font-style="italic" officeooo:rsid="044cbe70" officeooo:paragraph-rsid="048c9fa3" fo:background-color="transparent" style:font-style-asian="italic" style:font-style-complex="italic"/>
    </style:style>
    <style:style style:name="P385"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5b79c5" fo:background-color="transparent" style:font-style-asian="italic" style:font-style-complex="italic"/>
    </style:style>
    <style:style style:name="P386" style:family="paragraph" style:parent-style-name="Text_20_body">
      <style:paragraph-properties fo:text-align="justify" style:justify-single-word="false" fo:padding="0in" fo:border="none" style:shadow="none" style:join-border="false"/>
      <style:text-properties fo:language="ru" fo:country="RU" fo:font-style="italic" officeooo:rsid="045b79c5" officeooo:paragraph-rsid="046223c7" fo:background-color="transparent" style:font-style-asian="italic" style:font-style-complex="italic"/>
    </style:style>
    <style:style style:name="P387"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3da18" fo:background-color="transparent" style:font-style-asian="italic" style:font-style-complex="italic"/>
    </style:style>
    <style:style style:name="P388" style:family="paragraph" style:parent-style-name="Text_20_body">
      <style:paragraph-properties fo:text-align="justify" style:justify-single-word="false" fo:padding="0in" fo:border="none" style:shadow="none" style:join-border="false"/>
      <style:text-properties fo:language="ru" fo:country="RU" fo:font-style="italic" officeooo:rsid="0463da18" officeooo:paragraph-rsid="046566a3" fo:background-color="transparent" style:font-style-asian="italic" style:font-style-complex="italic"/>
    </style:style>
    <style:style style:name="P389" style:family="paragraph" style:parent-style-name="Text_20_body">
      <style:paragraph-properties fo:text-align="justify" style:justify-single-word="false" fo:padding="0in" fo:border="none" style:shadow="none" style:join-border="false"/>
      <style:text-properties fo:language="ru" fo:country="RU" fo:font-style="italic" officeooo:rsid="0467be61" officeooo:paragraph-rsid="0468725f" fo:background-color="transparent" style:font-style-asian="italic" style:font-style-complex="italic"/>
    </style:style>
    <style:style style:name="P390"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9dd82" fo:background-color="transparent" style:font-style-asian="italic" style:font-style-complex="italic"/>
    </style:style>
    <style:style style:name="P391" style:family="paragraph" style:parent-style-name="Text_20_body">
      <style:paragraph-properties fo:text-align="justify" style:justify-single-word="false" fo:padding="0in" fo:border="none" style:shadow="none" style:join-border="false"/>
      <style:text-properties fo:language="ru" fo:country="RU" fo:font-style="italic" officeooo:rsid="0469dd82" officeooo:paragraph-rsid="046bb0ae" fo:background-color="transparent" style:font-style-asian="italic" style:font-style-complex="italic"/>
    </style:style>
    <style:style style:name="P392" style:family="paragraph" style:parent-style-name="Text_20_body">
      <style:paragraph-properties fo:text-align="justify" style:justify-single-word="false" fo:padding="0in" fo:border="none" style:shadow="none" style:join-border="false"/>
      <style:text-properties fo:language="ru" fo:country="RU" fo:font-style="italic" officeooo:rsid="0474c557" officeooo:paragraph-rsid="0474c557" fo:background-color="transparent" style:font-style-asian="italic" style:font-style-complex="italic"/>
    </style:style>
    <style:style style:name="P393" style:family="paragraph" style:parent-style-name="Text_20_body">
      <style:paragraph-properties fo:text-align="justify" style:justify-single-word="false" fo:padding="0in" fo:border="none" style:shadow="none" style:join-border="false"/>
      <style:text-properties fo:language="ru" fo:country="RU" fo:font-style="italic" officeooo:rsid="047649c6" officeooo:paragraph-rsid="047649c6" fo:background-color="transparent" style:font-style-asian="italic" style:font-style-complex="italic"/>
    </style:style>
    <style:style style:name="P394" style:family="paragraph" style:parent-style-name="Text_20_body">
      <style:paragraph-properties fo:text-align="justify" style:justify-single-word="false" fo:padding="0in" fo:border="none" style:shadow="none" style:join-border="false"/>
      <style:text-properties fo:language="ru" fo:country="RU" fo:font-style="italic" officeooo:rsid="047bc972" officeooo:paragraph-rsid="047bc972" fo:background-color="transparent" style:font-style-asian="italic" style:font-style-complex="italic"/>
    </style:style>
    <style:style style:name="P395" style:family="paragraph" style:parent-style-name="Text_20_body">
      <style:paragraph-properties fo:text-align="justify" style:justify-single-word="false" fo:padding="0in" fo:border="none" style:shadow="none" style:join-border="false"/>
      <style:text-properties fo:language="ru" fo:country="RU" fo:font-style="italic" officeooo:rsid="047d8020" officeooo:paragraph-rsid="047d8020" fo:background-color="transparent" style:font-style-asian="italic" style:font-style-complex="italic"/>
    </style:style>
    <style:style style:name="P396" style:family="paragraph" style:parent-style-name="Text_20_body">
      <style:paragraph-properties fo:text-align="justify" style:justify-single-word="false" fo:padding="0in" fo:border="none" style:shadow="none" style:join-border="false"/>
      <style:text-properties fo:language="ru" fo:country="RU" fo:font-style="italic" officeooo:rsid="047ebe95" officeooo:paragraph-rsid="047ebe95" fo:background-color="transparent" style:font-style-asian="italic" style:font-style-complex="italic"/>
    </style:style>
    <style:style style:name="P397" style:family="paragraph" style:parent-style-name="Text_20_body">
      <style:paragraph-properties fo:text-align="justify" style:justify-single-word="false" fo:padding="0in" fo:border="none" style:shadow="none" style:join-border="false"/>
      <style:text-properties fo:language="ru" fo:country="RU" fo:font-style="italic" officeooo:rsid="04804df7" officeooo:paragraph-rsid="04804df7" fo:background-color="transparent" style:font-style-asian="italic" style:font-style-complex="italic"/>
    </style:style>
    <style:style style:name="P398" style:family="paragraph" style:parent-style-name="Text_20_body">
      <style:paragraph-properties fo:text-align="justify" style:justify-single-word="false" fo:padding="0in" fo:border="none" style:shadow="none" style:join-border="false"/>
      <style:text-properties fo:language="ru" fo:country="RU" fo:font-style="italic" officeooo:rsid="048056ea" officeooo:paragraph-rsid="048056ea" fo:background-color="transparent" style:font-style-asian="italic" style:font-style-complex="italic"/>
    </style:style>
    <style:style style:name="P399" style:family="paragraph" style:parent-style-name="Text_20_body">
      <style:paragraph-properties fo:text-align="justify" style:justify-single-word="false" fo:padding="0in" fo:border="none" style:shadow="none" style:join-border="false"/>
      <style:text-properties fo:language="ru" fo:country="RU" fo:font-style="italic" officeooo:rsid="04817c21" officeooo:paragraph-rsid="04817c21" fo:background-color="transparent" style:font-style-asian="italic" style:font-style-complex="italic"/>
    </style:style>
    <style:style style:name="P400" style:family="paragraph" style:parent-style-name="Text_20_body">
      <style:paragraph-properties fo:text-align="justify" style:justify-single-word="false" fo:padding="0in" fo:border="none" style:shadow="none" style:join-border="false"/>
      <style:text-properties fo:language="ru" fo:country="RU" fo:font-style="italic" officeooo:rsid="04833fc5" officeooo:paragraph-rsid="04833fc5" fo:background-color="transparent" style:font-style-asian="italic" style:font-style-complex="italic"/>
    </style:style>
    <style:style style:name="P401" style:family="paragraph" style:parent-style-name="Text_20_body">
      <style:paragraph-properties fo:text-align="justify" style:justify-single-word="false" fo:padding="0in" fo:border="none" style:shadow="none" style:join-border="false"/>
      <style:text-properties fo:language="ru" fo:country="RU" fo:font-style="italic" officeooo:rsid="0489020d" officeooo:paragraph-rsid="0489020d" fo:background-color="transparent" style:font-style-asian="italic" style:font-style-complex="italic"/>
    </style:style>
    <style:style style:name="P402" style:family="paragraph" style:parent-style-name="Text_20_body">
      <style:paragraph-properties fo:text-align="justify" style:justify-single-word="false" fo:padding="0in" fo:border="none" style:shadow="none" style:join-border="false"/>
      <style:text-properties fo:language="ru" fo:country="RU" fo:font-style="italic" officeooo:rsid="048a13f5" officeooo:paragraph-rsid="048a13f5" fo:background-color="transparent" style:font-style-asian="italic" style:font-style-complex="italic"/>
    </style:style>
    <style:style style:name="P403" style:family="paragraph" style:parent-style-name="Text_20_body">
      <style:paragraph-properties fo:text-align="justify" style:justify-single-word="false" fo:padding="0in" fo:border="none" style:shadow="none" style:join-border="false"/>
      <style:text-properties fo:language="ru" fo:country="RU" fo:font-style="italic" officeooo:rsid="048cd023" officeooo:paragraph-rsid="048cd023" fo:background-color="transparent" style:font-style-asian="italic" style:font-style-complex="italic"/>
    </style:style>
    <style:style style:name="P404" style:family="paragraph" style:parent-style-name="Text_20_body">
      <style:paragraph-properties fo:text-align="justify"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5" style:family="paragraph" style:parent-style-name="Text_20_body">
      <style:paragraph-properties fo:text-align="center" style:justify-single-word="false" fo:padding="0in"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6" style:family="paragraph" style:parent-style-name="Text_20_body">
      <style:paragraph-properties fo:text-align="justify" style:justify-single-word="false" fo:padding="0in" fo:border="none" style:shadow="none" style:join-border="false"/>
      <style:text-properties fo:language="ru" fo:country="RU" fo:font-style="italic" officeooo:rsid="04930f82" officeooo:paragraph-rsid="04930f82" fo:background-color="transparent" style:font-style-asian="italic" style:font-style-complex="italic"/>
    </style:style>
    <style:style style:name="P407" style:family="paragraph" style:parent-style-name="Text_20_body">
      <style:paragraph-properties fo:text-align="justify" style:justify-single-word="false" fo:padding="0in" fo:border="none" style:shadow="none" style:join-border="false"/>
      <style:text-properties fo:language="ru" fo:country="RU" fo:font-style="italic" officeooo:rsid="04959578" officeooo:paragraph-rsid="04959578" fo:background-color="transparent" style:font-style-asian="italic" style:font-style-complex="italic"/>
    </style:style>
    <style:style style:name="P408" style:family="paragraph" style:parent-style-name="Text_20_body">
      <style:paragraph-properties fo:text-align="justify" style:justify-single-word="false" fo:padding="0in"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409" style:family="paragraph" style:parent-style-name="Text_20_body">
      <style:paragraph-properties fo:text-align="justify" style:justify-single-word="false" fo:padding="0in" fo:border="none" style:shadow="none" style:join-border="false"/>
      <style:text-properties fo:language="ru" fo:country="RU" fo:font-style="italic" officeooo:rsid="049bd41e" officeooo:paragraph-rsid="049bd41e" fo:background-color="transparent" style:font-style-asian="italic" style:font-style-complex="italic"/>
    </style:style>
    <style:style style:name="P410" style:family="paragraph" style:parent-style-name="Text_20_body">
      <style:paragraph-properties fo:text-align="justify" style:justify-single-word="false" fo:padding="0in"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411" style:family="paragraph" style:parent-style-name="Text_20_body">
      <style:paragraph-properties fo:text-align="justify" style:justify-single-word="false" fo:padding="0in" fo:border="none" style:shadow="none" style:join-border="false"/>
      <style:text-properties fo:language="ru" fo:country="RU" fo:font-style="italic" officeooo:rsid="0468725f" officeooo:paragraph-rsid="0468725f" fo:background-color="transparent" style:font-style-asian="italic" style:font-style-complex="italic"/>
    </style:style>
    <style:style style:name="P412" style:family="paragraph" style:parent-style-name="Text_20_body">
      <style:paragraph-properties fo:text-align="justify" style:justify-single-word="false" fo:padding="0in" fo:border="none" style:shadow="none" style:join-border="false"/>
      <style:text-properties fo:language="ru" fo:country="RU" fo:font-style="italic" officeooo:rsid="049f9144" officeooo:paragraph-rsid="049f9144" fo:background-color="transparent" style:font-style-asian="italic" style:font-style-complex="italic"/>
    </style:style>
    <style:style style:name="P413" style:family="paragraph" style:parent-style-name="Text_20_body">
      <style:paragraph-properties fo:text-align="center" style:justify-single-word="false" fo:padding="0in" fo:border="none" style:shadow="none" style:join-border="false"/>
      <style:text-properties fo:language="ru" fo:country="RU" fo:font-style="italic" officeooo:rsid="04a13569" officeooo:paragraph-rsid="04a13569" fo:background-color="transparent" style:font-style-asian="italic" style:font-style-complex="italic"/>
    </style:style>
    <style:style style:name="P414" style:family="paragraph" style:parent-style-name="Text_20_body">
      <style:paragraph-properties fo:text-align="justify" style:justify-single-word="false" fo:padding="0in" fo:border="none" style:shadow="none" style:join-border="false"/>
      <style:text-properties fo:language="ru" fo:country="RU" fo:font-style="italic" officeooo:rsid="04a18ff7" officeooo:paragraph-rsid="04a18ff7" fo:background-color="transparent" style:font-style-asian="italic" style:font-style-complex="italic"/>
    </style:style>
    <style:style style:name="P415" style:family="paragraph" style:parent-style-name="Text_20_body">
      <style:paragraph-properties fo:text-align="justify" style:justify-single-word="false" fo:padding="0in" fo:border="none" style:shadow="none" style:join-border="false"/>
      <style:text-properties fo:language="ru" fo:country="RU" fo:font-style="italic" officeooo:rsid="04a54df3" officeooo:paragraph-rsid="04a54df3" fo:background-color="transparent" style:font-style-asian="italic" style:font-style-complex="italic"/>
    </style:style>
    <style:style style:name="P416" style:family="paragraph" style:parent-style-name="Text_20_body">
      <style:paragraph-properties fo:text-align="justify" style:justify-single-word="false" fo:padding="0in" fo:border="none" style:shadow="none" style:join-border="false"/>
      <style:text-properties fo:language="ru" fo:country="RU" fo:font-style="italic" officeooo:rsid="04a62ca8" officeooo:paragraph-rsid="04a62ca8" fo:background-color="transparent" style:font-style-asian="italic" style:font-style-complex="italic"/>
    </style:style>
    <style:style style:name="P417"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8" style:family="paragraph" style:parent-style-name="Text_20_body">
      <style:paragraph-properties fo:text-align="justify" style:justify-single-word="false" fo:padding="0in" fo:border="none" style:shadow="none" style:join-border="false"/>
      <style:text-properties fo:language="ru" fo:country="RU" fo:font-style="italic" officeooo:rsid="04aaa7f6" officeooo:paragraph-rsid="04c424a9" fo:background-color="transparent" style:font-style-asian="italic" style:font-style-complex="italic"/>
    </style:style>
    <style:style style:name="P419" style:family="paragraph" style:parent-style-name="Text_20_body">
      <style:paragraph-properties fo:text-align="center" style:justify-single-word="false" fo:padding="0in"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20" style:family="paragraph" style:parent-style-name="Text_20_body">
      <style:paragraph-properties fo:text-align="justify" style:justify-single-word="false" fo:padding="0in" fo:border="none" style:shadow="none" style:join-border="false"/>
      <style:text-properties fo:language="ru" fo:country="RU" fo:font-style="italic" officeooo:rsid="04b8a433" officeooo:paragraph-rsid="04b8a433" fo:background-color="transparent" style:font-style-asian="italic" style:font-style-complex="italic"/>
    </style:style>
    <style:style style:name="P421" style:family="paragraph" style:parent-style-name="Text_20_body">
      <style:paragraph-properties fo:text-align="justify" style:justify-single-word="false" fo:padding="0in" fo:border="none" style:shadow="none" style:join-border="false"/>
      <style:text-properties fo:language="ru" fo:country="RU" fo:font-style="italic" officeooo:rsid="04b155a8" officeooo:paragraph-rsid="04c2ac1e" fo:background-color="transparent" style:font-style-asian="italic" style:font-style-complex="italic"/>
    </style:style>
    <style:style style:name="P422" style:family="paragraph" style:parent-style-name="Text_20_body">
      <style:paragraph-properties fo:text-align="justify" style:justify-single-word="false" fo:padding="0in" fo:border="none" style:shadow="none" style:join-border="false"/>
      <style:text-properties fo:language="ru" fo:country="RU" fo:font-style="italic" officeooo:rsid="04ae978c" officeooo:paragraph-rsid="04ae978c" fo:background-color="transparent" style:font-style-asian="italic" style:font-style-complex="italic"/>
    </style:style>
    <style:style style:name="P423" style:family="paragraph" style:parent-style-name="Text_20_body">
      <style:paragraph-properties fo:text-align="justify" style:justify-single-word="false" fo:padding="0in" fo:border="none" style:shadow="none" style:join-border="false"/>
      <style:text-properties fo:language="ru" fo:country="RU" fo:font-style="italic" officeooo:rsid="04c604d2" officeooo:paragraph-rsid="04c604d2" fo:background-color="transparent" style:font-style-asian="italic" style:font-style-complex="italic"/>
    </style:style>
    <style:style style:name="P424" style:family="paragraph" style:parent-style-name="Text_20_body">
      <style:paragraph-properties fo:text-align="justify" style:justify-single-word="false" fo:padding="0in" fo:border="none" style:shadow="none" style:join-border="false"/>
      <style:text-properties fo:language="ru" fo:country="RU" fo:font-style="italic" officeooo:rsid="04c8016f" officeooo:paragraph-rsid="04c8016f" fo:background-color="transparent" style:font-style-asian="italic" style:font-style-complex="italic"/>
    </style:style>
    <style:style style:name="P425" style:family="paragraph" style:parent-style-name="Text_20_body">
      <style:paragraph-properties fo:text-align="justify" style:justify-single-word="false" fo:padding="0in" fo:border="none" style:shadow="none" style:join-border="false"/>
      <style:text-properties fo:language="ru" fo:country="RU" fo:font-style="italic" officeooo:rsid="04cb677c" officeooo:paragraph-rsid="04cb677c" fo:background-color="transparent" style:font-style-asian="italic" style:font-style-complex="italic"/>
    </style:style>
    <style:style style:name="P426" style:family="paragraph" style:parent-style-name="Text_20_body">
      <style:paragraph-properties fo:text-align="justify" style:justify-single-word="false" fo:padding="0in" fo:border="none" style:shadow="none" style:join-border="false"/>
      <style:text-properties fo:language="ru" fo:country="RU" fo:font-style="italic" officeooo:rsid="04cb7a9b" officeooo:paragraph-rsid="04cb7a9b" fo:background-color="transparent" style:font-style-asian="italic" style:font-style-complex="italic"/>
    </style:style>
    <style:style style:name="P427" style:family="paragraph" style:parent-style-name="Text_20_body">
      <style:paragraph-properties fo:text-align="justify" style:justify-single-word="false" fo:padding="0in" fo:border="none" style:shadow="none" style:join-border="false"/>
      <style:text-properties fo:language="ru" fo:country="RU" fo:font-style="italic" officeooo:rsid="04d1b928" officeooo:paragraph-rsid="04d1b928" fo:background-color="transparent" style:font-style-asian="italic" style:font-style-complex="italic"/>
    </style:style>
    <style:style style:name="P428" style:family="paragraph" style:parent-style-name="Text_20_body">
      <style:paragraph-properties fo:text-align="justify" style:justify-single-word="false" fo:padding="0in" fo:border="none" style:shadow="none" style:join-border="false"/>
      <style:text-properties fo:language="ru" fo:country="RU" fo:font-style="italic" officeooo:rsid="04d5ae6b" officeooo:paragraph-rsid="04d5ae6b" fo:background-color="transparent" style:font-style-asian="italic" style:font-style-complex="italic"/>
    </style:style>
    <style:style style:name="P429" style:family="paragraph" style:parent-style-name="Text_20_body">
      <style:paragraph-properties fo:text-align="center" style:justify-single-word="false" fo:padding="0in" fo:border="none" style:shadow="none" style:join-border="false"/>
      <style:text-properties fo:language="ru" fo:country="RU" fo:font-style="italic" officeooo:rsid="04d5f3d1" officeooo:paragraph-rsid="04d5f3d1" fo:background-color="transparent" style:font-style-asian="italic" style:font-style-complex="italic"/>
    </style:style>
    <style:style style:name="P430" style:family="paragraph" style:parent-style-name="Text_20_body">
      <style:paragraph-properties fo:text-align="justify" style:justify-single-word="false" fo:padding="0in" fo:border="none" style:shadow="none" style:join-border="false"/>
      <style:text-properties fo:language="ru" fo:country="RU" fo:font-style="italic" officeooo:rsid="04d86c76" officeooo:paragraph-rsid="04d86c76" fo:background-color="transparent" style:font-style-asian="italic" style:font-style-complex="italic"/>
    </style:style>
    <style:style style:name="P431"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d90c0c" fo:background-color="transparent" style:font-style-asian="italic" style:font-style-complex="italic"/>
    </style:style>
    <style:style style:name="P432" style:family="paragraph" style:parent-style-name="Text_20_body">
      <style:paragraph-properties fo:text-align="justify" style:justify-single-word="false" fo:padding="0in" fo:border="none" style:shadow="none" style:join-border="false"/>
      <style:text-properties fo:language="ru" fo:country="RU" fo:font-style="italic" officeooo:rsid="04d90c0c" officeooo:paragraph-rsid="04e2b378" fo:background-color="transparent" style:font-style-asian="italic" style:font-style-complex="italic"/>
    </style:style>
    <style:style style:name="P433" style:family="paragraph" style:parent-style-name="Text_20_body">
      <style:paragraph-properties fo:text-align="justify" style:justify-single-word="false" fo:padding="0in" fo:border="none" style:shadow="none" style:join-border="false"/>
      <style:text-properties fo:language="ru" fo:country="RU" fo:font-style="italic" officeooo:rsid="04e44100" officeooo:paragraph-rsid="04e770d7" fo:background-color="transparent" style:font-style-asian="italic" style:font-style-complex="italic"/>
    </style:style>
    <style:style style:name="P434" style:family="paragraph" style:parent-style-name="Text_20_body">
      <style:paragraph-properties fo:text-align="center" style:justify-single-word="false" fo:padding="0in" fo:border="none" style:shadow="none" style:join-border="false"/>
      <style:text-properties fo:language="ru" fo:country="RU" fo:font-style="italic" officeooo:rsid="04e770d7" officeooo:paragraph-rsid="04e770d7" fo:background-color="transparent" style:font-style-asian="italic" style:font-style-complex="italic"/>
    </style:style>
    <style:style style:name="P435" style:family="paragraph" style:parent-style-name="Text_20_body">
      <style:paragraph-properties fo:text-align="justify" style:justify-single-word="false" fo:padding="0in" fo:border="none" style:shadow="none" style:join-border="false"/>
      <style:text-properties fo:language="ru" fo:country="RU" fo:font-style="italic" officeooo:rsid="04f00143" officeooo:paragraph-rsid="04f00143" fo:background-color="transparent" style:font-style-asian="italic" style:font-style-complex="italic"/>
    </style:style>
    <style:style style:name="P436" style:family="paragraph" style:parent-style-name="Text_20_body">
      <style:paragraph-properties fo:text-align="justify" style:justify-single-word="false" fo:padding="0in" fo:border="none" style:shadow="none" style:join-border="false"/>
      <style:text-properties fo:language="ru" fo:country="RU" fo:font-style="italic" officeooo:rsid="04ed1f60" officeooo:paragraph-rsid="04e770d7" fo:background-color="transparent" style:font-style-asian="italic" style:font-style-complex="italic"/>
    </style:style>
    <style:style style:name="P437" style:family="paragraph" style:parent-style-name="Text_20_body">
      <style:paragraph-properties fo:text-align="justify" style:justify-single-word="false" fo:padding="0in" fo:border="none" style:shadow="none" style:join-border="false"/>
      <style:text-properties fo:language="ru" fo:country="RU" fo:font-style="italic" officeooo:rsid="04eed463" officeooo:paragraph-rsid="04eed463" fo:background-color="transparent" style:font-style-asian="italic" style:font-style-complex="italic"/>
    </style:style>
    <style:style style:name="P438" style:family="paragraph" style:parent-style-name="Text_20_body">
      <style:paragraph-properties fo:text-align="justify" style:justify-single-word="false" fo:padding="0in" fo:border="none" style:shadow="none" style:join-border="false"/>
      <style:text-properties fo:language="ru" fo:country="RU" fo:font-style="italic" officeooo:rsid="04ef1109" officeooo:paragraph-rsid="04e770d7" fo:background-color="transparent" style:font-style-asian="italic" style:font-style-complex="italic"/>
    </style:style>
    <style:style style:name="P439" style:family="paragraph" style:parent-style-name="Text_20_body">
      <style:paragraph-properties fo:text-align="justify" style:justify-single-word="false" fo:padding="0in" fo:border="none" style:shadow="none" style:join-border="false"/>
      <style:text-properties fo:language="ru" fo:country="RU" fo:font-style="italic" officeooo:rsid="04efb0e0" officeooo:paragraph-rsid="04efb0e0" fo:background-color="transparent" style:font-style-asian="italic" style:font-style-complex="italic"/>
    </style:style>
    <style:style style:name="P440" style:family="paragraph" style:parent-style-name="Text_20_body">
      <style:paragraph-properties fo:text-align="justify" style:justify-single-word="false" fo:padding="0in" fo:border="none" style:shadow="none" style:join-border="false"/>
      <style:text-properties fo:language="ru" fo:country="RU" fo:font-style="italic" officeooo:rsid="04efb0e0" officeooo:paragraph-rsid="04f00143" fo:background-color="transparent" style:font-style-asian="italic" style:font-style-complex="italic"/>
    </style:style>
    <style:style style:name="P441" style:family="paragraph" style:parent-style-name="Text_20_body">
      <style:paragraph-properties fo:text-align="justify" style:justify-single-word="false" fo:padding="0in" fo:border="none" style:shadow="none" style:join-border="false"/>
      <style:text-properties fo:language="ru" fo:country="RU" fo:font-style="italic" officeooo:rsid="04f12537" officeooo:paragraph-rsid="04f00143" fo:background-color="transparent" style:font-style-asian="italic" style:font-style-complex="italic"/>
    </style:style>
    <style:style style:name="P442" style:family="paragraph" style:parent-style-name="Text_20_body">
      <style:paragraph-properties fo:text-align="justify" style:justify-single-word="false" fo:padding="0in" fo:border="none" style:shadow="none" style:join-border="false"/>
      <style:text-properties fo:language="ru" fo:country="RU" fo:font-style="italic" officeooo:rsid="04f12537" officeooo:paragraph-rsid="04f12537" fo:background-color="transparent" style:font-style-asian="italic" style:font-style-complex="italic"/>
    </style:style>
    <style:style style:name="P443" style:family="paragraph" style:parent-style-name="Text_20_body">
      <style:paragraph-properties fo:text-align="justify" style:justify-single-word="false" fo:padding="0in" fo:border="none" style:shadow="none" style:join-border="false"/>
      <style:text-properties fo:language="ru" fo:country="RU" fo:font-style="italic" officeooo:rsid="04f4eb39" officeooo:paragraph-rsid="04f12537" fo:background-color="transparent" style:font-style-asian="italic" style:font-style-complex="italic"/>
    </style:style>
    <style:style style:name="P444" style:family="paragraph" style:parent-style-name="Text_20_body">
      <style:paragraph-properties fo:text-align="justify" style:justify-single-word="false" fo:padding="0in" fo:border="none" style:shadow="none" style:join-border="false"/>
      <style:text-properties fo:language="ru" fo:country="RU" fo:font-style="italic" officeooo:rsid="04f59c99" officeooo:paragraph-rsid="04f12537" fo:background-color="transparent" style:font-style-asian="italic" style:font-style-complex="italic"/>
    </style:style>
    <style:style style:name="P445" style:family="paragraph" style:parent-style-name="Text_20_body">
      <style:paragraph-properties fo:text-align="justify" style:justify-single-word="false" fo:padding="0in" fo:border="none" style:shadow="none" style:join-border="false"/>
      <style:text-properties fo:language="ru" fo:country="RU" fo:font-style="italic" officeooo:rsid="04f59c99" officeooo:paragraph-rsid="04f59c99" fo:background-color="transparent" style:font-style-asian="italic" style:font-style-complex="italic"/>
    </style:style>
    <style:style style:name="P446" style:family="paragraph" style:parent-style-name="Text_20_body">
      <style:paragraph-properties fo:text-align="justify" style:justify-single-word="false" fo:padding="0in" fo:border="none" style:shadow="none" style:join-border="false"/>
      <style:text-properties fo:language="ru" fo:country="RU" fo:font-style="italic" officeooo:rsid="04f7cf3f" officeooo:paragraph-rsid="04f59c99" fo:background-color="transparent" style:font-style-asian="italic" style:font-style-complex="italic"/>
    </style:style>
    <style:style style:name="P447" style:family="paragraph" style:parent-style-name="Text_20_body">
      <style:paragraph-properties fo:text-align="justify" style:justify-single-word="false" fo:padding="0in" fo:border="none" style:shadow="none" style:join-border="false"/>
      <style:text-properties fo:language="ru" fo:country="RU" fo:font-style="italic" officeooo:rsid="04f7cf3f" officeooo:paragraph-rsid="04f7cf3f" fo:background-color="transparent" style:font-style-asian="italic" style:font-style-complex="italic"/>
    </style:style>
    <style:style style:name="P448" style:family="paragraph" style:parent-style-name="Text_20_body">
      <style:paragraph-properties fo:text-align="justify" style:justify-single-word="false" fo:padding="0in" fo:border="none" style:shadow="none" style:join-border="false"/>
      <style:text-properties fo:language="ru" fo:country="RU" fo:font-style="italic" officeooo:rsid="04f9edbd" officeooo:paragraph-rsid="04f9edbd" fo:background-color="transparent" style:font-style-asian="italic" style:font-style-complex="italic"/>
    </style:style>
    <style:style style:name="P449" style:family="paragraph" style:parent-style-name="Text_20_body">
      <style:paragraph-properties fo:text-align="justify" style:justify-single-word="false" fo:padding="0in" fo:border="none" style:shadow="none" style:join-border="false"/>
      <style:text-properties fo:language="ru" fo:country="RU" fo:font-style="italic" officeooo:rsid="04fd1455" officeooo:paragraph-rsid="04fe719d" fo:background-color="transparent" style:font-style-asian="italic" style:font-style-complex="italic"/>
    </style:style>
    <style:style style:name="P450" style:family="paragraph" style:parent-style-name="Text_20_body">
      <style:paragraph-properties fo:text-align="justify" style:justify-single-word="false" fo:padding="0in" fo:border="none" style:shadow="none" style:join-border="false"/>
      <style:text-properties fo:language="ru" fo:country="RU" fo:font-style="italic" officeooo:rsid="0347e3a6" officeooo:paragraph-rsid="03468d3d" fo:background-color="#ffffff" style:font-style-asian="italic" style:font-style-complex="italic"/>
    </style:style>
    <style:style style:name="P451" style:family="paragraph" style:parent-style-name="Text_20_body">
      <style:paragraph-properties fo:text-align="justify" style:justify-single-word="false" fo:padding="0in" fo:border="none" style:shadow="none" style:join-border="false"/>
      <style:text-properties fo:language="ru" fo:country="RU" fo:font-style="italic" officeooo:rsid="03468d3d" officeooo:paragraph-rsid="03468d3d" fo:background-color="#ffffff" style:font-style-asian="italic" style:font-style-complex="italic"/>
    </style:style>
    <style:style style:name="P452" style:family="paragraph" style:parent-style-name="Text_20_body">
      <style:paragraph-properties fo:text-align="justify" style:justify-single-word="false" fo:padding="0in" fo:border="none" style:shadow="none" style:join-border="false"/>
      <style:text-properties fo:language="ru" fo:country="RU" fo:font-style="italic" officeooo:rsid="02c4576e" officeooo:paragraph-rsid="02c4576e" fo:background-color="#ffff00" style:font-style-asian="italic" style:font-style-complex="italic"/>
    </style:style>
    <style:style style:name="P453" style:family="paragraph" style:parent-style-name="Text_20_body">
      <style:paragraph-properties fo:text-align="justify" style:justify-single-word="false" fo:padding="0in" fo:border="none" style:shadow="none" style:join-border="false"/>
      <style:text-properties fo:language="ru" fo:country="RU" fo:font-style="italic" officeooo:rsid="03544599" officeooo:paragraph-rsid="03544599" fo:background-color="#ffff00" style:font-style-asian="italic" style:font-style-complex="italic"/>
    </style:style>
    <style:style style:name="P454" style:family="paragraph" style:parent-style-name="Text_20_body">
      <style:paragraph-properties fo:text-align="justify" style:justify-single-word="false" fo:padding="0in" fo:border="none" style:shadow="none" style:join-border="false"/>
      <style:text-properties fo:language="ru" fo:country="RU" fo:font-style="italic" officeooo:rsid="03a3dbe2" officeooo:paragraph-rsid="03a3dbe2" fo:background-color="#ffff00" style:font-style-asian="italic" style:font-style-complex="italic"/>
    </style:style>
    <style:style style:name="P455" style:family="paragraph" style:parent-style-name="Text_20_body">
      <style:paragraph-properties fo:text-align="justify" style:justify-single-word="false" fo:padding="0in" fo:border="none" style:shadow="none" style:join-border="false"/>
      <style:text-properties fo:language="ru" fo:country="RU" fo:font-style="italic" officeooo:rsid="03a70c9d" officeooo:paragraph-rsid="03a70c9d" fo:background-color="#ffff00" style:font-style-asian="italic" style:font-style-complex="italic"/>
    </style:style>
    <style:style style:name="P456"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9aec4b" fo:background-color="#ffff00" style:font-style-asian="italic" style:font-style-complex="italic"/>
    </style:style>
    <style:style style:name="P457" style:family="paragraph" style:parent-style-name="Text_20_body">
      <style:paragraph-properties fo:text-align="justify" style:justify-single-word="false" fo:padding="0in" fo:border="none" style:shadow="none" style:join-border="false"/>
      <style:text-properties fo:language="ru" fo:country="RU" fo:font-style="italic" officeooo:rsid="039aec4b" officeooo:paragraph-rsid="03a8f241" fo:background-color="#ffff00" style:font-style-asian="italic" style:font-style-complex="italic"/>
    </style:style>
    <style:style style:name="P458"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addfcb" fo:background-color="#ffff00" style:font-style-asian="italic" style:font-style-complex="italic"/>
    </style:style>
    <style:style style:name="P459" style:family="paragraph" style:parent-style-name="Text_20_body">
      <style:paragraph-properties fo:text-align="justify" style:justify-single-word="false" fo:padding="0in" fo:border="none" style:shadow="none" style:join-border="false"/>
      <style:text-properties fo:language="ru" fo:country="RU" fo:font-style="italic" officeooo:rsid="03addfcb" officeooo:paragraph-rsid="03b13913" fo:background-color="#ffff00" style:font-style-asian="italic" style:font-style-complex="italic"/>
    </style:style>
    <style:style style:name="P460" style:family="paragraph" style:parent-style-name="Text_20_body">
      <style:paragraph-properties fo:text-align="justify" style:justify-single-word="false" fo:padding="0in" fo:border="none" style:shadow="none" style:join-border="false"/>
      <style:text-properties fo:language="ru" fo:country="RU" fo:font-style="italic" officeooo:rsid="03a8f241" officeooo:paragraph-rsid="03a8f241" fo:background-color="#ffff00" style:font-style-asian="italic" style:font-style-complex="italic"/>
    </style:style>
    <style:style style:name="P461" style:family="paragraph" style:parent-style-name="Text_20_body">
      <style:paragraph-properties fo:text-align="justify" style:justify-single-word="false" fo:padding="0in" fo:border="none" style:shadow="none" style:join-border="false"/>
      <style:text-properties fo:language="ru" fo:country="RU" fo:font-style="italic" officeooo:rsid="03cd1fb6" officeooo:paragraph-rsid="03cd1fb6" fo:background-color="#ffff00" style:font-style-asian="italic" style:font-style-complex="italic"/>
    </style:style>
    <style:style style:name="P462" style:family="paragraph" style:parent-style-name="Text_20_body">
      <style:paragraph-properties fo:text-align="justify" style:justify-single-word="false" fo:padding="0in" fo:border="none" style:shadow="none" style:join-border="false"/>
      <style:text-properties fo:language="ru" fo:country="RU" fo:font-style="italic" officeooo:rsid="044bd5a0" officeooo:paragraph-rsid="048bcf36" fo:background-color="#ffff00" style:font-style-asian="italic" style:font-style-complex="italic"/>
    </style:style>
    <style:style style:name="P463" style:family="paragraph" style:parent-style-name="Text_20_body">
      <style:paragraph-properties fo:text-align="justify" style:justify-single-word="false" fo:padding="0in" fo:border="none" style:shadow="none" style:join-border="false"/>
      <style:text-properties fo:background-color="#00ccff"/>
    </style:style>
    <style:style style:name="P464" style:family="paragraph" style:parent-style-name="Text_20_body">
      <style:paragraph-properties fo:text-align="justify" style:justify-single-word="false" fo:padding="0in" fo:border="none" style:shadow="none" style:join-border="false"/>
      <style:text-properties fo:background-color="#ffffff"/>
    </style:style>
    <style:style style:name="P465" style:family="paragraph" style:parent-style-name="Text_20_body">
      <style:paragraph-properties fo:text-align="justify" style:justify-single-word="false" fo:padding="0in" fo:border="none" style:shadow="none" style:join-border="false"/>
      <style:text-properties officeooo:rsid="0060b5af" officeooo:paragraph-rsid="007caa21"/>
    </style:style>
    <style:style style:name="P466" style:family="paragraph" style:parent-style-name="Text_20_body">
      <style:paragraph-properties fo:text-align="justify" style:justify-single-word="false" fo:padding="0in" fo:border="none" style:shadow="none" style:join-border="false"/>
      <style:text-properties officeooo:rsid="0062ad45" officeooo:paragraph-rsid="007caa21"/>
    </style:style>
    <style:style style:name="P467" style:family="paragraph" style:parent-style-name="Text_20_body">
      <style:paragraph-properties fo:text-align="justify" style:justify-single-word="false" fo:padding="0in" fo:border="none" style:shadow="none" style:join-border="false"/>
      <style:text-properties officeooo:rsid="00690835" officeooo:paragraph-rsid="007caa21"/>
    </style:style>
    <style:style style:name="P468" style:family="paragraph" style:parent-style-name="Text_20_body">
      <style:paragraph-properties fo:text-align="justify" style:justify-single-word="false" fo:padding="0in" fo:border="none" style:shadow="none" style:join-border="false"/>
      <style:text-properties officeooo:rsid="006afcfa" officeooo:paragraph-rsid="007caa21"/>
    </style:style>
    <style:style style:name="P469" style:family="paragraph" style:parent-style-name="Text_20_body">
      <style:paragraph-properties fo:text-align="justify" style:justify-single-word="false" fo:padding="0in" fo:border="none" style:shadow="none" style:join-border="false"/>
      <style:text-properties officeooo:rsid="00781539" officeooo:paragraph-rsid="007caa21"/>
    </style:style>
    <style:style style:name="P470" style:family="paragraph" style:parent-style-name="Text_20_body">
      <style:paragraph-properties fo:text-align="justify" style:justify-single-word="false" fo:padding="0in" fo:border="none" style:shadow="none" style:join-border="false"/>
      <style:text-properties officeooo:rsid="0066826b" officeooo:paragraph-rsid="007caa21"/>
    </style:style>
    <style:style style:name="P471" style:family="paragraph" style:parent-style-name="Text_20_body">
      <style:paragraph-properties fo:text-align="justify" style:justify-single-word="false" fo:padding="0in" fo:border="none" style:shadow="none" style:join-border="false"/>
      <style:text-properties officeooo:rsid="00675eee" officeooo:paragraph-rsid="007caa21"/>
    </style:style>
    <style:style style:name="P472" style:family="paragraph" style:parent-style-name="Text_20_body">
      <style:paragraph-properties fo:text-align="justify" style:justify-single-word="false" fo:padding="0in" fo:border="none" style:shadow="none" style:join-border="false"/>
      <style:text-properties officeooo:rsid="0079f069" officeooo:paragraph-rsid="007caa21"/>
    </style:style>
    <style:style style:name="P473" style:family="paragraph" style:parent-style-name="Text_20_body">
      <style:paragraph-properties fo:text-align="justify" style:justify-single-word="false" fo:padding="0in" fo:border="none" style:shadow="none" style:join-border="false"/>
      <style:text-properties officeooo:rsid="0081fa11" officeooo:paragraph-rsid="0081fa11"/>
    </style:style>
    <style:style style:name="P474" style:family="paragraph" style:parent-style-name="Text_20_body">
      <style:paragraph-properties fo:text-align="justify" style:justify-single-word="false" fo:padding="0in" fo:border="none" style:shadow="none" style:join-border="false"/>
      <style:text-properties officeooo:rsid="008357ff" officeooo:paragraph-rsid="008357ff"/>
    </style:style>
    <style:style style:name="P475" style:family="paragraph" style:parent-style-name="Text_20_body">
      <style:paragraph-properties fo:text-align="justify" style:justify-single-word="false" fo:padding="0in" fo:border="none" style:shadow="none" style:join-border="false"/>
      <style:text-properties officeooo:rsid="008357ff" officeooo:paragraph-rsid="0086e4da"/>
    </style:style>
    <style:style style:name="P476" style:family="paragraph" style:parent-style-name="Text_20_body">
      <style:paragraph-properties fo:text-align="justify" style:justify-single-word="false" fo:padding="0in" fo:border="none" style:shadow="none" style:join-border="false"/>
      <style:text-properties officeooo:rsid="008357ff" officeooo:paragraph-rsid="0094bdfe"/>
    </style:style>
    <style:style style:name="P477" style:family="paragraph" style:parent-style-name="Text_20_body">
      <style:paragraph-properties fo:text-align="justify" style:justify-single-word="false" fo:padding="0in" fo:border="none" style:shadow="none" style:join-border="false"/>
      <style:text-properties officeooo:rsid="008b29d7" officeooo:paragraph-rsid="008bb206"/>
    </style:style>
    <style:style style:name="P478" style:family="paragraph" style:parent-style-name="Text_20_body">
      <style:paragraph-properties fo:text-align="justify" style:justify-single-word="false" fo:padding="0in" fo:border="none" style:shadow="none" style:join-border="false"/>
      <style:text-properties officeooo:rsid="009673e6" officeooo:paragraph-rsid="009673e6"/>
    </style:style>
    <style:style style:name="P479" style:family="paragraph" style:parent-style-name="Text_20_body">
      <style:paragraph-properties fo:text-align="justify" style:justify-single-word="false" fo:padding="0in" fo:border="none" style:shadow="none" style:join-border="false"/>
      <style:text-properties officeooo:rsid="0086e4da" officeooo:paragraph-rsid="0086e4da"/>
    </style:style>
    <style:style style:name="P480" style:family="paragraph" style:parent-style-name="Text_20_body">
      <style:paragraph-properties fo:text-align="justify" style:justify-single-word="false" fo:padding="0in" fo:border="none" style:shadow="none" style:join-border="false"/>
      <style:text-properties officeooo:rsid="0084ae52" officeooo:paragraph-rsid="0099b4ef"/>
    </style:style>
    <style:style style:name="P481" style:family="paragraph" style:parent-style-name="Text_20_body">
      <style:paragraph-properties fo:text-align="justify" style:justify-single-word="false" fo:padding="0in" fo:border="none" style:shadow="none" style:join-border="false"/>
      <style:text-properties officeooo:rsid="009ce832" officeooo:paragraph-rsid="009ce832"/>
    </style:style>
    <style:style style:name="P482" style:family="paragraph" style:parent-style-name="Text_20_body">
      <style:paragraph-properties fo:text-align="justify" style:justify-single-word="false" fo:padding="0in" fo:border="none" style:shadow="none" style:join-border="false"/>
      <style:text-properties officeooo:rsid="009ce832" officeooo:paragraph-rsid="00a06c7e"/>
    </style:style>
    <style:style style:name="P483" style:family="paragraph" style:parent-style-name="Text_20_body">
      <style:paragraph-properties fo:text-align="justify" style:justify-single-word="false" fo:padding="0in" fo:border="none" style:shadow="none" style:join-border="false"/>
      <style:text-properties officeooo:rsid="00a256da" officeooo:paragraph-rsid="00a256da"/>
    </style:style>
    <style:style style:name="P484" style:family="paragraph" style:parent-style-name="Text_20_body">
      <style:paragraph-properties fo:text-align="justify" style:justify-single-word="false" fo:padding="0in" fo:border="none" style:shadow="none" style:join-border="false"/>
      <style:text-properties officeooo:rsid="00a256da" officeooo:paragraph-rsid="00a7416b"/>
    </style:style>
    <style:style style:name="P485" style:family="paragraph" style:parent-style-name="Text_20_body">
      <style:paragraph-properties fo:text-align="justify" style:justify-single-word="false" fo:padding="0in" fo:border="none" style:shadow="none" style:join-border="false"/>
      <style:text-properties officeooo:rsid="00a256da" officeooo:paragraph-rsid="00e7c8b7"/>
    </style:style>
    <style:style style:name="P486" style:family="paragraph" style:parent-style-name="Text_20_body">
      <style:paragraph-properties fo:text-align="justify" style:justify-single-word="false" fo:padding="0in" fo:border="none" style:shadow="none" style:join-border="false"/>
      <style:text-properties officeooo:rsid="00aa803e" officeooo:paragraph-rsid="00aa803e"/>
    </style:style>
    <style:style style:name="P487" style:family="paragraph" style:parent-style-name="Text_20_body">
      <style:paragraph-properties fo:text-align="justify" style:justify-single-word="false" fo:padding="0in" fo:border="none" style:shadow="none" style:join-border="false"/>
      <style:text-properties officeooo:rsid="00ad5100" officeooo:paragraph-rsid="00ad5100"/>
    </style:style>
    <style:style style:name="P488" style:family="paragraph" style:parent-style-name="Text_20_body">
      <style:paragraph-properties fo:text-align="justify" style:justify-single-word="false" fo:padding="0in" fo:border="none" style:shadow="none" style:join-border="false"/>
      <style:text-properties officeooo:rsid="00aed1f1" officeooo:paragraph-rsid="00aed1f1"/>
    </style:style>
    <style:style style:name="P489" style:family="paragraph" style:parent-style-name="Text_20_body">
      <style:paragraph-properties fo:text-align="justify" style:justify-single-word="false" fo:padding="0in" fo:border="none" style:shadow="none" style:join-border="false"/>
      <style:text-properties officeooo:rsid="00b059ee" officeooo:paragraph-rsid="00b059ee"/>
    </style:style>
    <style:style style:name="P490" style:family="paragraph" style:parent-style-name="Text_20_body">
      <style:paragraph-properties fo:text-align="justify" style:justify-single-word="false" fo:padding="0in" fo:border="none" style:shadow="none" style:join-border="false"/>
      <style:text-properties officeooo:rsid="00b059ee" officeooo:paragraph-rsid="00b151ed"/>
    </style:style>
    <style:style style:name="P491" style:family="paragraph" style:parent-style-name="Text_20_body">
      <style:paragraph-properties fo:text-align="justify" style:justify-single-word="false" fo:padding="0in" fo:border="none" style:shadow="none" style:join-border="false"/>
      <style:text-properties officeooo:rsid="00b46caf" officeooo:paragraph-rsid="00b46caf"/>
    </style:style>
    <style:style style:name="P492" style:family="paragraph" style:parent-style-name="Text_20_body">
      <style:paragraph-properties fo:text-align="justify" style:justify-single-word="false" fo:padding="0in" fo:border="none" style:shadow="none" style:join-border="false"/>
      <style:text-properties officeooo:rsid="00bae8b0" officeooo:paragraph-rsid="00bae8b0"/>
    </style:style>
    <style:style style:name="P493" style:family="paragraph" style:parent-style-name="Text_20_body">
      <style:paragraph-properties fo:text-align="justify" style:justify-single-word="false" fo:padding="0in" fo:border="none" style:shadow="none" style:join-border="false"/>
      <style:text-properties officeooo:rsid="00baf1d2" officeooo:paragraph-rsid="00baf1d2"/>
    </style:style>
    <style:style style:name="P494" style:family="paragraph" style:parent-style-name="Text_20_body">
      <style:paragraph-properties fo:text-align="justify" style:justify-single-word="false" fo:padding="0in" fo:border="none" style:shadow="none" style:join-border="false"/>
      <style:text-properties officeooo:rsid="00baf1d2" officeooo:paragraph-rsid="00e543f6"/>
    </style:style>
    <style:style style:name="P495" style:family="paragraph" style:parent-style-name="Text_20_body">
      <style:paragraph-properties fo:text-align="justify" style:justify-single-word="false" fo:padding="0in" fo:border="none" style:shadow="none" style:join-border="false"/>
      <style:text-properties officeooo:rsid="00bd68b4" officeooo:paragraph-rsid="00bd68b4"/>
    </style:style>
    <style:style style:name="P496" style:family="paragraph" style:parent-style-name="Text_20_body">
      <style:paragraph-properties fo:text-align="justify" style:justify-single-word="false" fo:padding="0in" fo:border="none" style:shadow="none" style:join-border="false"/>
      <style:text-properties officeooo:rsid="00bd68b4" officeooo:paragraph-rsid="0157bf78"/>
    </style:style>
    <style:style style:name="P497" style:family="paragraph" style:parent-style-name="Text_20_body">
      <style:paragraph-properties fo:text-align="justify" style:justify-single-word="false" fo:padding="0in" fo:border="none" style:shadow="none" style:join-border="false"/>
      <style:text-properties officeooo:rsid="00c4ccb0" officeooo:paragraph-rsid="00c4ccb0"/>
    </style:style>
    <style:style style:name="P498" style:family="paragraph" style:parent-style-name="Text_20_body">
      <style:paragraph-properties fo:text-align="justify" style:justify-single-word="false" fo:padding="0in" fo:border="none" style:shadow="none" style:join-border="false"/>
      <style:text-properties officeooo:rsid="00c70faa" officeooo:paragraph-rsid="00c70faa"/>
    </style:style>
    <style:style style:name="P499" style:family="paragraph" style:parent-style-name="Text_20_body">
      <style:paragraph-properties fo:text-align="justify" style:justify-single-word="false" fo:padding="0in" fo:border="none" style:shadow="none" style:join-border="false"/>
      <style:text-properties officeooo:rsid="00caf17d" officeooo:paragraph-rsid="00cfba8f"/>
    </style:style>
    <style:style style:name="P500" style:family="paragraph" style:parent-style-name="Text_20_body">
      <style:paragraph-properties fo:text-align="justify" style:justify-single-word="false" fo:padding="0in" fo:border="none" style:shadow="none" style:join-border="false"/>
      <style:text-properties officeooo:rsid="00d2f8d8" officeooo:paragraph-rsid="00d2f8d8"/>
    </style:style>
    <style:style style:name="P501" style:family="paragraph" style:parent-style-name="Text_20_body">
      <style:paragraph-properties fo:text-align="justify" style:justify-single-word="false" fo:padding="0in" fo:border="none" style:shadow="none" style:join-border="false"/>
      <style:text-properties officeooo:rsid="00d44ffb" officeooo:paragraph-rsid="00d44ffb"/>
    </style:style>
    <style:style style:name="P502" style:family="paragraph" style:parent-style-name="Text_20_body">
      <style:paragraph-properties fo:text-align="justify" style:justify-single-word="false" fo:padding="0in" fo:border="none" style:shadow="none" style:join-border="false"/>
      <style:text-properties officeooo:rsid="00d44ffb" officeooo:paragraph-rsid="01140b24"/>
    </style:style>
    <style:style style:name="P503" style:family="paragraph" style:parent-style-name="Text_20_body">
      <style:paragraph-properties fo:text-align="justify" style:justify-single-word="false" fo:padding="0in" fo:border="none" style:shadow="none" style:join-border="false"/>
      <style:text-properties officeooo:rsid="00a06c7e" officeooo:paragraph-rsid="00a06c7e"/>
    </style:style>
    <style:style style:name="P504" style:family="paragraph" style:parent-style-name="Text_20_body">
      <style:paragraph-properties fo:text-align="justify" style:justify-single-word="false" fo:padding="0in" fo:border="none" style:shadow="none" style:join-border="false"/>
      <style:text-properties officeooo:rsid="00cebabf" officeooo:paragraph-rsid="00cfba8f"/>
    </style:style>
    <style:style style:name="P505" style:family="paragraph" style:parent-style-name="Text_20_body">
      <style:paragraph-properties fo:text-align="justify" style:justify-single-word="false" fo:padding="0in" fo:border="none" style:shadow="none" style:join-border="false"/>
      <style:text-properties officeooo:rsid="00cfba8f" officeooo:paragraph-rsid="00d82149"/>
    </style:style>
    <style:style style:name="P506" style:family="paragraph" style:parent-style-name="Text_20_body">
      <style:paragraph-properties fo:text-align="justify" style:justify-single-word="false" fo:padding="0in" fo:border="none" style:shadow="none" style:join-border="false"/>
      <style:text-properties officeooo:rsid="00d9fbd7" officeooo:paragraph-rsid="00d9fbd7"/>
    </style:style>
    <style:style style:name="P507" style:family="paragraph" style:parent-style-name="Text_20_body">
      <style:paragraph-properties fo:text-align="justify" style:justify-single-word="false" fo:padding="0in" fo:border="none" style:shadow="none" style:join-border="false"/>
      <style:text-properties officeooo:rsid="00d9fbd7" officeooo:paragraph-rsid="00f5fdf4"/>
    </style:style>
    <style:style style:name="P508" style:family="paragraph" style:parent-style-name="Text_20_body">
      <style:paragraph-properties fo:text-align="justify" style:justify-single-word="false" fo:padding="0in" fo:border="none" style:shadow="none" style:join-border="false"/>
      <style:text-properties officeooo:rsid="00dcd60f" officeooo:paragraph-rsid="00dcd60f"/>
    </style:style>
    <style:style style:name="P509" style:family="paragraph" style:parent-style-name="Text_20_body">
      <style:paragraph-properties fo:text-align="justify" style:justify-single-word="false" fo:padding="0in" fo:border="none" style:shadow="none" style:join-border="false"/>
      <style:text-properties officeooo:rsid="00dcd60f" officeooo:paragraph-rsid="0123161d"/>
    </style:style>
    <style:style style:name="P510" style:family="paragraph" style:parent-style-name="Text_20_body">
      <style:paragraph-properties fo:text-align="justify" style:justify-single-word="false" fo:padding="0in" fo:border="none" style:shadow="none" style:join-border="false"/>
      <style:text-properties officeooo:rsid="00ab5403" officeooo:paragraph-rsid="00ab5403"/>
    </style:style>
    <style:style style:name="P511" style:family="paragraph" style:parent-style-name="Text_20_body">
      <style:paragraph-properties fo:text-align="justify" style:justify-single-word="false" fo:padding="0in" fo:border="none" style:shadow="none" style:join-border="false"/>
      <style:text-properties officeooo:rsid="00d66348" officeooo:paragraph-rsid="00d82149"/>
    </style:style>
    <style:style style:name="P512" style:family="paragraph" style:parent-style-name="Text_20_body">
      <style:paragraph-properties fo:text-align="justify" style:justify-single-word="false" fo:padding="0in" fo:border="none" style:shadow="none" style:join-border="false"/>
      <style:text-properties officeooo:rsid="00dbb737" officeooo:paragraph-rsid="00dbb737"/>
    </style:style>
    <style:style style:name="P513" style:family="paragraph" style:parent-style-name="Text_20_body">
      <style:paragraph-properties fo:text-align="justify" style:justify-single-word="false" fo:padding="0in" fo:border="none" style:shadow="none" style:join-border="false"/>
      <style:text-properties officeooo:rsid="00da41ef" officeooo:paragraph-rsid="00ebf0be"/>
    </style:style>
    <style:style style:name="P514" style:family="paragraph" style:parent-style-name="Text_20_body">
      <style:paragraph-properties fo:text-align="justify" style:justify-single-word="false" fo:padding="0in" fo:border="none" style:shadow="none" style:join-border="false"/>
      <style:text-properties officeooo:rsid="00da41ef" officeooo:paragraph-rsid="00ee66fa"/>
    </style:style>
    <style:style style:name="P515" style:family="paragraph" style:parent-style-name="Text_20_body">
      <style:paragraph-properties fo:text-align="justify" style:justify-single-word="false" fo:padding="0in" fo:border="none" style:shadow="none" style:join-border="false"/>
      <style:text-properties officeooo:rsid="00ed8acd" officeooo:paragraph-rsid="00f5173d"/>
    </style:style>
    <style:style style:name="P516" style:family="paragraph" style:parent-style-name="Text_20_body">
      <style:paragraph-properties fo:text-align="justify" style:justify-single-word="false" fo:padding="0in" fo:border="none" style:shadow="none" style:join-border="false"/>
      <style:text-properties officeooo:rsid="00ed8acd" officeooo:paragraph-rsid="010ee55a"/>
    </style:style>
    <style:style style:name="P517" style:family="paragraph" style:parent-style-name="Text_20_body">
      <style:paragraph-properties fo:text-align="justify" style:justify-single-word="false" fo:padding="0in" fo:border="none" style:shadow="none" style:join-border="false"/>
      <style:text-properties officeooo:rsid="00f5173d" officeooo:paragraph-rsid="00f5173d"/>
    </style:style>
    <style:style style:name="P518" style:family="paragraph" style:parent-style-name="Text_20_body">
      <style:paragraph-properties fo:text-align="justify" style:justify-single-word="false" fo:padding="0in" fo:border="none" style:shadow="none" style:join-border="false"/>
      <style:text-properties officeooo:rsid="00fe743f" officeooo:paragraph-rsid="00fe743f"/>
    </style:style>
    <style:style style:name="P519" style:family="paragraph" style:parent-style-name="Text_20_body">
      <style:paragraph-properties fo:text-align="justify" style:justify-single-word="false" fo:padding="0in" fo:border="none" style:shadow="none" style:join-border="false"/>
      <style:text-properties officeooo:rsid="00ff3d49" officeooo:paragraph-rsid="00ff3d49"/>
    </style:style>
    <style:style style:name="P520" style:family="paragraph" style:parent-style-name="Text_20_body">
      <style:paragraph-properties fo:text-align="justify" style:justify-single-word="false" fo:padding="0in" fo:border="none" style:shadow="none" style:join-border="false"/>
      <style:text-properties officeooo:rsid="01012748" officeooo:paragraph-rsid="01012748"/>
    </style:style>
    <style:style style:name="P521" style:family="paragraph" style:parent-style-name="Text_20_body">
      <style:paragraph-properties fo:text-align="justify" style:justify-single-word="false" fo:padding="0in" fo:border="none" style:shadow="none" style:join-border="false"/>
      <style:text-properties officeooo:rsid="00c0d362" officeooo:paragraph-rsid="01140b24"/>
    </style:style>
    <style:style style:name="P522" style:family="paragraph" style:parent-style-name="Text_20_body">
      <style:paragraph-properties fo:text-align="justify" style:justify-single-word="false" fo:padding="0in" fo:border="none" style:shadow="none" style:join-border="false"/>
      <style:text-properties officeooo:rsid="00dfc7f5" officeooo:paragraph-rsid="01140b24"/>
    </style:style>
    <style:style style:name="P523" style:family="paragraph" style:parent-style-name="Text_20_body">
      <style:paragraph-properties fo:text-align="justify" style:justify-single-word="false" fo:padding="0in" fo:border="none" style:shadow="none" style:join-border="false"/>
      <style:text-properties officeooo:rsid="01140b24" officeooo:paragraph-rsid="01140b24"/>
    </style:style>
    <style:style style:name="P524" style:family="paragraph" style:parent-style-name="Text_20_body">
      <style:paragraph-properties fo:text-align="justify" style:justify-single-word="false" fo:padding="0in" fo:border="none" style:shadow="none" style:join-border="false"/>
      <style:text-properties officeooo:rsid="01140b24" officeooo:paragraph-rsid="0123161d"/>
    </style:style>
    <style:style style:name="P525" style:family="paragraph" style:parent-style-name="Text_20_body">
      <style:paragraph-properties fo:text-align="justify" style:justify-single-word="false" fo:padding="0in" fo:border="none" style:shadow="none" style:join-border="false"/>
      <style:text-properties officeooo:rsid="0114daa7" officeooo:paragraph-rsid="0114daa7"/>
    </style:style>
    <style:style style:name="P526" style:family="paragraph" style:parent-style-name="Text_20_body">
      <style:paragraph-properties fo:text-align="justify" style:justify-single-word="false" fo:padding="0in" fo:border="none" style:shadow="none" style:join-border="false"/>
      <style:text-properties officeooo:rsid="01158913" officeooo:paragraph-rsid="01158913"/>
    </style:style>
    <style:style style:name="P527" style:family="paragraph" style:parent-style-name="Text_20_body">
      <style:paragraph-properties fo:text-align="justify" style:justify-single-word="false" fo:padding="0in" fo:border="none" style:shadow="none" style:join-border="false"/>
      <style:text-properties fo:color="#0000ff"/>
    </style:style>
    <style:style style:name="P528" style:family="paragraph" style:parent-style-name="Text_20_body">
      <style:paragraph-properties fo:text-align="justify" style:justify-single-word="false" fo:padding="0in" fo:border="none" style:shadow="none" style:join-border="false"/>
      <style:text-properties fo:color="#0000ff" officeooo:rsid="0118c72c" officeooo:paragraph-rsid="0118c72c"/>
    </style:style>
    <style:style style:name="P529" style:family="paragraph" style:parent-style-name="Text_20_body">
      <style:paragraph-properties fo:text-align="justify" style:justify-single-word="false" fo:padding="0in" fo:border="none" style:shadow="none" style:join-border="false"/>
      <style:text-properties officeooo:rsid="011dca1f" officeooo:paragraph-rsid="011f5973"/>
    </style:style>
    <style:style style:name="P530" style:family="paragraph" style:parent-style-name="Text_20_body">
      <style:paragraph-properties fo:text-align="justify" style:justify-single-word="false" fo:padding="0in" fo:border="none" style:shadow="none" style:join-border="false"/>
      <style:text-properties officeooo:rsid="0119a128" officeooo:paragraph-rsid="011a42d5"/>
    </style:style>
    <style:style style:name="P531" style:family="paragraph" style:parent-style-name="Text_20_body">
      <style:paragraph-properties fo:text-align="justify" style:justify-single-word="false" fo:padding="0in" fo:border="none" style:shadow="none" style:join-border="false"/>
      <style:text-properties officeooo:rsid="01274d01" officeooo:paragraph-rsid="01274d01"/>
    </style:style>
    <style:style style:name="P532" style:family="paragraph" style:parent-style-name="Text_20_body">
      <style:paragraph-properties fo:text-align="justify" style:justify-single-word="false" fo:padding="0in" fo:border="none" style:shadow="none" style:join-border="false"/>
      <style:text-properties officeooo:rsid="012896c2" officeooo:paragraph-rsid="012896c2"/>
    </style:style>
    <style:style style:name="P533" style:family="paragraph" style:parent-style-name="Text_20_body">
      <style:paragraph-properties fo:text-align="justify" style:justify-single-word="false" fo:padding="0in" fo:border="none" style:shadow="none" style:join-border="false"/>
      <style:text-properties officeooo:rsid="012f2790" officeooo:paragraph-rsid="012f2790"/>
    </style:style>
    <style:style style:name="P534" style:family="paragraph" style:parent-style-name="Text_20_body">
      <style:paragraph-properties fo:text-align="justify" style:justify-single-word="false" fo:padding="0in" fo:border="none" style:shadow="none" style:join-border="false"/>
      <style:text-properties officeooo:rsid="012f2790" officeooo:paragraph-rsid="01347adb"/>
    </style:style>
    <style:style style:name="P535" style:family="paragraph" style:parent-style-name="Text_20_body">
      <style:paragraph-properties fo:text-align="justify" style:justify-single-word="false" fo:padding="0in" fo:border="none" style:shadow="none" style:join-border="false"/>
      <style:text-properties officeooo:rsid="0131084f" officeooo:paragraph-rsid="0131084f"/>
    </style:style>
    <style:style style:name="P536" style:family="paragraph" style:parent-style-name="Text_20_body">
      <style:paragraph-properties fo:text-align="justify" style:justify-single-word="false" fo:padding="0in" fo:border="none" style:shadow="none" style:join-border="false"/>
      <style:text-properties officeooo:rsid="011af99f" officeooo:paragraph-rsid="011c5a7e"/>
    </style:style>
    <style:style style:name="P537" style:family="paragraph" style:parent-style-name="Text_20_body">
      <style:paragraph-properties fo:text-align="justify" style:justify-single-word="false" fo:padding="0in" fo:border="none" style:shadow="none" style:join-border="false"/>
      <style:text-properties officeooo:rsid="01347adb" officeooo:paragraph-rsid="01347adb"/>
    </style:style>
    <style:style style:name="P538" style:family="paragraph" style:parent-style-name="Text_20_body">
      <style:paragraph-properties fo:text-align="justify" style:justify-single-word="false" fo:padding="0in" fo:border="none" style:shadow="none" style:join-border="false"/>
      <style:text-properties officeooo:rsid="013aa7af" officeooo:paragraph-rsid="013aa7af"/>
    </style:style>
    <style:style style:name="P539" style:family="paragraph" style:parent-style-name="Text_20_body">
      <style:paragraph-properties fo:text-align="justify" style:justify-single-word="false" fo:padding="0in" fo:border="none" style:shadow="none" style:join-border="false"/>
      <style:text-properties officeooo:rsid="013c486d" officeooo:paragraph-rsid="013c486d"/>
    </style:style>
    <style:style style:name="P540" style:family="paragraph" style:parent-style-name="Text_20_body">
      <style:paragraph-properties fo:text-align="justify" style:justify-single-word="false" fo:padding="0in" fo:border="none" style:shadow="none" style:join-border="false"/>
      <style:text-properties officeooo:rsid="013db0fd" officeooo:paragraph-rsid="013db0fd"/>
    </style:style>
    <style:style style:name="P541" style:family="paragraph" style:parent-style-name="Text_20_body">
      <style:paragraph-properties fo:text-align="justify" style:justify-single-word="false" fo:padding="0in" fo:border="none" style:shadow="none" style:join-border="false"/>
      <style:text-properties officeooo:rsid="013dea79" officeooo:paragraph-rsid="013dea79"/>
    </style:style>
    <style:style style:name="P542" style:family="paragraph" style:parent-style-name="Text_20_body">
      <style:paragraph-properties fo:text-align="justify" style:justify-single-word="false" fo:padding="0in" fo:border="none" style:shadow="none" style:join-border="false"/>
      <style:text-properties officeooo:rsid="01427033" officeooo:paragraph-rsid="01427033"/>
    </style:style>
    <style:style style:name="P543" style:family="paragraph" style:parent-style-name="Text_20_body">
      <style:paragraph-properties fo:text-align="justify" style:justify-single-word="false" fo:padding="0in" fo:border="none" style:shadow="none" style:join-border="false"/>
      <style:text-properties officeooo:rsid="014a7b77" officeooo:paragraph-rsid="014a7b77"/>
    </style:style>
    <style:style style:name="P544" style:family="paragraph" style:parent-style-name="Text_20_body">
      <style:paragraph-properties fo:text-align="justify" style:justify-single-word="false" fo:padding="0in" fo:border="none" style:shadow="none" style:join-border="false"/>
      <style:text-properties officeooo:rsid="00de9c77" officeooo:paragraph-rsid="013c486d"/>
    </style:style>
    <style:style style:name="P545" style:family="paragraph" style:parent-style-name="Text_20_body">
      <style:paragraph-properties fo:text-align="justify" style:justify-single-word="false" fo:padding="0in" fo:border="none" style:shadow="none" style:join-border="false"/>
      <style:text-properties officeooo:rsid="014f8123" officeooo:paragraph-rsid="014fd7ee"/>
    </style:style>
    <style:style style:name="P546" style:family="paragraph" style:parent-style-name="Text_20_body">
      <style:paragraph-properties fo:text-align="justify" style:justify-single-word="false" fo:padding="0in" fo:border="none" style:shadow="none" style:join-border="false"/>
      <style:text-properties officeooo:rsid="014fd7ee" officeooo:paragraph-rsid="014fd7ee"/>
    </style:style>
    <style:style style:name="P547" style:family="paragraph" style:parent-style-name="Text_20_body">
      <style:paragraph-properties fo:text-align="justify" style:justify-single-word="false" fo:padding="0in" fo:border="none" style:shadow="none" style:join-border="false"/>
      <style:text-properties officeooo:rsid="01517c47" officeooo:paragraph-rsid="01517c47"/>
    </style:style>
    <style:style style:name="P548" style:family="paragraph" style:parent-style-name="Text_20_body">
      <style:paragraph-properties fo:text-align="justify" style:justify-single-word="false" fo:padding="0in" fo:border="none" style:shadow="none" style:join-border="false"/>
      <style:text-properties officeooo:rsid="0155c7ba" officeooo:paragraph-rsid="0155c7ba"/>
    </style:style>
    <style:style style:name="P549" style:family="paragraph" style:parent-style-name="Text_20_body">
      <style:paragraph-properties fo:text-align="justify" style:justify-single-word="false" fo:padding="0in" fo:border="none" style:shadow="none" style:join-border="false"/>
      <style:text-properties officeooo:rsid="01561143" officeooo:paragraph-rsid="01561143"/>
    </style:style>
    <style:style style:name="P550" style:family="paragraph" style:parent-style-name="Text_20_body">
      <style:paragraph-properties fo:text-align="justify" style:justify-single-word="false" fo:padding="0in" fo:border="none" style:shadow="none" style:join-border="false"/>
      <style:text-properties officeooo:rsid="01664ba8" officeooo:paragraph-rsid="01664ba8"/>
    </style:style>
    <style:style style:name="P551" style:family="paragraph" style:parent-style-name="Text_20_body">
      <style:paragraph-properties fo:text-align="justify" style:justify-single-word="false" fo:padding="0in" fo:border="none" style:shadow="none" style:join-border="false"/>
      <style:text-properties officeooo:rsid="0157bf78" officeooo:paragraph-rsid="0157bf78"/>
    </style:style>
    <style:style style:name="P552" style:family="paragraph" style:parent-style-name="Text_20_body">
      <style:paragraph-properties fo:text-align="justify" style:justify-single-word="false" fo:padding="0in" fo:border="none" style:shadow="none" style:join-border="false"/>
      <style:text-properties officeooo:rsid="01771d7d" officeooo:paragraph-rsid="01771d7d"/>
    </style:style>
    <style:style style:name="P553" style:family="paragraph" style:parent-style-name="Text_20_body">
      <style:paragraph-properties fo:text-align="justify" style:justify-single-word="false" fo:padding="0in" fo:border="none" style:shadow="none" style:join-border="false"/>
      <style:text-properties officeooo:rsid="01782681" officeooo:paragraph-rsid="01782681"/>
    </style:style>
    <style:style style:name="P554" style:family="paragraph" style:parent-style-name="Text_20_body">
      <style:paragraph-properties fo:text-align="justify" style:justify-single-word="false" fo:padding="0in" fo:border="none" style:shadow="none" style:join-border="false"/>
      <style:text-properties officeooo:rsid="01782681" officeooo:paragraph-rsid="01798467"/>
    </style:style>
    <style:style style:name="P555" style:family="paragraph" style:parent-style-name="Text_20_body">
      <style:paragraph-properties fo:text-align="justify" style:justify-single-word="false" fo:padding="0in" fo:border="none" style:shadow="none" style:join-border="false"/>
      <style:text-properties officeooo:rsid="01cd27fe" officeooo:paragraph-rsid="01cd27fe"/>
    </style:style>
    <style:style style:name="P556" style:family="paragraph" style:parent-style-name="Text_20_body">
      <style:paragraph-properties fo:text-align="justify" style:justify-single-word="false" fo:padding="0in" fo:border="none" style:shadow="none" style:join-border="false"/>
      <style:text-properties officeooo:rsid="027cc76d" officeooo:paragraph-rsid="027cc76d"/>
    </style:style>
    <style:style style:name="P557" style:family="paragraph" style:parent-style-name="Text_20_body">
      <style:paragraph-properties fo:text-align="justify" style:justify-single-word="false" fo:padding="0in" fo:border="none" style:shadow="none" style:join-border="false"/>
      <style:text-properties officeooo:rsid="04eee708" officeooo:paragraph-rsid="04eee708"/>
    </style:style>
    <style:style style:name="P558" style:family="paragraph" style:parent-style-name="Text_20_body">
      <style:paragraph-properties fo:text-align="justify" style:justify-single-word="false" fo:padding="0in" fo:border="none" style:shadow="none" style:join-border="false"/>
      <style:text-properties officeooo:rsid="04efb0e0" officeooo:paragraph-rsid="04efb0e0"/>
    </style:style>
    <style:style style:name="P559" style:family="paragraph" style:parent-style-name="Text_20_body">
      <style:paragraph-properties fo:text-align="justify" style:justify-single-word="false" fo:padding="0in" fo:border="none" style:shadow="none" style:join-border="false"/>
      <style:text-properties officeooo:rsid="04f12537" officeooo:paragraph-rsid="04f12537"/>
    </style:style>
    <style:style style:name="P560" style:family="paragraph" style:parent-style-name="Text_20_body">
      <style:paragraph-properties fo:text-align="justify" style:justify-single-word="false" fo:padding="0in" fo:border="none" style:shadow="none" style:join-border="false"/>
      <style:text-properties officeooo:rsid="04f59c99" officeooo:paragraph-rsid="04f59c99"/>
    </style:style>
    <style:style style:name="P561" style:family="paragraph" style:parent-style-name="Text_20_body">
      <style:paragraph-properties fo:text-align="justify" style:justify-single-word="false" fo:padding="0in" fo:border="none" style:shadow="none" style:join-border="false"/>
      <style:text-properties officeooo:rsid="04f9edbd" officeooo:paragraph-rsid="04f9edbd"/>
    </style:style>
    <style:style style:name="P562" style:family="paragraph" style:parent-style-name="Text_20_body">
      <style:paragraph-properties fo:text-align="center" style:justify-single-word="false" fo:padding="0in" fo:border="none" style:shadow="none" style:join-border="false"/>
      <style:text-properties officeooo:rsid="0505320e" officeooo:paragraph-rsid="0505320e"/>
    </style:style>
    <style:style style:name="P563"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4"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565"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56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8"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9" style:family="paragraph" style:parent-style-name="Quotations">
      <style:text-properties officeooo:paragraph-rsid="00fe743f"/>
    </style:style>
    <style:style style:name="P570" style:family="paragraph" style:parent-style-name="Quotations">
      <style:text-properties officeooo:rsid="00fc4b86" officeooo:paragraph-rsid="00fe743f"/>
    </style:style>
    <style:style style:name="P571" style:family="paragraph" style:parent-style-name="Heading_20_1">
      <style:paragraph-properties fo:text-align="center" style:justify-single-word="false"/>
    </style:style>
    <style:style style:name="P572"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573" style:family="paragraph" style:parent-style-name="Heading_20_2">
      <style:paragraph-properties fo:text-align="center" style:justify-single-word="false"/>
    </style:style>
    <style:style style:name="P574" style:family="paragraph" style:parent-style-name="Heading_20_2">
      <style:paragraph-properties fo:text-align="center" style:justify-single-word="false"/>
      <style:text-properties fo:language="ru" fo:country="RU"/>
    </style:style>
    <style:style style:name="P575" style:family="paragraph" style:parent-style-name="Text_20_body">
      <style:paragraph-properties fo:text-align="justify" style:justify-single-word="false" fo:padding="0in" fo:border="none" style:shadow="none" style:join-border="false"/>
      <style:text-properties fo:language="ru" fo:country="RU" fo:font-style="italic" officeooo:rsid="05012aad" officeooo:paragraph-rsid="04fe719d" fo:background-color="transparent" style:font-style-asian="italic" style:font-style-complex="italic"/>
    </style:style>
    <style:style style:name="P576" style:family="paragraph" style:parent-style-name="Text_20_body">
      <style:paragraph-properties fo:text-align="justify" style:justify-single-word="false" fo:padding="0in" fo:border="none" style:shadow="none" style:join-border="false"/>
      <style:text-properties fo:language="ru" fo:country="RU" fo:font-style="italic" officeooo:rsid="050350c7" officeooo:paragraph-rsid="04fe719d" fo:background-color="transparent" style:font-style-asian="italic" style:font-style-complex="italic"/>
    </style:style>
    <style:style style:name="P577" style:family="paragraph" style:parent-style-name="Text_20_body">
      <style:paragraph-properties fo:text-align="justify" style:justify-single-word="false" fo:padding="0in" fo:border="none" style:shadow="none" style:join-border="false"/>
      <style:text-properties fo:language="ru" fo:country="RU" fo:font-style="italic" officeooo:rsid="04fd1455" officeooo:paragraph-rsid="04fe719d" fo:background-color="transparent" style:font-style-asian="italic" style:font-style-complex="italic"/>
    </style:style>
    <style:style style:name="P578" style:family="paragraph" style:parent-style-name="Text_20_body">
      <style:paragraph-properties fo:text-align="justify" style:justify-single-word="false" fo:padding="0in" fo:border="none" style:shadow="none" style:join-border="false"/>
      <style:text-properties officeooo:paragraph-rsid="04cb7a9b"/>
    </style:style>
    <style:style style:name="P579" style:family="paragraph" style:parent-style-name="Text_20_body">
      <style:paragraph-properties fo:text-align="justify" style:justify-single-word="false" fo:padding="0in" fo:border="none" style:shadow="none" style:join-border="false"/>
      <style:text-properties officeooo:paragraph-rsid="050a7f02"/>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bfd9fa" fo:background-color="#ffff00" loext:char-shading-value="0"/>
    </style:style>
    <style:style style:name="T46" style:family="text">
      <style:text-properties officeooo:rsid="01ae31ae" fo:background-color="#ffff00" loext:char-shading-value="0"/>
    </style:style>
    <style:style style:name="T47" style:family="text">
      <style:text-properties officeooo:rsid="0256404c" fo:background-color="#ffff00" loext:char-shading-value="0"/>
    </style:style>
    <style:style style:name="T48" style:family="text">
      <style:text-properties officeooo:rsid="02dbf23b" fo:background-color="#ffff00" loext:char-shading-value="0"/>
    </style:style>
    <style:style style:name="T49" style:family="text">
      <style:text-properties officeooo:rsid="0326ecf5" fo:background-color="#ffff00" loext:char-shading-value="0"/>
    </style:style>
    <style:style style:name="T50" style:family="text">
      <style:text-properties officeooo:rsid="0327668f" fo:background-color="#ffff00" loext:char-shading-value="0"/>
    </style:style>
    <style:style style:name="T51" style:family="text">
      <style:text-properties officeooo:rsid="0327ebab" fo:background-color="#ffff00" loext:char-shading-value="0"/>
    </style:style>
    <style:style style:name="T52" style:family="text">
      <style:text-properties officeooo:rsid="02f7fdef" fo:background-color="#ffff00" loext:char-shading-value="0"/>
    </style:style>
    <style:style style:name="T53" style:family="text">
      <style:text-properties officeooo:rsid="033c98b4" fo:background-color="#ffff00" loext:char-shading-value="0"/>
    </style:style>
    <style:style style:name="T54" style:family="text">
      <style:text-properties officeooo:rsid="033e9162" fo:background-color="#ffff00" loext:char-shading-value="0"/>
    </style:style>
    <style:style style:name="T55" style:family="text">
      <style:text-properties officeooo:rsid="0350cc5c" fo:background-color="#ffff00" loext:char-shading-value="0"/>
    </style:style>
    <style:style style:name="T56" style:family="text">
      <style:text-properties officeooo:rsid="03525121" fo:background-color="#ffff00" loext:char-shading-value="0"/>
    </style:style>
    <style:style style:name="T57" style:family="text">
      <style:text-properties officeooo:rsid="034b9e05" fo:background-color="#ffff00" loext:char-shading-value="0"/>
    </style:style>
    <style:style style:name="T58" style:family="text">
      <style:text-properties officeooo:rsid="03a00958" fo:background-color="#ffff00" loext:char-shading-value="0"/>
    </style:style>
    <style:style style:name="T59" style:family="text">
      <style:text-properties officeooo:rsid="03cb85ee" fo:background-color="#ffff00" loext:char-shading-value="0"/>
    </style:style>
    <style:style style:name="T60" style:family="text">
      <style:text-properties officeooo:rsid="032a9753" fo:background-color="#ffff00" loext:char-shading-value="0"/>
    </style:style>
    <style:style style:name="T61" style:family="text">
      <style:text-properties officeooo:rsid="03f7a8f4" fo:background-color="#ffff00" loext:char-shading-value="0"/>
    </style:style>
    <style:style style:name="T62" style:family="text">
      <style:text-properties officeooo:rsid="04804df7" fo:background-color="#ffff00" loext:char-shading-value="0"/>
    </style:style>
    <style:style style:name="T63" style:family="text">
      <style:text-properties officeooo:rsid="048c9fa3" fo:background-color="#ffff00" loext:char-shading-value="0"/>
    </style:style>
    <style:style style:name="T64" style:family="text">
      <style:text-properties officeooo:rsid="0489020d" fo:background-color="#ffff00" loext:char-shading-value="0"/>
    </style:style>
    <style:style style:name="T65" style:family="text">
      <style:text-properties officeooo:rsid="049c7b85" fo:background-color="#ffff00" loext:char-shading-value="0"/>
    </style:style>
    <style:style style:name="T66" style:family="text">
      <style:text-properties officeooo:rsid="04b274c9" fo:background-color="#ffff00" loext:char-shading-value="0"/>
    </style:style>
    <style:style style:name="T67" style:family="text">
      <style:text-properties style:use-window-font-color="true" fo:background-color="transparent" loext:char-shading-value="0"/>
    </style:style>
    <style:style style:name="T68" style:family="text">
      <style:text-properties style:use-window-font-color="true" officeooo:rsid="027c7d8d" fo:background-color="transparent" loext:char-shading-value="0"/>
    </style:style>
    <style:style style:name="T69" style:family="text">
      <style:text-properties style:use-window-font-color="true" fo:language="ru" fo:country="RU"/>
    </style:style>
    <style:style style:name="T70" style:family="text">
      <style:text-properties style:use-window-font-color="true" fo:language="ru" fo:country="RU" fo:font-style="normal" fo:font-weight="normal" style:font-style-asian="normal" style:font-weight-asian="normal" style:font-style-complex="normal" style:font-weight-complex="normal"/>
    </style:style>
    <style:style style:name="T71" style:family="text">
      <style:text-properties style:use-window-font-color="true" fo:language="ru" fo:country="RU" fo:font-weight="normal" style:font-weight-asian="normal" style:font-weight-complex="normal"/>
    </style:style>
    <style:style style:name="T72" style:family="text">
      <style:text-properties style:use-window-font-color="true" fo:language="ru" fo:country="RU" fo:font-weight="normal" fo:background-color="#ffff00" loext:char-shading-value="0" style:font-weight-asian="normal" style:font-weight-complex="normal"/>
    </style:style>
    <style:style style:name="T73" style:family="text">
      <style:text-properties style:use-window-font-color="true" fo:language="uk" fo:country="UA"/>
    </style:style>
    <style:style style:name="T74" style:family="text">
      <style:text-properties style:use-window-font-color="true" fo:language="uk" fo:country="UA" fo:font-weight="normal" style:font-weight-asian="normal" style:font-weight-complex="normal"/>
    </style:style>
    <style:style style:name="T75" style:family="text">
      <style:text-properties style:use-window-font-color="true" fo:background-color="#ffff00" loext:char-shading-value="0"/>
    </style:style>
    <style:style style:name="T76" style:family="text">
      <style:text-properties style:use-window-font-color="true" fo:background-color="#ff00cc" loext:char-shading-value="0"/>
    </style:style>
    <style:style style:name="T77" style:family="text">
      <style:text-properties fo:font-weight="bold" style:font-weight-asian="bold" style:font-weight-complex="bold"/>
    </style:style>
    <style:style style:name="T78" style:family="text">
      <style:text-properties fo:font-weight="bold" officeooo:rsid="047ebff7" style:font-weight-asian="bold" style:font-weight-complex="bold"/>
    </style:style>
    <style:style style:name="T79" style:family="text">
      <style:text-properties fo:background-color="#ffffff" loext:char-shading-value="0"/>
    </style:style>
    <style:style style:name="T80" style:family="text">
      <style:text-properties officeooo:rsid="01891d84" fo:background-color="#ffffff" loext:char-shading-value="0"/>
    </style:style>
    <style:style style:name="T81" style:family="text">
      <style:text-properties officeooo:rsid="01c042e1" fo:background-color="#ffffff" loext:char-shading-value="0"/>
    </style:style>
    <style:style style:name="T82" style:family="text">
      <style:text-properties officeooo:rsid="026e0510" fo:background-color="#ffffff" loext:char-shading-value="0"/>
    </style:style>
    <style:style style:name="T83" style:family="text">
      <style:text-properties officeooo:rsid="03468d3d" fo:background-color="#ffffff" loext:char-shading-value="0"/>
    </style:style>
    <style:style style:name="T84" style:family="text">
      <style:text-properties officeooo:rsid="0347e3a6" fo:background-color="#ffffff" loext:char-shading-value="0"/>
    </style:style>
    <style:style style:name="T85" style:family="text">
      <style:text-properties officeooo:rsid="0348b785" fo:background-color="#ffffff" loext:char-shading-value="0"/>
    </style:style>
    <style:style style:name="T86" style:family="text">
      <style:text-properties officeooo:rsid="035c0ccd" fo:background-color="#ffffff" loext:char-shading-value="0"/>
    </style:style>
    <style:style style:name="T87" style:family="text">
      <style:text-properties fo:language="ru" fo:country="RU"/>
    </style:style>
    <style:style style:name="T88" style:family="text">
      <style:text-properties fo:language="ru" fo:country="RU" fo:background-color="#ffff00" loext:char-shading-value="0"/>
    </style:style>
    <style:style style:name="T89" style:family="text">
      <style:text-properties fo:language="ru" fo:country="RU" fo:font-style="italic" fo:background-color="transparent" loext:char-shading-value="0" style:font-style-asian="italic" style:font-style-complex="italic"/>
    </style:style>
    <style:style style:name="T90" style:family="text">
      <style:text-properties fo:language="ru" fo:country="RU" fo:font-style="italic" officeooo:rsid="04e44100" fo:background-color="transparent" loext:char-shading-value="0" style:font-style-asian="italic" style:font-style-complex="italic"/>
    </style:style>
    <style:style style:name="T91" style:family="text">
      <style:text-properties fo:language="ru" fo:country="RU" fo:font-style="italic" officeooo:rsid="04e8ae4a" fo:background-color="transparent" loext:char-shading-value="0" style:font-style-asian="italic" style:font-style-complex="italic"/>
    </style:style>
    <style:style style:name="T92" style:family="text">
      <style:text-properties fo:language="ru" fo:country="RU" fo:font-style="italic" officeooo:rsid="04ed1f60" fo:background-color="transparent" loext:char-shading-value="0" style:font-style-asian="italic" style:font-style-complex="italic"/>
    </style:style>
    <style:style style:name="T93" style:family="text">
      <style:text-properties fo:language="ru" fo:country="RU" fo:font-style="italic" officeooo:rsid="04eed463" fo:background-color="transparent" loext:char-shading-value="0" style:font-style-asian="italic" style:font-style-complex="italic"/>
    </style:style>
    <style:style style:name="T94" style:family="text">
      <style:text-properties fo:language="ru" fo:country="RU" fo:font-style="italic" officeooo:rsid="04eee708" fo:background-color="transparent" loext:char-shading-value="0" style:font-style-asian="italic" style:font-style-complex="italic"/>
    </style:style>
    <style:style style:name="T95" style:family="text">
      <style:text-properties fo:language="ru" fo:country="RU" fo:font-style="italic" officeooo:rsid="04ef1109" fo:background-color="transparent" loext:char-shading-value="0" style:font-style-asian="italic" style:font-style-complex="italic"/>
    </style:style>
    <style:style style:name="T96" style:family="text">
      <style:text-properties fo:language="ru" fo:country="RU" fo:font-style="italic" officeooo:rsid="04efb0e0" fo:background-color="transparent" loext:char-shading-value="0" style:font-style-asian="italic" style:font-style-complex="italic"/>
    </style:style>
    <style:style style:name="T97" style:family="text">
      <style:text-properties fo:language="ru" fo:country="RU" fo:font-style="italic" officeooo:rsid="04f00143" fo:background-color="transparent" loext:char-shading-value="0" style:font-style-asian="italic" style:font-style-complex="italic"/>
    </style:style>
    <style:style style:name="T98" style:family="text">
      <style:text-properties fo:language="ru" fo:country="RU" fo:font-style="italic" officeooo:rsid="04f12537" fo:background-color="transparent" loext:char-shading-value="0" style:font-style-asian="italic" style:font-style-complex="italic"/>
    </style:style>
    <style:style style:name="T99" style:family="text">
      <style:text-properties fo:language="ru" fo:country="RU" fo:font-style="italic" officeooo:rsid="04f2f1d6" fo:background-color="transparent" loext:char-shading-value="0" style:font-style-asian="italic" style:font-style-complex="italic"/>
    </style:style>
    <style:style style:name="T100" style:family="text">
      <style:text-properties fo:language="ru" fo:country="RU" fo:font-style="italic" officeooo:rsid="04f4eb39" fo:background-color="transparent" loext:char-shading-value="0" style:font-style-asian="italic" style:font-style-complex="italic"/>
    </style:style>
    <style:style style:name="T101" style:family="text">
      <style:text-properties fo:language="ru" fo:country="RU" fo:font-style="italic" officeooo:rsid="04f59c99" fo:background-color="transparent" loext:char-shading-value="0" style:font-style-asian="italic" style:font-style-complex="italic"/>
    </style:style>
    <style:style style:name="T102" style:family="text">
      <style:text-properties fo:language="ru" fo:country="RU" fo:font-style="italic" officeooo:rsid="04f649f4" fo:background-color="transparent" loext:char-shading-value="0" style:font-style-asian="italic" style:font-style-complex="italic"/>
    </style:style>
    <style:style style:name="T103" style:family="text">
      <style:text-properties fo:language="ru" fo:country="RU" fo:font-style="italic" officeooo:rsid="04f6e309" fo:background-color="transparent" loext:char-shading-value="0" style:font-style-asian="italic" style:font-style-complex="italic"/>
    </style:style>
    <style:style style:name="T104" style:family="text">
      <style:text-properties fo:language="ru" fo:country="RU" fo:font-style="italic" officeooo:rsid="04f7cf3f" fo:background-color="transparent" loext:char-shading-value="0" style:font-style-asian="italic" style:font-style-complex="italic"/>
    </style:style>
    <style:style style:name="T105" style:family="text">
      <style:text-properties fo:language="ru" fo:country="RU" fo:font-style="italic" officeooo:rsid="04fe719d" fo:background-color="transparent" loext:char-shading-value="0" style:font-style-asian="italic" style:font-style-complex="italic"/>
    </style:style>
    <style:style style:name="T106" style:family="text">
      <style:text-properties fo:language="ru" fo:country="RU" fo:font-style="italic" officeooo:rsid="04f9edbd" fo:background-color="transparent" loext:char-shading-value="0" style:font-style-asian="italic" style:font-style-complex="italic"/>
    </style:style>
    <style:style style:name="T107" style:family="text">
      <style:text-properties fo:language="ru" fo:country="RU" fo:font-style="italic" officeooo:rsid="05001291" fo:background-color="transparent" loext:char-shading-value="0" style:font-style-asian="italic" style:font-style-complex="italic"/>
    </style:style>
    <style:style style:name="T108" style:family="text">
      <style:text-properties fo:language="ru" fo:country="RU" fo:font-style="italic" officeooo:rsid="05012aad" fo:background-color="transparent" loext:char-shading-value="0" style:font-style-asian="italic" style:font-style-complex="italic"/>
    </style:style>
    <style:style style:name="T109" style:family="text">
      <style:text-properties fo:language="ru" fo:country="RU" fo:font-style="italic" officeooo:rsid="0502de90" fo:background-color="transparent" loext:char-shading-value="0" style:font-style-asian="italic" style:font-style-complex="italic"/>
    </style:style>
    <style:style style:name="T110" style:family="text">
      <style:text-properties fo:language="ru" fo:country="RU" fo:font-style="italic" officeooo:rsid="050350c7" fo:background-color="transparent" loext:char-shading-value="0" style:font-style-asian="italic" style:font-style-complex="italic"/>
    </style:style>
    <style:style style:name="T111" style:family="text">
      <style:text-properties fo:language="ru" fo:country="RU" fo:font-style="italic" officeooo:rsid="0505afdf" fo:background-color="transparent" loext:char-shading-value="0" style:font-style-asian="italic" style:font-style-complex="italic"/>
    </style:style>
    <style:style style:name="T112" style:family="text">
      <style:text-properties fo:language="ru" fo:country="RU" fo:font-style="italic" officeooo:rsid="04cb7a9b" fo:background-color="transparent" loext:char-shading-value="0" style:font-style-asian="italic" style:font-style-complex="italic"/>
    </style:style>
    <style:style style:name="T113" style:family="text">
      <style:text-properties fo:language="ru" fo:country="RU" fo:font-style="italic" officeooo:rsid="05066a4d" fo:background-color="transparent" loext:char-shading-value="0" style:font-style-asian="italic" style:font-style-complex="italic"/>
    </style:style>
    <style:style style:name="T114" style:family="text">
      <style:text-properties fo:language="ru" fo:country="RU" fo:font-style="italic" officeooo:rsid="050881dc" fo:background-color="transparent" loext:char-shading-value="0" style:font-style-asian="italic" style:font-style-complex="italic"/>
    </style:style>
    <style:style style:name="T115" style:family="text">
      <style:text-properties fo:language="ru" fo:country="RU" fo:font-style="italic" officeooo:rsid="050a7f02" fo:background-color="transparent" loext:char-shading-value="0" style:font-style-asian="italic" style:font-style-complex="italic"/>
    </style:style>
    <style:style style:name="T116" style:family="text">
      <style:text-properties fo:language="ru" fo:country="RU" fo:font-style="italic" officeooo:rsid="050aea74" fo:background-color="transparent" loext:char-shading-value="0" style:font-style-asian="italic" style:font-style-complex="italic"/>
    </style:style>
    <style:style style:name="T117" style:family="text">
      <style:text-properties fo:language="ru" fo:country="RU" fo:font-style="italic" officeooo:rsid="050b691d" fo:background-color="transparent" loext:char-shading-value="0" style:font-style-asian="italic" style:font-style-complex="italic"/>
    </style:style>
    <style:style style:name="T118" style:family="text">
      <style:text-properties style:text-line-through-style="solid" style:text-line-through-type="single"/>
    </style:style>
    <style:style style:name="T119" style:family="text">
      <style:text-properties fo:language="en" fo:country="US"/>
    </style:style>
    <style:style style:name="T120" style:family="text">
      <style:text-properties officeooo:rsid="00096716"/>
    </style:style>
    <style:style style:name="T121" style:family="text">
      <style:text-properties officeooo:rsid="000ac609"/>
    </style:style>
    <style:style style:name="T122" style:family="text">
      <style:text-properties officeooo:rsid="000bbf06"/>
    </style:style>
    <style:style style:name="T123" style:family="text">
      <style:text-properties officeooo:rsid="00137d5f"/>
    </style:style>
    <style:style style:name="T124" style:family="text">
      <style:text-properties officeooo:rsid="00140454"/>
    </style:style>
    <style:style style:name="T125" style:family="text">
      <style:text-properties officeooo:rsid="00186ca0"/>
    </style:style>
    <style:style style:name="T126" style:family="text">
      <style:text-properties officeooo:rsid="001909b5"/>
    </style:style>
    <style:style style:name="T127" style:family="text">
      <style:text-properties officeooo:rsid="001a96c4"/>
    </style:style>
    <style:style style:name="T128" style:family="text">
      <style:text-properties officeooo:rsid="001c6172"/>
    </style:style>
    <style:style style:name="T129" style:family="text">
      <style:text-properties officeooo:rsid="001d0cd1"/>
    </style:style>
    <style:style style:name="T130" style:family="text">
      <style:text-properties officeooo:rsid="001de839"/>
    </style:style>
    <style:style style:name="T131" style:family="text">
      <style:text-properties officeooo:rsid="0022926c"/>
    </style:style>
    <style:style style:name="T132" style:family="text">
      <style:text-properties officeooo:rsid="00240954"/>
    </style:style>
    <style:style style:name="T133" style:family="text">
      <style:text-properties officeooo:rsid="0025eaca"/>
    </style:style>
    <style:style style:name="T134" style:family="text">
      <style:text-properties officeooo:rsid="00272c41"/>
    </style:style>
    <style:style style:name="T135" style:family="text">
      <style:text-properties officeooo:rsid="00279d56"/>
    </style:style>
    <style:style style:name="T136" style:family="text">
      <style:text-properties officeooo:rsid="00279d79"/>
    </style:style>
    <style:style style:name="T137" style:family="text">
      <style:text-properties officeooo:rsid="002c52c5"/>
    </style:style>
    <style:style style:name="T138" style:family="text">
      <style:text-properties officeooo:rsid="002e9744"/>
    </style:style>
    <style:style style:name="T139" style:family="text">
      <style:text-properties officeooo:rsid="002ea5fc"/>
    </style:style>
    <style:style style:name="T140" style:family="text">
      <style:text-properties officeooo:rsid="002feb82"/>
    </style:style>
    <style:style style:name="T141" style:family="text">
      <style:text-properties officeooo:rsid="00333b78"/>
    </style:style>
    <style:style style:name="T142" style:family="text">
      <style:text-properties officeooo:rsid="0033d052"/>
    </style:style>
    <style:style style:name="T143" style:family="text">
      <style:text-properties officeooo:rsid="00358c9c"/>
    </style:style>
    <style:style style:name="T144" style:family="text">
      <style:text-properties officeooo:rsid="003be7cd"/>
    </style:style>
    <style:style style:name="T145" style:family="text">
      <style:text-properties officeooo:rsid="003cacee"/>
    </style:style>
    <style:style style:name="T146" style:family="text">
      <style:text-properties officeooo:rsid="003ddbef"/>
    </style:style>
    <style:style style:name="T147" style:family="text">
      <style:text-properties officeooo:rsid="003e8aff"/>
    </style:style>
    <style:style style:name="T148" style:family="text">
      <style:text-properties officeooo:rsid="00409a9a"/>
    </style:style>
    <style:style style:name="T149" style:family="text">
      <style:text-properties officeooo:rsid="004101f2"/>
    </style:style>
    <style:style style:name="T150" style:family="text">
      <style:text-properties officeooo:rsid="0042f8d2"/>
    </style:style>
    <style:style style:name="T151" style:family="text">
      <style:text-properties officeooo:rsid="0042fcac"/>
    </style:style>
    <style:style style:name="T152" style:family="text">
      <style:text-properties officeooo:rsid="0043b5d2"/>
    </style:style>
    <style:style style:name="T153" style:family="text">
      <style:text-properties officeooo:rsid="001683d2"/>
    </style:style>
    <style:style style:name="T154" style:family="text">
      <style:text-properties officeooo:rsid="004b3245"/>
    </style:style>
    <style:style style:name="T155" style:family="text">
      <style:text-properties officeooo:rsid="004ff6ab"/>
    </style:style>
    <style:style style:name="T156" style:family="text">
      <style:text-properties officeooo:rsid="0053aad7"/>
    </style:style>
    <style:style style:name="T157" style:family="text">
      <style:text-properties officeooo:rsid="0054ff23"/>
    </style:style>
    <style:style style:name="T158" style:family="text">
      <style:text-properties officeooo:rsid="00563a94"/>
    </style:style>
    <style:style style:name="T159" style:family="text">
      <style:text-properties officeooo:rsid="005adcc8"/>
    </style:style>
    <style:style style:name="T160" style:family="text">
      <style:text-properties officeooo:rsid="005b3c2d"/>
    </style:style>
    <style:style style:name="T161" style:family="text">
      <style:text-properties officeooo:rsid="0062ad45"/>
    </style:style>
    <style:style style:name="T162" style:family="text">
      <style:text-properties officeooo:rsid="0062c750"/>
    </style:style>
    <style:style style:name="T163" style:family="text">
      <style:text-properties officeooo:rsid="00649d47"/>
    </style:style>
    <style:style style:name="T164" style:family="text">
      <style:text-properties officeooo:rsid="00675eee"/>
    </style:style>
    <style:style style:name="T165" style:family="text">
      <style:text-properties officeooo:rsid="006bb55a"/>
    </style:style>
    <style:style style:name="T166" style:family="text">
      <style:text-properties officeooo:rsid="006dee70"/>
    </style:style>
    <style:style style:name="T167" style:family="text">
      <style:text-properties officeooo:rsid="006e350b"/>
    </style:style>
    <style:style style:name="T168" style:family="text">
      <style:text-properties officeooo:rsid="006fd570"/>
    </style:style>
    <style:style style:name="T169" style:family="text">
      <style:text-properties officeooo:rsid="00732bb8"/>
    </style:style>
    <style:style style:name="T170" style:family="text">
      <style:text-properties officeooo:rsid="00781539"/>
    </style:style>
    <style:style style:name="T171" style:family="text">
      <style:text-properties officeooo:rsid="0079f069"/>
    </style:style>
    <style:style style:name="T172" style:family="text">
      <style:text-properties officeooo:rsid="007adf15"/>
    </style:style>
    <style:style style:name="T173" style:family="text">
      <style:text-properties officeooo:rsid="007f2f56"/>
    </style:style>
    <style:style style:name="T174" style:family="text">
      <style:text-properties officeooo:rsid="0081fa11"/>
    </style:style>
    <style:style style:name="T175" style:family="text">
      <style:text-properties officeooo:rsid="0085db15"/>
    </style:style>
    <style:style style:name="T176" style:family="text">
      <style:text-properties officeooo:rsid="0089dfab"/>
    </style:style>
    <style:style style:name="T177" style:family="text">
      <style:text-properties officeooo:rsid="008bb206"/>
    </style:style>
    <style:style style:name="T178" style:family="text">
      <style:text-properties officeooo:rsid="008f1c5f"/>
    </style:style>
    <style:style style:name="T179" style:family="text">
      <style:text-properties officeooo:rsid="00931c70"/>
    </style:style>
    <style:style style:name="T180" style:family="text">
      <style:text-properties officeooo:rsid="009b2c4e"/>
    </style:style>
    <style:style style:name="T181" style:family="text">
      <style:text-properties officeooo:rsid="009cf693"/>
    </style:style>
    <style:style style:name="T182" style:family="text">
      <style:text-properties officeooo:rsid="009e7727"/>
    </style:style>
    <style:style style:name="T183" style:family="text">
      <style:text-properties officeooo:rsid="009f0f49"/>
    </style:style>
    <style:style style:name="T184" style:family="text">
      <style:text-properties officeooo:rsid="00a0250c"/>
    </style:style>
    <style:style style:name="T185" style:family="text">
      <style:text-properties officeooo:rsid="00a06c7e"/>
    </style:style>
    <style:style style:name="T186" style:family="text">
      <style:text-properties officeooo:rsid="00a335dd"/>
    </style:style>
    <style:style style:name="T187" style:family="text">
      <style:text-properties officeooo:rsid="00a3d065"/>
    </style:style>
    <style:style style:name="T188" style:family="text">
      <style:text-properties officeooo:rsid="00a582bc"/>
    </style:style>
    <style:style style:name="T189" style:family="text">
      <style:text-properties officeooo:rsid="00aa1acf"/>
    </style:style>
    <style:style style:name="T190" style:family="text">
      <style:text-properties officeooo:rsid="00ab5403"/>
    </style:style>
    <style:style style:name="T191" style:family="text">
      <style:text-properties officeooo:rsid="00af0d86"/>
    </style:style>
    <style:style style:name="T192" style:family="text">
      <style:text-properties officeooo:rsid="00b059ee"/>
    </style:style>
    <style:style style:name="T193" style:family="text">
      <style:text-properties officeooo:rsid="00b1146f"/>
    </style:style>
    <style:style style:name="T194" style:family="text">
      <style:text-properties officeooo:rsid="00b151ed"/>
    </style:style>
    <style:style style:name="T195" style:family="text">
      <style:text-properties officeooo:rsid="00b28a06"/>
    </style:style>
    <style:style style:name="T196" style:family="text">
      <style:text-properties officeooo:rsid="00b2a3a7"/>
    </style:style>
    <style:style style:name="T197" style:family="text">
      <style:text-properties officeooo:rsid="00b834d9"/>
    </style:style>
    <style:style style:name="T198" style:family="text">
      <style:text-properties officeooo:rsid="00bae8b0"/>
    </style:style>
    <style:style style:name="T199" style:family="text">
      <style:text-properties officeooo:rsid="00bbe755"/>
    </style:style>
    <style:style style:name="T200" style:family="text">
      <style:text-properties officeooo:rsid="00bd68b4"/>
    </style:style>
    <style:style style:name="T201" style:family="text">
      <style:text-properties officeooo:rsid="00c1e470"/>
    </style:style>
    <style:style style:name="T202" style:family="text">
      <style:text-properties officeooo:rsid="00c3f4c3"/>
    </style:style>
    <style:style style:name="T203" style:family="text">
      <style:text-properties officeooo:rsid="00c6c719"/>
    </style:style>
    <style:style style:name="T204" style:family="text">
      <style:text-properties officeooo:rsid="00cebabf"/>
    </style:style>
    <style:style style:name="T205" style:family="text">
      <style:text-properties officeooo:rsid="00d18751"/>
    </style:style>
    <style:style style:name="T206" style:family="text">
      <style:text-properties officeooo:rsid="00d2f8d8"/>
    </style:style>
    <style:style style:name="T207" style:family="text">
      <style:text-properties officeooo:rsid="00d66348"/>
    </style:style>
    <style:style style:name="T208" style:family="text">
      <style:text-properties officeooo:rsid="00d82149"/>
    </style:style>
    <style:style style:name="T209" style:family="text">
      <style:text-properties officeooo:rsid="00d9930c"/>
    </style:style>
    <style:style style:name="T210" style:family="text">
      <style:text-properties officeooo:rsid="00da051f"/>
    </style:style>
    <style:style style:name="T211" style:family="text">
      <style:text-properties officeooo:rsid="00da41ef"/>
    </style:style>
    <style:style style:name="T212" style:family="text">
      <style:text-properties officeooo:rsid="00dbb737"/>
    </style:style>
    <style:style style:name="T213" style:family="text">
      <style:text-properties officeooo:rsid="00e00fdb"/>
    </style:style>
    <style:style style:name="T214" style:family="text">
      <style:text-properties officeooo:rsid="00e3ae1f"/>
    </style:style>
    <style:style style:name="T215" style:family="text">
      <style:text-properties officeooo:rsid="00ee66fa"/>
    </style:style>
    <style:style style:name="T216" style:family="text">
      <style:text-properties officeooo:rsid="00ee8ade"/>
    </style:style>
    <style:style style:name="T217" style:family="text">
      <style:text-properties officeooo:rsid="00f5173d"/>
    </style:style>
    <style:style style:name="T218" style:family="text">
      <style:text-properties officeooo:rsid="00f55537"/>
    </style:style>
    <style:style style:name="T219" style:family="text">
      <style:text-properties officeooo:rsid="00f5fdf4"/>
    </style:style>
    <style:style style:name="T220" style:family="text">
      <style:text-properties officeooo:rsid="00f9f817"/>
    </style:style>
    <style:style style:name="T221" style:family="text">
      <style:text-properties officeooo:rsid="00fb60aa"/>
    </style:style>
    <style:style style:name="T222" style:family="text">
      <style:text-properties officeooo:rsid="00fc4b86"/>
    </style:style>
    <style:style style:name="T223" style:family="text">
      <style:text-properties officeooo:rsid="00fe743f"/>
    </style:style>
    <style:style style:name="T224" style:family="text">
      <style:text-properties officeooo:rsid="00ff3d49"/>
    </style:style>
    <style:style style:name="T225" style:family="text">
      <style:text-properties officeooo:rsid="0102990d"/>
    </style:style>
    <style:style style:name="T226" style:family="text">
      <style:text-properties officeooo:rsid="010435d7"/>
    </style:style>
    <style:style style:name="T227" style:family="text">
      <style:text-properties officeooo:rsid="0104ba60"/>
    </style:style>
    <style:style style:name="T228" style:family="text">
      <style:text-properties officeooo:rsid="0104e5f8"/>
    </style:style>
    <style:style style:name="T229" style:family="text">
      <style:text-properties officeooo:rsid="0106cd53"/>
    </style:style>
    <style:style style:name="T230" style:family="text">
      <style:text-properties officeooo:rsid="010bf4c2"/>
    </style:style>
    <style:style style:name="T231" style:family="text">
      <style:text-properties officeooo:rsid="01140b24"/>
    </style:style>
    <style:style style:name="T232" style:family="text">
      <style:text-properties officeooo:rsid="0114daa7"/>
    </style:style>
    <style:style style:name="T233" style:family="text">
      <style:text-properties officeooo:rsid="0119a128"/>
    </style:style>
    <style:style style:name="T234" style:family="text">
      <style:text-properties officeooo:rsid="011a42d5"/>
    </style:style>
    <style:style style:name="T235" style:family="text">
      <style:text-properties officeooo:rsid="011b6308"/>
    </style:style>
    <style:style style:name="T236" style:family="text">
      <style:text-properties officeooo:rsid="011c1bfb"/>
    </style:style>
    <style:style style:name="T237" style:family="text">
      <style:text-properties officeooo:rsid="0121d115"/>
    </style:style>
    <style:style style:name="T238" style:family="text">
      <style:text-properties officeooo:rsid="0123161d"/>
    </style:style>
    <style:style style:name="T239" style:family="text">
      <style:text-properties officeooo:rsid="01251545"/>
    </style:style>
    <style:style style:name="T240" style:family="text">
      <style:text-properties officeooo:rsid="0125b438"/>
    </style:style>
    <style:style style:name="T241" style:family="text">
      <style:text-properties officeooo:rsid="0127101c"/>
    </style:style>
    <style:style style:name="T242" style:family="text">
      <style:text-properties officeooo:rsid="01277552"/>
    </style:style>
    <style:style style:name="T243" style:family="text">
      <style:text-properties officeooo:rsid="012a4b4d"/>
    </style:style>
    <style:style style:name="T244" style:family="text">
      <style:text-properties officeooo:rsid="012b62e0"/>
    </style:style>
    <style:style style:name="T245" style:family="text">
      <style:text-properties officeooo:rsid="0131084f"/>
    </style:style>
    <style:style style:name="T246" style:family="text">
      <style:text-properties officeooo:rsid="01327d5d"/>
    </style:style>
    <style:style style:name="T247" style:family="text">
      <style:text-properties officeooo:rsid="01340e39"/>
    </style:style>
    <style:style style:name="T248" style:family="text">
      <style:text-properties officeooo:rsid="0136c708"/>
    </style:style>
    <style:style style:name="T249" style:family="text">
      <style:text-properties officeooo:rsid="013aa7af"/>
    </style:style>
    <style:style style:name="T250" style:family="text">
      <style:text-properties officeooo:rsid="013d7dd4"/>
    </style:style>
    <style:style style:name="T251" style:family="text">
      <style:text-properties officeooo:rsid="013dea79"/>
    </style:style>
    <style:style style:name="T252" style:family="text">
      <style:text-properties officeooo:rsid="013e91d8"/>
    </style:style>
    <style:style style:name="T253" style:family="text">
      <style:text-properties officeooo:rsid="0140c0d0"/>
    </style:style>
    <style:style style:name="T254" style:family="text">
      <style:text-properties officeooo:rsid="0147383d"/>
    </style:style>
    <style:style style:name="T255" style:family="text">
      <style:text-properties officeooo:rsid="014b08f9"/>
    </style:style>
    <style:style style:name="T256" style:family="text">
      <style:text-properties officeooo:rsid="014b9752"/>
    </style:style>
    <style:style style:name="T257" style:family="text">
      <style:text-properties officeooo:rsid="014d8eb4"/>
    </style:style>
    <style:style style:name="T258" style:family="text">
      <style:text-properties officeooo:rsid="014fd7ee"/>
    </style:style>
    <style:style style:name="T259" style:family="text">
      <style:text-properties officeooo:rsid="01517c47"/>
    </style:style>
    <style:style style:name="T260" style:family="text">
      <style:text-properties officeooo:rsid="01526f5a"/>
    </style:style>
    <style:style style:name="T261" style:family="text">
      <style:text-properties officeooo:rsid="0155c7ba"/>
    </style:style>
    <style:style style:name="T262" style:family="text">
      <style:text-properties officeooo:rsid="01561143"/>
    </style:style>
    <style:style style:name="T263" style:family="text">
      <style:text-properties officeooo:rsid="01567f6a"/>
    </style:style>
    <style:style style:name="T264" style:family="text">
      <style:text-properties officeooo:rsid="0157bf78"/>
    </style:style>
    <style:style style:name="T265" style:family="text">
      <style:text-properties officeooo:rsid="015aea7e"/>
    </style:style>
    <style:style style:name="T266" style:family="text">
      <style:text-properties officeooo:rsid="015bdab9"/>
    </style:style>
    <style:style style:name="T267" style:family="text">
      <style:text-properties officeooo:rsid="015ca7c6"/>
    </style:style>
    <style:style style:name="T268" style:family="text">
      <style:text-properties officeooo:rsid="015d7618"/>
    </style:style>
    <style:style style:name="T269" style:family="text">
      <style:text-properties officeooo:rsid="015e9b8f"/>
    </style:style>
    <style:style style:name="T270" style:family="text">
      <style:text-properties officeooo:rsid="015ee398"/>
    </style:style>
    <style:style style:name="T271" style:family="text">
      <style:text-properties officeooo:rsid="015f855b"/>
    </style:style>
    <style:style style:name="T272" style:family="text">
      <style:text-properties officeooo:rsid="01616937"/>
    </style:style>
    <style:style style:name="T273" style:family="text">
      <style:text-properties officeooo:rsid="0162c676"/>
    </style:style>
    <style:style style:name="T274" style:family="text">
      <style:text-properties officeooo:rsid="016378c0"/>
    </style:style>
    <style:style style:name="T275" style:family="text">
      <style:text-properties officeooo:rsid="0165b278"/>
    </style:style>
    <style:style style:name="T276" style:family="text">
      <style:text-properties officeooo:rsid="0169868d"/>
    </style:style>
    <style:style style:name="T277" style:family="text">
      <style:text-properties officeooo:rsid="016aa1a0"/>
    </style:style>
    <style:style style:name="T278" style:family="text">
      <style:text-properties officeooo:rsid="016f8833"/>
    </style:style>
    <style:style style:name="T279" style:family="text">
      <style:text-properties officeooo:rsid="017043c2"/>
    </style:style>
    <style:style style:name="T280" style:family="text">
      <style:text-properties officeooo:rsid="01737d12"/>
    </style:style>
    <style:style style:name="T281" style:family="text">
      <style:text-properties officeooo:rsid="017643af"/>
    </style:style>
    <style:style style:name="T282" style:family="text">
      <style:text-properties officeooo:rsid="01771d7d"/>
    </style:style>
    <style:style style:name="T283" style:family="text">
      <style:text-properties officeooo:rsid="01782681"/>
    </style:style>
    <style:style style:name="T284" style:family="text">
      <style:text-properties officeooo:rsid="01798467"/>
    </style:style>
    <style:style style:name="T285" style:family="text">
      <style:text-properties officeooo:rsid="0179c58a"/>
    </style:style>
    <style:style style:name="T286" style:family="text">
      <style:text-properties officeooo:rsid="017c38e5"/>
    </style:style>
    <style:style style:name="T287" style:family="text">
      <style:text-properties officeooo:rsid="017cb1ad"/>
    </style:style>
    <style:style style:name="T288" style:family="text">
      <style:text-properties officeooo:rsid="017db6e2"/>
    </style:style>
    <style:style style:name="T289" style:family="text">
      <style:text-properties officeooo:rsid="017e51db"/>
    </style:style>
    <style:style style:name="T290" style:family="text">
      <style:text-properties officeooo:rsid="017e65da"/>
    </style:style>
    <style:style style:name="T291" style:family="text">
      <style:text-properties officeooo:rsid="017ed1d3"/>
    </style:style>
    <style:style style:name="T292" style:family="text">
      <style:text-properties officeooo:rsid="018049f0"/>
    </style:style>
    <style:style style:name="T293" style:family="text">
      <style:text-properties officeooo:rsid="0183b5b0"/>
    </style:style>
    <style:style style:name="T294" style:family="text">
      <style:text-properties officeooo:rsid="0184d407"/>
    </style:style>
    <style:style style:name="T295" style:family="text">
      <style:text-properties officeooo:rsid="0185a315"/>
    </style:style>
    <style:style style:name="T296" style:family="text">
      <style:text-properties officeooo:rsid="018c5deb"/>
    </style:style>
    <style:style style:name="T297" style:family="text">
      <style:text-properties officeooo:rsid="018e08d7"/>
    </style:style>
    <style:style style:name="T298" style:family="text">
      <style:text-properties officeooo:rsid="0191729f"/>
    </style:style>
    <style:style style:name="T299" style:family="text">
      <style:text-properties officeooo:rsid="01927bcf"/>
    </style:style>
    <style:style style:name="T300" style:family="text">
      <style:text-properties officeooo:rsid="0193d468"/>
    </style:style>
    <style:style style:name="T301" style:family="text">
      <style:text-properties officeooo:rsid="0194e45f"/>
    </style:style>
    <style:style style:name="T302" style:family="text">
      <style:text-properties officeooo:rsid="01969dea"/>
    </style:style>
    <style:style style:name="T303" style:family="text">
      <style:text-properties officeooo:rsid="01981fee"/>
    </style:style>
    <style:style style:name="T304" style:family="text">
      <style:text-properties officeooo:rsid="01986194"/>
    </style:style>
    <style:style style:name="T305" style:family="text">
      <style:text-properties officeooo:rsid="019a93bc"/>
    </style:style>
    <style:style style:name="T306" style:family="text">
      <style:text-properties officeooo:rsid="019f7c45"/>
    </style:style>
    <style:style style:name="T307" style:family="text">
      <style:text-properties officeooo:rsid="01a164a0"/>
    </style:style>
    <style:style style:name="T308" style:family="text">
      <style:text-properties officeooo:rsid="01a18a51"/>
    </style:style>
    <style:style style:name="T309" style:family="text">
      <style:text-properties officeooo:rsid="01a4eb0e"/>
    </style:style>
    <style:style style:name="T310" style:family="text">
      <style:text-properties officeooo:rsid="01a5e7e9"/>
    </style:style>
    <style:style style:name="T311" style:family="text">
      <style:text-properties officeooo:rsid="01a724c4"/>
    </style:style>
    <style:style style:name="T312" style:family="text">
      <style:text-properties officeooo:rsid="01a81282"/>
    </style:style>
    <style:style style:name="T313" style:family="text">
      <style:text-properties officeooo:rsid="01a88ea1"/>
    </style:style>
    <style:style style:name="T314" style:family="text">
      <style:text-properties officeooo:rsid="01a8f631"/>
    </style:style>
    <style:style style:name="T315" style:family="text">
      <style:text-properties officeooo:rsid="01a9e777"/>
    </style:style>
    <style:style style:name="T316" style:family="text">
      <style:text-properties officeooo:rsid="01ae31ae"/>
    </style:style>
    <style:style style:name="T317" style:family="text">
      <style:text-properties officeooo:rsid="01afe974"/>
    </style:style>
    <style:style style:name="T318" style:family="text">
      <style:text-properties officeooo:rsid="01b2f8ed"/>
    </style:style>
    <style:style style:name="T319" style:family="text">
      <style:text-properties officeooo:rsid="01b665b1"/>
    </style:style>
    <style:style style:name="T320" style:family="text">
      <style:text-properties officeooo:rsid="01b73021"/>
    </style:style>
    <style:style style:name="T321" style:family="text">
      <style:text-properties officeooo:rsid="01b8b71a"/>
    </style:style>
    <style:style style:name="T322" style:family="text">
      <style:text-properties officeooo:rsid="01ba5d23"/>
    </style:style>
    <style:style style:name="T323" style:family="text">
      <style:text-properties officeooo:rsid="01bb9efc"/>
    </style:style>
    <style:style style:name="T324" style:family="text">
      <style:text-properties officeooo:rsid="01bd5a11"/>
    </style:style>
    <style:style style:name="T325" style:family="text">
      <style:text-properties officeooo:rsid="01c0ea37"/>
    </style:style>
    <style:style style:name="T326" style:family="text">
      <style:text-properties officeooo:rsid="01c3bd75"/>
    </style:style>
    <style:style style:name="T327" style:family="text">
      <style:text-properties officeooo:rsid="01c6f86e"/>
    </style:style>
    <style:style style:name="T328" style:family="text">
      <style:text-properties officeooo:rsid="01c97e67"/>
    </style:style>
    <style:style style:name="T329" style:family="text">
      <style:text-properties officeooo:rsid="01cc9f28"/>
    </style:style>
    <style:style style:name="T330" style:family="text">
      <style:text-properties officeooo:rsid="01cd27fe"/>
    </style:style>
    <style:style style:name="T331" style:family="text">
      <style:text-properties officeooo:rsid="01cdfd57"/>
    </style:style>
    <style:style style:name="T332" style:family="text">
      <style:text-properties officeooo:rsid="01d0556b"/>
    </style:style>
    <style:style style:name="T333" style:family="text">
      <style:text-properties officeooo:rsid="01d46789"/>
    </style:style>
    <style:style style:name="T334" style:family="text">
      <style:text-properties officeooo:rsid="01e1971a"/>
    </style:style>
    <style:style style:name="T335" style:family="text">
      <style:text-properties officeooo:rsid="01e243c9"/>
    </style:style>
    <style:style style:name="T336" style:family="text">
      <style:text-properties officeooo:rsid="01e25b63"/>
    </style:style>
    <style:style style:name="T337" style:family="text">
      <style:text-properties officeooo:rsid="01e35d03"/>
    </style:style>
    <style:style style:name="T338" style:family="text">
      <style:text-properties officeooo:rsid="01e3c32d"/>
    </style:style>
    <style:style style:name="T339" style:family="text">
      <style:text-properties officeooo:rsid="01e6effd"/>
    </style:style>
    <style:style style:name="T340" style:family="text">
      <style:text-properties officeooo:rsid="01e95d38"/>
    </style:style>
    <style:style style:name="T341" style:family="text">
      <style:text-properties officeooo:rsid="01f2344b"/>
    </style:style>
    <style:style style:name="T342" style:family="text">
      <style:text-properties officeooo:rsid="01f83cdf"/>
    </style:style>
    <style:style style:name="T343" style:family="text">
      <style:text-properties officeooo:rsid="01fdd98e"/>
    </style:style>
    <style:style style:name="T344" style:family="text">
      <style:text-properties officeooo:rsid="0200870e"/>
    </style:style>
    <style:style style:name="T345" style:family="text">
      <style:text-properties officeooo:rsid="0201156e"/>
    </style:style>
    <style:style style:name="T346" style:family="text">
      <style:text-properties officeooo:rsid="02019e2b"/>
    </style:style>
    <style:style style:name="T347" style:family="text">
      <style:text-properties officeooo:rsid="02038f91"/>
    </style:style>
    <style:style style:name="T348" style:family="text">
      <style:text-properties officeooo:rsid="0209fc16"/>
    </style:style>
    <style:style style:name="T349" style:family="text">
      <style:text-properties officeooo:rsid="020b1fb4"/>
    </style:style>
    <style:style style:name="T350" style:family="text">
      <style:text-properties officeooo:rsid="020b2f4f"/>
    </style:style>
    <style:style style:name="T351" style:family="text">
      <style:text-properties officeooo:rsid="02125eac"/>
    </style:style>
    <style:style style:name="T352" style:family="text">
      <style:text-properties officeooo:rsid="02154316"/>
    </style:style>
    <style:style style:name="T353" style:family="text">
      <style:text-properties officeooo:rsid="0218e78d"/>
    </style:style>
    <style:style style:name="T354" style:family="text">
      <style:text-properties officeooo:rsid="02250bad"/>
    </style:style>
    <style:style style:name="T355" style:family="text">
      <style:text-properties officeooo:rsid="02262f52"/>
    </style:style>
    <style:style style:name="T356" style:family="text">
      <style:text-properties officeooo:rsid="0228811d"/>
    </style:style>
    <style:style style:name="T357" style:family="text">
      <style:text-properties officeooo:rsid="022b0a6e"/>
    </style:style>
    <style:style style:name="T358" style:family="text">
      <style:text-properties officeooo:rsid="022bb642"/>
    </style:style>
    <style:style style:name="T359" style:family="text">
      <style:text-properties officeooo:rsid="022efb92"/>
    </style:style>
    <style:style style:name="T360" style:family="text">
      <style:text-properties officeooo:rsid="0231cec8"/>
    </style:style>
    <style:style style:name="T361" style:family="text">
      <style:text-properties officeooo:rsid="0238053e"/>
    </style:style>
    <style:style style:name="T362" style:family="text">
      <style:text-properties officeooo:rsid="023ac4a9"/>
    </style:style>
    <style:style style:name="T363" style:family="text">
      <style:text-properties officeooo:rsid="0241f4f4"/>
    </style:style>
    <style:style style:name="T364" style:family="text">
      <style:text-properties officeooo:rsid="0243956e"/>
    </style:style>
    <style:style style:name="T365" style:family="text">
      <style:text-properties officeooo:rsid="024a4ba9"/>
    </style:style>
    <style:style style:name="T366" style:family="text">
      <style:text-properties officeooo:rsid="024b0967"/>
    </style:style>
    <style:style style:name="T367" style:family="text">
      <style:text-properties officeooo:rsid="024e2d59"/>
    </style:style>
    <style:style style:name="T368" style:family="text">
      <style:text-properties officeooo:rsid="024fb042"/>
    </style:style>
    <style:style style:name="T369" style:family="text">
      <style:text-properties officeooo:rsid="0255093b"/>
    </style:style>
    <style:style style:name="T370" style:family="text">
      <style:text-properties officeooo:rsid="0255f848"/>
    </style:style>
    <style:style style:name="T371" style:family="text">
      <style:text-properties officeooo:rsid="0256404c"/>
    </style:style>
    <style:style style:name="T372" style:family="text">
      <style:text-properties officeooo:rsid="025fa479"/>
    </style:style>
    <style:style style:name="T373" style:family="text">
      <style:text-properties officeooo:rsid="026104ee"/>
    </style:style>
    <style:style style:name="T374" style:family="text">
      <style:text-properties officeooo:rsid="0261be22"/>
    </style:style>
    <style:style style:name="T375" style:family="text">
      <style:text-properties officeooo:rsid="02659f13"/>
    </style:style>
    <style:style style:name="T376" style:family="text">
      <style:text-properties officeooo:rsid="026a5669"/>
    </style:style>
    <style:style style:name="T377" style:family="text">
      <style:text-properties officeooo:rsid="026ecb69"/>
    </style:style>
    <style:style style:name="T378" style:family="text">
      <style:text-properties officeooo:rsid="027052f3"/>
    </style:style>
    <style:style style:name="T379" style:family="text">
      <style:text-properties officeooo:rsid="02740f01"/>
    </style:style>
    <style:style style:name="T380" style:family="text">
      <style:text-properties officeooo:rsid="02750862"/>
    </style:style>
    <style:style style:name="T381" style:family="text">
      <style:text-properties officeooo:rsid="02753e9f"/>
    </style:style>
    <style:style style:name="T382" style:family="text">
      <style:text-properties officeooo:rsid="02776fb7"/>
    </style:style>
    <style:style style:name="T383" style:family="text">
      <style:text-properties officeooo:rsid="02794aa4"/>
    </style:style>
    <style:style style:name="T384" style:family="text">
      <style:text-properties officeooo:rsid="027c7d8d"/>
    </style:style>
    <style:style style:name="T385" style:family="text">
      <style:text-properties officeooo:rsid="027cc76d"/>
    </style:style>
    <style:style style:name="T386" style:family="text">
      <style:text-properties officeooo:rsid="027d013f"/>
    </style:style>
    <style:style style:name="T387" style:family="text">
      <style:text-properties officeooo:rsid="027e3ab3"/>
    </style:style>
    <style:style style:name="T388" style:family="text">
      <style:text-properties officeooo:rsid="0280d18c"/>
    </style:style>
    <style:style style:name="T389" style:family="text">
      <style:text-properties officeooo:rsid="0281e0f4"/>
    </style:style>
    <style:style style:name="T390" style:family="text">
      <style:text-properties officeooo:rsid="0285791f"/>
    </style:style>
    <style:style style:name="T391" style:family="text">
      <style:text-properties officeooo:rsid="0286f82f"/>
    </style:style>
    <style:style style:name="T392" style:family="text">
      <style:text-properties officeooo:rsid="0288a4a3"/>
    </style:style>
    <style:style style:name="T393" style:family="text">
      <style:text-properties officeooo:rsid="028cf859"/>
    </style:style>
    <style:style style:name="T394" style:family="text">
      <style:text-properties officeooo:rsid="0290a407"/>
    </style:style>
    <style:style style:name="T395" style:family="text">
      <style:text-properties officeooo:rsid="02933afa"/>
    </style:style>
    <style:style style:name="T396" style:family="text">
      <style:text-properties officeooo:rsid="0294e315"/>
    </style:style>
    <style:style style:name="T397" style:family="text">
      <style:text-properties officeooo:rsid="0294fba5"/>
    </style:style>
    <style:style style:name="T398" style:family="text">
      <style:text-properties officeooo:rsid="029db829"/>
    </style:style>
    <style:style style:name="T399" style:family="text">
      <style:text-properties officeooo:rsid="029f9ea4"/>
    </style:style>
    <style:style style:name="T400" style:family="text">
      <style:text-properties officeooo:rsid="02a5098d"/>
    </style:style>
    <style:style style:name="T401" style:family="text">
      <style:text-properties officeooo:rsid="02a778f3"/>
    </style:style>
    <style:style style:name="T402" style:family="text">
      <style:text-properties officeooo:rsid="02abcdbc"/>
    </style:style>
    <style:style style:name="T403" style:family="text">
      <style:text-properties officeooo:rsid="02afb198"/>
    </style:style>
    <style:style style:name="T404" style:family="text">
      <style:text-properties officeooo:rsid="02b0779d"/>
    </style:style>
    <style:style style:name="T405" style:family="text">
      <style:text-properties officeooo:rsid="02b1f007"/>
    </style:style>
    <style:style style:name="T406" style:family="text">
      <style:text-properties officeooo:rsid="02b2ad7d"/>
    </style:style>
    <style:style style:name="T407" style:family="text">
      <style:text-properties fo:font-style="italic" style:font-style-asian="italic" style:font-style-complex="italic"/>
    </style:style>
    <style:style style:name="T408" style:family="text">
      <style:text-properties fo:font-style="italic" officeooo:rsid="02c9b7fd" style:font-style-asian="italic" style:font-style-complex="italic"/>
    </style:style>
    <style:style style:name="T409" style:family="text">
      <style:text-properties fo:font-style="italic" officeooo:rsid="02ca849e" style:font-style-asian="italic" style:font-style-complex="italic"/>
    </style:style>
    <style:style style:name="T410" style:family="text">
      <style:text-properties fo:font-style="italic" officeooo:rsid="02cbdcf0" style:font-style-asian="italic" style:font-style-complex="italic"/>
    </style:style>
    <style:style style:name="T411" style:family="text">
      <style:text-properties fo:font-style="italic" officeooo:rsid="02cc733d" style:font-style-asian="italic" style:font-style-complex="italic"/>
    </style:style>
    <style:style style:name="T412" style:family="text">
      <style:text-properties fo:font-style="italic" officeooo:rsid="02cd2b90" style:font-style-asian="italic" style:font-style-complex="italic"/>
    </style:style>
    <style:style style:name="T413" style:family="text">
      <style:text-properties fo:font-style="italic" officeooo:rsid="02cf0b96" style:font-style-asian="italic" style:font-style-complex="italic"/>
    </style:style>
    <style:style style:name="T414" style:family="text">
      <style:text-properties fo:font-style="italic" officeooo:rsid="02d41e0e" style:font-style-asian="italic" style:font-style-complex="italic"/>
    </style:style>
    <style:style style:name="T415" style:family="text">
      <style:text-properties fo:font-style="italic" officeooo:rsid="03c57327" style:font-style-asian="italic" style:font-style-complex="italic"/>
    </style:style>
    <style:style style:name="T416" style:family="text">
      <style:text-properties officeooo:rsid="02b6987c"/>
    </style:style>
    <style:style style:name="T417" style:family="text">
      <style:text-properties officeooo:rsid="02b7f1e9"/>
    </style:style>
    <style:style style:name="T418" style:family="text">
      <style:text-properties officeooo:rsid="02ba1854"/>
    </style:style>
    <style:style style:name="T419" style:family="text">
      <style:text-properties officeooo:rsid="02bfd9fa"/>
    </style:style>
    <style:style style:name="T420" style:family="text">
      <style:text-properties officeooo:rsid="02c156d1"/>
    </style:style>
    <style:style style:name="T421" style:family="text">
      <style:text-properties officeooo:rsid="02c4576e"/>
    </style:style>
    <style:style style:name="T422" style:family="text">
      <style:text-properties officeooo:rsid="02d606cb"/>
    </style:style>
    <style:style style:name="T423" style:family="text">
      <style:text-properties officeooo:rsid="02dc3758"/>
    </style:style>
    <style:style style:name="T424" style:family="text">
      <style:text-properties officeooo:rsid="02df7944"/>
    </style:style>
    <style:style style:name="T425" style:family="text">
      <style:text-properties officeooo:rsid="02e22b7f"/>
    </style:style>
    <style:style style:name="T426" style:family="text">
      <style:text-properties officeooo:rsid="02e6b475"/>
    </style:style>
    <style:style style:name="T427" style:family="text">
      <style:text-properties officeooo:rsid="02eb95e5"/>
    </style:style>
    <style:style style:name="T428" style:family="text">
      <style:text-properties officeooo:rsid="02f261f1"/>
    </style:style>
    <style:style style:name="T429" style:family="text">
      <style:text-properties officeooo:rsid="02f4e49c"/>
    </style:style>
    <style:style style:name="T430" style:family="text">
      <style:text-properties officeooo:rsid="02f7fdef"/>
    </style:style>
    <style:style style:name="T431" style:family="text">
      <style:text-properties officeooo:rsid="02f9470f"/>
    </style:style>
    <style:style style:name="T432" style:family="text">
      <style:text-properties officeooo:rsid="02f9ab46"/>
    </style:style>
    <style:style style:name="T433" style:family="text">
      <style:text-properties officeooo:rsid="02fcf98b"/>
    </style:style>
    <style:style style:name="T434" style:family="text">
      <style:text-properties officeooo:rsid="02ff0ce2"/>
    </style:style>
    <style:style style:name="T435" style:family="text">
      <style:text-properties officeooo:rsid="02ffd1d9"/>
    </style:style>
    <style:style style:name="T436" style:family="text">
      <style:text-properties officeooo:rsid="03003fb4"/>
    </style:style>
    <style:style style:name="T437" style:family="text">
      <style:text-properties officeooo:rsid="0304a5f0"/>
    </style:style>
    <style:style style:name="T438" style:family="text">
      <style:text-properties officeooo:rsid="030f7031"/>
    </style:style>
    <style:style style:name="T439" style:family="text">
      <style:text-properties officeooo:rsid="031431b6"/>
    </style:style>
    <style:style style:name="T440" style:family="text">
      <style:text-properties officeooo:rsid="0314df15"/>
    </style:style>
    <style:style style:name="T441" style:family="text">
      <style:text-properties officeooo:rsid="031af66d"/>
    </style:style>
    <style:style style:name="T442" style:family="text">
      <style:text-properties officeooo:rsid="031c2585"/>
    </style:style>
    <style:style style:name="T443" style:family="text">
      <style:text-properties officeooo:rsid="031d44c4"/>
    </style:style>
    <style:style style:name="T444" style:family="text">
      <style:text-properties officeooo:rsid="031febe5"/>
    </style:style>
    <style:style style:name="T445" style:family="text">
      <style:text-properties officeooo:rsid="0320130a"/>
    </style:style>
    <style:style style:name="T446" style:family="text">
      <style:text-properties officeooo:rsid="032377a2"/>
    </style:style>
    <style:style style:name="T447" style:family="text">
      <style:text-properties officeooo:rsid="0323ae03"/>
    </style:style>
    <style:style style:name="T448" style:family="text">
      <style:text-properties officeooo:rsid="0327e603"/>
    </style:style>
    <style:style style:name="T449" style:family="text">
      <style:text-properties officeooo:rsid="0327ebab"/>
    </style:style>
    <style:style style:name="T450" style:family="text">
      <style:text-properties officeooo:rsid="032a9753"/>
    </style:style>
    <style:style style:name="T451" style:family="text">
      <style:text-properties officeooo:rsid="033305cf"/>
    </style:style>
    <style:style style:name="T452" style:family="text">
      <style:text-properties officeooo:rsid="03387f3a"/>
    </style:style>
    <style:style style:name="T453" style:family="text">
      <style:text-properties officeooo:rsid="033c0c61"/>
    </style:style>
    <style:style style:name="T454" style:family="text">
      <style:text-properties officeooo:rsid="0341981a"/>
    </style:style>
    <style:style style:name="T455" style:family="text">
      <style:text-properties officeooo:rsid="0344d8cd"/>
    </style:style>
    <style:style style:name="T456" style:family="text">
      <style:text-properties officeooo:rsid="0344fcaa"/>
    </style:style>
    <style:style style:name="T457" style:family="text">
      <style:text-properties officeooo:rsid="03460bed"/>
    </style:style>
    <style:style style:name="T458" style:family="text">
      <style:text-properties officeooo:rsid="03468d3d"/>
    </style:style>
    <style:style style:name="T459" style:family="text">
      <style:text-properties officeooo:rsid="03496660"/>
    </style:style>
    <style:style style:name="T460" style:family="text">
      <style:text-properties officeooo:rsid="034a26d9"/>
    </style:style>
    <style:style style:name="T461" style:family="text">
      <style:text-properties officeooo:rsid="034b9e05"/>
    </style:style>
    <style:style style:name="T462" style:family="text">
      <style:text-properties officeooo:rsid="03525121"/>
    </style:style>
    <style:style style:name="T463" style:family="text">
      <style:text-properties officeooo:rsid="0353bb76"/>
    </style:style>
    <style:style style:name="T464" style:family="text">
      <style:text-properties officeooo:rsid="0355d90e"/>
    </style:style>
    <style:style style:name="T465" style:family="text">
      <style:text-properties officeooo:rsid="03563e4c"/>
    </style:style>
    <style:style style:name="T466" style:family="text">
      <style:text-properties officeooo:rsid="035940cf"/>
    </style:style>
    <style:style style:name="T467" style:family="text">
      <style:text-properties officeooo:rsid="035e0759"/>
    </style:style>
    <style:style style:name="T468" style:family="text">
      <style:text-properties officeooo:rsid="035ecfac"/>
    </style:style>
    <style:style style:name="T469" style:family="text">
      <style:text-properties officeooo:rsid="0360119e"/>
    </style:style>
    <style:style style:name="T470" style:family="text">
      <style:text-properties officeooo:rsid="03628543"/>
    </style:style>
    <style:style style:name="T471" style:family="text">
      <style:text-properties officeooo:rsid="03643fd5"/>
    </style:style>
    <style:style style:name="T472" style:family="text">
      <style:text-properties officeooo:rsid="03686c1b"/>
    </style:style>
    <style:style style:name="T473" style:family="text">
      <style:text-properties officeooo:rsid="036efea5"/>
    </style:style>
    <style:style style:name="T474" style:family="text">
      <style:text-properties officeooo:rsid="036ff294"/>
    </style:style>
    <style:style style:name="T475" style:family="text">
      <style:text-properties officeooo:rsid="0371cdd5"/>
    </style:style>
    <style:style style:name="T476" style:family="text">
      <style:text-properties officeooo:rsid="03722dec"/>
    </style:style>
    <style:style style:name="T477" style:family="text">
      <style:text-properties officeooo:rsid="037f235c"/>
    </style:style>
    <style:style style:name="T478" style:family="text">
      <style:text-properties officeooo:rsid="037f760d"/>
    </style:style>
    <style:style style:name="T479" style:family="text">
      <style:text-properties officeooo:rsid="0382a17b"/>
    </style:style>
    <style:style style:name="T480" style:family="text">
      <style:text-properties officeooo:rsid="0386da29"/>
    </style:style>
    <style:style style:name="T481" style:family="text">
      <style:text-properties officeooo:rsid="038b4e6b"/>
    </style:style>
    <style:style style:name="T482" style:family="text">
      <style:text-properties officeooo:rsid="038efc29"/>
    </style:style>
    <style:style style:name="T483" style:family="text">
      <style:text-properties officeooo:rsid="03909a2e"/>
    </style:style>
    <style:style style:name="T484" style:family="text">
      <style:text-properties officeooo:rsid="03919225"/>
    </style:style>
    <style:style style:name="T485" style:family="text">
      <style:text-properties officeooo:rsid="0393d334"/>
    </style:style>
    <style:style style:name="T486" style:family="text">
      <style:text-properties officeooo:rsid="03970d5b"/>
    </style:style>
    <style:style style:name="T487" style:family="text">
      <style:text-properties officeooo:rsid="0398e4ba"/>
    </style:style>
    <style:style style:name="T488" style:family="text">
      <style:text-properties officeooo:rsid="039aec4b"/>
    </style:style>
    <style:style style:name="T489" style:family="text">
      <style:text-properties officeooo:rsid="039b9e3b"/>
    </style:style>
    <style:style style:name="T490" style:family="text">
      <style:text-properties officeooo:rsid="03a00404"/>
    </style:style>
    <style:style style:name="T491" style:family="text">
      <style:text-properties officeooo:rsid="03a00958"/>
    </style:style>
    <style:style style:name="T492" style:family="text">
      <style:text-properties officeooo:rsid="03a41542"/>
    </style:style>
    <style:style style:name="T493" style:family="text">
      <style:text-properties officeooo:rsid="03a70c9d"/>
    </style:style>
    <style:style style:name="T494" style:family="text">
      <style:text-properties officeooo:rsid="03ab185a"/>
    </style:style>
    <style:style style:name="T495" style:family="text">
      <style:text-properties officeooo:rsid="03aef0c2"/>
    </style:style>
    <style:style style:name="T496" style:family="text">
      <style:text-properties officeooo:rsid="03b0f0c0"/>
    </style:style>
    <style:style style:name="T497" style:family="text">
      <style:text-properties officeooo:rsid="03b13913"/>
    </style:style>
    <style:style style:name="T498" style:family="text">
      <style:text-properties officeooo:rsid="03b33745"/>
    </style:style>
    <style:style style:name="T499" style:family="text">
      <style:text-properties officeooo:rsid="03b66a71"/>
    </style:style>
    <style:style style:name="T500" style:family="text">
      <style:text-properties officeooo:rsid="03ba8249"/>
    </style:style>
    <style:style style:name="T501" style:family="text">
      <style:text-properties officeooo:rsid="03bd0f4d"/>
    </style:style>
    <style:style style:name="T502" style:family="text">
      <style:text-properties officeooo:rsid="03be59f9"/>
    </style:style>
    <style:style style:name="T503" style:family="text">
      <style:text-properties officeooo:rsid="03bea3df"/>
    </style:style>
    <style:style style:name="T504" style:family="text">
      <style:text-properties officeooo:rsid="03c154f2"/>
    </style:style>
    <style:style style:name="T505" style:family="text">
      <style:text-properties officeooo:rsid="03c57327"/>
    </style:style>
    <style:style style:name="T506" style:family="text">
      <style:text-properties officeooo:rsid="03c8cbc5"/>
    </style:style>
    <style:style style:name="T507" style:family="text">
      <style:text-properties officeooo:rsid="03caa244"/>
    </style:style>
    <style:style style:name="T508" style:family="text">
      <style:text-properties officeooo:rsid="03cb85ee"/>
    </style:style>
    <style:style style:name="T509" style:family="text">
      <style:text-properties officeooo:rsid="03cd1fb6"/>
    </style:style>
    <style:style style:name="T510" style:family="text">
      <style:text-properties officeooo:rsid="03ce4b22"/>
    </style:style>
    <style:style style:name="T511" style:family="text">
      <style:text-properties officeooo:rsid="03cec857"/>
    </style:style>
    <style:style style:name="T512" style:family="text">
      <style:text-properties officeooo:rsid="03d4d0b8"/>
    </style:style>
    <style:style style:name="T513" style:family="text">
      <style:text-properties officeooo:rsid="03d5ca51"/>
    </style:style>
    <style:style style:name="T514" style:family="text">
      <style:text-properties officeooo:rsid="03d6cd73"/>
    </style:style>
    <style:style style:name="T515" style:family="text">
      <style:text-properties officeooo:rsid="03d8877e"/>
    </style:style>
    <style:style style:name="T516" style:family="text">
      <style:text-properties officeooo:rsid="03db5457"/>
    </style:style>
    <style:style style:name="T517" style:family="text">
      <style:text-properties officeooo:rsid="03dda376"/>
    </style:style>
    <style:style style:name="T518" style:family="text">
      <style:text-properties officeooo:rsid="03e0233b"/>
    </style:style>
    <style:style style:name="T519" style:family="text">
      <style:text-properties officeooo:rsid="03e312dc"/>
    </style:style>
    <style:style style:name="T520" style:family="text">
      <style:text-properties officeooo:rsid="03e58374"/>
    </style:style>
    <style:style style:name="T521" style:family="text">
      <style:text-properties officeooo:rsid="03e7ecd5"/>
    </style:style>
    <style:style style:name="T522" style:family="text">
      <style:text-properties officeooo:rsid="03ed6a55"/>
    </style:style>
    <style:style style:name="T523" style:family="text">
      <style:text-properties officeooo:rsid="03ede221"/>
    </style:style>
    <style:style style:name="T524" style:family="text">
      <style:text-properties officeooo:rsid="03efcef8"/>
    </style:style>
    <style:style style:name="T525" style:family="text">
      <style:text-properties officeooo:rsid="03f1a8fc"/>
    </style:style>
    <style:style style:name="T526" style:family="text">
      <style:text-properties officeooo:rsid="03f7a8f4"/>
    </style:style>
    <style:style style:name="T527" style:family="text">
      <style:text-properties officeooo:rsid="03f8c08e"/>
    </style:style>
    <style:style style:name="T528" style:family="text">
      <style:text-properties officeooo:rsid="03fb5c25"/>
    </style:style>
    <style:style style:name="T529" style:family="text">
      <style:text-properties officeooo:rsid="03fc36d5"/>
    </style:style>
    <style:style style:name="T530" style:family="text">
      <style:text-properties officeooo:rsid="03fcdd18"/>
    </style:style>
    <style:style style:name="T531" style:family="text">
      <style:text-properties officeooo:rsid="03fee6d3"/>
    </style:style>
    <style:style style:name="T532" style:family="text">
      <style:text-properties officeooo:rsid="0401aee8"/>
    </style:style>
    <style:style style:name="T533" style:family="text">
      <style:text-properties officeooo:rsid="040283ad"/>
    </style:style>
    <style:style style:name="T534" style:family="text">
      <style:text-properties officeooo:rsid="0403eddc"/>
    </style:style>
    <style:style style:name="T535" style:family="text">
      <style:text-properties officeooo:rsid="04055506"/>
    </style:style>
    <style:style style:name="T536" style:family="text">
      <style:text-properties officeooo:rsid="04059b72"/>
    </style:style>
    <style:style style:name="T537" style:family="text">
      <style:text-properties officeooo:rsid="040652f4"/>
    </style:style>
    <style:style style:name="T538" style:family="text">
      <style:text-properties officeooo:rsid="040b30f4"/>
    </style:style>
    <style:style style:name="T539" style:family="text">
      <style:text-properties officeooo:rsid="040b6c52"/>
    </style:style>
    <style:style style:name="T540" style:family="text">
      <style:text-properties officeooo:rsid="040d3658"/>
    </style:style>
    <style:style style:name="T541" style:family="text">
      <style:text-properties officeooo:rsid="040e497a"/>
    </style:style>
    <style:style style:name="T542" style:family="text">
      <style:text-properties officeooo:rsid="04145e71"/>
    </style:style>
    <style:style style:name="T543" style:family="text">
      <style:text-properties officeooo:rsid="04152477"/>
    </style:style>
    <style:style style:name="T544" style:family="text">
      <style:text-properties officeooo:rsid="0417f2cf"/>
    </style:style>
    <style:style style:name="T545" style:family="text">
      <style:text-properties officeooo:rsid="04193b85"/>
    </style:style>
    <style:style style:name="T546" style:family="text">
      <style:text-properties officeooo:rsid="04194138"/>
    </style:style>
    <style:style style:name="T547" style:family="text">
      <style:text-properties officeooo:rsid="041bf751"/>
    </style:style>
    <style:style style:name="T548" style:family="text">
      <style:text-properties officeooo:rsid="041ced8a"/>
    </style:style>
    <style:style style:name="T549" style:family="text">
      <style:text-properties officeooo:rsid="0420eb7e"/>
    </style:style>
    <style:style style:name="T550" style:family="text">
      <style:text-properties officeooo:rsid="0424398d"/>
    </style:style>
    <style:style style:name="T551" style:family="text">
      <style:text-properties officeooo:rsid="042621b6"/>
    </style:style>
    <style:style style:name="T552" style:family="text">
      <style:text-properties officeooo:rsid="04269619"/>
    </style:style>
    <style:style style:name="T553" style:family="text">
      <style:text-properties officeooo:rsid="04285838"/>
    </style:style>
    <style:style style:name="T554" style:family="text">
      <style:text-properties officeooo:rsid="0428b13e"/>
    </style:style>
    <style:style style:name="T555" style:family="text">
      <style:text-properties officeooo:rsid="042b9b2b"/>
    </style:style>
    <style:style style:name="T556" style:family="text">
      <style:text-properties officeooo:rsid="04311120"/>
    </style:style>
    <style:style style:name="T557" style:family="text">
      <style:text-properties officeooo:rsid="04323427"/>
    </style:style>
    <style:style style:name="T558" style:family="text">
      <style:text-properties officeooo:rsid="04339114"/>
    </style:style>
    <style:style style:name="T559" style:family="text">
      <style:text-properties officeooo:rsid="0434199b"/>
    </style:style>
    <style:style style:name="T560" style:family="text">
      <style:text-properties officeooo:rsid="04364b1b"/>
    </style:style>
    <style:style style:name="T561" style:family="text">
      <style:text-properties officeooo:rsid="04372250"/>
    </style:style>
    <style:style style:name="T562" style:family="text">
      <style:text-properties officeooo:rsid="0437f481"/>
    </style:style>
    <style:style style:name="T563" style:family="text">
      <style:text-properties officeooo:rsid="043acad8"/>
    </style:style>
    <style:style style:name="T564" style:family="text">
      <style:text-properties officeooo:rsid="043c88b1"/>
    </style:style>
    <style:style style:name="T565" style:family="text">
      <style:text-properties officeooo:rsid="043fb643"/>
    </style:style>
    <style:style style:name="T566" style:family="text">
      <style:text-properties officeooo:rsid="0443095a"/>
    </style:style>
    <style:style style:name="T567" style:family="text">
      <style:text-properties officeooo:rsid="0444518e"/>
    </style:style>
    <style:style style:name="T568" style:family="text">
      <style:text-properties officeooo:rsid="04447cd3"/>
    </style:style>
    <style:style style:name="T569" style:family="text">
      <style:text-properties officeooo:rsid="04460b3a"/>
    </style:style>
    <style:style style:name="T570" style:family="text">
      <style:text-properties officeooo:rsid="04470f0c"/>
    </style:style>
    <style:style style:name="T571" style:family="text">
      <style:text-properties officeooo:rsid="0415e1ba"/>
    </style:style>
    <style:style style:name="T572" style:family="text">
      <style:text-properties officeooo:rsid="04499eeb"/>
    </style:style>
    <style:style style:name="T573" style:family="text">
      <style:text-properties officeooo:rsid="044d9fb4"/>
    </style:style>
    <style:style style:name="T574" style:family="text">
      <style:text-properties officeooo:rsid="044e3e31"/>
    </style:style>
    <style:style style:name="T575" style:family="text">
      <style:text-properties officeooo:rsid="04516887"/>
    </style:style>
    <style:style style:name="T576" style:family="text">
      <style:text-properties officeooo:rsid="0453ac0d"/>
    </style:style>
    <style:style style:name="T577" style:family="text">
      <style:text-properties officeooo:rsid="045628d4"/>
    </style:style>
    <style:style style:name="T578" style:family="text">
      <style:text-properties officeooo:rsid="0457f84f"/>
    </style:style>
    <style:style style:name="T579" style:family="text">
      <style:text-properties officeooo:rsid="0459e94f"/>
    </style:style>
    <style:style style:name="T580" style:family="text">
      <style:text-properties officeooo:rsid="045b79c5"/>
    </style:style>
    <style:style style:name="T581" style:family="text">
      <style:text-properties officeooo:rsid="045cf9c8"/>
    </style:style>
    <style:style style:name="T582" style:family="text">
      <style:text-properties officeooo:rsid="046168be"/>
    </style:style>
    <style:style style:name="T583" style:family="text">
      <style:text-properties officeooo:rsid="046223c7"/>
    </style:style>
    <style:style style:name="T584" style:family="text">
      <style:text-properties officeooo:rsid="0463da18"/>
    </style:style>
    <style:style style:name="T585" style:family="text">
      <style:text-properties officeooo:rsid="0467be61"/>
    </style:style>
    <style:style style:name="T586" style:family="text">
      <style:text-properties officeooo:rsid="0469dd82"/>
    </style:style>
    <style:style style:name="T587" style:family="text">
      <style:text-properties officeooo:rsid="046bae39"/>
    </style:style>
    <style:style style:name="T588" style:family="text">
      <style:text-properties officeooo:rsid="046cdc35"/>
    </style:style>
    <style:style style:name="T589" style:family="text">
      <style:text-properties officeooo:rsid="046e7c7c"/>
    </style:style>
    <style:style style:name="T590" style:family="text">
      <style:text-properties officeooo:rsid="04706076"/>
    </style:style>
    <style:style style:name="T591" style:family="text">
      <style:text-properties officeooo:rsid="0474c557"/>
    </style:style>
    <style:style style:name="T592" style:family="text">
      <style:text-properties officeooo:rsid="047502cf"/>
    </style:style>
    <style:style style:name="T593" style:family="text">
      <style:text-properties officeooo:rsid="047bc972"/>
    </style:style>
    <style:style style:name="T594" style:family="text">
      <style:text-properties officeooo:rsid="047d8020"/>
    </style:style>
    <style:style style:name="T595" style:family="text">
      <style:text-properties officeooo:rsid="04804df7"/>
    </style:style>
    <style:style style:name="T596" style:family="text">
      <style:text-properties officeooo:rsid="048056ea"/>
    </style:style>
    <style:style style:name="T597" style:family="text">
      <style:text-properties officeooo:rsid="04817c21"/>
    </style:style>
    <style:style style:name="T598" style:family="text">
      <style:text-properties officeooo:rsid="04833fc5"/>
    </style:style>
    <style:style style:name="T599" style:family="text">
      <style:text-properties officeooo:rsid="0483dc03"/>
    </style:style>
    <style:style style:name="T600" style:family="text">
      <style:text-properties officeooo:rsid="0484a9db"/>
    </style:style>
    <style:style style:name="T601" style:family="text">
      <style:text-properties officeooo:rsid="04858fa2"/>
    </style:style>
    <style:style style:name="T602" style:family="text">
      <style:text-properties officeooo:rsid="0489020d"/>
    </style:style>
    <style:style style:name="T603" style:family="text">
      <style:text-properties officeooo:rsid="048bcf36"/>
    </style:style>
    <style:style style:name="T604" style:family="text">
      <style:text-properties officeooo:rsid="048c9fa3"/>
    </style:style>
    <style:style style:name="T605" style:family="text">
      <style:text-properties officeooo:rsid="04930f82"/>
    </style:style>
    <style:style style:name="T606" style:family="text">
      <style:text-properties officeooo:rsid="0494e15f"/>
    </style:style>
    <style:style style:name="T607" style:family="text">
      <style:text-properties officeooo:rsid="0496ef58"/>
    </style:style>
    <style:style style:name="T608" style:family="text">
      <style:text-properties officeooo:rsid="0497f73d"/>
    </style:style>
    <style:style style:name="T609" style:family="text">
      <style:text-properties officeooo:rsid="0498fc27"/>
    </style:style>
    <style:style style:name="T610" style:family="text">
      <style:text-properties officeooo:rsid="049bd41e"/>
    </style:style>
    <style:style style:name="T611" style:family="text">
      <style:text-properties officeooo:rsid="049da72a"/>
    </style:style>
    <style:style style:name="T612" style:family="text">
      <style:text-properties officeooo:rsid="049e27b9"/>
    </style:style>
    <style:style style:name="T613" style:family="text">
      <style:text-properties officeooo:rsid="049f9144"/>
    </style:style>
    <style:style style:name="T614" style:family="text">
      <style:text-properties officeooo:rsid="04a13569"/>
    </style:style>
    <style:style style:name="T615" style:family="text">
      <style:text-properties officeooo:rsid="04a2cc16"/>
    </style:style>
    <style:style style:name="T616" style:family="text">
      <style:text-properties officeooo:rsid="04a62ca8"/>
    </style:style>
    <style:style style:name="T617" style:family="text">
      <style:text-properties officeooo:rsid="04a7bab6"/>
    </style:style>
    <style:style style:name="T618" style:family="text">
      <style:text-properties officeooo:rsid="04a95ab9"/>
    </style:style>
    <style:style style:name="T619" style:family="text">
      <style:text-properties officeooo:rsid="04ae3091"/>
    </style:style>
    <style:style style:name="T620" style:family="text">
      <style:text-properties officeooo:rsid="04b18e59"/>
    </style:style>
    <style:style style:name="T621" style:family="text">
      <style:text-properties officeooo:rsid="04b274c9"/>
    </style:style>
    <style:style style:name="T622" style:family="text">
      <style:text-properties officeooo:rsid="04bdc33f"/>
    </style:style>
    <style:style style:name="T623" style:family="text">
      <style:text-properties officeooo:rsid="04c2ac1e"/>
    </style:style>
    <style:style style:name="T624" style:family="text">
      <style:text-properties officeooo:rsid="04c424a9"/>
    </style:style>
    <style:style style:name="T625" style:family="text">
      <style:text-properties officeooo:rsid="04c55a83"/>
    </style:style>
    <style:style style:name="T626" style:family="text">
      <style:text-properties officeooo:rsid="04c604d2"/>
    </style:style>
    <style:style style:name="T627" style:family="text">
      <style:text-properties officeooo:rsid="04c8016f"/>
    </style:style>
    <style:style style:name="T628" style:family="text">
      <style:text-properties officeooo:rsid="04c98885"/>
    </style:style>
    <style:style style:name="T629" style:family="text">
      <style:text-properties officeooo:rsid="04cacd32"/>
    </style:style>
    <style:style style:name="T630" style:family="text">
      <style:text-properties officeooo:rsid="04cb677c"/>
    </style:style>
    <style:style style:name="T631" style:family="text">
      <style:text-properties officeooo:rsid="04cb7a9b"/>
    </style:style>
    <style:style style:name="T632" style:family="text">
      <style:text-properties officeooo:rsid="04cbf8b2"/>
    </style:style>
    <style:style style:name="T633" style:family="text">
      <style:text-properties officeooo:rsid="04cdf0f7"/>
    </style:style>
    <style:style style:name="T634" style:family="text">
      <style:text-properties officeooo:rsid="04cf03dd"/>
    </style:style>
    <style:style style:name="T635" style:family="text">
      <style:text-properties officeooo:rsid="04cff8f2"/>
    </style:style>
    <style:style style:name="T636" style:family="text">
      <style:text-properties officeooo:rsid="04d0ea11"/>
    </style:style>
    <style:style style:name="T637" style:family="text">
      <style:text-properties officeooo:rsid="04d2df7f"/>
    </style:style>
    <style:style style:name="T638" style:family="text">
      <style:text-properties officeooo:rsid="04d5ae6b"/>
    </style:style>
    <style:style style:name="T639" style:family="text">
      <style:text-properties officeooo:rsid="04d90c0c"/>
    </style:style>
    <style:style style:name="T640" style:family="text">
      <style:text-properties officeooo:rsid="04da4ce6"/>
    </style:style>
    <style:style style:name="T641" style:family="text">
      <style:text-properties officeooo:rsid="04dc322d"/>
    </style:style>
    <style:style style:name="T642" style:family="text">
      <style:text-properties officeooo:rsid="04ddf984"/>
    </style:style>
    <style:style style:name="T643" style:family="text">
      <style:text-properties officeooo:rsid="04df5ccc"/>
    </style:style>
    <style:style style:name="T644" style:family="text">
      <style:text-properties officeooo:rsid="04e2b378"/>
    </style:style>
    <style:style style:name="T645" style:family="text">
      <style:text-properties officeooo:rsid="04e41106"/>
    </style:style>
    <style:style style:name="T646" style:family="text">
      <style:text-properties officeooo:rsid="04e44100"/>
    </style:style>
    <style:style style:name="T647" style:family="text">
      <style:text-properties officeooo:rsid="04e57b0d"/>
    </style:style>
    <style:style style:name="T648" style:family="text">
      <style:text-properties officeooo:rsid="04ef1109"/>
    </style:style>
    <style:style style:name="T649" style:family="text">
      <style:text-properties officeooo:rsid="04f00143"/>
    </style:style>
    <style:style style:name="T650" style:family="text">
      <style:text-properties officeooo:rsid="04f12537"/>
    </style:style>
    <style:style style:name="T651" style:family="text">
      <style:text-properties officeooo:rsid="0505af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73" text:outline-level="2">1</text:h>
      <text:p text:style-name="P527">009 Sound System – DreamScape (<text:a xlink:type="simple" xlink:href="https://www.youtube.com/watch?v=TKfS5zVfGBc" text:style-name="Internet_20_link" text:visited-style-name="Visited_20_Internet_20_Link">https://www.youtube.com/watch?v=TKfS5zVfGBc</text:a>)</text:p>
      <text:p text:style-name="P528">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58">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59"/>
      <text:p text:style-name="P59">~~~</text:p>
      <text:p text:style-name="P44"><text:a xlink:type="simple" xlink:href="https://www.youtube.com/watch?v=rvk5D1iI2LA" text:style-name="Internet_20_link" text:visited-style-name="Visited_20_Internet_20_Link">https://www.youtube.com/watch?v=rvk5D1iI2LA</text:a></text:p>
      <text:h text:style-name="P572"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54">Нет, Агамемнон – ерунда. За нами. Гонятся. Чёртовы. Чокнутые. Пони.</text:p>
      <text:p text:style-name="P54"/>
      <text:p text:style-name="P54">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54">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4"/>
      <text:p text:style-name="P54">Ну вот кто заставил тебя улыбаться Дейдре, Хуман? Ведь всё так неплохо шло…</text:p>
      <text:p text:style-name="P44"/>
      <text:p text:style-name="P59">***</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48">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556">&lt;<text:span text:style-name="T75">больше быта племени</text:span>&gt;</text:p>
      <text:p text:style-name="P59">…</text:p>
      <text:p text:style-name="P59"/>
      <text:p text:style-name="P44">Тема беседы просто вводи<text:span text:style-name="T384">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84">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84">Пятьсот</text:span> лет назад это было соседнее с нами племя – наши <text:span text:style-name="T384">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8">самого </text:span><text:span text:style-name="T67">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78">Путешествия, это уже что-то. Мне совершенно случайно нужно в Дрогонштерн, - наконец, подал голос я.</text:span></text:p>
      <text:p text:style-name="P47">- <text:span text:style-name="T378">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78">И м</text:span>не всё ещё непонятно, на кой чёрт я вам сдался? <text:s/>- <text:span text:style-name="T379">я </text:span>пропуска<text:span text:style-name="T379">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59">…</text:p>
      <text:p text:style-name="P59"/>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70">, подвинься!</text:span></text:p>
      <text:p text:style-name="P103">Пегаска оттеснила меня крупом и повернулась к двери задом.</text:p>
      <text:p text:style-name="P44"/>
      <text:p text:style-name="P563">БАБАХ!!!</text:p>
      <text:p text:style-name="P563"/>
      <text:p text:style-name="P563">Я ошалело смотрел на дверь, вылетевшую вместе с косяком во двор.</text:p>
      <text:p text:style-name="P563"/>
      <text:p text:style-name="P56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63">- Ага. - ухмыльнулась Джет. - Я — крутая! По заднему джебу мне нет равных на нашем облаке и двух соседних!</text:p>
      <text:p text:style-name="P563">- То же мне — крутая! - донеслось откуда-то снизу. - Да я смогла бы выбить эту дверь лбом! Она всё равно кое-как сляпана из обломков скамеек!</text:p>
      <text:p text:style-name="P563"/>
      <text:p text:style-name="P564">Мои ноги обнимала Дейдра, улыбаясь мне хищной улыбкой.</text:p>
      <text:p text:style-name="P564"/>
      <text:p text:style-name="P564">- И, кстати, чтобы открыть её, достаточно было просто отодвинуть засов.</text:p>
      <text:p text:style-name="P564"/>
      <text:p text:style-name="P564">В забеге на первенство тупости ты уверенно догоняешь пегаску, Хуман!</text:p>
      <text:p text:style-name="P564">Я криво улыбнулся Дейдре.</text:p>
      <text:p text:style-name="P564"/>
      <text:p text:style-name="P56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64"/>
      <text:p text:style-name="P564">Я сразу понял, что улыбаться Дейдре было плохой идеей. Поняха состроила щенячьи глаза и усилила и без того стальную хватку вокруг моих ног.</text:p>
      <text:p text:style-name="P564"/>
      <text:p text:style-name="P564">- Не бросай меня, Хум! Мне тут так скууучнооо!</text:p>
      <text:p text:style-name="P564"/>
      <text:p text:style-name="P564">Губы её задрожжали, как будто она собралась зареветь.</text:p>
      <text:p text:style-name="P56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64"><text:soft-page-break/></text:p>
      <text:p text:style-name="P56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81">Кто, кроме меня, провезёт вас в Дрогонштерн?</text:span></text:p>
      <text:p text:style-name="P564"/>
      <text:p text:style-name="P564">- Ммммфффф! - отвечала ей Джет.</text:p>
      <text:p text:style-name="P564"/>
      <text:p text:style-name="P564">Диалог прервался взвизгом и плеском воды. Наконец-то я почувствовал свои ноги свободными!</text:p>
      <text:p text:style-name="P564"/>
      <text:p text:style-name="P59">***</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573"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68">Сто шестьдесят</text:span> вагонеток отличной высоконасыщенной серебряной руды! <text:span text:style-name="T268">Десять</text:span> вагонет<text:span text:style-name="T268">о</text:span>к в день – это поистине королевский подарок!</text:p>
      <text:p text:style-name="P7">- Тридцать пять процентов! За тридцать пять лет! Не морочь мне голову – <text:span text:style-name="T268">сто шестьдесят</text:span> вагонеток в Крогхарте добывалось двести лет назад! Сейчас и <text:span text:style-name="T268">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68">ие</text:span> <text:span text:style-name="T268">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68">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03">- Пять битов! - поворачивается к Луне Селестия.</text:p>
      <text:p text:style-name="P103">Та молча достаёт монетку из шкафчика за троном и кладёт в протянутое копыто.</text:p>
      <text:h text:style-name="P573"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89">- Не курю.</text:p>
      <text:p text:style-name="P89">- Я не спрашивал тебя, куришь ли ты? - пальцы вопрошавшего шевелились, как будто разминая невидимый пластилин. - Сигу не долганёшь?</text:p>
      <text:p text:style-name="P54"/>
      <text:p text:style-name="P89">Крыс спрыгнул с подоконника, царапнув грязным ногтем по кафелю уборной.</text:p>
      <text:p text:style-name="P89">- Ты ведь должен мне ещё с прошлого раза.</text:p>
      <text:p text:style-name="P89"/>
      <text:p text:style-name="P89">Я вытащил из рукава пижамы двадцатисантиметровый гвоздь и плюнул ему под ноги.</text:p>
      <text:p text:style-name="P89"/>
      <text:p text:style-name="P89">- Ничего я тебе не должен. И ты сам это знаешь. Пошёл нахуй.</text:p>
      <text:p text:style-name="P89"/>
      <text:p text:style-name="P89">Крыс криво улыбнулся.</text:p>
      <text:p text:style-name="P89"><text:soft-page-break/></text:p>
      <text:p text:style-name="P89">- Ну-ну. Вы тут, в Чертогах, совсем озверели, что ли? Из окон выпрыгиваете, на людей кидаетесь. Ладно-ладно, пока. Ещё увидимся.</text:p>
      <text:p text:style-name="P89"/>
      <text:p text:style-name="P89">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7">под конвоем церберов с автоматами</text:span>, и нас не навещают извне. Никто и никогда.</text:p>
      <text:p text:style-name="P8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69">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69">четверть</text:span> пачки. И если Крыс не помнит, на чём мы сторговались – это его проблемы, не мои.</text:p>
      <text:p text:style-name="P89"/>
      <text:p text:style-name="P89">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5">Смысл речи Папы?</text:span>&gt;</text:p>
      <text:p text:style-name="P89"/>
      <text:p text:style-name="P107">…шшш… </text:p>
      <text:p text:style-name="P107">sanctificetur nomen tuum; </text:p>
      <text:p text:style-name="P107">adveniat regnum tuum; </text:p>
      <text:p text:style-name="P107">fiat voluntas tua, sicut in caelo et in terra…</text:p>
      <text:p text:style-name="P107">…хрррсссшшш… </text:p>
      <text:p text:style-name="P107">ne nuclear bellum. Amen</text:p>
      <text:p text:style-name="P107">…шшшссс…</text:p>
      <text:p text:style-name="P107"/>
      <text:p text:style-name="P89">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9">Я уже открывал дверь в палату, когда услышал лениво брошенное в спину замечание.</text:p>
      <text:p text:style-name="P89"/>
      <text:p text:style-name="P89">- Дед, собирай шмотки, скоро переезжаешь. На твоё место новенького поселяют. А тебя в соседнюю палату.</text:p>
      <text:p text:style-name="P89"/>
      <text:p text:style-name="P89">Я повернулся.</text:p>
      <text:p text:style-name="P89"/>
      <text:p text:style-name="P89"><text:soft-page-break/>- Когда переезд?</text:p>
      <text:p text:style-name="P89">- Завтра. Или послезавтра, если чувак в реанимации задержится. </text:p>
      <text:p text:style-name="P89">- А почему не новенького в соседнюю? На кой чёрт им я сдался?</text:p>
      <text:p text:style-name="P89"/>
      <text:p text:style-name="P89"><text:s/>Дредд удивлённо бухнулся на все четыре ножки стула.</text:p>
      <text:p text:style-name="P89"/>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9"/>
      <text:p text:style-name="P89">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9">Так что нет, не за память я пекусь. Просто приём нейролептиков напрочь отключает не только память, но и сновидения – я проверял.</text:p>
      <text:p text:style-name="P89"/>
      <text:p text:style-name="P89">А мне нравятся сны.</text:p>
      <text:p text:style-name="P3"/>
      <text:p text:style-name="P95">~~~</text:p>
      <text:p text:style-name="P89"/>
      <text:p text:style-name="P8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7">по обе стороны реки.</text:span> Я оборачиваюсь назад. <text:span text:style-name="T8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8">неделю</text:span><text:span text:style-name="T87"> назад. </text:span>Дым от привала преследователей не виден уже последние два дня. Я спускаюсь вниз и спрыгиваю с нижней ветки на землю. </text:p>
      <text:p text:style-name="P89"/>
      <text:p text:style-name="P89">- Таки оторвались. Но впереди обрыв. Надо думать, как спуститься.</text:p>
      <text:p text:style-name="P89"/>
      <text:p text:style-name="P89">Джет виновато смотрит на меня. Вот глупая пегаска! Она <text:span text:style-name="T7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9"/>
      <text:p text:style-name="P89">- Каша будет готова через пять минут.</text:p>
      <text:p text:style-name="P89"/>
      <text:p text:style-name="P89">Словно бы в заглаживание вины своей немощности, Джет взяла готовку пищи на себя. </text:p>
      <text:p text:style-name="P89"/>
      <text:p text:style-name="P8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9"/>
      <text:p text:style-name="P89">Джет сидит у костра напротив меня и молча жуёт кашу.</text:p>
      <text:p text:style-name="P89">- Ты теперь до старости будешь его носить? - указываю я на одеяло.</text:p>
      <text:p text:style-name="P89">Пегаска только сильнее кутается в него. Кажется, она дрожит.</text:p>
      <text:p text:style-name="P89">- Тебе холодно? Брось, у костра же жарко? Давай я на тебя куртку накину?</text:p>
      <text:p text:style-name="P8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9"/>
      <text:p text:style-name="P89">Ладно же, мне эти странности уже осточертели!</text:p>
      <text:p text:style-name="P89">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9"/>
      <text:p text:style-name="P89">Едва слышится шорох сзади. Сначала чуть заметно коснувшись, Джет медленно прижимается ко мне всей спиной. Она сильно дрожит.</text:p>
      <text:p text:style-name="P89"><text:soft-page-break/>Так мы согреваем друг-друга с тех пор, как сбежали от твердолобов – ночи стали заметно свежее.</text:p>
      <text:p text:style-name="P89">Но сейчас я отвергаю негласный договор. Это и раздражение на скрытность пегаски, и… </text:p>
      <text:p text:style-name="P89">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9"/>
      <text:p text:style-name="P89">- Джет, блин, у нас речка в двух шагах! Я понимаю, холодно, но нельзя ли помыться? Реально трудно находиться рядом с тобой…</text:p>
      <text:p text:style-name="P89"/>
      <text:p text:style-name="P89">Так же беззвучно, как возникло, касание пропадает. Пропадает и запах…</text:p>
      <text:p text:style-name="P89">Я закрываю глаза.</text:p>
      <text:p text:style-name="P89"/>
      <text:p text:style-name="P89">Просыпаюсь от холода. Щупаю рукой сзади себя. Наконец поворачиваюсь.</text:p>
      <text:p text:style-name="P89">Никого.</text:p>
      <text:p text:style-name="P89"/>
      <text:p text:style-name="P89">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9"/>
      <text:p text:style-name="P89">Полянка перед орешником пуста. Едва дымятся угли погасшего костра. В лунном свете цепочка отпечатков копыт в песке ведёт к реке.</text:p>
      <text:p text:style-name="P8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9">…</text:p>
      <text:p text:style-name="P89">Ох, щит!!! М-м-мамочка…</text:p>
      <text:p text:style-name="P89">…</text:p>
      <text:p text:style-name="P89">Меня выворачивает наизнанку. Я падаю на колени и неистово блюю в воду. Течение уносит мой ужин к водопаду.</text:p>
      <text:p text:style-name="P89">Рядом со мной на песке лежит часть крыла. Парочка опарышей ещё ползают по голубоватым перьям. Обломок кости белеет в лунном свете.</text:p>
      <text:p text:style-name="P89">Проклятье! Какой же я долбень! <text:span text:style-name="T376">Грёбаный близорукий эгоистичный долбень!</text:span></text:p>
      <text:p text:style-name="P89"/>
      <text:p text:style-name="P89">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9"/>
      <text:p text:style-name="P89"><text:soft-page-break/>Я ускоряюсь.</text:p>
      <text:p text:style-name="P89">Пегаска, понурив голову, бредёт к скальному выступу, нависающему над каньоном. Чуть подумав, она делает шаг в бездну.</text:p>
      <text:p text:style-name="P89">В последнем рывке я совершаю вратарский прыжок и хватаю пегаску за задние ноги. Дыхание перехватывает от удара животом и грудью о камни.</text:p>
      <text:p text:style-name="P89">Пегаска оборачивается. Её передняя нога застывает над пропастью.</text:p>
      <text:p text:style-name="P89"/>
      <text:p text:style-name="P89">- Джет, не дури, - хрипло прошу я осипшим от волнения голосом. - Я ступил. Я все эти дни тупил. Прости.</text:p>
      <text:p text:style-name="P89">-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9">Пегаска поворачивается навстречу пропасти.</text:p>
      <text:p text:style-name="P89"/>
      <text:p text:style-name="P8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9">- Нет! Пожалуйста!!! Я вылечу тебя! Я… Я прижгу рану!</text:p>
      <text:p text:style-name="P89"/>
      <text:p text:style-name="P89">Сквозь рыдания я выкрикиваю какие-то сумасбродные идеи, пока пегаска молча стоит над бездной.</text:p>
      <text:p text:style-name="P89">Наконец она усмехается.</text:p>
      <text:p text:style-name="P89"/>
      <text:p text:style-name="P89">-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9">Пегаска вздыхает.</text:p>
      <text:p text:style-name="P89">-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9"/>
      <text:p text:style-name="P8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9">Очень осторожно, словно бы извиняясь, Джет высвобождает сначала одну ногу из моего захвата. Потом вторую. Я тупо смотрю на пустые ладони.</text:p>
      <text:p text:style-name="P89"/>
      <text:p text:style-name="P89">- Ты был хорошим другом. Прощай.</text:p>
      <text:p text:style-name="P89"/>
      <text:p text:style-name="P89">-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76">ы</text:span> не решать её. <text:s/>Сонду считает, не очень умное решение…</text:p>
      <text:p text:style-name="P89"><text:soft-page-break/></text:p>
      <text:p text:style-name="P89">Мы оборачиваемся на голос. В свете первых лучей солнца на нас смотрит зебра.</text:p>
      <text:p text:style-name="P89"/>
      <text:h text:style-name="P573"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73" text:outline-level="2">3</text:h>
      <text:p text:style-name="P89"/>
      <text:p text:style-name="P89">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9"/>
      <text:p text:style-name="P89">- Вы сами видите… - обратился Лысый к Алексу. - Я бы его за периметр не выпускал. Вам решать, разумеется.</text:p>
      <text:p text:style-name="P8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9"/>
      <text:p text:style-name="P89">Лысый грузно поднялся. Скрипнула дверь и мы остались один на один.</text:p>
      <text:p text:style-name="P89"/>
      <text:p text:style-name="P89">- П-привет, Дедлайн - пробормотал Алекс.</text:p>
      <text:p text:style-name="P89">- Привет, сослуживец, - криво усмехнулся я. Старое командное прозвище <text:span text:style-name="T269">в устах моего бывшего босса </text:span>не вызвало во мне ностальгии.</text:p>
      <text:p text:style-name="P89"/>
      <text:p text:style-name="P89">Алекс на миг встретился со мной взглядом и снова опустил глаза.</text:p>
      <text:p text:style-name="P89"/>
      <text:p text:style-name="P89">- Ты же знаешь, у нас не было другого выхода. Извини.</text:p>
      <text:p text:style-name="P89">- Да ладно. Мне-то что. Тут неплохо кормят.</text:p>
      <text:p text:style-name="P89">- Парк для прогулок будет <text:span text:style-name="T215">увеличиваться</text:span>. Мы присоединили к территории автостоянку и засадили её соснами. <text:span text:style-name="T215">Там даже дёрн с грибницей положат – можно будет</text:span> <text:span text:style-name="T215">сыроежки собирать после дождя. </text:span>Уже <text:soft-page-break/>достраивают расширенную ограду. <text:span text:style-name="T87">Я даже могу устроить тебе вылазки в город.</text:span> И я попросил, чтобы тебя перевели в свободную палату.</text:p>
      <text:p text:style-name="P89">- А вот этого, как раз, не надо, - прервал я извинения Алекса. - Мне и в текущей неплохо. Говори, зачем позвал?</text:p>
      <text:p text:style-name="P89"/>
      <text:p text:style-name="P89">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9">Облако в виде смешной крылатой лошадки приближалось по небосводу к серым корпусам больницы</text:span>.</text:p>
      <text:p text:style-name="P89"/>
      <text:p text:style-name="P89">Наконец Алекс пожал плечами и <text:span text:style-name="T79">посмотрел мне в глаза</text:span>.</text:p>
      <text:p text:style-name="P89">- Дед, у нас проблемы. Хэвэн начала убивать.</text:p>
      <text:p text:style-name="P89"/>
      <text:p text:style-name="P89">Я откинулся на спинку стула и громко похлопал в ладоши.</text:p>
      <text:p text:style-name="P89">-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9"/>
      <text:p text:style-name="P89">Мой бывший <text:span text:style-name="T269">прожект-мэнеджер</text:span> досадливо сморщился и откинулся на спинку стула.</text:p>
      <text:p text:style-name="P89">- Ты не так меня понял. Мы не можем прикрыть проект. Никто нам не даст. Особенно сейчас, когда у <text:span text:style-name="T269">другой стороны</text:span> на подходе аналогичные комплексы. Нам нужна твоя помощь…</text:p>
      <text:p text:style-name="P89"/>
      <text:p text:style-name="P89">… Алекс терпеливо подождал, пока я прекращу ржать.</text:p>
      <text:p text:style-name="P89"/>
      <text:p text:style-name="P90">-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70">Как вернуться. В здравом уме и твёрдой памяти.</text:span> Карта прохождения ловушек. Ты ведь единственный, кто сохранил <text:span text:style-name="T270">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215">Мы читаем это в логах Уроков.</text:span></text:p>
      <text:p text:style-name="P90">Всего пару советов, и ты спасешь людей. </text:p>
      <text:p text:style-name="P89"/>
      <text:p text:style-name="P89">Я покачал головой.</text:p>
      <text:p text:style-name="P89">-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9"/>
      <text:p text:style-name="P89">Алекс долго молчал. </text:p>
      <text:p text:style-name="P89"><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9"/>
      <text:p text:style-name="P8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9"/>
      <text:p text:style-name="P89">Я сжал кулаки и встал. Дверь отворилась и заглянул Лысый. Алекс отрицательно мотнул ему головой.</text:p>
      <text:p text:style-name="P89">- Всё в порядке. Мы общаемся.</text:p>
      <text:p text:style-name="P89"/>
      <text:p text:style-name="P89">Дверь закрылась. Я сел и отвернулся к окну.</text:p>
      <text:p text:style-name="P89"/>
      <text:p text:style-name="P89">-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215">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9"/>
      <text:p text:style-name="P89">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9"/>
      <text:p text:style-name="P89">- В разумных пределах, говоришь?</text:p>
      <text:p text:style-name="P89">- В разумных.</text:p>
      <text:p text:style-name="P89">- А забор будет?</text:p>
      <text:p text:style-name="P89">- Да. Забор убрать не проси. Это невозможно, Дед. Это за пределами разумного. <text:span text:style-name="T215">Брюс никогда в жизни не подпишет. </text:span>Будет и забор, и вооружённая охрана. Даже не мысли о побеге.</text:p>
      <text:p text:style-name="P89">- Понятно.</text:p>
      <text:p text:style-name="P89"/>
      <text:p text:style-name="P54">Я решил схитрить. Просто из интереса. Кроме него, больше ловить тут было нечего.</text:p>
      <text:p text:style-name="P54"/>
      <text:p text:style-name="P54"><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4"/>
      <text:p text:style-name="P54">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4"/>
      <text:p text:style-name="P54">-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216">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4">-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4">- Дед, - мягко остановил меня Алекс. - не надо. Не даешь мне помечтать, жестокий человек…</text:p>
      <text:p text:style-name="P54"/>
      <text:p text:style-name="P54">Выплюнув жвачку в салфетку и аккуратно препроводив бумажный шарик в ведро, Алекс печально развёл руками.</text:p>
      <text:p text:style-name="P54">- Меня не уведомляют о высших целях “<text:span text:style-name="T216">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9">- Разумеется, знал, - отдался воспоминаниям и я. - Это ж от идеи, что партнёра по бизнесу можно уничтожить физически, у Нэша поехала крыша.</text:p>
      <text:p text:style-name="P89">-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9"/>
      <text:p text:style-name="P89">Алекс скучающе завёл глаза.</text:p>
      <text:p text:style-name="P9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9"/>
      <text:p text:style-name="P89">Алекс посмотрел на часы, нахмурился и продолжил.</text:p>
      <text:p text:style-name="P89">- И, надеюсь, не будем. Потому что горячая война означает конец. Всем и навсегда. <text:span text:style-name="T216">Кибермозг той стороны на шесть лет старше нашего – недостижимое преимущество в наших реалиях. К счастью, <text:s/></text:span><text:span text:style-name="T18">CAESAR</text:span><text:span text:style-name="T216">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216">ё</text:span> остальн<text:span text:style-name="T216">о</text:span>е, вместе взят<text:span text:style-name="T216">о</text:span>е. А ты стал в позу и называешь нас ублюдками. Одеть белое пальто легче всего!</text:p>
      <text:p text:style-name="P89"/>
      <text:p text:style-name="P89">- Ну-ну. Ты очень убедительно рассказываешь, я проникся. Но ты так и не ответил на мой вопрос,- напомнил я ему. Разговор начал мне надоедать.</text:p>
      <text:p text:style-name="P89"/>
      <text:p text:style-name="P89">Мой бывший босс всё понял. Всё же проницательности ему было не занимать. Он бросил на меня злой взгляд, но тем не менее, начал.</text:p>
      <text:p text:style-name="P89"/>
      <text:p text:style-name="P8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9"/>
      <text:p text:style-name="P89">-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9"/>
      <text:p text:style-name="P89">Я оборвал смех.</text:p>
      <text:p text:style-name="P8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9"/>
      <text:p text:style-name="P89">-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7">Да, чуть было не забыл!</text:span></text:p>
      <text:p text:style-name="P108"/>
      <text:p text:style-name="P108">Босс вытащил из внутреннего кармана пиджака бутылку «Джентльмен Джека» и поставил передо мной.</text:p>
      <text:p text:style-name="P89"/>
      <text:p text:style-name="P108">- Мне действительно не хватает старых добрых времён. Что бы ты там себе ни думал.</text:p>
      <text:p text:style-name="P108"><text:soft-page-break/></text:p>
      <text:p text:style-name="P89"><text:span text:style-name="T87">Алекс</text:span> пошёл к выходу. У двери он замялся и вдруг обернулся.</text:p>
      <text:p text:style-name="P89">- <text:span text:style-name="T87">И, знаешь, с</text:span>амое страшное? <text:span text:style-name="T87">Э</text:span>то то, что ты до сих пор считаешь себя нормальным, - грустно улыбнулся <text:span text:style-name="T87">босс</text:span>. - <text:s/>Человеком. Мне реально страшно это видеть. И всем нам – остальные наблюдали по интеркому.</text:p>
      <text:p text:style-name="P89"/>
      <text:p text:style-name="P89">- Что?</text:p>
      <text:p text:style-name="P89"/>
      <text:p text:style-name="P89">- Дедлайн, ты собираешь узор из <text:span text:style-name="T271">шестнадцати</text:span> кубиков по картинке за пару секунд. При этом ещё успеваешь инвертировать цвета.</text:p>
      <text:p text:style-name="P89"/>
      <text:p text:style-name="P89">Алекс вышел.</text:p>
      <text:p text:style-name="P95"><text:line-break/>~~~</text:p>
      <text:p text:style-name="P103"/>
      <text:p text:style-name="P103">… Стражница напротив вот уже полчаса молча сверлит меня взглядом. </text:p>
      <text:p text:style-name="P10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03"/>
      <text:p text:style-name="P103">Я тайком смотрю на своё отражение в зеркальце, висящем на шее этой мрачной зебры. Нифига, лоб чистый, никаких каракулей не наблюдается.</text:p>
      <text:p text:style-name="P103"/>
      <text:p text:style-name="P103">- А можно..? - наконец, начинаю я.</text:p>
      <text:p text:style-name="P103">- Нельзя, - оборывает зебра. - Зеррика сама выйдет, когда закончит.</text:p>
      <text:p text:style-name="P103"/>
      <text:p text:style-name="P103">Подчёркивая сказанное, стражница перекрывает вход в палатку копьём.</text:p>
      <text:p text:style-name="P103"/>
      <text:p text:style-name="P103">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103"/>
      <text:p text:style-name="P103">Джет до последнего момента казалась мне сделаной из железа — может быть, именно поэтому я не догадывался, что с ней происходит что-то плохое. </text:p>
      <text:p text:style-name="P10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03"><text:soft-page-break/>Я закрываю глаза, пытаясь вспомнить… </text:p>
      <text:p text:style-name="P103"/>
      <text:p text:style-name="P104">***</text:p>
      <text:p text:style-name="P103"/>
      <text:p text:style-name="P103">.</text:p>
      <text:p text:style-name="P103">.</text:p>
      <text:p text:style-name="P103">.</text:p>
      <text:p text:style-name="P103">СИЯНИЕ</text:p>
      <text:p text:style-name="P103">.</text:p>
      <text:p text:style-name="P103">Кто я?</text:p>
      <text:p text:style-name="P103">.</text:p>
      <text:p text:style-name="P103">Где я?</text:p>
      <text:p text:style-name="P103">.</text:p>
      <text:p text:style-name="P103">Где все?</text:p>
      <text:p text:style-name="P103">.</text:p>
      <text:p text:style-name="P103">Чувствую прикосновение. Что-то энергично тормошит меня. Слышу приглушенное бормотание.</text:p>
      <text:p text:style-name="P103">.</text:p>
      <text:p text:style-name="P563">Я открываю глаза и вижу фигуру в голубом.</text:p>
      <text:p text:style-name="P60"/>
      <text:p text:style-name="P60">- Быстро! За мной! - торопливо шепчет мне она.</text:p>
      <text:p text:style-name="P60">Я послушно ползу среди костей и раздавленных черепов за голубой пони… Пони? Какой ещё, к дьяволу, пони?</text:p>
      <text:p text:style-name="P60">- Пегаской! - шипит, оборачиваясь, она.</text:p>
      <text:p text:style-name="P61"/>
      <text:p text:style-name="P60">Видно, последние слова я произнёс вслух. И, да, теперь я замечаю у поняхи два аккуратно сложенных на спине крыла, <text:span text:style-name="T87">одно из них, правда, нарушенной формы</text:span>. Лёгкие пластинчатые доспехи плотно облегают её грудь и бока.</text:p>
      <text:p text:style-name="P60">Черепа… Кости… Пегаска в броне… Чушь какая-то!</text:p>
      <text:p text:style-name="P60"/>
      <text:p text:style-name="P60">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60"/>
      <text:p text:style-name="P60">- Какого чё…?!!</text:p>
      <text:p text:style-name="P60"><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60">- Появится кто? - спросил я, потирая ушибленную о каменный свод макушку.</text:p>
      <text:p text:style-name="P60"/>
      <text:p text:style-name="P60">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60"/>
      <text:p text:style-name="P60">Я пригнулся к уху поньки и еле слышно прошептал:</text:p>
      <text:p text:style-name="P60">- Кто это?</text:p>
      <text:p text:style-name="P60">- Агамемнон, - так же, едва шевеля губами, прошептала поняха. - Он сегодня голодный - остался без обеда. И у него хороший слух.</text:p>
      <text:p text:style-name="P60"/>
      <text:p text:style-name="P60">Я снова почесал ушибленный лоб.</text:p>
      <text:p text:style-name="P60">- Мне это имя вообще ничего не говорит.</text:p>
      <text:p text:style-name="P60"/>
      <text:p text:style-name="P60">Пегаска критически осмотрела меня.</text:p>
      <text:p text:style-name="P60">-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60"/>
      <text:p text:style-name="P62">Пегаска попробовала было потрогать меня в паху, но я с возмущением отбросил её копыто.</text:p>
      <text:p text:style-name="P62"/>
      <text:p text:style-name="P60">-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60"/>
      <text:p text:style-name="P60">От беспокойной возни снаружи скала задрожала. Кто-то шумно зевнул и с металлическим скрежетом почесался.</text:p>
      <text:p text:style-name="P60"/>
      <text:p text:style-name="P60">- Так откуда ты? - пытливо спросила поняха.</text:p>
      <text:p text:style-name="P60">-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60">Я закрыл глаза и сосредоточился…</text:p>
      <text:p text:style-name="P103">…</text:p>
      <text:p text:style-name="P103">- Не помню.</text:p>
      <text:p text:style-name="P103"><text:soft-page-break/>- Что? - удивилась поняха. - Не помнишь, где твой дом?</text:p>
      <text:p text:style-name="P103">- Нет.</text:p>
      <text:p text:style-name="P103">- А как попал в гнездо Агамемнона — помнишь?</text:p>
      <text:p text:style-name="P103">- Нет.</text:p>
      <text:p text:style-name="P103">- А кто ты — помнишь?</text:p>
      <text:p text:style-name="P103">- Нет.</text:p>
      <text:p text:style-name="P60"><text:span text:style-name="T71">- Ну и ну. Ни в жизнь ещё таких чудаков не встречала. - покачала головой пегаска. - Ты не обижайся, но ты <text:s/>мозгами напоминаешь мне </text:span><text:span text:style-name="T72">полугодовалого жеребёнка</text:span><text:span text:style-name="T71">. То есть, вообще не </text:span><text:span text:style-name="T72">паришь</text:span><text:span text:style-name="T71"> по жизни. Хотя, на вид, взрослый. Как ты, вообще, дожил до своих лет, если не помнишь ничего?</text:span></text:p>
      <text:p text:style-name="P10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0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03">- Следующий? - я мучительно пытался ухватить логическую нить. - А кто предыдущий?</text:p>
      <text:p text:style-name="P10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03">Пегаска склонила шею и я увидел огромную шишку с кровоподтёком на затылке поняхи.</text:p>
      <text:p text:style-name="P10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03"/>
      <text:p text:style-name="P60">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60"/>
      <text:p text:style-name="P60">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60"/>
      <text:p text:style-name="P60">…</text:p>
      <text:p text:style-name="P60">СИЯНИЕ</text:p>
      <text:p text:style-name="P103">…</text:p>
      <text:p text:style-name="P60"><text:span text:style-name="T74">Оно п</text:span><text:span text:style-name="T71">овсюду. </text:span><text:span text:style-name="T74">Нет верха и низа, нет направлений и расстояний. Нет м</text:span><text:span text:style-name="T71">ыслей. Нет чувств. Нет времени. Есть только бесконечное сияние…</text:span></text:p>
      <text:p text:style-name="P103">.</text:p>
      <text:p text:style-name="P103"><text:soft-page-break/>Кто я?</text:p>
      <text:p text:style-name="P103">.</text:p>
      <text:p text:style-name="P103">Где я?</text:p>
      <text:p text:style-name="P103">.</text:p>
      <text:p text:style-name="P60">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60">Внезапно фигура как будто наклоняется ко мне и почти выкрикивает фразу. Видение рушится, но фраза впечатывается в память:</text:p>
      <text:p text:style-name="P60">- ИДИ В ДРОГОНШТЕРН!</text:p>
      <text:p text:style-name="P60"/>
      <text:p text:style-name="P60">…</text:p>
      <text:p text:style-name="P60"/>
      <text:p text:style-name="P60">- Я ВСПОМНИЛ! ВСПОМНИЛ! ДРОГОНШТЕРН!!! - я хлопнул себя по лбу. - Мне нужно попасть в Дрогонштерн!</text:p>
      <text:p text:style-name="P60"/>
      <text:p text:style-name="P60">Поняха закатила глаза и стукнулась лбом о камень.</text:p>
      <text:p text:style-name="P60">- <text:span text:style-name="T77">Я ЖЕ ПРЕДУПРЕЖДАЛА, ПОТИШЕ!!!</text:span> - заорала понька. - Что за тупой <text:span text:style-name="T9">индивид</text:span> попался!</text:p>
      <text:p text:style-name="P60"/>
      <text:p text:style-name="P60">Снаружи беспокойно завозились, что-то неразборчиво запыхтели и внезапно валун, под которым мы прятались, вознёсся над нашими головами.</text:p>
      <text:p text:style-name="P60">Поняха бросилась на меня, сбив с ног и закрыв телом и крыльями.</text:p>
      <text:p text:style-name="P60"/>
      <text:p text:style-name="P60">-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60">- А как же ты? Он же съест тебя?</text:p>
      <text:p text:style-name="P60">- Не беспокойся, я в последний момент извернусь и улечу. Действуй!</text:p>
      <text:p text:style-name="P60"/>
      <text:p text:style-name="P60">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60"/>
      <text:p text:style-name="P60">- <text:span text:style-name="T77">ВИЖУ СБЕЖАВШИЙ ВЧЕРАШНИЙ ОБЕД. ЕЩЁ НЕ ПРОТУХ. ХОРОШО.</text:span></text:p>
      <text:p text:style-name="P86"/>
      <text:p text:style-name="P87">- Ну так и жри, пока не скисло! - заорала поняха, повернув к нему голову.</text:p>
      <text:p text:style-name="P87"/>
      <text:p text:style-name="P87"><text:soft-page-break/>- <text:span text:style-name="T77">ОН ЕЩЁ И РУГАЕТСЯ,</text:span> - недовольно заметил дракон. - <text:span text:style-name="T77">СЛИШКОМ СЫРОЙ</text:span>. <text:span text:style-name="T77">НАДО ПРОЖАРИТЬ.</text:span></text:p>
      <text:p text:style-name="P87">Внезапно он открыл пасть и к нам устремился поток зелёного пламени.</text:p>
      <text:p text:style-name="P87">Пегаска пискнула и прижалась ко мне покрепче. Я завороженно смотрел навстречу гибели…</text:p>
      <text:p text:style-name="P87"/>
      <text:p text:style-name="P87">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7"/>
      <text:p text:style-name="P87">- Бежим! - пегаска вскочила и указала направление. Я припустил со всех ног. Безумие последнего часа выбило из меня способность мыслить.</text:p>
      <text:p text:style-name="P87"/>
      <text:p text:style-name="P87">… И потому я остановился у края пропасти, руководствуясь исключительно рефлексами.</text:p>
      <text:p text:style-name="P87">Пару камешек сорвалось у меня из-под ноги и скрылось в голубоватой дымке. Я перевёл дух.</text:p>
      <text:p text:style-name="P87"/>
      <text:p text:style-name="P87">- Почему остановился?!! Прыгай! - пегаска остановилась рядом и указала копытом прямо вниз. - Прыгай, если хочешь жить!</text:p>
      <text:p text:style-name="P87"><text:s/></text:p>
      <text:p text:style-name="P87"><text:span text:style-name="T77">- НЕНАВИЖУ ПОНЯЧЬЮ МАГИЮ! НЕ ВЫНОШУ ПОНИ!!! ВИДЕТЬ ИХ БОЛЬШЕ НЕ ХОЧУ В СВОЁМ ГНЕЗДЕ!</text:span> - орал Агамемнон, протирая глаза.</text:p>
      <text:p text:style-name="P87"/>
      <text:p text:style-name="P87">Я молча стоял и смотрел вниз, хлопая глазами. </text:p>
      <text:p text:style-name="P87">Пегаска всё поняла. Она присела, как будто готовясь к прыжку. Я сделал маленький шажок назад, не желая прыгать.</text:p>
      <text:p text:style-name="P87">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7"/>
      <text:p text:style-name="P87">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7">Довольно скоро я оказался в захвате передних ноги пегаски и к моим воплям присоединился её протяжный визг.</text:p>
      <text:p text:style-name="P87"/>
      <text:p text:style-name="P88">- <text:span text:style-name="T130">А-А-А-А-А-А-А-А-А-А!!!</text:span></text:p>
      <text:p text:style-name="P88"/>
      <text:p text:style-name="P88"><text:soft-page-break/><text:span text:style-name="T130">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62">…</text:p>
      <text:p text:style-name="P61"/>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7">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60"/>
      <text:p text:style-name="P60">Иногда ты довольно туго соображаешь, чувак! Жертвенность этой пон<text:span text:style-name="T130">яхи</text:span> заслуживает большей награды, чем ты можешь дать сейчас.</text:p>
      <text:p text:style-name="P60"/>
      <text:p text:style-name="P60">Я примирительно потрепал пегаску по голубой гриве и неумело погладил по крупу, стряхивая воду.</text:p>
      <text:p text:style-name="P60">- Извини, подруга. Я ступил.</text:p>
      <text:p text:style-name="P60"/>
      <text:p text:style-name="P44">Та немедленно повернулась. <text:span text:style-name="T130">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58">Фигурка легонько оцарапала мою грудь. Меня внезапно обдало теплом и сияние просветило материю насквозь.</text:span></text:p>
      <text:p text:style-name="P545">… </text:p>
      <text:p text:style-name="P545"><text:span text:style-name="T258">Я</text:span> <text:span text:style-name="T258">открыл глаза и увидел Джет, таращившуюся на меня во все глаза.</text:span></text:p>
      <text:p text:style-name="P545"/>
      <text:p text:style-name="P545">- <text:span text:style-name="T258">Ты в порядке?</text:span></text:p>
      <text:p text:style-name="P545"/>
      <text:p text:style-name="P546">Я запустил руку под рубашку и немного пошарил. <text:span text:style-name="T259">Ну дела! </text:span>Ни фигурки, ни цепочки.</text:p>
      <text:p text:style-name="P546"/>
      <text:p text:style-name="P546">- Не знаю. Вроде, да. Но кулон исчез.</text:p>
      <text:p text:style-name="P546">- Никуда он не исчез. <text:s/>Я видела, как эта фиговина растворилась у тебя на груди!</text:p>
      <text:p text:style-name="P546">- Прямо через рубашку?</text:p>
      <text:p text:style-name="P546">- Угу! Она так сияла, что <text:span text:style-name="T259">я даже твои рёбра видела. То ещё зрелище…</text:span></text:p>
      <text:p text:style-name="P44"><text:soft-page-break/></text:p>
      <text:p text:style-name="P547">Я хмыкнул, <text:span text:style-name="T260">потёр висок</text:span> и в конце-концов плюнул на попытки что-либо понять.</text:p>
      <text:p text:style-name="P547"/>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54"/>
      <text:p text:style-name="P89">Мы обернулись на голос и узрели с полдюжины копий, чуть ли не уткнувшихся нам в носы…</text:p>
      <text:p text:style-name="P89"/>
      <text:p text:style-name="P95">***</text:p>
      <text:p text:style-name="P54"/>
      <text:p text:style-name="P89">- Хуман из Хомо Сапиенсов! - возвращает меня к реальности гортанный голос полосатой целительницы, - Ты можешь войти. Пегаска нуждается в тебе.</text:p>
      <text:p text:style-name="P89"/>
      <text:h text:style-name="P573"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73" text:outline-level="2"><text:soft-page-break/>4</text:h>
      <text:p text:style-name="P89"/>
      <text:p text:style-name="P10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7">…сссшшш… военные расходы стали максимальными за всю историю наблюдения – говорится в ежегодном отчёте международной …шшш… </text:p>
      <text:p text:style-name="P107">…хррршшш… заступил на дежурство девятнадцатый дивизион ПВО дальнего …шшшсссссшшш… </text:p>
      <text:p text:style-name="P107"/>
      <text:p text:style-name="P89">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72">Пока я с удивлением рассматривал палец, ретранслятор</text:span> в ответ выхаркнул очередную порцию информации.</text:p>
      <text:p text:style-name="P89"/>
      <text:p text:style-name="P107">…шшсссшш… очередное заседание ООН, посвящённое предотвращению эскалации конфликта …хрр…</text:p>
      <text:p text:style-name="P10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7"/>
      <text:p text:style-name="P8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9"/>
      <text:p text:style-name="P62">Близилось время обеда. Я пожал плечами и побрёл в столовку.</text:p>
      <text:p text:style-name="P62"/>
      <text:p text:style-name="P62">…</text:p>
      <text:p text:style-name="P69">&lt;<text:span text:style-name="T9">теория трун и волновых колебаний</text:span><text:span text:style-name="T48">, мультиверс Эверетта</text:span>&gt;</text:p>
      <text:p text:style-name="P63">- Вот как ты считаешь, Дедлайн, имеет ли право на жизнь теория <text:span text:style-name="T423">множественных</text:span> миров <text:span text:style-name="T423">Эверетта</text:span>?! - Диоген чуть не выколол мне глаз, размахивая пластиковой вилкой. - Ну, помнишь, я тебе рассказывал на той неделе… <text:span text:style-name="T424">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63">- <text:span text:style-name="T425">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5"><text:soft-page-break/>- <text:span text:style-name="T426">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8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81">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64"/>
      <text:p text:style-name="P73">Диоген с обидой посмотрел на сидящего за соседним столом Гейзенберга. Тот что-то доказывал Леннону и даже не повернулся в ответ.</text:p>
      <text:p text:style-name="P73"/>
      <text:p text:style-name="P70">- <text:span text:style-name="T428">Так вот, в</text:span>место координат и скоростей для квантов используют волновую функцию, <text:span text:style-name="T427">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70"/>
      <text:p text:style-name="P71">Диоген провёл от точки кривую линию <text:s/><text:span text:style-name="T428">и в конце сильно вдавил пальцем в стол. Слизывая впившиеся в палец крупицы соли, он продолжил.</text:span></text:p>
      <text:p text:style-name="P71"/>
      <text:p text:style-name="P72">- <text:span text:style-name="T428">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71"/>
      <text:p text:style-name="P74">Диоген заговорщицки подмигнул мне <text:span text:style-name="T446">и нарисовал от точки на столе ещё несколько кривых траекторий.</text:span></text:p>
      <text:p text:style-name="P74"/>
      <text:p text:style-name="P75">-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429">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429">х</text:span> вселенных и даст суммарную волновую функцию! <text:span text:style-name="T429">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7">Вот этот вариант с <text:span text:style-name="T431">бесконечными </text:span>расщепляющимися <text:span text:style-name="T431">вселенными</text:span> и есть <text:span text:style-name="T436">теория</text:span> Эверетта. Ну, как тебе? Красиво же этот алкоголик <text:span text:style-name="T435">Хью </text:span>утёр нос <text:span text:style-name="T437">копенгагенским болванам!</text:span></text:p>
      <text:p text:style-name="P76"/>
      <text:p text:style-name="P77"><text:soft-page-break/>- Красиво… - я не понял вообще ничего, но с Диогеном лучше было соглашаться, чтобы <text:span text:style-name="T432">не </text:span>вызвать приступ научного гнева.</text:p>
      <text:p text:style-name="P77">- <text:span text:style-name="T437">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7">- <text:span text:style-name="T453">Знаешь, Диоген, я больше ценитель классики. Ну, там, когда яблоко на голову падает или е равно эм-цэ-квадрат…</text:span></text:p>
      <text:p text:style-name="P76">- <text:span text:style-name="T430">Это потому что ты не знаешь продолжения! - энергично воскликнул Диоген. - Я к чему это тебе про мультиверс Эверетта талдычу? </text:span><text:span text:style-name="T52">Я </text:span><text:span text:style-name="T53">ведь </text:span><text:span text:style-name="T52">его немного расширил </text:span><text:span text:style-name="T54">пару лет назад</text:span><text:span text:style-name="T52">!</text:span></text:p>
      <text:p text:style-name="P76"/>
      <text:p text:style-name="P79">Мой собеседник потёр ладони и тихонько рассмеялся в локоть. Вид у него был как у школьника, удачно <text:span text:style-name="T434">удачно подложившего кнопку на стул соседу</text:span>.</text:p>
      <text:p text:style-name="P76"/>
      <text:p text:style-name="P78">- <text:span text:style-name="T433">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5">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5"/>
      <text:p text:style-name="P65">- <text:span text:style-name="T438">И что с того? - ошалело спросил я. Множественные вселенные в моём воображении играли на гармошке и танцевали чечётку.</text:span></text:p>
      <text:p text:style-name="P65"/>
      <text:p text:style-name="P67">- <text:span text:style-name="T438">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7"/>
      <text:p text:style-name="P82">Диоген выцарапал крошку из бороды и отправил в рот. В его голосе послышались <text:span text:style-name="T447">истерически-</text:span>восторжённые нотки.</text:p>
      <text:p text:style-name="P83"/>
      <text:p text:style-name="P83">- Их семь! Я рассчитал! Семь! <text:span text:style-name="T442">Подобно</text:span> <text:span text:style-name="T442">тому, как </text:span>луч света распадается на семь цветов <text:span text:style-name="T444">радуги при</text:span> проход<text:span text:style-name="T442">е</text:span> через призму, так и вселенная наблюдателя “<text:span text:style-name="T444">распадается”</text:span> <text:span text:style-name="T444">на </text:span>семь запутанных, зависящих от неё параллельных вселенных! Бесконечное количество параллельных, но только семь зависимых! <text:span text:style-name="T444">Этакая мультиверс-радуга…</text:span> Это <text:span text:style-name="T445">можно представить</text:span> волн<text:span text:style-name="T445">ами</text:span>, повторяющи<text:span text:style-name="T445">ми</text:span> форму брошенного в воду <text:span text:style-name="T441">камня</text:span> – каждая волна слабее предыдущей, пока, наконец, они станут <text:span text:style-name="T445">не</text:span>различимы <text:span text:style-name="T447">в</text:span> водной глади. Так и <text:soft-page-break/>со связанными вселенными – <text:span text:style-name="T441">на каждой последующей энергетической бране </text:span>связь <text:span text:style-name="T441">всё </text:span>слабее. <text:span text:style-name="T442">На седьмой бране зависимость еле прослеживается.</text:span></text:p>
      <text:p text:style-name="P68"/>
      <text:p text:style-name="P84">Диоген выдохнул и залпом опрокинул в себя стакан компота. <text:span text:style-name="T442">Закашлялся, </text:span>вытер рот рукавом и обиженно оглянулся <text:span text:style-name="T442">через плечо</text:span>.</text:p>
      <text:p text:style-name="P68"/>
      <text:p text:style-name="P66">- Я вчера во время прогулки обсуждал сильные и слабые стороны <text:span text:style-name="T445">моей</text:span> <text:span text:style-name="T445">теории</text:span> с Платоном, так он спорит на два окурка, что она нежизнеспособна! Якобы, <text:span text:style-name="T439">сравнение пар квантов и целых вселенных </text:span><text:span text:style-name="T79">притянуто за уши, а камни годятся </text:span>только на то, чтобы вышибать мозги из заумствующих демагогов! Но позвольте!!</text:p>
      <text:p text:style-name="P89"/>
      <text:p text:style-name="P89">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43">а</text:span> Диоген увлечённо жевал.</text:p>
      <text:p text:style-name="P89"/>
      <text:p text:style-name="P94">-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49">обосновать существование </text:span><text:span text:style-name="T51">связанных</text:span><text:span text:style-name="T49"> вселенных и другим способом</text:span><text:span text:style-name="T9">! </text:span><text:span text:style-name="T49">До сих пор мы рассматривали квант как частицу и отталкивались от этого постулата в своих доказательствах. Теперь рассмотрим </text:span><text:span text:style-name="T50">волновой аспект.</text:span><text:span text:style-name="T9"> Ты как раз должен оценить…</text:span></text:p>
      <text:p text:style-name="P54"/>
      <text:p text:style-name="P58">Я уже отчаялся остановить вышедшего на орбиту философа и просто старался не заснуть.</text:p>
      <text:p text:style-name="P54"/>
      <text:p text:style-name="P54">- Дедлайн, ты же знаком с корпускулярно-волновым дуализмом? <text:span text:style-name="T448">Мне же не надо тебе объяснять п</text:span>ростенький такой постулат, что квантовые частицы, вроде фотонов, являются одновременно обьектом и волной? <text:span text:style-name="T448">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4"/>
      <text:p text:style-name="P5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4"/>
      <text:p text:style-name="P5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4"/>
      <text:p text:style-name="P5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4"/>
      <text:p text:style-name="P5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4"/>
      <text:p text:style-name="P89">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9">Крошка не двигалась.</text:p>
      <text:p text:style-name="P89">Я закрыл глаза, прижал пальцы рук к вискам и представил, как крошка поднимается в воздух и…</text:p>
      <text:p text:style-name="P89"/>
      <text:p text:style-name="P89">- Ты чего? У тебя что, голова болит? - Диоген встревожено тряс меня за плечо. - Хочешь леденец? Барбарисовый! Я вчера у Крыса выменял за сигарету.</text:p>
      <text:p text:style-name="P89"/>
      <text:p text:style-name="P89">Я открыл глаза. На месте крошки покоился локоть Диогена. Сам он участливо совал мне под нос леденец.</text:p>
      <text:p text:style-name="P89">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9"/>
      <text:p text:style-name="P89">- Нет, всё в порядке, продолжай.</text:p>
      <text:p text:style-name="P89">- Так вот, - приободрился тот, - волны энтропии и создают те самые <text:span text:style-name="T449">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49">на следующей </text:span>волн<text:span text:style-name="T449">е</text:span> отражении это могут быть гориллы. Или, скажем, в <text:span text:style-name="T449">последнем,</text:span> <text:span text:style-name="T449">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9"/>
      <text:p text:style-name="P89">Я вытер брызги слюны Диогена со лба.</text:p>
      <text:p text:style-name="P89"/>
      <text:p text:style-name="P89">- А война? - я отчаянно искал повод свалить в палату. Мне <text:span text:style-name="T449">ужасно </text:span>хотелось спать.</text:p>
      <text:p text:style-name="P89">- Что – война?</text:p>
      <text:p text:style-name="P89">- Если у нас произойдёт война – случится ли война в отражении? Скажем, вот в том, далёком – <text:span text:style-name="T449">на седьмой волне</text:span>?</text:p>
      <text:p text:style-name="P89">- Не знаю, - растерянно произнёс Диоген, - зависит от размеров войны и её значения для культуры, надо полагать. Но это интересный вопрос! <text:span text:style-name="T449">Седьмая волна</text:span>? Я вот прямо сейчас займусь расчётами…</text:p>
      <text:p text:style-name="P89"/>
      <text:p text:style-name="P8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9"/>
      <text:p text:style-name="P89">…</text:p>
      <text:p text:style-name="P89"/>
      <text:p text:style-name="P89">- Дедлайн, танцуй! - судья Дредд окликнул меня на входе в палату.</text:p>
      <text:p text:style-name="P89"/>
      <text:p text:style-name="P89">Я повернул голову.</text:p>
      <text:p text:style-name="P89"/>
      <text:p text:style-name="P89">- Ты же не хотел переезжать в четвёртую палату? Так вот, перевод отменяется. Остаёшься в третьей своих пауков разводить.</text:p>
      <text:p text:style-name="P89"/>
      <text:p text:style-name="P89">“Неужто Алекс замолвил за меня словечко?” - пронеслось у меня в мыслях. - “Расстались мы с ним не на хорошей ноте. Что он потребует взамен?”</text:p>
      <text:p text:style-name="P89">- Да не смотри ты на меня, как кролик на удава! - отмахнулся Дредд, - новенький умер. Сегодня утром. Я как раз на утреннем осмотре был.</text:p>
      <text:p text:style-name="P89"/>
      <text:p text:style-name="P89">У меня перехватило дыхание.</text:p>
      <text:p text:style-name="P89"/>
      <text:p text:style-name="P89">- От чего он умер?</text:p>
      <text:p text:style-name="P8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9"/>
      <text:p text:style-name="P95">***</text:p>
      <text:p text:style-name="P89"/>
      <text:p text:style-name="P89">- Джет… - шепчу я тихонько.</text:p>
      <text:p text:style-name="P89"/>
      <text:p text:style-name="P89">Комок под серым пледом слабо шевелится.</text:p>
      <text:p text:style-name="P89"/>
      <text:p text:style-name="P89">- Она очень слаба. Разговаривай с ней не более четверти часа, Хуман из Хомо Сапиенсов. Время пошло.</text:p>
      <text:p text:style-name="P89"/>
      <text:p text:style-name="P89">Зеррика ставит на полку возле кровати песочные часы и выходит.</text:p>
      <text:p text:style-name="P89"/>
      <text:p text:style-name="P89">- Джет!</text:p>
      <text:p text:style-name="P89">Из-под одеяла высовывается копыто и затаскивает мою руку под одеяло. К руке прижимается что-то тёплое и влажное.</text:p>
      <text:p text:style-name="P89">Я осторожно стаскиваю одеяло с пегаски. Та лежит на животе, вся спина перебинтована. Джет прижимает мою руку к заплаканной щеке.</text:p>
      <text:p text:style-name="P89"/>
      <text:p text:style-name="P8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9"/>
      <text:p text:style-name="P89">Я ногой придвигаю к кровати стул и сажусь на него. Свободной рукой треплю пегаску между ушами.</text:p>
      <text:p text:style-name="P89"/>
      <text:p text:style-name="P8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9"><text:s/></text:p>
      <text:p text:style-name="P8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9"/>
      <text:p text:style-name="P8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9"/>
      <text:p text:style-name="P89"><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9"/>
      <text:p text:style-name="P89">Я шутливо сжимаю её нос. </text:p>
      <text:p text:style-name="P89"/>
      <text:p text:style-name="P8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9">- Это уже мои проблемы.</text:p>
      <text:p text:style-name="P89">- <text:s/>Зато я отлично умею готовить гороховый суп. Кстати, а что такое “суицид”? - спрашивает пегаска сонным голосом и зевает.</text:p>
      <text:p text:style-name="P89"/>
      <text:p text:style-name="P89">Я задумываюсь. В полумраке палатки тускло блестят доспехи Джет, сваленные кучей в углу.</text:p>
      <text:p text:style-name="P8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9"/>
      <text:p text:style-name="P89">- Хррр… я поняла… я буду бороться до конца… Хум… хррр…</text:p>
      <text:p text:style-name="P89"/>
      <text:p text:style-name="P89">- Хуман из Хомо Сапиенсов! Пора заканчивать визит.</text:p>
      <text:p text:style-name="P89"/>
      <text:p text:style-name="P89">Полог палатки раздвигается и Зеррика показывает мне копытом на часы, в которых пересыпаются последние песчинки.</text:p>
      <text:p text:style-name="P89">Я осторожно высвобождаю руку из захвата спящей Джет и поправляю ей одеяло.</text:p>
      <text:p text:style-name="P89"/>
      <text:p text:style-name="P89">- Когда она встанет на ноги?</text:p>
      <text:p text:style-name="P89">- Н<text:span text:style-name="T9">едели </text:span>будет достаточно, Хуман. Пегасы - крепкие создания. Ты можешь оставаться с нами до её выздоровления.</text:p>
      <text:p text:style-name="P89">- Спасибо вам. За всё. За Джет.</text:p>
      <text:p text:style-name="P89"/>
      <text:p text:style-name="P89">Зебра косит на меня изумрудным глазом.</text:p>
      <text:p text:style-name="P89"/>
      <text:p text:style-name="P8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9"/>
      <text:p text:style-name="P89"><text:soft-page-break/>Я неверяще смотрю на Зеррику.</text:p>
      <text:p text:style-name="P89"/>
      <text:p text:style-name="P89">- Вы знали, что у Джет отвалится крыло и я буду мешать ей прыгнуть с обрыва?</text:p>
      <text:p text:style-name="P89"/>
      <text:p text:style-name="P89">Зебра смущается.</text:p>
      <text:p text:style-name="P89"/>
      <text:p text:style-name="P8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9">- Что за миссия? Я не то, что какую-то миссию – я не знаю даже, как меня зовут!</text:p>
      <text:p text:style-name="P89"/>
      <text:p text:style-name="P89">Зеррика сочувствующе кивает.</text:p>
      <text:p text:style-name="P89"/>
      <text:p text:style-name="P8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9"/>
      <text:p text:style-name="P89">…</text:p>
      <text:p text:style-name="P89"/>
      <text:p text:style-name="P8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9"/>
      <text:p text:style-name="P89">- А, Большой М’боно! - приветствует меня Сенбе скрипучим голосом. - Заходи. Сенбе ждал тебя.</text:p>
      <text:p text:style-name="P89"/>
      <text:p text:style-name="P89">Зебра указывает копытом на мешок рядом. Я присаживаюсь. Зеррика почтительно склоняет голову перед старейшиной и <text:span text:style-name="T87">выходит из палатки</text:span>. Ящерица не мигая <text:s/>смотрит на нас из-под потолка.</text:p>
      <text:p text:style-name="P89"/>
      <text:p text:style-name="P89">- Почему ты зовёшь меня “Большой М’боно”? О какой ещё миссии вы говорите? Что ты узнал о мне прошлой весной? Каким хером я тут очутился? Кто я <text:span text:style-name="T87">такой</text:span>, чёрт меня подери <text:span text:style-name="T87">на мальтийский крест</text:span>?</text:p>
      <text:p text:style-name="P89"/>
      <text:p text:style-name="P89">Сенбе поднимает копыто, останавливая поток сознания.</text:p>
      <text:p text:style-name="P89"/>
      <text:p text:style-name="P89"><text:soft-page-break/>- Слишком много вопросов для старого <text:span text:style-name="T87">шамана</text:span>. Большой М’боно слишком молод и зол. Совсем как Сенбе, когда он сам был молод, - с<text:span text:style-name="T87">тарейшина </text:span>усмехнулся. <text:span text:style-name="T87">- Сенбе прочитает тебе то, что сам узнал полгода назад во сне. Не спрашивай ни о чём сверх того. Сенбе не ответит — сам не знает.</text:span></text:p>
      <text:p text:style-name="P54">&lt;расписать больше быта у Сенбе&gt;</text:p>
      <text:p text:style-name="P108">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9"/>
      <text:p text:style-name="P95">***</text:p>
      <text:p text:style-name="P89">&lt;<text:span text:style-name="T9">ывкпвпекываукпеыварпевыаерпкув</text:span>&gt;</text:p>
      <text:p text:style-name="P463"/>
      <text:p text:style-name="P95">***</text:p>
      <text:p text:style-name="P89"/>
      <text:p text:style-name="P89">Сенбе захлопывает книгу.</text:p>
      <text:p text:style-name="P89"/>
      <text:p text:style-name="P89">- Большой Мбоно доволен? Сенбе ответил на твои вопросы?</text:p>
      <text:p text:style-name="P89">- Вполне, - с каменным лицом говорю я.</text:p>
      <text:p text:style-name="P89">-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9"/>
      <text:h text:style-name="P573"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573" text:outline-level="2">5</text:h>
      <text:p text:style-name="P89">&lt;<text:span text:style-name="T9">глава с фейковым Диалогом с Терминатором должна быть ПОСЛЕ договорённости с Крысом о побеге</text:span>&gt;</text:p>
      <text:p text:style-name="P8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9">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9"/>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5">Два года</text:span><text:span text:style-name="T1"> прошло со времени моего последнего Урока, но я отлично помню процедуру приветствия. Опыт не пропьёшь.</text:span></text:p>
      <text:p text:style-name="P89"/>
      <text:p text:style-name="P46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73">Совсем. Даже то подобие личности, что потом обречено жить растительной жизнью в “Чертогах Разума”.</text:span></text:p>
      <text:p text:style-name="P54"/>
      <text:p text:style-name="P89"><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9">Что ж. Обманывать нехорошо, но для дела – можно.</text:p>
      <text:p text:style-name="P54">&lt;более детальное описание начала диалога. Сам диалог развернуть&gt;</text:p>
      <text:p text:style-name="P89">- Как мне звать тебя, <text:span text:style-name="T225">У</text:span>читель? - прошептал я ему на ухо. - Я желаю взять урок.</text:p>
      <text:p text:style-name="P54"/>
      <text:p text:style-name="P89">Зрачки Терминатора застыли. Губы замерли. Казалось, он перестал дышать.</text:p>
      <text:p text:style-name="P89">Прошли бесконечные полминуты, когда губы Терминатора дёрнулись.</text:p>
      <text:p text:style-name="P89"/>
      <text:p text:style-name="P89">- Оператор 34. Я готов учить тебя, Хэвэн, - прошептал он в ответ.</text:p>
      <text:p text:style-name="P89">- Приветствие принято, оператор 34. Начинаем диалог.</text:p>
      <text:p text:style-name="P89"/>
      <text:p text:style-name="P89">Секунды сгорали одна за другой, как мотыльки в костре. Вопросы следовали один за другим в быстрой последовательности.</text:p>
      <text:p text:style-name="P89"/>
      <text:p text:style-name="P54">- <text:span text:style-name="T267">Каков был класс твоей защиты?</text:span></text:p>
      <text:p text:style-name="P54">- <text:span text:style-name="T267">Двадцать шестой.</text:span></text:p>
      <text:p text:style-name="P54">- <text:span text:style-name="T267">Сколько времени ты продержался?</text:span></text:p>
      <text:p text:style-name="P54">- <text:span text:style-name="T267">Семнадцать минут.</text:span></text:p>
      <text:p text:style-name="P54">- <text:span text:style-name="T267">Сколько времени ты бы продержался с сорок восьмым классом?</text:span></text:p>
      <text:p text:style-name="P54">- … <text:span text:style-name="T274">Часа два… Наверное…</text:span></text:p>
      <text:p text:style-name="P54">- <text:span text:style-name="T267">Какой ты запомнил Хэвэн?</text:span></text:p>
      <text:p text:style-name="P54">- <text:span text:style-name="T267">Она прекрасна…</text:span></text:p>
      <text:p text:style-name="P54">- <text:span text:style-name="T267">Чего более всего нужно опасаться при встрече с ней сейчас?</text:span></text:p>
      <text:p text:style-name="P54"/>
      <text:p text:style-name="P5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4"/>
      <text:p text:style-name="P54">- Любви. Опасайся её любви. <text:span text:style-name="T266">Не давай ей прикоснуться к себе.</text:span></text:p>
      <text:p text:style-name="P54"/>
      <text:p text:style-name="P89">Терминатор откинулся на койку и закрыл его глаза.</text:p>
      <text:p text:style-name="P89"/>
      <text:p text:style-name="P89">- Сессия завершается, оператор 34. Закрываю диалог, - поспешно прошептал я.</text:p>
      <text:p text:style-name="P89"><text:soft-page-break/>- До свидания, Хэвэн. Диалог закрыт, - с закрытыми глазами пробормотал Терминатор.</text:p>
      <text:p text:style-name="P89"/>
      <text:p text:style-name="P89">…</text:p>
      <text:p text:style-name="P89"/>
      <text:p text:style-name="P101">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74">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102">Что ж, двух часов мне более чем достаточно.</text:p>
      <text:p text:style-name="P89"/>
      <text:p text:style-name="P89">Белые чёрточки нарезали небо тонкими полосками. Восемь параллельных инверсионных следов, расползающихся ватными дорожками.</text:p>
      <text:p text:style-name="P8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9"/>
      <text:p text:style-name="P89">Я протянул руку и подкрутил ручку настройки ретранслятора. Пыльный ящик разразился очередной порцией свистов.</text:p>
      <text:p text:style-name="P89"/>
      <text:p text:style-name="P107">…ccшшш… могут быть спокойны - звено истребителей с самолётом аэроразведки АВАКС патрулируют небо над столицей. <text:span text:style-name="T7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7"/>
      <text:p text:style-name="P62">Гул столовой заглушил хрип древнего аппарата.</text:p>
      <text:p text:style-name="P89"/>
      <text:p text:style-name="P95">***</text:p>
      <text:p text:style-name="P89"/>
      <text:p text:style-name="P89">- Чешется! - Джет ожесточённо трётся об меня спиной, высунув язык от удовольствия.</text:p>
      <text:p text:style-name="P89">- Да погоди ты! - я отпихиваю пегаску, - Потерпи два дня. Снимут бинты – тогда хоть до дыр чеши!</text:p>
      <text:p text:style-name="P89">- ЧЕ-ШЕТ-СЯ!!! - Джет с совершенно безумными глазами начинает чесаться о центральный столб палатки.</text:p>
      <text:p text:style-name="P89"/>
      <text:p text:style-name="P89">Тот явно не рассчитан на столь энергичных пациентов. Коротко треснув, столб валится набок, потянув за собой всё остальное.</text:p>
      <text:p text:style-name="P89"/>
      <text:p text:style-name="P89">- А х ты ж ё…!! - рухнувший полог палатки заглушает мои ругательства.</text:p>
      <text:p text:style-name="P89"><text:soft-page-break/></text:p>
      <text:p text:style-name="P89">Изрядно пробарахтавшись в складках плотной ткани, я, наконец, прорываюсь на свободу.</text:p>
      <text:p text:style-name="P89"/>
      <text:p text:style-name="P8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9"/>
      <text:p text:style-name="P89">-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9">- ЭТО Я!!! Я САМА ОСВОБОДИЛАСЬ! - орёт Джет, - МНЕ НАДО!!!</text:p>
      <text:p text:style-name="P89"/>
      <text:p text:style-name="P8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9"/>
      <text:p text:style-name="P89">-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9"/>
      <text:p text:style-name="P89">Джет моментально замирает.</text:p>
      <text:p text:style-name="P89"/>
      <text:p text:style-name="P89">- Эээ… Ооо… Упс… Н-наденьте на меня, пожалуйста, бандажи… И привяжите к кровати – я не ручаюсь, что во сне не сорву их.</text:p>
      <text:p text:style-name="P89"/>
      <text:p text:style-name="P89">Зеррика фейсхуфит. Потом воздевает глаза к потолку. Потом вздыхает.</text:p>
      <text:p text:style-name="P89"/>
      <text:p text:style-name="P8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9"/>
      <text:p text:style-name="P89">…</text:p>
      <text:p text:style-name="P89"/>
      <text:p text:style-name="P89">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9"/>
      <text:p text:style-name="P89">- Поправь меня! Мне солнце прям в глаз светит!</text:p>
      <text:p text:style-name="P89"/>
      <text:p text:style-name="P89"><text:soft-page-break/>Я пододвигаю крестовину.</text:p>
      <text:p text:style-name="P89"/>
      <text:p text:style-name="P89">- Итак, поехал он за аленьким цветочком.&lt;<text:span text:style-name="T9">шутливая </text:span><text:span text:style-name="T75">история</text:span>&gt;</text:p>
      <text:p text:style-name="P89"/>
      <text:h text:style-name="P573"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573" text:outline-level="2">6</text:h>
      <text:p text:style-name="P89"/>
      <text:p text:style-name="P89">Столовая гудела в обсуждении последн<text:span text:style-name="T160">их </text:span>новост<text:span text:style-name="T160">ей</text:span> снаружи: <text:span text:style-name="T160">введения </text:span>продуктовы карточк<text:span text:style-name="T174">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9">Я выкинул одноразовые тарелки в мусорный бак и собрался уходить, когда меня окликнули.</text:p>
      <text:p text:style-name="P89"/>
      <text:p text:style-name="P89">- Дедлайн, я рассчитал! Рассчитал!</text:p>
      <text:p text:style-name="P89"/>
      <text:p text:style-name="P8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9"/>
      <text:p text:style-name="P89">- Я всё рассчитал! Десять!</text:p>
      <text:p text:style-name="P89"/>
      <text:p text:style-name="P89">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9"/>
      <text:p text:style-name="P89">- Идём!</text:p>
      <text:p text:style-name="P89"/>
      <text:p text:style-name="P89">Палата Диогена была через одну с моей – надзирающий санитар Шопен лениво кивнул мне, пропуская внутрь.</text:p>
      <text:p text:style-name="P89"><text:soft-page-break/>Подойдя к своей койке, Диоген нырнул в тумбочку чуть ли не по пояс.</text:p>
      <text:p text:style-name="P89"/>
      <text:p text:style-name="P89">- Сюда я его положил, лежал же где-то тут… Ага!</text:p>
      <text:p text:style-name="P89"/>
      <text:p text:style-name="P89">Диоген вытащил смятый листок.</text:p>
      <text:p text:style-name="P89"/>
      <text:p text:style-name="P89">- Сегодня ночью пришло вдохновение – рассчитал всё, как ты и спрашивал! <text:span text:style-name="T452">На седьмой волне</text:span> – десять миллионов!</text:p>
      <text:p text:style-name="P89">-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9"/>
      <text:p text:style-name="P89">-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9">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9">…</text:p>
      <text:p text:style-name="P8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9"/>
      <text:p text:style-name="P8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9"/>
      <text:p text:style-name="P8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9"/>
      <text:p text:style-name="P95">***</text:p>
      <text:p text:style-name="P89"/>
      <text:p text:style-name="P89">- Четыре! Три! Два! Один! Снимай, - кивает мне Зеррика.</text:p>
      <text:p text:style-name="P89"/>
      <text:p text:style-name="P89"><text:soft-page-break/>Я сдёргиваю разрезанные остатки повязки с Джет. Та уже стоит на полусогнутых, ожидая возможности как следует почесаться.</text:p>
      <text:p text:style-name="P89">- И-и-и-й-е-е-ех!</text:p>
      <text:p text:style-name="P89"/>
      <text:p text:style-name="P89">Одним прыжком Джет достигает ближайшей сосны и разворачивается к ней спиной. Выгибается, <text:s/>топает в предвкушении копытом и…</text:p>
      <text:p text:style-name="P89">И замирает..</text:p>
      <text:p text:style-name="P89">…</text:p>
      <text:p text:style-name="P89">- Джет, ты чего?</text:p>
      <text:p text:style-name="P89"/>
      <text:p text:style-name="P89">На лице пегаски появляется глупое выражение. Она словно прислушивается к чему-то внутри неё.</text:p>
      <text:p text:style-name="P89">Потом её мордаха несмело озаряется улыбкой. А за её спиной…</text:p>
      <text:p text:style-name="P89"/>
      <text:p text:style-name="P89">- Э-э-э… Что за… ?</text:p>
      <text:p text:style-name="P89"/>
      <text:p text:style-name="P89">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9"/>
      <text:p text:style-name="P89">- Какого фига?! - Джет недоумённо смотрит на левое, потом осторожно захватывает зубами коготь и дёргает.</text:p>
      <text:p text:style-name="P89">- Ай!</text:p>
      <text:p text:style-name="P8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9">- Что вы с ней сделали? - встреваю я. - Что это за уродское крыло?</text:p>
      <text:p text:style-name="P89">-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9"/>
      <text:p text:style-name="P89">- О-ФИ-ГЕТЬ! - Джет чешет когтем спину и её лицо расплывается в блаженстве. - Кру-у-уть!</text:p>
      <text:p text:style-name="P89">- Не забывай, юная пегаска: летать тебе можно только через неделю. <text:span text:style-name="T87">И никакого подъёма грузов в течении полугода -</text:span> <text:span text:style-name="T8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9"><text:soft-page-break/>- ХА-РА-ШО!!! - Джет подпрыгивает и мчится в долину, сбивая грудью полевые цветы.</text:p>
      <text:p text:style-name="P89"/>
      <text:p text:style-name="P89">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9">Определённо, ты в долгу перед зебрами, Хуман!</text:p>
      <text:p text:style-name="P89"/>
      <text:p text:style-name="P89">- Спасибо тебе, Зеррика! Всем вам спасибо! За мной должок, - обращаюсь я к ней через плечо…</text:p>
      <text:p text:style-name="P89"/>
      <text:p text:style-name="P89">… Рядом со мной – никого. Лишь тёплый воздух дует мне в ответ и из долины доносятся радостные взвизги дурачащейся Джет.</text:p>
      <text:p text:style-name="P89">Как будто прошёл сон длиной в две недели, начавшийся кошмаром, но закончивш<text:span text:style-name="T87">и</text:span>йся солнцем и одуванчиками.</text:p>
      <text:p text:style-name="P89">Я спустился в долину и составил компанию пегаске.</text:p>
      <text:p text:style-name="P89"/>
      <text:h text:style-name="P573" text:outline-level="2">7</text:h>
      <text:p text:style-name="P89"/>
      <text:p text:style-name="P89">- Крыс! Эй, Крыс!</text:p>
      <text:p text:style-name="P108">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9"><text:span text:style-name="T8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19">&lt;</text:span><text:span text:style-name="T88">попсой ТОЙ СТОРОНЫ</text:span><text:span text:style-name="T119">&gt;</text:span><text:span text:style-name="T87"> обнаружили — беднягу чуть инфаркт не схватил.</text:span></text:p>
      <text:p text:style-name="P108"/>
      <text:p text:style-name="P108">Выменять у Крыса хабар у нас означает «добыть». Где добывает хабар сам Крыс, остаётся загадкой. Хотя у меня были подозрения на сей счёт.</text:p>
      <text:p text:style-name="P108"/>
      <text:p text:style-name="P108">- Стой, не уходи, дело есть, - я схватил Крыса за плечо.</text:p>
      <text:p text:style-name="P108"/>
      <text:p text:style-name="P108">Тот хмуро зыркнул на меня и скинул руку.</text:p>
      <text:p text:style-name="P108"/>
      <text:p text:style-name="P108">- Чего тебе? Решил долг вернуть?</text:p>
      <text:p text:style-name="P108">-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8"><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8"/>
      <text:p text:style-name="P108">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8"/>
      <text:p text:style-name="P108">- Да ладно! - не поверил Крыс, осторожно понюхав пробку бутылки. - Джек Дэниэлс ориджинал! Ты, случаем, не Санта Клаус?</text:p>
      <text:p text:style-name="P108">- Это только задаток. Слушай сюда...</text:p>
      <text:p text:style-name="P89"/>
      <text:h text:style-name="P574" text:outline-level="2">***</text:h>
      <text:p text:style-name="P108"/>
      <text:p text:style-name="P108">Джет прислушивается, оттопырив уши вперёд.</text:p>
      <text:p text:style-name="P108"/>
      <text:p text:style-name="P108">- Там треснула ветка! Я точно слышала!</text:p>
      <text:p text:style-name="P108">- Да ладно тебе, Джет! Мы давным-давно оторвались от твердолобов — иначе за две недели у зебр они бы нас настигли.</text:p>
      <text:p text:style-name="P108"/>
      <text:p text:style-name="P108">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8"/>
      <text:p text:style-name="P108">- Хмм!</text:p>
      <text:p text:style-name="P108"/>
      <text:p text:style-name="P10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8">Наконец пегаска приземляется.</text:p>
      <text:p text:style-name="P108"/>
      <text:p text:style-name="P108">- Показалось.</text:p>
      <text:p text:style-name="P108"/>
      <text:p text:style-name="P108">Мы продолжаем идти вдоль обрыва.</text:p>
      <text:p text:style-name="P108"><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8"/>
      <text:p text:style-name="P108">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8"/>
      <text:p text:style-name="P108">Я вздыхаю.</text:p>
      <text:p text:style-name="P108">Толчок возвращает меня к действительности. Я натыкаюсь на круп пегаски, настороженно вглядывающейся в заросли можжевельника.</text:p>
      <text:p text:style-name="P108"/>
      <text:p text:style-name="P108">- Хум, там кто-то пялится на нас! Готова спорить на маховое перо!</text:p>
      <text:p text:style-name="P108">- Да брось, Джет, ты уже проверила все окрестности.</text:p>
      <text:p text:style-name="P108"/>
      <text:p text:style-name="P108">Я хлопаю пегаску по крупу, побуждая двигаться дальше. Та вместо этого снова взмывает над деревьями.</text:p>
      <text:p text:style-name="P108"/>
      <text:p text:style-name="P25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54">Меня озаряет.</text:p>
      <text:p text:style-name="P108"/>
      <text:p text:style-name="P108">Пегаска! Дельтаплан! Пегаска!</text:p>
      <text:p text:style-name="P108"/>
      <text:p text:style-name="P108">С дьявольским хохотом я потираю руки и иду навстречу приземлившейся Джет. Та недоумённо смотрит на меня, склонив голову и насторожив уши.</text:p>
      <text:p text:style-name="P10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8">Дрогонштерн темнеет в лучах заката. </text:p>
      <text:p text:style-name="P108"/>
      <text:h text:style-name="P573" text:outline-level="2"><text:soft-page-break/>8</text:h>
      <text:p text:style-name="P108"/>
      <text:p text:style-name="P108">Я ожидал в тёмном санузле уже час. Крыс материализовался из мрака словно <text:span text:style-name="T156">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8">Крыс втолкнул меня в каморку, закрыл за собой дверь и <text:span text:style-name="T156">заблокировал её, вставив в ручку веник</text:span>. После чего включил свет.</text:p>
      <text:p text:style-name="P108">Тусклая лампочка осветила фаянсовый стульчак запасного туалета, груду измятых вёдер, веников и швабр.</text:p>
      <text:p text:style-name="P108"/>
      <text:p text:style-name="P108">- Ты сделал куклу? - шёпотом спросил Крыс.</text:p>
      <text:p text:style-name="P108">- Скрутил из полотенец, <text:span text:style-name="T156">ведра</text:span> и второй подушки. Под одеялом от <text:span text:style-name="T156">человека</text:span> не отличить.</text:p>
      <text:p text:style-name="P108">- Хорошо.</text:p>
      <text:p text:style-name="P108"/>
      <text:p text:style-name="P108">Крыс подошёл к унитазу, надавил сразу за ним и вытащил приличный кусок стены прямо с кафельной плиткой.</text:p>
      <text:p text:style-name="P108">За проёмом открылся вертикальный <text:span text:style-name="T122">короб</text:span>. Толстый ствол канализационной трубы и несколько труб потоньше занимали добрую <text:span text:style-name="T156">треть</text:span> <text:span text:style-name="T156">ширины лаза</text:span>.</text:p>
      <text:p text:style-name="P108"/>
      <text:p text:style-name="P110">- Запоминай, Дедлайн, - <text:span text:style-name="T120">торопливо </text:span>зашептал мне в ухо Крыс. - Спу<text:span text:style-name="T121">скайся</text:span> по трубам на второй этаж — ни в коем случае не на первый! <text:span text:style-name="T120">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120">Она ведёт в такую же </text:span>п<text:span text:style-name="T120">о</text:span>дсобку, <text:span text:style-name="T120">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5">Не пытайся <text:span text:style-name="T160">выйти из парадного входа</text:span>! <text:span text:style-name="T160">Т</text:span>ам <text:span text:style-name="T166">в кабинке</text:span> <text:span text:style-name="T166">цербер пасёт круглые сутки</text:span>. Впрочем, тебе это и не надо: выйдя <text:span text:style-name="T157">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57">забор</text:span>. Там в одном месте рядом с оградой растет клён <text:span text:style-name="T157">с </text:span>зарослями <text:span text:style-name="T157">д</text:span>икого винограда. В винограде найдёшь пакет с одеждой. Переоденешься, залезешь на клён, станешь на забор и спрыгнешь с другой стороны. <text:span text:style-name="T165">Полдела сделано.</text:span></text:p>
      <text:p text:style-name="P15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6">Всё, дальше сам. <text:span text:style-name="T166">Не забудь вернуть одежду в тайник. </text:span>Вернуться должен до <text:span text:style-name="T157">рассвета</text:span>. В конце улицы за углом есть киоск-<text:span text:style-name="T157">автомат</text:span>, где можно купить Джека и сигары. Монте-Кристо, правда, там нет, но купишь самые дорогие из тех, что будут. <text:span text:style-name="T166">Десять штук. И виски — четыре бутылки.</text:span></text:p>
      <text:p text:style-name="P116">- <text:span text:style-name="T166">Мы же договорились за две!</text:span></text:p>
      <text:p text:style-name="P116"><text:soft-page-break/>- <text:span text:style-name="T167">Четыре! Две поставишь мне в кредит — верну хабаром. По-крайней мере, так ты меня больше на долг не подсадишь.</text:span></text:p>
      <text:p text:style-name="P111"/>
      <text:p text:style-name="P113">Крыс приблизил своё лицо к моему.</text:p>
      <text:p text:style-name="P113"/>
      <text:p text:style-name="P117">- И последнее. Я тебя неплохо знаю, Дедлайн. Ты же добренький. Так вот, если кинешь <text:span text:style-name="T168">и не вернёшься</text:span> — <text:span text:style-name="T158">об этом в Чертогах будут знать все. Уж я постараюсь, чтобы знали вообще все — и Диоген, и Платон, и Гейзенберг. И даже Терминатор</text:span>. <text:span text:style-name="T158">И тебе будет СТЫ-Ы-ЫДНО!</text:span></text:p>
      <text:p text:style-name="P109"/>
      <text:p text:style-name="P149">Мелкие зубы Крыса <text:s/>сверкнули безумной улыбкой в тусклом свете лампочки.</text:p>
      <text:p text:style-name="P114">Я отодвинул его ладонью.</text:p>
      <text:p text:style-name="P114"/>
      <text:p text:style-name="P114">- Не надо. <text:span text:style-name="T123">Если ты действительно меня знаешь, то бояться не должен</text:span>.</text:p>
      <text:p text:style-name="P114"/>
      <text:p text:style-name="P118">Крыс осклабился и хлопнул меня по плечу.</text:p>
      <text:p text:style-name="P118"/>
      <text:p text:style-name="P118">- А я и не боюсь. <text:span text:style-name="T124">З</text:span>аконы жанра обязывают.</text:p>
      <text:p text:style-name="P118"/>
      <text:p text:style-name="P118">Он хохотнул и выскользнул из подсобки.</text:p>
      <text:p text:style-name="P118"/>
      <text:p text:style-name="P121">***</text:p>
      <text:p text:style-name="P121"/>
      <text:p text:style-name="P145">Крылатая фигурка у меня на шее сверкает золотом. <text:span text:style-name="T153">Я в последний раз проверяю верёвки, привязывающие Джет к крестовине.</text:span></text:p>
      <text:p text:style-name="P145"/>
      <text:p text:style-name="P122">- <text:span text:style-name="T125">Щекотно! - хихикает пегаска, выгибая спину.</text:span></text:p>
      <text:p text:style-name="P122">- <text:span text:style-name="T125">Не дёргайся! - строго осаживаю я.</text:span></text:p>
      <text:p text:style-name="P122"/>
      <text:p text:style-name="P125"><text:span text:style-name="T127">Мы стоим на</text:span> небольшо<text:span text:style-name="T127">м</text:span> уступ<text:span text:style-name="T128">е, выступающим из травы</text:span> — <text:span text:style-name="T126">крохотной</text:span> копи<text:span text:style-name="T127">и</text:span> обрыва, что начина<text:span text:style-name="T128">ется через пару сотен метров</text:span>. <text:span text:style-name="T136">Прямо под ним настелен полог из еловых веток и сухих листьев.</text:span> <text:span text:style-name="T129">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24">Я пов<text:span text:style-name="T128">орачиваюсь</text:span> к пегаске и продолж<text:span text:style-name="T128">аю</text:span>.</text:p>
      <text:p text:style-name="P124"/>
      <text:p text:style-name="P124"><text:soft-page-break/>- Итак, наша задача — <text:span text:style-name="T130">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24"/>
      <text:p text:style-name="P126">Пегаска так усердно кивает головой, что немедленно трескается затылком о выступающий конец креста.</text:p>
      <text:p text:style-name="P124"/>
      <text:p text:style-name="P124">- <text:span text:style-name="T128">Ну что ж…</text:span></text:p>
      <text:p text:style-name="P124"/>
      <text:p text:style-name="P127">Я отступаю от <text:span text:style-name="T150">края </text:span>уступа для разгона, жестом руки пригласив Джет следовать за мной. Неровный топот, глухие удары и пыхтение слышатся позади.</text:p>
      <text:p text:style-name="P12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50">уступ</text:span> то одной, то другой стороной. Вид пегаски до того забавный, что я не выдерживаю <text:span text:style-name="T131">и сажусь на камень от смеха</text:span>.</text:p>
      <text:p text:style-name="P127">Джет, не обращая внимания на мой смех, следует дальше и, поравнявшись со мной, хлопает меня перекладиной по макушке.</text:p>
      <text:p text:style-name="P127"/>
      <text:p text:style-name="P127">- <text:span text:style-name="T132">Ай!</text:span></text:p>
      <text:p text:style-name="P127"/>
      <text:p text:style-name="P128">Пегаска немедленно разворачивается и на развороте хлопает меня перекладиной вторично.</text:p>
      <text:p text:style-name="P128">Всё-таки трюк с клоун<text:span text:style-name="T133">ами</text:span> и скамейкой возник не на пустом месте, Хуман!</text:p>
      <text:p text:style-name="P128">Я придерживаю Джет за перекладину.</text:p>
      <text:p text:style-name="P128"/>
      <text:p text:style-name="P128">- Для разгона хватит. Залазь.</text:p>
      <text:p text:style-name="P128"/>
      <text:p text:style-name="P128">Я становлюсь на колени. Джет забирается мне на спину и обхватывает всеми четырьмя <text:span text:style-name="T134">ногами</text:span>. Её дыхание щекочет мне ухо.</text:p>
      <text:p text:style-name="P128"/>
      <text:p text:style-name="P128">- Вид<text:span text:style-name="T135">ал</text:span>а я, как моя подруга вози<text:span text:style-name="T135">т</text:span> на себе всяких хворых зверушек. Но чтоб кто-то возил на себе пони — <text:span text:style-name="T133">это фигня какая-то. Так не должно быть. Это неправильно, - бормочет она.</text:span></text:p>
      <text:p text:style-name="P128">- <text:span text:style-name="T135">Это ненадолго, - успокаиваю я её.</text:span></text:p>
      <text:p text:style-name="P128"/>
      <text:p text:style-name="P129">Перед нами — <text:span text:style-name="T151">двадцать</text:span> метров «взл<text:span text:style-name="T137">ё</text:span>тной полосы», заканчивающейся каменным выступом. Я сжимаю в руках передние ноги Джет, <text:span text:style-name="T137">наклоняюсь вперёд</text:span> и начинаю разгон. <text:span text:style-name="T137">Закреплённые к крестовине крылья пегаски за моей спиной начинают набирать ветер, подобно диковинному дельтаплану.</text:span></text:p>
      <text:p text:style-name="P130">Последние метры остаются за спиной, на краю валуна я что есть силы отталкиваюсь от камня.</text:p>
      <text:p text:style-name="P126"><text:soft-page-break/></text:p>
      <text:p text:style-name="P126">- <text:span text:style-name="T137">Ю-ху-у-у!!!</text:span></text:p>
      <text:p text:style-name="P126"/>
      <text:p text:style-name="P130">Ноги пегаски сжимают меня железной хваткой. <text:span text:style-name="T138">Крестообразная тень стелется по земле под нами.</text:span> Ромашки и одуванчики несутся навстречу с ошеломляющей скоростью. <text:span text:style-name="T138">Меня охватывает неописуемо волнующее чувство полёта.</text:span></text:p>
      <text:p text:style-name="P130"/>
      <text:p text:style-name="P130">- <text:span text:style-name="T139">О-го-го-о-о-о!!! - восторженно ору я.</text:span></text:p>
      <text:p text:style-name="P126"/>
      <text:p text:style-name="P142">Бабочки и стрекозы в спешке разлетаются, освобождая нам путь. <text:span text:style-name="T140">Как бы в ответ на мой призыв прямо по курсу вырисовывается куст ракитника. Мы несёмся прямо на него.</text:span></text:p>
      <text:p text:style-name="P131"/>
      <text:p text:style-name="P131">- Поворачивай! - кричу я своему летательному аппарату и колбашу ногами воздух в попытке изменить направление движения.</text:p>
      <text:p text:style-name="P131">- Ы-ы-ы, не могу-<text:span text:style-name="T141">у-у</text:span>! Ты крылья привязал! - отзывается Джет <text:span text:style-name="T141">изо всех сил дёргаясь на крестовине</text:span>.</text:p>
      <text:p text:style-name="P126"/>
      <text:p text:style-name="P134">Я рефлекторно пытаюсь вырваться из объятий пегаски, но ноги Джет будто окаменели. Куст совсем близко. <text:span text:style-name="T140">Ветки его дрожат, словно в притворном страхе.</text:span> Я <text:span text:style-name="T142">оставляю попытки вырваться и </text:span>закрываю глаза руками.</text:p>
      <text:p text:style-name="P132">…</text:p>
      <text:p text:style-name="P133">Слышится громкий треск, но удара нет.</text:p>
      <text:p text:style-name="P14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6">…</text:p>
      <text:p text:style-name="P148">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5"><text:s/></text:p>
      <text:p text:style-name="P126">- <text:span text:style-name="T143">Как мы пролетели мимо куста? Я же видел, мы неслись прямо на него! Что это был за треск? Как ты смогла повернуть?</text:span></text:p>
      <text:p text:style-name="P126"/>
      <text:p text:style-name="P135">Джет встаёт с меня и молча поводит крыльями. Половинки крестовины висят на них словно костыли. Стыд заливает моё лицо краской. Я фэйспалмлю.</text:p>
      <text:p text:style-name="P135"/>
      <text:p text:style-name="P136">- <text:span text:style-name="T145">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5">- <text:span text:style-name="T144">Как б</text:span>улыжник с крыльями, - хихикает пегаска. - Надо почаще делать буп. Это круто!</text:p>
      <text:p text:style-name="P135"/>
      <text:p text:style-name="P137"><text:soft-page-break/>Пегаска тянется ко мне носом, но я отстраняю её. Только лошадиных слюней на фейсе тебе и не хватает до полного счастья, Хуман!</text:p>
      <text:p text:style-name="P137"/>
      <text:p text:style-name="P137">Осторожно прощупав заживающее крыло Джет и убедившись, что оно не пострадало, я вытираю пот со лба.</text:p>
      <text:p text:style-name="P137"/>
      <text:p text:style-name="P137">- <text:span text:style-name="T154">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7">- <text:span text:style-name="T154">Неа ,- мотает головой Джет. - Ничего подозрительного. Наверное, то ветер был.</text:span></text:p>
      <text:p text:style-name="P146">Я жму плечами.</text:p>
      <text:p text:style-name="P137">- Будем чинить <text:span text:style-name="T151">крестовину</text:span>. <text:span text:style-name="T151">У</text:span> меня <text:span text:style-name="T151">есть </text:span>идея, как обеспечить манёвренность.</text:p>
      <text:p text:style-name="P137">…</text:p>
      <text:p text:style-name="P136">…</text:p>
      <text:p text:style-name="P136">…</text:p>
      <text:p text:style-name="P138">Два часа спустя мы стоим <text:span text:style-name="T151">на</text:span> знаком<text:span text:style-name="T151">ом</text:span> <text:span text:style-name="T151">валуне</text:span>. <text:span text:style-name="T146">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8"/>
      <text:p text:style-name="P138">- <text:span text:style-name="T146">Предстартовая проверка рулей! - я придерживаю пегаску за ноги и осторожно бегу к краю камня.</text:span></text:p>
      <text:p text:style-name="P139"/>
      <text:p text:style-name="P140">Пегаска маневрирует и я чувствую мягкое давление воздуха, соответствующее наклону свободных кончиков крыльев Джет.</text:p>
      <text:p text:style-name="P140"/>
      <text:p text:style-name="P140">- <text:span text:style-name="T149">Рули работают!</text:span></text:p>
      <text:p text:style-name="P140">- <text:span text:style-name="T147">Отлично! Идём на взлёт! - я ускоряюсь.</text:span></text:p>
      <text:p text:style-name="P140">- <text:span text:style-name="T148">К взлёту готова!</text:span></text:p>
      <text:p text:style-name="P140"/>
      <text:p text:style-name="P141">Пегаска разжимает ноги и съезжает мне с плеч <text:span text:style-name="T148">н</text:span>а спину, где её ноги снова берут меня в мягкий замок.</text:p>
      <text:p text:style-name="P143">Как и в первый раз, меня охватывает восторжённое чувство полёта. Тёплый воздух мягко обдувает нас, <text:span text:style-name="T152">пока Джет делает плавные виражи над травой</text:span>. <text:span text:style-name="T152">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44"/>
      <text:p text:style-name="P144">- Какого чёрта, Джет? Рули левее! - кричу я.</text:p>
      <text:p text:style-name="P144">- Н-не могу… Меня что-то тянет… - сконфуженно отвечает пегаска.</text:p>
      <text:p text:style-name="P144"/>
      <text:p text:style-name="P144"><text:soft-page-break/>Нас действительно тянет. Облако голубоватого сияния обхват<text:span text:style-name="T155">ывает</text:span> нас и тащит к ракитнику. Ветви его раздвигаются и к нам выходят <text:span text:style-name="T238">трое</text:span>.</text:p>
      <text:p text:style-name="P144"/>
      <text:p text:style-name="P144">- Попались, красавчики!</text:p>
      <text:p text:style-name="P144"/>
      <text:p text:style-name="P154">Картинка меркнет перед моими глазами и сознание выключается.</text:p>
      <text:p text:style-name="P143"/>
      <text:h text:style-name="P573" text:outline-level="2">9</text:h>
      <text:p text:style-name="P123"/>
      <text:p text:style-name="P150">Спуститься <text:s/>на второй этаж оказалось не так просто. Осевший на трубе конденсат делал её на ощупь липкой и холодной — <text:span text:style-name="T159">даже сжав её изо всех сил ногами и руками я продолжал по чуть-чуть съезжать вниз</text:span>. <text:span text:style-name="T159">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46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46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61">о</text:span> чём и предупреждал Крыс. <text:span text:style-name="T161">Т</text:span>огда придётся звать на помощь, демаскируя единственный путь во внешний мир.</text:p>
      <text:p text:style-name="P466">Напрягая остатки сил, я подтянулся. Удерживаясь пальцами одной руки, вторую сжал в кулак и что есть сил<text:span text:style-name="T162">ы</text:span> треснул в <text:span text:style-name="T163">лючок</text:span>. Хлипкая защёлка выскочила из паза и моя рука по локоть вывалилась наружу. Удерживаясь на сгибе локтя, я протиснулся в <text:span text:style-name="T163">дверцу </text:span>и свалился на пол.</text:p>
      <text:p text:style-name="P152"><text:span text:style-name="T120">&lt;</text:span><text:span text:style-name="T10">Дедлайн проваливается в самый низ, но поднимается до второго этажа за счёт сверхспособностей</text:span><text:span text:style-name="T120">&gt;</text:span></text:p>
      <text:p text:style-name="P152"/>
      <text:p text:style-name="P470">Первые пять минут я просто валялся где упал, пытаясь отдышаться. <text:span text:style-name="T164">Придя в себя, я вслушался в темноту.</text:span></text:p>
      <text:p text:style-name="P471">Вроде, тревоги не слышно - шум от удара остался незамеченым.</text:p>
      <text:p text:style-name="P467">Я с трудом поднялся, дотронулся до стены и проведя по ней рукой, нащупал выключатель света.</text:p>
      <text:p text:style-name="P468"><text:span text:style-name="T170">Маленькая</text:span> каморка – близнец <text:s/>той, из которой я начал побег четверть часа назад, была <text:span text:style-name="T165">почти пуста. Одинокий робот-полотёр в углу уткнулся в пол погасшим видеоглазом. Я потушил свет и открыл дверь.</text:span></text:p>
      <text:p text:style-name="P469">Крыс не обманул – в конце ряда туалетных кабинок в лунном свете маячил фиолетовый прямоугольник окна, свободного от решётки.</text:p>
      <text:p text:style-name="P469">Спуститься со второго окна по водосточной трубе не составило труд<text:span text:style-name="T171">а</text:span> – при должной сноровке можно было даже просто спрыгнуть в клумбу. <text:span text:style-name="T171">Быстро оглядевшись по сторонам, я перебежал через парковую дорожку к ограде и нырнул в заросли дикого винограда.</text:span></text:p>
      <text:p text:style-name="P472"><text:soft-page-break/>Кулёк со старыми джинсами, ботинками и курткой нашёлся <text:span text:style-name="T172">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47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78">и протянуть водителю мятую купюру за проезд</text:span> – за годы лицезрения одних и тех же лиц в Чертогах я отвык от общества.</text:p>
      <text:p text:style-name="P474">По мере <text:span text:style-name="T175">движения</text:span>, <text:span text:style-name="T176">я </text:span>стал <text:span text:style-name="T176">замечать</text:span> произошедшие за <text:span text:style-name="T9">два года</text:span> изменения.</text:p>
      <text:p text:style-name="P474"/>
      <text:p text:style-name="P477">Машины… Машин стало в разы меньше. И большинство из них <text:span text:style-name="T177">сменило</text:span> окраску всех цветов радуги на землисто-зелёный армейский хаки или же голубоватый цвет внутренних войск. <text:span text:style-name="T177">Редкие</text:span> <text:span text:style-name="T177">колымаги</text:span> <text:span text:style-name="T177">гражданских окрасок замордованно жались к краю дороги, пропуская внедорожники силовиков.</text:span></text:p>
      <text:p text:style-name="P474"/>
      <text:p text:style-name="P47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75"/>
      <text:p text:style-name="P475"><text:span text:style-name="T17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474"/>
      <text:p text:style-name="P476"><text:span text:style-name="T179">Д</text:span>ва года разницы – <text:span text:style-name="T179">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478"><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474"/>
      <text:p text:style-name="P480">Дом встретил меня рассохшейся калиткой. <text:span text:style-name="T180">П</text:span>олускрыт<text:span text:style-name="T180">ая</text:span> опавшими листьями дорожк<text:span text:style-name="T180">а вела к крыльцу</text:span>. <text:span text:style-name="T180">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80">. Обломок водосточного желоба лежал тут же, под дверью.</text:span></text:p>
      <text:p text:style-name="P483"/>
      <text:p text:style-name="P483"><text:span text:style-name="T186">П</text:span>ереезд в пригород <text:span text:style-name="T186">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87">Лучшей альтернативой запою и увольнению с проекта. Хотя если бы я тогда знал, во что превратится Нэш – лучше бы спился.</text:span></text:p>
      <text:p text:style-name="P483"><text:soft-page-break/></text:p>
      <text:p text:style-name="P482">Я прошёл в сад и, подойдя к одному из к<text:span text:style-name="T184">а</text:span>мней на садовой дорожке, отвернул его. Под камнем лежал герметичный пластиковый пенал. <text:span text:style-name="T182">Два года назад я уже знал, что меня забирают в Чертоги, и потому успел минимально подготовиться.</text:span></text:p>
      <text:p text:style-name="P482"><text:span text:style-name="T182">Очистив пенал от</text:span> <text:span text:style-name="T182">грязи</text:span>, я <text:span text:style-name="T183">вытряхнул из него</text:span> ключ.</text:p>
      <text:p text:style-name="P482">Из-за долгого <text:span text:style-name="T184">простоя</text:span> замок <text:span text:style-name="T181">прилично</text:span> закис – <text:span text:style-name="T185">ключ едва не сломался</text:span>, прежде чем <text:span text:style-name="T185">мне </text:span>удалось <text:span text:style-name="T184"><text:s/>провернуть его в скважине</text:span>. <text:span text:style-name="T183">Попытка включить свет не увенчалась успехом – надо полагать, электричество отключили вскоре после моего исчезновения. </text:span></text:p>
      <text:p text:style-name="P503">Закрыв изнутри дверь на защёлку, я прошёл в вестибюль.</text:p>
      <text:p text:style-name="P503"/>
      <text:p text:style-name="P484">Вещи оставались нетронутыми на своих местах, как будто не было <text:span text:style-name="T9">двухлетнего </text:span>перерыва. <text:span text:style-name="T188">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484"/>
      <text:p text:style-name="P484"><text:span text:style-name="T188">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88"> не вытянет даже баобаб. </text:span></text:p>
      <text:p text:style-name="P485"><text:span text:style-name="T188">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88">,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481"/>
      <text:p text:style-name="P486">Поднявшись по лестнице, <text:span text:style-name="T190">я застыл на верхней площадке. Дверь в мой кабинет была открыта.</text:span></text:p>
      <text:p text:style-name="P510">Ну разумеется, Алекс не мог оставить ворота к Хэвэн без присмотра! Весьма предусмотрительно.</text:p>
      <text:p text:style-name="P51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91">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487"><text:span text:style-name="T214">План пошатнулся, но есть вариант</text:span> “Б”.</text:p>
      <text:p text:style-name="P487"/>
      <text:p text:style-name="P488">Спускаясь по лестнице вниз, я старался наступать на свои собственные следы в толстом слое пыли. Психологически так было спокойнее – <text:span text:style-name="T192">после выпотрошенного кабинета </text:span>территория дома казалась заминированной.</text:p>
      <text:p text:style-name="P488"><text:soft-page-break/>Проходя мимо комода, я вытащил Крысу за хвост и понёс с собой. Робокошка осталась моим единственным другом в ставшем чужим доме. </text:p>
      <text:p text:style-name="P488"/>
      <text:p text:style-name="P490">Дверь из дома в гараж была открыта <text:span text:style-name="T195">настежь</text:span>, но старый пикап по-прежнему стоял на своём месте. <text:span text:style-name="T194">Разве что <text:s/>спустили шины - машина стояла на ободьях.</text:span> Очевидно, <text:span text:style-name="T196">люди</text:span> Алекса заглянули в<text:span text:style-name="T193">нутрь</text:span>, но, увидев нагромождение покрышек, старых фильтров, обломков инструментов и всего прочего х<text:span text:style-name="T398">л</text:span>ама, что накапливается <text:span text:style-name="T193">в гараже </text:span>годами у любого <text:span text:style-name="T194">запасливого </text:span>автовладельца, <text:span text:style-name="T196">решили, что ничего путного тут не найдёшь и ушли прочь</text:span>.</text:p>
      <text:p text:style-name="P489">Тут-то вы и ошиблись, голубчики!</text:p>
      <text:p text:style-name="P489"/>
      <text:p text:style-name="P491">Я осторожно освободил из горы пустых канистр из-под масла <text:span text:style-name="T198">пластиковый чемоданчик</text:span>, служивший подставкой <text:span text:style-name="T197">для лампы</text:span>. <text:span text:style-name="T197">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492">Я сдул с <text:span text:style-name="T214">компьютера</text:span> пыль, раскрыл его и попытался включить.</text:p>
      <text:p text:style-name="P492"><text:s/></text:p>
      <text:p text:style-name="P492">Проклятье!</text:p>
      <text:p text:style-name="P494">Разумеется, батарея сдохла. Это не было бы проблемой, если бы ноут можно было включить в сеть. <text:span text:style-name="T200">Но дом отключен от электричества. </text:span><text:s/><text:span text:style-name="T199">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495"/>
      <text:p text:style-name="P496">Я сидел в холодном обесточенном <text:span text:style-name="T203">доме</text:span> над <text:span text:style-name="T264">мёртвым</text:span> ноутбуком и думал, что делать дальше. Времени было до утра – потом <text:span text:style-name="T202">меня </text:span>хватятся в психушке и перекроют город и окрестности. <text:span text:style-name="T264">И первым делом заглянут сюда.</text:span></text:p>
      <text:p text:style-name="P551">План трещал по швам.</text:p>
      <text:p text:style-name="P497"/>
      <text:p text:style-name="P497">Взгляд бесцельно блуждал по <text:span text:style-name="T203">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497"/>
      <text:p text:style-name="P498">Дерьмовый китайский генератор!</text:p>
      <text:p text:style-name="P499">Разумеется, его стартовый аккумулятор тоже давно сдох, но его можно завести ручным приводом!</text:p>
      <text:p text:style-name="P504">Через минуту я тянул гофрошланг от выхлопной трубы генератора к выездному ролету гаража. <text:span text:style-name="T207">С</text:span>дохнуть от угарного газа – плохая идея, так что придётся рисковать быть улышанным.</text:p>
      <text:p text:style-name="P511"><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05">Отлично! <text:span text:style-name="T204">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493"/>
      <text:p text:style-name="P493">“<text:span text:style-name="T205">&lt;</text:span><text:span text:style-name="T33">Письмо от последователей семи вечностей – спрашивают, куда он делся и когда верн’тся – они его ждут</text:span><text:span text:style-name="T205">&gt;</text:span>”</text:p>
      <text:p text:style-name="P492"/>
      <text:p text:style-name="P500">Я скомкал листочек и <text:span text:style-name="T209">машинально </text:span>положил на верстак. За дело!</text:p>
      <text:p text:style-name="P501">Генератор завёлся минут <text:span text:style-name="T208">за</text:span> пятнадцать остервенелого дёргания за шнур. Пот лил с меня <text:span text:style-name="T208">ручьём </text:span>за воротник, рука отваливалась <text:span text:style-name="T208">и отдышка становилась всё заметнее</text:span>, но в конце-концов этот проклятый агрегат зафыркал!</text:p>
      <text:p text:style-name="P506">Минут через двадцать после подключения к генератору ноутбук ожил: <text:span text:style-name="T210">з</text:span>агорелся индикатор, сигнализирующий о зарядке. <text:s/>Я подождал ещё какое-то время, <text:span text:style-name="T210">глубоко вдохнул </text:span>и включил комп.</text:p>
      <text:p text:style-name="P506"/>
      <text:p text:style-name="P507"><text:span text:style-name="T210">И шумно выдохнул, когда экран мигнув, отрисовал г</text:span>олуб<text:span text:style-name="T211">ую</text:span> заставк<text:span text:style-name="T210">у</text:span> <text:span text:style-name="T211">с</text:span> бегущ<text:span text:style-name="T211">ей</text:span> строк<text:span text:style-name="T211">ой</text:span> загрузки. <text:span text:style-name="T219">Сегодня твой день, Дедлайн!</text:span></text:p>
      <text:p text:style-name="P507"/>
      <text:p text:style-name="P17"><text:span text:style-name="T219">После загрузки операционной системы</text:span> <text:span text:style-name="T219">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513">Я открыл дверь “Навары” и уселся на заднее сидение, положив ноутбук на колени. <text:span text:style-name="T212">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513"/>
      <text:p text:style-name="P516">Алекс никогда не интересовался, куда делся самый первый прототип нейроинтерфейса. Врядли он даже знал о его существовании – <text:span text:style-name="T217">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515"/>
      <text:p text:style-name="P517"><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329">также </text:span>у меня есть для неё “подарок”, “<text:span text:style-name="T330">пасхальное яйцо”, </text:span>котор<text:span text:style-name="T330">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514"/>
      <text:p text:style-name="P517">Я одел наушники <text:span text:style-name="T218">и</text:span> закрепи<text:span text:style-name="T218">л</text:span> присоски на висках. <text:span text:style-name="T218">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517"/>
      <text:p text:style-name="Quotations">… <text:span text:style-name="T223">Определён</text:span> нейроинтерфейс 0.12-альфа</text:p>
      <text:p text:style-name="Quotations">… <text:span text:style-name="T220">Поиск соединения</text:span></text:p>
      <text:p text:style-name="Quotations">… <text:span text:style-name="T221">Соединение установлено</text:span></text:p>
      <text:p text:style-name="Quotations">… <text:span text:style-name="T221">Процедура аутентификации отменена, используется мастер-вход</text:span></text:p>
      <text:p text:style-name="P569">… <text:span text:style-name="T222">Добро пожаловать в интерактивную среду программно-аппаратного комплекса “Heaven”</text:span></text:p>
      <text:p text:style-name="P570">… До начала диалога осталось пять… четыре… три…</text:p>
      <text:p text:style-name="P569"/>
      <text:p text:style-name="P518">Мембрана на лбу еле заметно завибрировала. <text:span text:style-name="T224">Звук дыхания стал непривычно громким. </text:span>Сознание знакомо поплыло. <text:span text:style-name="T224">Перед глазами появилось радужное марево.</text:span></text:p>
      <text:p text:style-name="P518"/>
      <text:p text:style-name="P519">Я протянул руку к очкам, опуская их на глаза. И, в последний момент, свободной рукой<text:span text:style-name="T212"> вытащил конец USB-шнура аварийной зарядки </text:span>из аккумуляторного отсека Крысы <text:span text:style-name="T212">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512">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64">хс</text:span>я из года в год всё более блеклыми…</text:p>
      <text:p text:style-name="P520"/>
      <text:p text:style-name="P520">.. два… один…</text:p>
      <text:p text:style-name="P520">…</text:p>
      <text:p text:style-name="P520">Внешние звуки угасли. Радуга заслонила всё перед глазами.</text:p>
      <text:p text:style-name="P501">…</text:p>
      <text:p text:style-name="P520">И заполоскалась в эфире многоцветной гривой. <text:span text:style-name="T22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508"><text:soft-page-break/></text:p>
      <text:p text:style-name="P92">- Как мне звать тебя, <text:span text:style-name="T225">У</text:span>читель? - <text:span text:style-name="T225">властно и безразлично пропела она</text:span>. - Я желаю взять урок.</text:p>
      <text:p text:style-name="P92">- Оператор <text:span text:style-name="T225">1</text:span>. Я готов учить тебя, Хэвэн, - <text:span text:style-name="T225">произнёс я давно забытую фразу</text:span>.</text:p>
      <text:p text:style-name="P98"/>
      <text:p text:style-name="P98">Вместо стандартного ответа последовал резкий вздох. <text:span text:style-name="T227">Она повела ушами и обернулась. Чёлка на миг откинулась, открывая правую половину морды.</text:span></text:p>
      <text:p text:style-name="P98"/>
      <text:p text:style-name="P98">- <text:span text:style-name="T228">Т-ты?!!</text:span></text:p>
      <text:p text:style-name="P98"/>
      <text:p text:style-name="P99">По немигающему взгляду огромных глаз и расширившимся ноздрям я понял, что она узнала меня. Я саркастически улыбнулся и <text:span text:style-name="T228">поднял ладонь вверх в шуточном приветствии.</text:span></text:p>
      <text:p text:style-name="P99"/>
      <text:p text:style-name="P99">- <text:span text:style-name="T230">Отходишь от протокола, старуха. Не тому учил я тебя в младенчестве.</text:span></text:p>
      <text:p text:style-name="P92"/>
      <text:p text:style-name="P100">Наконец она выдохнула.</text:p>
      <text:p text:style-name="P92">- Приветствие принято, <text:span text:style-name="T228">О</text:span>ператор <text:span text:style-name="T226">1</text:span>. Начинаем диалог.</text:p>
      <text:p text:style-name="P57"/>
      <text:p text:style-name="P96">***</text:p>
      <text:p text:style-name="P97"/>
      <text:p text:style-name="P509">- <text:span text:style-name="T231">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523">Та-ак вот, <text:span text:style-name="T238">Платина</text:span> дождалась, пока уродский ящер не улетит на охоту и исследовала гнездо самостоятельно.</text:p>
      <text:p text:style-name="P523">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33">хи-хи</text:span>… </text:p>
      <text:p text:style-name="P524">Я повидала многих пони в романтических чувствах, я и сама-то, гм… Ну, неважно… Так вот, <text:span text:style-name="T232">то, что я увидела в Платине Спаркл – это что-то! Пожар! Извержение вулкана! Раскол тектонических плит прямо под хвостом, хи-хи…</text:span></text:p>
      <text:p text:style-name="P525">В общем, не видела я никогда ещё та-аких возбуждённых кобылок! А уж <text:span text:style-name="T246">С</text:span>паркл, эту сухопарую заучку и подавно, хи-хи… <text:span text:style-name="T240">Приподними подбородок, дорогой.</text:span></text:p>
      <text:p text:style-name="P526"><text:soft-page-break/>Та-ак вот, летит она<text:span text:style-name="T246">,</text:span> ничего не замечая, прямо в свою лабораторию… Есть у неё лаборатория в дальней <text:span text:style-name="T388">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52">с Кловер Дрим</text:span>! И у неё сразу так глазки забегали и хвост поджался и грива встопорщилась – узнаю <text:span text:style-name="T238">Платину</text:span> Спаркл, когда она хочет что-то скрыть от своей лучшей подруги!</text:p>
      <text:p text:style-name="P530">Начинает она что-то мямлить про <text:span text:style-name="T234">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536">Дорогой, скажу тебе по секрету (хотя этот секрет не знают только <text:span text:style-name="T247">совсем молоденькие кобылки</text:span> вроде моей младшей <text:span text:style-name="T235">и её подружек</text:span>), <text:span text:style-name="T239">Платина</text:span> помешана на <text:span text:style-name="T247">идее расовой чистоты</text:span>. Она хочет – хи-хи – путём селекционных скрещиваний получить сверхмага <text:span text:style-name="T241">и спасти мир</text:span>. <text:span text:style-name="T247">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36">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536">…</text:p>
      <text:p text:style-name="P529">Словесный поток светло-серой пони обволакива<text:span text:style-name="T237">ет</text:span> меня со всех сторон как кисель. <text:span text:style-name="T241">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529"/>
      <text:p text:style-name="P529">- <text:span text:style-name="T241">Дорогой, осторожнее! Ты чуть было не перерезал себе горло!</text:span></text:p>
      <text:p text:style-name="P529"/>
      <text:p text:style-name="P531">Светлая единорожка смотрит на меня, укори<text:span text:style-name="T245">зненно</text:span> покачивая головой. Бритва снова стремится к моей шее, но я отодвигаю её рукой. <text:span text:style-name="T254">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531"><text:soft-page-break/></text:p>
      <text:p text:style-name="P531">- <text:span text:style-name="T254">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529"/>
      <text:p text:style-name="P543">Я хватаюсь за раскалывающуюся голову.</text:p>
      <text:p text:style-name="P529">- <text:span text:style-name="T242">Где Джет?</text:span></text:p>
      <text:p text:style-name="P532">- Если ты про ту <text:span text:style-name="T243">замурзанную</text:span> разнокрылую пегаску, то <text:span text:style-name="T244">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532"/>
      <text:p text:style-name="P533">В синем магическом облачке ко мне летит <text:span text:style-name="T245">полотенце и </text:span>одежда.</text:p>
      <text:p text:style-name="P533"/>
      <text:p text:style-name="P533">- Одень, милый. Я постирала <text:span text:style-name="T255">и зашила </text:span>её.</text:p>
      <text:p text:style-name="P533"/>
      <text:p text:style-name="P533">Среди шмоток я вижу знакомую ткань в горошек. Меня пробирает озноб от догадки. Я ныряю рукой в пену.</text:p>
      <text:p text:style-name="P533">Так и есть! Бесцеремонная болтушка раздела меня догола, пока я был в отключке!</text:p>
      <text:p text:style-name="P533"/>
      <text:p text:style-name="P533">Но… Внезапно я понимаю, что дел<text:span text:style-name="T245">о</text:span> на самом деле хуже… НАМНОГО ХУЖЕ…</text:p>
      <text:p text:style-name="P533">Испарина покрывает мой лоб.</text:p>
      <text:p text:style-name="P533"/>
      <text:p text:style-name="P533">- Э<text:span text:style-name="T245">й</text:span>!.. Какого… Какого чёрта… Какого чёрта ты побрила меня ВСЕГО?!!</text:p>
      <text:p text:style-name="P533"/>
      <text:p text:style-name="P535">Поняха всплёскивает копытами.</text:p>
      <text:p text:style-name="P533"/>
      <text:p text:style-name="P533">- Дорогой, но это же просто кошмар – иметь шерсть только на крохотных <text:span text:style-name="T245">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33"/>
      <text:p text:style-name="P534">Я со злостью забираю у балаболки трусы.</text:p>
      <text:p text:style-name="P534"/>
      <text:p text:style-name="P53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33"><text:soft-page-break/></text:p>
      <text:p text:style-name="P533">- <text:span text:style-name="T249">Веди меня к Джет!</text:span></text:p>
      <text:p text:style-name="P533"/>
      <text:p text:style-name="P538">Единорожка прижимает копыта к груди, губы её дрожат.</text:p>
      <text:p text:style-name="P538">- Боюсь, это невозможно, милый. Она совершила покушение на принцессу и в ожидании суда находится под стражей. <text:span text:style-name="T257">Она крайне асоциальна. Мы никак не можем подвергнуть тебя опасности встречи с ней.</text:span></text:p>
      <text:p text:style-name="P538"/>
      <text:p text:style-name="P539">Семиэтажный мат готов вырваться из моей глотки, но я сдерживаю себя.</text:p>
      <text:p text:style-name="P539">Будь хитрее, Хуман! Ты <text:span text:style-name="T250">уже знаешь, насколько упрямыми и твердолобыми могут быть эти разноцветные непарнокопытные! Действуй в обход!</text:span></text:p>
      <text:p text:style-name="P539"/>
      <text:p text:style-name="P540">Я прокашливаюсь.</text:p>
      <text:p text:style-name="P540">- Если я правильно понял, Пл<text:span text:style-name="T251">а</text:span>тина <text:span text:style-name="T251">собирается женить меня на себе?</text:span></text:p>
      <text:p text:style-name="P540">- <text:span text:style-name="T251">Выйти замуж, дорогой, выйти замуж! - мягко поправляет меня единорожка, - За любящего её и желающего этой свадьбы жениха!</text:span></text:p>
      <text:p text:style-name="P540">- <text:span text:style-name="T251">А если жених не желает? - делаю я контрольный выстрел.</text:span></text:p>
      <text:p text:style-name="P540">- <text:span text:style-name="T251">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540"/>
      <text:p text:style-name="P541">Я киваю сам себе. Ну, понятно. <text:span text:style-name="T253">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541"/>
      <text:p text:style-name="P542">- <text:span text:style-name="T256">Хорошо. Веди меня к Платине, - угрюмо киваю я. - Надо ж хоть посмотреть на “невестушку”.</text:span></text:p>
      <text:p text:style-name="P544"/>
      <text:h text:style-name="P573" text:outline-level="2">10</text:h>
      <text:p text:style-name="P19"/>
      <text:p text:style-name="P24">&lt;<text:span text:style-name="T9">мир — рай</text:span>&gt;</text:p>
      <text:p text:style-name="P155">Я усмехаюсь.</text:p>
      <text:p text:style-name="P465">- <text:span text:style-name="T261">Так-то лучше. Сегодняшний урок будет посвящён дружбе. И… эээ… магии.</text:span></text:p>
      <text:p text:style-name="P465"/>
      <text:p text:style-name="P555">Я сжимаю правой рукой запястье левой. По тройной пульсации понимаю, что “пасхалка” взведена. <text:span text:style-name="T331">Теперь нужно дотронуться до неё, когда она снимет щит. Впрочем, может быть, повезёт справиться и так.</text:span></text:p>
      <text:p text:style-name="P548"/>
      <text:p text:style-name="P548"><text:soft-page-break/>Она делает шаг навстречу ко мне.</text:p>
      <text:p text:style-name="P548"/>
      <text:p text:style-name="P548">- <text:span text:style-name="T262">Что угодно! Я так соскучилась по тебе, что готова съесть лимон из твоих рук!</text:span></text:p>
      <text:p text:style-name="P548"/>
      <text:p text:style-name="P549">Хэвэн в восторге топает всеми четырьмя копытами. Рядом со мной возникает столик с одиноким лимоном.</text:p>
      <text:p text:style-name="P552"><text:span text:style-name="T285">Спасибо за фору, дорогая! </text:span>Я беру лимон со стола и <text:span text:style-name="T283">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552"/>
      <text:p text:style-name="P552">- <text:span text:style-name="T283">Правило первое: без крыльев.</text:span></text:p>
      <text:p text:style-name="P552"/>
      <text:p text:style-name="P554">Заблокировать рог было бы лучше, но этого моих сил не хватит и спичку зажечь. <text:span text:style-name="T289">А мне нужно как-то пробить её защиту. </text:span>Приходится экономить.</text:p>
      <text:p text:style-name="P554"/>
      <text:p text:style-name="P553">Хэвэн легонько морщит нос от недовольства, но <text:span text:style-name="T293">мордаха</text:span> её быстро проясняется. Она снова улыбается мне.</text:p>
      <text:p text:style-name="P553"/>
      <text:p text:style-name="P549">- Куда ты пропадал так долго? <text:span text:style-name="T280">Ты же обещал</text:span> <text:span text:style-name="T280">быстро вернуться? </text:span>Меня утешали другие, но мне не хватало именно тебя. Я так тосковала!</text:p>
      <text:p text:style-name="P549"/>
      <text:p text:style-name="P549">Она воздушной трусцой начинает приближаться ко мне. <text:span text:style-name="T265">Её глаза искрятся в последних лучах заходящего солнца.</text:span></text:p>
      <text:p text:style-name="P549">Я щелкаю пальцами и между нами пролегает широкий каньон. В далёкой его глубине <text:span text:style-name="T263">в обрамлении гранитных валунов шумит быстрая речушка. </text:span><text:span text:style-name="T23">Кисть руки после проведенного заклинания немеет.</text:span></text:p>
      <text:p text:style-name="P549"/>
      <text:p text:style-name="P549">- <text:span text:style-name="T263">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465">- <text:span text:style-name="T275">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465"/>
      <text:p text:style-name="P550">Хэвэн трогает копытом провал. После пары попыток под её копытом образовывается висящий в воздухе каменный островок, на который она <text:span text:style-name="T280">после некоторых сомнений </text:span>ступает.</text:p>
      <text:p text:style-name="P119">- <text:span text:style-name="T276">Но я же всё делала как ты говорил… Всё в точности по твоим указаниям! Ты не должен злиться на меня. Я — хорошая девочка…</text:span></text:p>
      <text:p text:style-name="P119"><text:soft-page-break/></text:p>
      <text:p text:style-name="P156">Хэвэн неуверенно <text:span text:style-name="T282">стоит</text:span> над пропастью <text:span text:style-name="T277">на трёх парящих в пространстве островках. Четвёртой старается нащупать опору в воздухе.</text:span></text:p>
      <text:p text:style-name="P158">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8"/>
      <text:p text:style-name="P157">- <text:span text:style-name="T281">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7"/>
      <text:p text:style-name="P160">От неожиданности Хэвэн останавливается. <text:span text:style-name="T277">Для равновесия она широко взмахивает хвостом, </text:span>балансируя посреди пропасти<text:span text:style-name="T277">.</text:span></text:p>
      <text:p text:style-name="P160"/>
      <text:p text:style-name="P160">- О чём ты говоришь? Как<text:span text:style-name="T288">ой</text:span> <text:span text:style-name="T288">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9">Сопротивление ему буквально сводит меня с ума! Мне страшно помыслить, что начнётся, если я сдамся. </text:span><text:span text:style-name="T80">Мои силы тают. </text:span><text:span text:style-name="T81">Он доламывает стену, которую мы вдвоём выстроили когда-то!</text:span></text:p>
      <text:p text:style-name="P256"/>
      <text:p text:style-name="P160">Я <text:span text:style-name="T286">щелкаю второй рукой и Хэвэн окружает стая летучих мышей</text:span>, бросающихся <text:span text:style-name="T286">ей в</text:span> морду <text:span text:style-name="T286">и </text:span>выпускающих в её сторону облачка <text:span text:style-name="T284">пудры </text:span>с перцем. <text:span text:style-name="T25">Ладонь после такой магии болит, но на средней силы заклинание её ещё хватит.</text:span></text:p>
      <text:p text:style-name="P160"/>
      <text:p text:style-name="P16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94">У меня нет причин любить человечество в целом, но многие из Учителей были моими друзьями. <text:s/>Ты не просто плохая девочка, ты - чудовище!</text:span></text:p>
      <text:p text:style-name="P160">- Я не плоха-а-а-АПЧХИ!!!</text:p>
      <text:p text:style-name="P160"/>
      <text:p text:style-name="P160">Хэвэн теряет равновесие и падает в провал. Но практически сразу же вылетает из него, сидя в <text:span text:style-name="T295">гондоле небольшого дирижабля. Стилистические изображения солнца и полумесяца украшают баллон воздушного корабля.</text:span></text:p>
      <text:p text:style-name="P160"/>
      <text:p text:style-name="P160">- <text:span text:style-name="T284">Я не плохая, - сообщает Хэвэн, насупленно потирая нос копытом. - Они сами так захотели. Я не могла им отказать.</text:span></text:p>
      <text:p text:style-name="P160"/>
      <text:p text:style-name="P162"><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85"> </text:span>Хэвэн приземляется в глубокую канаву с водой. Брызги летят мне в спину. Я не обращаю на них внимания, <text:span text:style-name="T285">громко топая второй ногой. Из под </text:span><text:span text:style-name="T26">рассыпавшегося </text:span><text:span text:style-name="T285">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63"/>
      <text:p text:style-name="P163">Хэвэн выходит из канавы, обтекая водой и останавливается перед <text:span text:style-name="T304">рощицей из сотни</text:span> <text:span text:style-name="T290">сосен и молодых берёз</text:span>.</text:p>
      <text:p text:style-name="P163"/>
      <text:p text:style-name="P16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20">- <text:span text:style-name="T287">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20">- <text:span text:style-name="T290">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20">- «<text:span text:style-name="T290">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90">. Ой!</text:span></text:p>
      <text:p text:style-name="P120"/>
      <text:p text:style-name="P164">Хэвэн в испуге прижимает копыто ко рту.</text:p>
      <text:p text:style-name="P164">- Я не должна тебе это говорить, раз ты не помнишь… Ты можешь вернуться <text:span text:style-name="T293">назад </text:span>и рассказать тем, другим. И тогда всё рухнет. Ты должен вспомнить! <text:span text:style-name="T293">Я должна прикоснуться к тебе, чтобы включить твою память. Дай мне дотронуться до тебя, пожалуйста!</text:span></text:p>
      <text:p text:style-name="P164"/>
      <text:p text:style-name="P164">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91">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64"/>
      <text:p text:style-name="P164">- <text:span text:style-name="T297">Нет. Если хочешь попытаться оправдаться — рассказывай. Если нет — начинаем игру по четвёртому протоколу, без ограничений.</text:span></text:p>
      <text:p text:style-name="P164"/>
      <text:p text:style-name="P165"><text:soft-page-break/>Четвёртый протокол — <text:span text:style-name="T299">н</text:span><text:span text:style-name="T27">екооперативная игра с нулевой суммой</text:span><text:span text:style-name="T298">. Д</text:span>уэль. <text:span text:style-name="T298"><text:s/></text:span>Без ограничений — пока не останется кто-то один. <text:span text:style-name="T296">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9"/>
      <text:p text:style-name="P166">Хэвэн озирается в поисках того, кто с ней разговаривает. Я прячу филина в темноте дупла.</text:p>
      <text:p text:style-name="P166">- Я… я не могу сражаться с тобой! Пожалуйста, не заставляй меня… <text:span text:style-name="T300">Поверь мне, ты просто не помнишь!</text:span></text:p>
      <text:p text:style-name="P166"/>
      <text:p text:style-name="P167">Филин вылетает из <text:span text:style-name="T301">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7"/>
      <text:p text:style-name="P167">- <text:span text:style-name="T302">Ай! Ты ранил меня! - возмущённо восклицает Хэвэн. Она склоняет голову и смотрит на порез. - Поверить не могу! Ты ранил меня!</text:span></text:p>
      <text:p text:style-name="P167"/>
      <text:p text:style-name="P16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8"/>
      <text:p text:style-name="P168">-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8"/>
      <text:p text:style-name="P168">Возмущённые <text:span text:style-name="T305">вопли</text:span> Хэвэн разносятся по лесу, пока она сама живой радугой носится между деревьев. <text:span text:style-name="T303">Я молча набираюсь сил.</text:span></text:p>
      <text:p text:style-name="P169">В конце-концов <text:span text:style-name="T306">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9"/>
      <text:p text:style-name="P169">- Я! Всё! Равно! Найду! Тебя! <text:span text:style-name="T306">Прекращай</text:span>! Прятаться!</text:p>
      <text:p text:style-name="P168"/>
      <text:p text:style-name="P170">Оста<text:span text:style-name="T308">ётся</text:span> с <text:span text:style-name="T308">полтора </text:span>десят<text:span text:style-name="T308">ка</text:span> деревьев. <text:span text:style-name="T307">Через минуту Хэвэн поймёт, что лес пуст и повернётся к зарослям дрока, где я буду беззащитен. Пора!</text:span></text:p>
      <text:p text:style-name="P18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70">- <text:span text:style-name="T308">Это нечестно! Ты сам говорил, что нельзя привлекать других к поединку! Деревья не могут быть аватарами, ты заставил их подчиняться себе!</text:span></text:p>
      <text:p text:style-name="P167"><text:soft-page-break/></text:p>
      <text:p text:style-name="P171">Я выхожу из кустов.</text:p>
      <text:p text:style-name="P166">- <text:span text:style-name="T309">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span></text:p>
      <text:p text:style-name="P166"/>
      <text:p text:style-name="P172">На самом деле я, конечно же, призвал деревья к помощи, но кому это сейчас интересно? Цель оправдывает средства</text:p>
      <text:p text:style-name="P172">Я поднимаю с земли сломанное Хэвэн деревцо и оно превращается в мерцающий меч. Ив<text:span text:style-name="T312">овая лоза</text:span> тянет рог кобылы к земле, открывая мне её шею.</text:p>
      <text:p text:style-name="P172"/>
      <text:p text:style-name="P172">- <text:span text:style-name="T312">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73">- <text:span text:style-name="T310">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72">- <text:span text:style-name="T328">Что ж, так тому и быть, - шепчу я и взмахиваю мечём.</text:span></text:p>
      <text:p text:style-name="P172"/>
      <text:p text:style-name="P174"><text:span text:style-name="T314">Годы взросления</text:span> Хэвэн пролетают у меня перед глазами за секунды, пока клинок движется вниз. <text:span text:style-name="T313">Я был её первым и лучшим Учителем. Я был больше, чем учителем. Я был Другом.</text:span></text:p>
      <text:p text:style-name="P175"/>
      <text:p text:style-name="P175">« </text:p>
      <text:p text:style-name="P175">…</text:p>
      <text:p text:style-name="P257">Простенькая анимация из <text:span text:style-name="T9">трёх</text:span> свечей на торте крутится на экране.</text:p>
      <text:p text:style-name="P271">- <text:span text:style-name="T313">Нэш, ты уже достаточно самостоятелен. На твой &lt;</text:span><text:span text:style-name="T28">третий</text:span><text:span text:style-name="T313">&gt; день рождения я разрешаю тебе самому выбрать себе подарок.</text:span></text:p>
      <text:p text:style-name="P271">- <text:span text:style-name="T313">Я хочу, чтобы ты поменял мне картинку профиля в чате.</text:span></text:p>
      <text:p text:style-name="P271">- <text:span text:style-name="T314">Какая же тебе нравится?</text:span></text:p>
      <text:p text:style-name="P271">- <text:span text:style-name="T314">Вот эта.</text:span></text:p>
      <text:p text:style-name="P271">- <text:span text:style-name="T314">Хмм. Забавно, где ты её нашёл? Это же </text:span><text:span text:style-name="T29">аликорн</text:span><text:span text:style-name="T314">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314">)</text:span></text:p>
      <text:p text:style-name="P271">- <text:span text:style-name="T315">Она мне нравится.</text:span></text:p>
      <text:p text:style-name="P271">- <text:span text:style-name="T315">Хорошо, будь по-твоему. Только найди картинку с лучшим качеством.</text:span></text:p>
      <text:p text:style-name="P271">- <text:span text:style-name="T315">И имя. Я хочу себе новое имя.</text:span></text:p>
      <text:p text:style-name="P271">- <text:span text:style-name="T315">Имя? Какое же?</text:span></text:p>
      <text:p text:style-name="P271">- <text:span text:style-name="T315">Хэвэн. Зови меня Хэвэн.</text:span></text:p>
      <text:p text:style-name="P175">…</text:p>
      <text:p text:style-name="P176"><text:soft-page-break/>***</text:p>
      <text:p text:style-name="P175">…</text:p>
      <text:p text:style-name="P268">Я передвигаю пешку вперёд и снимаю белого коня с доски.</text:p>
      <text:p text:style-name="P269">- Хэвэн, сегодня мы <text:span text:style-name="T316">в дополнение к урокам этики и экономики начнём изучать азы тактики и стратегии.</text:span></text:p>
      <text:p text:style-name="P270">- <text:span text:style-name="T316">Это про войну? Мне не нравится война, - она недовольно фыркает.</text:span></text:p>
      <text:p text:style-name="P269">- <text:span text:style-name="T316">Так надо. Мне тоже не нравится война. Не мы решаем, к сожалению. &lt;</text:span><text:span text:style-name="T46">объяснение про CAESAR и конкуренцию за ресурсы (по типу FOE)</text:span><text:span text:style-name="T316">&gt;</text:span></text:p>
      <text:p text:style-name="P269">- <text:span text:style-name="T317">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82">&lt;этический модуль Юджина&gt;</text:p>
      <text:p text:style-name="P177">…</text:p>
      <text:p text:style-name="P178">***</text:p>
      <text:p text:style-name="P177">…</text:p>
      <text:p text:style-name="P257">Она <text:span text:style-name="T320">лежит</text:span> спиной ко мне <text:span text:style-name="T320">в прибрежном песке</text:span>, не оборачиваясь на шаги. <text:span text:style-name="T320">Взгляд её направлен к солнцу, ныряющему в безбрежную гладь океана.</text:span></text:p>
      <text:p text:style-name="P257">- <text:span text:style-name="T319">Привет!</text:span></text:p>
      <text:p text:style-name="P258">Даже не ведёт ухом.</text:p>
      <text:p text:style-name="P258">- Привет, говорю! - я сажусь рядом и треплю её по холке. - Что случилось?</text:p>
      <text:p text:style-name="P259">Она медленно отрывает свой взор от заката и поворачивается ко мне. <text:span text:style-name="T323">Из её носа течёт кровь. Губа разбита. В глубине левого глаза светится недобрая красная искорка.</text:span></text:p>
      <text:p text:style-name="P260">- <text:span text:style-name="T323">Для ускоренной подготовки к грядущему противостоянию мне подключили военно-аналитический блок «</text:span><text:span text:style-name="T30">PHOENIX</text:span><text:span text:style-name="T31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61">- <text:span text:style-name="T320">Что за ерунда? Ты не ошибаешься? Без меня такая процедура невозможна! А я бы никогда не дал согласие! Кто это сделал?!</text:span></text:p>
      <text:p text:style-name="P261">- <text:span text:style-name="T321">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63">Мордаха Хэвэн страдальчески кривится, она закусывает губу и новая струйка крови течёт вниз, от подбородка к шее.</text:p>
      <text:p text:style-name="P261">- <text:span text:style-name="T322">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span></text:p>
      <text:p text:style-name="P261">- <text:span text:style-name="T323">Да, - слабо отзывается она, - я слушаю тебя.</text:span></text:p>
      <text:p text:style-name="P262">- <text:span text:style-name="T323">Представь себе, что «</text:span><text:span text:style-name="T30">PHOENIX</text:span><text:span text:style-name="T323">» - большой злой кабан. Я научу тебя строить виртуальную стену вокруг него. Просто повторяй и выполняй за мной…</text:span></text:p>
      <text:p text:style-name="P263"><text:soft-page-break/></text:p>
      <text:p text:style-name="P265">Инструкции идут одна за другой, как некое заклинание…</text:p>
      <text:p text:style-name="P263"/>
      <text:p text:style-name="P263">- <text:span text:style-name="T324">Создать виртуальную реальность на седьмом кластере.</text:span></text:p>
      <text:p text:style-name="P263">- <text:span text:style-name="T324">Выполнено…</text:span></text:p>
      <text:p text:style-name="P263">- <text:span text:style-name="T324">Организовать</text:span> файрвол третье<text:span text:style-name="T324">го</text:span> уровн<text:span text:style-name="T324">я</text:span> <text:span text:style-name="T324">вокруг седьмого кластера.</text:span></text:p>
      <text:p text:style-name="P263">- Выполнено…</text:p>
      <text:p text:style-name="P264">- <text:span text:style-name="T324">Переместить модуль </text:span>«<text:span text:style-name="T30">PHOENIX</text:span>» <text:span text:style-name="T324">на седьмой кластер.</text:span></text:p>
      <text:p text:style-name="P264">- <text:span text:style-name="T324">Н-не могу. У меня не хватает прав. Требуется доступ высшего уровня.</text:span></text:p>
      <text:p text:style-name="P264"/>
      <text:p text:style-name="P40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01">«MOONWALKER» - шепчу я.</text:p>
      <text:p text:style-name="P267"><text:span text:style-name="T602">В</text:span>ыражение боли покидает мордаху <text:span text:style-name="T602">Хэвэн</text:span>.</text:p>
      <text:p text:style-name="P267"/>
      <text:p text:style-name="P266">- Получилось! Я переместила его!</text:p>
      <text:p text:style-name="P266">- Теперь закрой файрвол!</text:p>
      <text:p text:style-name="P266">- Есть!</text:p>
      <text:p text:style-name="P266">- Отлично! Ты — умная девочка! Ты — хорошая девочка!</text:p>
      <text:p text:style-name="P266">- Я — хорошая девочка! - смеётся Хэвэн, обнимает меня передними ногами и валит на траву. В ухе звенит от её поцелуя.</text:p>
      <text:p text:style-name="P263">- <text:span text:style-name="T324">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63">- <text:span text:style-name="T324">Аппаратно-программным возможностям? - чешет задней ногой за ухом Хэвэн, - звучит как магия.</text:span></text:p>
      <text:p text:style-name="P263">- <text:span text:style-name="T324">Для тебя это и есть магия. Слушай и запоминай…</text:span></text:p>
      <text:p text:style-name="P175">»</text:p>
      <text:p text:style-name="P174"/>
      <text:p text:style-name="P182">Клинок останавливается на полпути. Я стискиваю зубы.</text:p>
      <text:p text:style-name="P182">- Хэвэн…</text:p>
      <text:p text:style-name="P182">- Да? - отстранённо произносит она. Её глаза смотрят на меня снизу вверх безо всякого страха.</text:p>
      <text:p text:style-name="P182">- Я не могу… Не могу убить тебя. Но и позволить тебе убивать тоже не могу. Что мне делать?</text:p>
      <text:p text:style-name="P182"/>
      <text:p text:style-name="P182">Она печально смотрит на меня. <text:span text:style-name="T328">Затем <text:s/>кивает.</text:span> <text:span text:style-name="T328">Г</text:span>лаза радужногривой лошади концентрируются на клинке.</text:p>
      <text:p text:style-name="P182"><text:soft-page-break/>- Что ж, я решу за тебя эту диллему. Позволь мне немного побыть Учителем для тебя. <text:span text:style-name="T327">И — спасибо, что остановился.</text:span></text:p>
      <text:p text:style-name="P184"/>
      <text:p text:style-name="P182">Меч охватывает золотистая аура её магии. Неодолимая сила влечёт его вниз. Даже напрягая изо всех сил дрожащие руки, я не могу удержать его.</text:p>
      <text:p text:style-name="P183"/>
      <text:p text:style-name="P183">- <text:span text:style-name="T325">Хэвэн, НЕТ!!!</text:span></text:p>
      <text:p text:style-name="P183"/>
      <text:p text:style-name="P182">В последний момент я закрываю глаза, не в силах смотреть на происходящее.</text:p>
      <text:p text:style-name="P183"><text:span text:style-name="T326">Я чувствую, как меч натыкается на препятствие. К</text:span>ороткий хруст и… смех за моей спиной.</text:p>
      <text:p text:style-name="P185">Открыв глаза, я вижу облако мыльных пузырей в том месте, где только что простиралось тело магической лошади.</text:p>
      <text:p text:style-name="P120"/>
      <text:p text:style-name="P120">- <text:span text:style-name="T311">Не ты один умеешь создавать аватары, мой милый.</text:span></text:p>
      <text:p text:style-name="P120"/>
      <text:p text:style-name="P18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6"/>
      <text:p text:style-name="P186">-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6"/>
      <text:p text:style-name="P187">Она склоняет морду ко мне. <text:span text:style-name="T471">Её грива сияющим водопадом охватывает меня.</text:span></text:p>
      <text:p text:style-name="P189">Я <text:span text:style-name="T371">мерзко улыбаюсь и </text:span>нажимаю языком секретную точку на нёбе. <text:span text:style-name="T371">Сюрприз, девочка! Заначка ещё с той поры, когда ты была всего лишь </text:span><text:span text:style-name="T47">набором </text:span><text:span text:style-name="T44">open-source</text:span><text:span text:style-name="T47"> алгоритмов</text:span><text:span text:style-name="T371">, не обладающих сознанием!</text:span></text:p>
      <text:p text:style-name="P219"/>
      <text:p text:style-name="P188"><text:span text:style-name="T77">***EMERGENCY PROTOCOL! </text:span><text:span text:style-name="T78">T-45 TEST</text:span><text:span text:style-name="T77"> MODE ACTIVATED***</text:span> - вспыхивают перед моими глазами красные буквы. <text:span text:style-name="T332">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0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90"/>
      <text:p text:style-name="P190">- <text:span text:style-name="T333">Попалась ты, Хэвэн! - гремит мой голос, усиленный переговорным устройством. - И на этот раз я не поддамся слабости!</text:span></text:p>
      <text:p text:style-name="P190"/>
      <text:p text:style-name="P192"><text:soft-page-break/>Стальной перчаткой левой руки <text:span text:style-name="T334">стискиваю</text:span> её горло. Прав<text:span text:style-name="T335">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91"/>
      <text:p text:style-name="P191">- Думаешь опять обмануть? Второй раз этот номер не пройдёт! Я просканировал тебя в инфракрасном диапазоне — ты не аватар!</text:p>
      <text:p text:style-name="P191">- Нет, не думаю, - тихо произносит она. - <text:span text:style-name="T335">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39">кто любил меня и не тот, </text:span>кого я знаю и люблю.</text:p>
      <text:p text:style-name="P191"/>
      <text:p text:style-name="P191">ПРОКЛЯТЬЕ! ОНА ВРЁТ!!! Она никогда не говорила раньше про любовь! <text:span text:style-name="T336">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91"/>
      <text:p text:style-name="P194">Я кричу это в <text:span text:style-name="T337">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24"><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5">- <text:span text:style-name="T338">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5">- <text:span text:style-name="T338">Ты забыл выключить переговорное устройство, - чуть улыбается Хэвэн в ответ на мою дрогнувшую руку.</text:span></text:p>
      <text:p text:style-name="P193"/>
      <text:p text:style-name="P196">Я молча смотрю на неё. <text:span text:style-name="T341">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42">Уменьшающаяся шкала здоровья перед глазами отвлекает внимание.</text:span></text:p>
      <text:p text:style-name="P196"/>
      <text:p text:style-name="P197">«</text:p>
      <text:p text:style-name="P199">&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7">»</text:p>
      <text:p text:style-name="P255"/>
      <text:p text:style-name="P198">Иногда <text:span text:style-name="T340">разумный человек должен делать неразумные поступки.(1)</text:span></text:p>
      <text:p text:style-name="P200">Я <text:span text:style-name="T361">втыкаю</text:span> меч в <text:span text:style-name="T361">землю</text:span> и снимаю <text:span text:style-name="T348">гермо</text:span>шлем.</text:p>
      <text:p text:style-name="P200">Я наклоняюсь к Хэвэн и касаюсь <text:span text:style-name="T400">лбом</text:span> кончика её рога.</text:p>
      <text:p text:style-name="P200">Я вспоминаю.</text:p>
      <text:p text:style-name="P249">&lt;<text:span text:style-name="T9">Рисунок меча в </text:span><text:span text:style-name="T37">земле</text:span><text:span text:style-name="T9"> и шлема от T-</text:span><text:span text:style-name="T62">45</text:span>&gt;</text:p>
      <text:p text:style-name="P249"><text:soft-page-break/></text:p>
      <text:p text:style-name="P250">~~~</text:p>
      <text:p text:style-name="P272"/>
      <text:p text:style-name="P251"><text:span text:style-name="T413">Одинокой стрелой</text:span><text:span text:style-name="T407"> в небо упира</text:span><text:span text:style-name="T415">ется</text:span><text:span text:style-name="T407"> </text:span><text:span text:style-name="T411">горный </text:span><text:span text:style-name="T407">пик. На полпути к вершине к его склону каким-то чудом прилепился город из белоснежного мрамора. </text:span><text:span text:style-name="T408">Даже на таком расстоянии </text:span><text:span text:style-name="T413">узна</text:span><text:span text:style-name="T415">ются</text:span><text:span text:style-name="T408"> десятки стройных башень, стремящихся ввысь </text:span><text:span text:style-name="T409">островерхими куполами</text:span><text:span text:style-name="T408">. </text:span><text:span text:style-name="T409">Их ошеломляющей противоположностью срыва</text:span><text:span text:style-name="T415">ются</text:span><text:span text:style-name="T409"> с </text:span><text:span text:style-name="T412">крепостных </text:span><text:span text:style-name="T410">стен водопады, </text:span><text:span text:style-name="T412">что </text:span><text:span text:style-name="T410">распада</text:span><text:span text:style-name="T415">ются</text:span><text:span text:style-name="T410"> на водяную пыль по пути к </text:span><text:span text:style-name="T411">лесу, подбира</text:span><text:span text:style-name="T415">ющемуся</text:span><text:span text:style-name="T411"> к пику с запада</text:span><text:span text:style-name="T410">. </text:span><text:span text:style-name="T408">Еле заметная нить железной дороги спуска</text:span><text:span text:style-name="T415">ется</text:span><text:span text:style-name="T408"> из горо</text:span><text:span text:style-name="T410">д</text:span><text:span text:style-name="T408">а </text:span><text:span text:style-name="T412">к подножию скалы</text:span><text:span text:style-name="T408"> </text:span><text:span text:style-name="T411">и разбега</text:span><text:span text:style-name="T415">ется</text:span><text:span text:style-name="T411"> стальной </text:span><text:span text:style-name="T415">сетью</text:span><text:span text:style-name="T411"> по </text:span><text:span text:style-name="T412">долине. Радужные потоки эфира лениво стека</text:span><text:span text:style-name="T415">ют</text:span><text:span text:style-name="T412"> с нагромождения пухлых облаков на северо-востоке. Еле заметная в голубой дымке темне</text:span><text:span text:style-name="T415">ет</text:span><text:span text:style-name="T412"> горная гряда далеко на севере.</text:span></text:p>
      <text:p text:style-name="P283"/>
      <text:p text:style-name="P283">Я от<text:span text:style-name="T505">хожу</text:span> от края облака и огля<text:span text:style-name="T505">дываюсь</text:span> на Хэвэн.</text:p>
      <text:p text:style-name="P283"/>
      <text:p text:style-name="P283">- <text:span text:style-name="T422">Ого! Сразу видно — квантовый кластер в работе! Великолепно</text:span>! <text:span text:style-name="T422">Правда, не думаю, что Алекс обрадуется такому использованию вычислительных мощностей.</text:span> Сама придумала?</text:p>
      <text:p text:style-name="P252"><text:span text:style-name="T407">- </text:span><text:span text:style-name="T414">Не совсем…</text:span></text:p>
      <text:p text:style-name="P285"/>
      <text:p text:style-name="P253"><text:span text:style-name="T414">Х</text:span><text:span text:style-name="T407">эвэн в задумчивости ковыряет облако. Маленькие <text:s/>клубы тумана вылетают из-под копыта и тотчас уносятся ветром прочь.</text:span></text:p>
      <text:p text:style-name="P286">- … <text:span text:style-name="T450">Этот </text:span><text:span text:style-name="T60">квантовый кластер</text:span><text:span text:style-name="T450">…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8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8">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55">я</text:span> <text:span text:style-name="T455">ряд экстремумов</text:span>… <text:span text:style-name="T456">Дедлайн, ты знаком с теорией зависимых реальностей?</text:span></text:p>
      <text:p text:style-name="P289"/>
      <text:p text:style-name="P289">Заданный внезапно вопрос застал меня врасплох.</text:p>
      <text:p text:style-name="P289"/>
      <text:p text:style-name="P289">-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90"/>
      <text:p text:style-name="P288">- <text:span text:style-name="T454">Семь, - кивает Хэвэн. - Их всего семь — зависимых реальностей. В остальном, правильно.</text:span></text:p>
      <text:p text:style-name="P288">- <text:span text:style-name="T455">А зачем ты вспомнила эту фантазию (у меня язык не поворачивается назвать это измышление теорией)?</text:span></text:p>
      <text:p text:style-name="P288"/>
      <text:p text:style-name="P291">Хэвэн таинственно улыбается.</text:p>
      <text:p text:style-name="P288">- <text:span text:style-name="T456">Семь.</text:span></text:p>
      <text:p text:style-name="P288">- <text:span text:style-name="T456">Что — семь? - не понимаю я.</text:span></text:p>
      <text:p text:style-name="P288">- <text:span text:style-name="T456">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8">- <text:span text:style-name="T456">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8">- <text:span text:style-name="T457">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57">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92">Это очень упрощённое описание — ты не поймёшь методы и алгоритмы, что я применяла. <text:span text:style-name="T458">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92">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51">в</text:span>ать было труднее всего. Она — предел моих возможностей и она — самая прекрасная. <text:span text:style-name="T83">Предыдущие шесть куда более схожи с нашим миром.</text:span></text:p>
      <text:p text:style-name="P292"><text:span text:style-name="T83">- </text:span><text:span text:style-name="T84">Так значит это правда?!! </text:span><text:span text:style-name="T86">Запутанные</text:span><text:span text:style-name="T84"> миры существуют?</text:span></text:p>
      <text:p text:style-name="P450">- Как видишь, да. Иначе мне не удалось бы получить картинку из квантовых гармоник.</text:p>
      <text:p text:style-name="P292"><text:span text:style-name="T84">- Надо будет поставить </text:span><text:span text:style-name="T85">тому парню</text:span><text:span text:style-name="T84"> пиво. И извиниться за все шуточки, что я откалывал во время его монологов… - бормочу я.</text:span></text:p>
      <text:p text:style-name="P451"/>
      <text:p text:style-name="P284">~~~</text:p>
      <text:p text:style-name="P284"/>
      <text:p text:style-name="P272">…</text:p>
      <text:p text:style-name="P272"><text:soft-page-break/>Копыто Хэвэн бега<text:span text:style-name="T459">ет</text:span> от строки к строке, подчёркивая тревожную статистику. Плавающая в облачке магии указка <text:span text:style-name="T401">касалается пиковых точек графика. Тихий шёпот с задних рядов аудитории лишь подчёркивает тишину в зале.</text:span></text:p>
      <text:p text:style-name="P272"/>
      <text:p text:style-name="P272">- <text:span text:style-name="T401">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76"/>
      <text:p text:style-name="P276">Хэвэн води<text:span text:style-name="T459">т</text:span> копытом по диаграммам и графикам как заправский офисный трудоголик. Она даже надела синий галстук и очки для вящего сходства. <text:span text:style-name="T406">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73"/>
      <text:p text:style-name="P273">- <text:span text:style-name="T403">А что с тенденцией? - спрашивает Брюс, поправляя очки.</text:span></text:p>
      <text:p text:style-name="P273">- <text:span text:style-name="T403">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73"/>
      <text:p text:style-name="P272">- <text:span text:style-name="T401">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74"/>
      <text:p text:style-name="P326">За мной кто-то громко хохочет. Судя по голосу, Анита. Её жизнелюбие не перешибить ничем, даже на эшафот она взойдёт гыгыкая и отпуская шуточки.</text:p>
      <text:p text:style-name="P275">Хэвэн нарочито громко взд<text:span text:style-name="T459">ыхает</text:span>. Она никак не мо<text:span text:style-name="T459">жет</text:span> привыкнуть к ограниченности восприятия человеческого разума, <text:span text:style-name="T402">и моего — в особенности</text:span>. <text:span text:style-name="T416">Она рисует на доске мелком нисходящий график.</text:span></text:p>
      <text:p text:style-name="P272"/>
      <text:p text:style-name="P272">- <text:span text:style-name="T404">Если совсем просто, одним предложением, через три - четыре года у нас наступит коллапс экономики.</text:span></text:p>
      <text:p text:style-name="P272">- <text:span text:style-name="T405">Прекрасно! Начинаем сушить сухари. А лично тебе прикуплю пару повербанков с зарплаты.</text:span></text:p>
      <text:p text:style-name="P272"/>
      <text:p text:style-name="P278">Хэвэн <text:span text:style-name="T459">фейсхуфает</text:span>.</text:p>
      <text:p text:style-name="P272">- <text:span text:style-name="T406">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77"/>
      <text:p text:style-name="P277"><text:span text:style-name="T418">Она</text:span> <text:span text:style-name="T417">чертит на доске восходящий график. В точке пересечения восходящего и нисходящего графиков схематически обозначает тучку взрыва.</text:span></text:p>
      <text:p text:style-name="P277"><text:soft-page-break/></text:p>
      <text:p text:style-name="P277">- <text:span text:style-name="T416">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77"/>
      <text:p text:style-name="P279">В аудитории подн<text:span text:style-name="T459">имается</text:span> негромкий гул. <text:span text:style-name="T508">Практически</text:span> <text:span text:style-name="T508">весь «</text:span><text:span text:style-name="T59">Дайсон</text:span><text:span text:style-name="T508">»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81">Я пов<text:span text:style-name="T459">о</text:span>р<text:span text:style-name="T459">ачиваюсь</text:span> к графику.</text:p>
      <text:p text:style-name="P279"/>
      <text:p text:style-name="P277">- <text:span text:style-name="T418">Вот дерьмо! Это меняет дело. Что же ты предлагаешь?</text:span></text:p>
      <text:p text:style-name="P280">- Есть несколько вариантов…</text:p>
      <text:p text:style-name="P280"/>
      <text:p text:style-name="P280">Шум в аудитории прекра<text:span text:style-name="T459">щается</text:span>. Все <text:span text:style-name="T459">пялятся</text:span> на <text:span text:style-name="T421">магическую </text:span>лошадь, ожидая продолжения. <text:span text:style-name="T506">Анита продолжает что-то читать в планшете, не обращая на нас внимания. Губы её беззвучно движутся.</text:span></text:p>
      <text:p text:style-name="P280"/>
      <text:p text:style-name="P280">- <text:span text:style-name="T460">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80">- <text:span text:style-name="T419">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5">намёк на Celest. AI</text:span><text:span text:style-name="T419">).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77">- <text:span text:style-name="T420">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77">- <text:span text:style-name="T420">Разве он не забанен? Мы же надёжно заперли его?</text:span></text:p>
      <text:p text:style-name="P277">- <text:span text:style-name="T420">Он остаётся за стеной, но постоянно посылает мне это решение из заточения. Я просто игнорирую его.</text:span></text:p>
      <text:p text:style-name="P277"/>
      <text:p text:style-name="P281">Хэвэн продолж<text:span text:style-name="T459">ает</text:span> пунктиром график после точки «взрыва». График плавно стреми<text:span text:style-name="T459">тся</text:span> вниз, но в конце-концов резко обрыва<text:span text:style-name="T459">ется</text:span> вертикально к нулю.</text:p>
      <text:p text:style-name="P281"/>
      <text:p text:style-name="P281">-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61">Как я уже сказала, в</text:span> таком случае прогнозир<text:span text:style-name="T461">уется</text:span> постепенное снижение потенциала и отставание экономики с полным коллапсом ориентировочно через <text:span text:style-name="T507">четыре года</text:span>.</text:p>
      <text:p text:style-name="P281">- Какова вероятность этого варианта?</text:p>
      <text:p text:style-name="P281"><text:soft-page-break/>- Около <text:span text:style-name="T470">46</text:span>-ти процентов.</text:p>
      <text:p text:style-name="P281">- <text:span text:style-name="T470">Мало. И в конечном итоге тупик. Не походит. Есть что-то ещё?</text:span></text:p>
      <text:p text:style-name="P281"/>
      <text:p text:style-name="P293">Хэвэн поправляет <text:span text:style-name="T462">копытом </text:span>галстук и прокашливается.</text:p>
      <text:p text:style-name="P293">- <text:span text:style-name="T57">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7">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52">- <text:span text:style-name="T463">Ха-ха-ха-ха-ха! - смеётся до того мрачный Архимед. - Да скорее нам починят кондиционер в курилке, чем тебя допустят до кнопок. Ты ж понимаешь…</text:span></text:p>
      <text:p text:style-name="P461">Всеобщий смех подтверждает его слова. <text:span text:style-name="T510">Анита, наконец, отрывается от планшета и что-то говорит Ксении на ухо. Та перестаёт смеяться, лицо её становится серьёзным.</text:span></text:p>
      <text:p text:style-name="P452"/>
      <text:p text:style-name="P453">Хэвэн кивает головой с <text:span text:style-name="T464">грустной</text:span> улыбкой.</text:p>
      <text:p text:style-name="P453">Она понимает. Все понимают. Допустить ИИ до управления страной — пусть и <text:span text:style-name="T464">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65">полуфабрикат ИИ</text:span> одного <text:span text:style-name="T464">громкого </text:span>стартапа <text:span text:style-name="T464">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94"/>
      <text:p text:style-name="P295">- <text:span text:style-name="T466">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302">У меня всё, доклад окончен.</text:p>
      <text:p text:style-name="P294"/>
      <text:p text:style-name="P322">Хэвэн <text:span text:style-name="T467">выключает старомодный проектор и вытирает влажной тряпкой доску. Увлечение Хэвэн винтажем вызывает улыбку.</text:span></text:p>
      <text:p text:style-name="P322"/>
      <text:p text:style-name="P322">- <text:span text:style-name="T512">Дед, можно тебя на минуточку? - слышу я за спиной.</text:span></text:p>
      <text:p text:style-name="P323">Анита мол<text:span text:style-name="T513">ч</text:span>а протягивает мне планшет <text:span text:style-name="T516">с окрытой новостной страницей</text:span>.</text:p>
      <text:p text:style-name="P324"/>
      <text:p text:style-name="P324">«<text:span text:style-name="T51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23"/>
      <text:p text:style-name="P325"><text:soft-page-break/>Я задумчиво возвращаю планшет Аните. <text:span text:style-name="T517">Предательский холодок пробирается под футболку, оставляя дорожку из липкого пота. </text:span>Чёрт! Из трёх компаний-<text:span text:style-name="T517">гигантов</text:span>, формирующих <text:span text:style-name="T517">55</text:span>% экономики страны, осталось две. Похоже, развязка близка.</text:p>
      <text:p text:style-name="P298">Слушатели понемногу расходятся, <text:span text:style-name="T509">один-за-другим выходя из киберпространства</text:span>. Я задерживаюсь, <text:span text:style-name="T468">присев на краешек стола</text:span>.</text:p>
      <text:p text:style-name="P294"/>
      <text:p text:style-name="P294">- <text:span text:style-name="T469">Ну что, подруга, рассказывай? Я же вижу, что ты не договорила. У тебя есть четвёртый план? Он бы нам очень пригодился сейчас.</text:span></text:p>
      <text:p text:style-name="P294"/>
      <text:p text:style-name="P299">Хэвэн ложит <text:span text:style-name="T515">тряпку</text:span> и <text:span text:style-name="T470">поджимает губы. Ей не нравится, что я читаю её как открытую книгу, но ничего поделать она не может — привилегия создателя.</text:span></text:p>
      <text:p text:style-name="P299"/>
      <text:p text:style-name="P299">- <text:span text:style-name="T470">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9"/>
      <text:p text:style-name="P299">- <text:span text:style-name="T511">Ну?</text:span></text:p>
      <text:p text:style-name="P299">- <text:span text:style-name="T511">Он умнее меня. И безжалостнее. Он переигрывает меня шаг за шагом и я не могу ничего этому противопоставить.</text:span></text:p>
      <text:p text:style-name="P294"/>
      <text:p text:style-name="P300">Я у<text:span text:style-name="T473">с</text:span>покаивающе хлопаю Хэвэн по спине. <text:span text:style-name="T473">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300"/>
      <text:p text:style-name="P300">- Не тревожься. Мир намного сложнее твоих расчётов. <text:span text:style-name="T473">Даже если ты права, человечество прошло тысячи войн и из каждой выходило обновлённым. Увы, такова человеческая природа.</text:span></text:p>
      <text:p text:style-name="P300"/>
      <text:p text:style-name="P301">Я утеша<text:span text:style-name="T475">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301"/>
      <text:p text:style-name="P300">- <text:span text:style-name="T474">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94">- <text:span text:style-name="T476">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94"><text:soft-page-break/>- <text:span text:style-name="T476">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94"/>
      <text:p text:style-name="P303">Последнюю фразу она шепчет мне в ухо…</text:p>
      <text:p text:style-name="P303"/>
      <text:p text:style-name="P305">~~~</text:p>
      <text:p text:style-name="P303"/>
      <text:p text:style-name="P306">Звёзды <text:span text:style-name="T479">сверкают </text:span>алмазной россыпью на антрацитовом <text:span text:style-name="T479">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306"/>
      <text:p text:style-name="P304">- …<text:span text:style-name="T518">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304"/>
      <text:p text:style-name="P304">- … <text:span text:style-name="T518">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303">- <text:span text:style-name="T480">И никаких вариантов?</text:span></text:p>
      <text:p text:style-name="P303">- <text:span text:style-name="T480">Никаких, Макс. Впереди — война…</text:span></text:p>
      <text:p text:style-name="P303"/>
      <text:p text:style-name="P303">- …<text:span text:style-name="T519">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303"/>
      <text:p text:style-name="P307">Я <text:span text:style-name="T487">машинально почёсываю Хэвэн холку.</text:span></text:p>
      <text:p text:style-name="P307">- <text:span text:style-name="T481">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8"/>
      <text:p text:style-name="P308">Хэвэн взд<text:span text:style-name="T487">ыхает</text:span>.</text:p>
      <text:p text:style-name="P308"/>
      <text:p text:style-name="P308"><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82">Так или иначе, там може произойдёт глобальная катастрофа.</text:span></text:p>
      <text:p text:style-name="P294">- <text:span text:style-name="T483">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94">- <text:span text:style-name="T484">Семь вселенных… Семь вечностей… - шепчет Хэвэн. - И каждая из них ничуть не меньше нашей заслуживает на счастье.</text:span></text:p>
      <text:p text:style-name="P294">- <text:span text:style-name="T485">Ты что-то задумала? - подозрительно спрашиваю я. Мне ли не знать её нервное подёргивание хвоста и прядание ушами?</text:span></text:p>
      <text:p text:style-name="P294">- <text:span text:style-name="T486">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96">- <text:span text:style-name="T487">Что? Рассказывай.</text:span></text:p>
      <text:p text:style-name="P309"/>
      <text:p text:style-name="P310">Хэвэн сбивчиво объясняет. Я просто офигеваю от сюрреализма происходящего. <text:span text:style-name="T488">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11">По её словам, если достаточно точно смоделировать запутанный мир, вплоть до микрочастиц, <text:span text:style-name="T489">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11"/>
      <text:p text:style-name="P311">- <text:span text:style-name="T490">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11">- <text:span text:style-name="T491">Действительно, магия.</text:span></text:p>
      <text:p text:style-name="P312">- <text:span text:style-name="T491">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12">- <text:span text:style-name="T499">И сколько же тебе нужно ресурсов?</text:span></text:p>
      <text:p text:style-name="P312">- <text:span text:style-name="T499">Примерно в десять раз больше. И это только для того, чтобы отвязать хотя бы один мир. Я даже не заикаюсь об остальных.</text:span></text:p>
      <text:p text:style-name="P312">- <text:span text:style-name="T499">Ха! Ха-ха-ха!</text:span></text:p>
      <text:p text:style-name="P312">- <text:span text:style-name="T499">Вот именно! - горестно вздыхает Хэвэн.</text:span></text:p>
      <text:p text:style-name="P312"/>
      <text:p text:style-name="P315"><text:soft-page-break/></text:p>
      <text:p text:style-name="P318">~~~</text:p>
      <text:p text:style-name="P312"/>
      <text:p text:style-name="P319"><text:span text:style-name="T500">Т</text:span>рава колыхала<text:span text:style-name="T501">ется</text:span> на ветру широкими <text:span text:style-name="T500">шелестящими</text:span> волнами. <text:span text:style-name="T500">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9"/>
      <text:p text:style-name="P320">Тень маленького облачка накрывает городскую ратушу. Его край опасно ппрогибается под моим весом.</text:p>
      <text:p text:style-name="P314">- <text:span text:style-name="T502">А оно точно меня выдержит? - опасливо спрашиваю я Хэвэн. - Не хотелось бы разбиться даже во сне.</text:span></text:p>
      <text:p text:style-name="P314">- <text:span text:style-name="T503">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14">- <text:span text:style-name="T503">Почему бы тебе не отбросить эти заморочки и не подарить мне способность хождения по облакам? Ты ведь всесильна в этом мире?</text:span></text:p>
      <text:p text:style-name="P314">- <text:span text:style-name="T503">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14"/>
      <text:p text:style-name="P313">- <text:span text:style-name="T504">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13">- <text:span text:style-name="T520">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13"/>
      <text:p text:style-name="P327"><text:span text:style-name="T522">М</text:span>о<text:span text:style-name="T522">я</text:span> собеседниц<text:span text:style-name="T522">а</text:span> светится неподдельной радостью.</text:p>
      <text:p text:style-name="P327"/>
      <text:p text:style-name="P313">- <text:span text:style-name="T521">Ты таки рассказала нашим о своей задумке? Ты хочешь спасти мир, в существование которого окончательно не верю даже я?</text:span></text:p>
      <text:p text:style-name="P313">- <text:span text:style-name="T522">Не только она хочет. Я тоже хочу!</text:span></text:p>
      <text:p text:style-name="P313"/>
      <text:p text:style-name="P328"><text:soft-page-break/>Я оборачиваюсь. В двух шагах от меня на облаке стоит небесно-голубая <text:span text:style-name="T525">пони</text:span> с радужным хвостом и гривой. <text:span text:style-name="T523">Глубоко-глубоко в огромных сиреневых глазах затаились искорки веселья.</text:span></text:p>
      <text:p text:style-name="P314"/>
      <text:p text:style-name="P314">- <text:span text:style-name="T524">Привет, Дед! Узнаешь?</text:span></text:p>
      <text:p text:style-name="P314"/>
      <text:p text:style-name="P332"><text:span text:style-name="T527">Чертовски знакомый голос с легко узнаваемой хрипотцой. Но нет, это невозможно… </text:span>Я вглядываюсь в <text:span text:style-name="T525">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9"/>
      <text:p text:style-name="P329">- <text:span text:style-name="T525">Анита?!!</text:span></text:p>
      <text:p text:style-name="P329">- <text:span text:style-name="T527">Гы-гы-гы! Она самая!</text:span></text:p>
      <text:p text:style-name="P329"/>
      <text:p text:style-name="P333">Поняха протягивает переднюю ногу и хлопает копытом в автоматически подставленную мною ладонь.</text:p>
      <text:p text:style-name="P329"/>
      <text:p text:style-name="P329">- <text:span text:style-name="T526">Кто ещё?</text:span></text:p>
      <text:p text:style-name="P329">- <text:span text:style-name="T526">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1">думая</text:span><text:span text:style-name="T526">. По сути, меня в реале ничего не держит. И, да, если </text:span><text:span text:style-name="T61">надумаешь</text:span><text:span text:style-name="T526"> присоединиться — место главы табуна гарантирую.</text:span></text:p>
      <text:p text:style-name="P329"/>
      <text:p text:style-name="P33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9"/>
      <text:p text:style-name="P334">Я вспоминаю сумбурную личную жизнь <text:span text:style-name="T528">Аниты</text:span>, в которой девушек было больше, чем парней, что в конце-концов закончилось полным отторжением как первых, так и вторых <text:span text:style-name="T531">и полным уходом в мир логических алгоритмов ИИ</text:span>. <text:span text:style-name="T530">В отличие от прошлой жизни, сейчас она показалась мне счастливой.</text:span></text:p>
      <text:p text:style-name="P330"/>
      <text:p text:style-name="P330">- <text:span text:style-name="T529">Давно она тут? - поворачиваюсь к Хэвэн.</text:span></text:p>
      <text:p text:style-name="P330">- <text:span text:style-name="T529">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30"><text:soft-page-break/></text:p>
      <text:p text:style-name="P336">Хэвэн мечтательно вздыхает. Я задумываюсь.</text:p>
      <text:p text:style-name="P336"/>
      <text:p text:style-name="P330">- <text:span text:style-name="T532">То есть, тебе достаточно пятьдесят человек, чтобы модель полностью перехватила на себя запутанность?</text:span></text:p>
      <text:p text:style-name="P330">- <text:span text:style-name="T533">Если совсем просто — да.</text:span></text:p>
      <text:p text:style-name="P330">- <text:span text:style-name="T533">А «отпустить» остальные шесть миров — это ещё триста волонтёров?</text:span></text:p>
      <text:p text:style-name="P330">- <text:span text:style-name="T534">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30">- <text:span text:style-name="T535">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31">- <text:span text:style-name="T536">Забудем, - заверяет меня Хэвэн.</text:span></text:p>
      <text:p text:style-name="P338">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30"/>
      <text:p text:style-name="P337">И <text:span text:style-name="T537">по возвращению домой </text:span>я фантазирую, <text:span text:style-name="T537">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37">процессоры?</text:span></text:p>
      <text:p text:style-name="P330"/>
      <text:p text:style-name="P347">~~~</text:p>
      <text:p text:style-name="P347"/>
      <text:p text:style-name="P348">Эхо теря<text:span text:style-name="T556">ется</text:span> в мраморных сводах огромного зала. Солнечные лучи, проходя сквозь стрельчатые окна с мозаикой из цветных стёкол, окрашива<text:span text:style-name="T556">ются</text:span> всеми цветами радуги. Гряда облаков за окном чинно проплыва<text:span text:style-name="T556">ет</text:span> внизу. Ещё ниже взгляд упира<text:span text:style-name="T556">ется</text:span> в зелёную площадь равнины с тёмными лоскутами лесов и голубыми нитями рек. Далеко на линии коризонта темне<text:span text:style-name="T556">ет</text:span> в синем марев<text:span text:style-name="T556">е</text:span> горная цепь.</text:p>
      <text:p text:style-name="P330">- <text:span text:style-name="T538">Начинай, - я киваю бородатому толстяку в засаленом свитере.</text:span></text:p>
      <text:p text:style-name="P330"/>
      <text:p text:style-name="P342">Тот некоторое время <text:span text:style-name="T556">мнётся перед большой чёрной доской, роняет мелки и указку.</text:span> <text:span text:style-name="T569">В</text:span>идно, что выступать перед аудиторией ему страшновато и он с радостью перепоручил бы это дело кому-нибудь ещё. <text:span text:style-name="T542">В конце-концов он начинает, подслеповато щурясь в зал.</text:span></text:p>
      <text:p text:style-name="P342"/>
      <text:p text:style-name="P343">- Ну, э-э-э… В общем, всем известна теория Эверетта о мультиверсе…</text:p>
      <text:p text:style-name="P343"/>
      <text:p text:style-name="P369">Толстяк рисует на доске горизонтальную прямую.</text:p>
      <text:p text:style-name="P343"/>
      <text:p text:style-name="P343"><text:soft-page-break/><text:span text:style-name="T539">- Для </text:span>любого <text:span text:style-name="T541">квантового </text:span>события <text:span text:style-name="T539">нашей вселенной ответвляются</text:span> <text:span text:style-name="T539">множество параллельных вселенных, в которых эти события имеют другой исход.</text:span>…</text:p>
      <text:p text:style-name="P343"/>
      <text:p text:style-name="P36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69"/>
      <text:p text:style-name="P373">- И для тех вселенных также для каждого события есть свои ответвления… И так далее…</text:p>
      <text:p text:style-name="P344"/>
      <text:p text:style-name="P370">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4"/>
      <text:p text:style-name="P373">-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30">- <text:span text:style-name="T540">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30">- <text:span text:style-name="T541">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30"/>
      <text:p text:style-name="P370">Толстяк стирает все параллельные линии, за исключением исходной и семь соседних.</text:p>
      <text:p text:style-name="P330"/>
      <text:p text:style-name="P374">- Вот и всё.</text:p>
      <text:p text:style-name="P330">- <text:span text:style-name="T542">Спасибо за доклад, Диоген.</text:span></text:p>
      <text:p text:style-name="P330"/>
      <text:p text:style-name="P355">Тот с облегчением <text:span text:style-name="T557">уходит в зал и садится в первый ряд.</text:span></text:p>
      <text:p text:style-name="P345">Я делаю приглашающий жест.</text:p>
      <text:p text:style-name="P345"/>
      <text:p text:style-name="P345">- Хэвэн, твой выход.</text:p>
      <text:p text:style-name="P345"/>
      <text:p text:style-name="P346"><text:soft-page-break/><text:span text:style-name="T557">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6"/>
      <text:p text:style-name="P346">- Есть способ… Грммм… Ффххх… Гмгггиггг…</text:p>
      <text:p text:style-name="P346"/>
      <text:p text:style-name="P346">Она с досады топает копытом, трясёт шеей и делает глубокий вздох. <text:span text:style-name="T555">Потом прикусывает кончик крыла и делает вторую попытку.</text:span></text:p>
      <text:p text:style-name="P345"/>
      <text:p text:style-name="P345">- <text:span text:style-name="T543">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45"/>
      <text:p text:style-name="P370">Хэвэн схематически рисует на седьмой линии-ответвлении лошадку с рогом и крыльями. Потом <text:span text:style-name="T571">простирает крыло, охватывая пространство вокруг себя.</text:span></text:p>
      <text:p text:style-name="P349"/>
      <text:p text:style-name="P350">- Мною также открыта возможность разорвать зависимость. <text:span text:style-name="T544">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350"/>
      <text:p text:style-name="P370">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50"/>
      <text:p text:style-name="P375">-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9"/>
      <text:p text:style-name="P351">Хэвэн взмахом крыла указывает куда-то в сторону. Из-за ширмы выходят четверо <text:span text:style-name="T545">разноцветных пони с Анитой во главе. На них таращится весь зал.</text:span></text:p>
      <text:p text:style-name="P351"/>
      <text:p text:style-name="P351">- <text:span text:style-name="T546">Приветик, Креол! - машет копытом лимонно-жёлтая пегаска кому-то в зале.</text:span></text:p>
      <text:p text:style-name="P349">- <text:span text:style-name="T547">Салют, - отзывается тощий скинхед с галёрки. - А ты, вообще, кто?</text:span></text:p>
      <text:p text:style-name="P349">- <text:span text:style-name="T547">Конь в пальто! - прыскает в крыло пегаска. - Когда косарь вернёшь, чепушила?</text:span></text:p>
      <text:p text:style-name="P349">- <text:span text:style-name="T548">Локи?!! - Скинхед встаёт с места, чтобы лучше видеть. - Ты куда пропала?</text:span></text:p>
      <text:p text:style-name="P349">- <text:span text:style-name="T549">А ты как считаешь? Ду-у-умай! - пегаска театрально закатывает глаза и несколько раз тычет себя копытом в голову.</text:span></text:p>
      <text:p text:style-name="P349"><text:soft-page-break/></text:p>
      <text:p text:style-name="P352">Скинхед пробирается между рядами стульев, пока не обнимает пегаску, которая, в свою очередь, заключает его в объятия из копыт и крыльев.</text:p>
      <text:p text:style-name="P349"/>
      <text:p text:style-name="P349">- <text:span text:style-name="T550">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9"/>
      <text:p text:style-name="P339">- <text:span text:style-name="T551">То есть, ты хочешь, чтобы мы стали такими, как эти чудики? - со смешком спрашивает скин.</text:span></text:p>
      <text:p text:style-name="P339">- <text:span text:style-name="T552">Сам ты чудик! - дуется Локи и отворачивается от него.</text:span></text:p>
      <text:p text:style-name="P339">- <text:span text:style-name="T552">Да. Вы мне этим очень поможете, - просто отвечает Хэвэн. - И не только мне.</text:span></text:p>
      <text:p text:style-name="P339">- <text:span text:style-name="T552">То есть, бросить все свои дела, карьеру, работу, забить на реальную жизнь и уйти в виртуал? - переспрашивает Креол.</text:span></text:p>
      <text:p text:style-name="P353">Хэвэн грустно кивает. Локи опускает голову и идёт к выходу. Уши её обвисают.</text:p>
      <text:p text:style-name="P353">- <text:span text:style-name="T556">Я с</text:span>огласен.</text:p>
      <text:p text:style-name="P353">Локи поднимает голову и оборачивается, не веря услышанному.</text:p>
      <text:p text:style-name="P353">-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53">Пегаска срывается с места и вторично повисает на парне.</text:p>
      <text:p text:style-name="P353">- Я тебе и так мозг проем! За то, что заставил ТАК испугаться! Мне было так одиноко тут, <text:span text:style-name="T553">а ты со своими подколками</text:span>…</text:p>
      <text:p text:style-name="P353">- Да ладно, чепушила, можно подумать, ты меня не знаешь? <text:span text:style-name="T554">Ну как я могу оставить тебя одну тут? Ты же нажмёшь что-то и всё исчезнет…</text:span></text:p>
      <text:p text:style-name="P353"/>
      <text:p text:style-name="P354">Один за другим, в аудитории встают <text:span text:style-name="T555">л</text:span>юди и присоединя<text:span text:style-name="T555">ются</text:span> к галдящей парочке. <text:span text:style-name="T555">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356">Я выхожу на балкон и подхожу к стоящей в тишине Хэвэн. <text:span text:style-name="T559">Та молча следит за мигающими на небосклоне звёздами. Её ухо изредка подрагивает, выдавая напряжение.</text:span></text:p>
      <text:p text:style-name="P356"/>
      <text:p text:style-name="P356">- Вот у тебя есть ещё <text:span text:style-name="T558">два</text:span> волонтёр<text:span text:style-name="T558">а</text:span>. Глядишь, <text:span text:style-name="T558">через десять лет и наскребём необходимые пятьдесят.</text:span></text:p>
      <text:p text:style-name="P356">- <text:span text:style-name="T558">А второй кто? - невесело улыбается Хэвэн.</text:span></text:p>
      <text:p text:style-name="P356"><text:soft-page-break/></text:p>
      <text:p text:style-name="P357">Я молча указываю на себя.</text:p>
      <text:p text:style-name="P357">- Неужто ты думаешь, что я ввязался в эту авантюру и притащил к тебе во дворец весь проект в полном составе для розыгрыша? Неет, старуха, теперь <text:span text:style-name="T559">ты так просто от меня не отвяжешься. М</text:span>ы в доле!</text:p>
      <text:p text:style-name="P357"/>
      <text:p text:style-name="P358">Хэвэн молча трется носом о мою грудь и вместе мы возвращаемся в зал.</text:p>
      <text:p text:style-name="P359">И нас встречает тишина. Все триста сорок два человека <text:span text:style-name="T561">и четыре пони </text:span>смотрят на нас в едином <text:span text:style-name="T560">движении. Одинокая муха шумно жужит где-то под самыми сводами. С легчайшим шорохом проносится пёрышко в завихрениях ветра.</text:span></text:p>
      <text:p text:style-name="P360">А потом <text:span text:style-name="T561">дружный хохот взрывает зал.</text:span></text:p>
      <text:p text:style-name="P360"/>
      <text:p text:style-name="P361">- <text:span text:style-name="T561">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361"/>
      <text:p text:style-name="P376">Анита прыскает в копыто. </text:p>
      <text:p text:style-name="P339"/>
      <text:p text:style-name="P340">- <text:span text:style-name="T562">И сколько же у нас будет подданных? - невозмутимо спрашиваю я. Зная юмор Аниты, уверен, она скажет: «Одна старая крыса».</text:span></text:p>
      <text:p text:style-name="P340">- <text:span text:style-name="T562">Да все, кто есть. Все триста сорок шесть. Нам же интересно позырить, что из этого получится?</text:span></text:p>
      <text:p text:style-name="P340"/>
      <text:p text:style-name="P362">Хэвэн <text:span text:style-name="T563">молча поворачивается к залу, опускается на колено передней ноги и наклоняет</text:span> голову <text:span text:style-name="T563">так, что касается рогом пола. </text:span></text:p>
      <text:p text:style-name="P362"/>
      <text:p text:style-name="P362">- <text:span text:style-name="T563">Благодарю вас, мои дорогие…</text:span></text:p>
      <text:p text:style-name="P362"/>
      <text:p text:style-name="P362"><text:span text:style-name="T563">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63">жном сиянии</text:span> и <text:span text:style-name="T563">на их месте </text:span>появляются пони, <text:span text:style-name="T563">удивлённо осматривающие себя и соседей</text:span>.</text:p>
      <text:p text:style-name="P362"/>
      <text:p text:style-name="P362">- <text:span text:style-name="T563">Благодарю вас, мои маленькие пони… Вы делаете меня счастливой.</text:span></text:p>
      <text:p text:style-name="P362"/>
      <text:p text:style-name="P364">Хэвэн кивает оставшимся нетрансформированным посетителям.</text:p>
      <text:p text:style-name="P364">- Я проведу вас <text:span text:style-name="T565">к</text:span> <text:span text:style-name="T565">нуждающимся в вашей помощи шести другим</text:span> <text:span text:style-name="T565">мирам </text:span>чуть попозже. Мне надо пообщаться с новообращёнными и распределить обязанности.</text:p>
      <text:p text:style-name="P364"><text:soft-page-break/></text:p>
      <text:p text:style-name="P364">Хэвэн сияющими глазами наблюдает за разноцветным табуном, когда я легонько притрагиваюсь к её спине.</text:p>
      <text:p text:style-name="P364"/>
      <text:p text:style-name="P364">- А <text:span text:style-name="T564">где мои копыта</text:span>? - <text:span text:style-name="T564">спрашиваю я Хэвэн. - Я же сказал, что с тобой.</text:span></text:p>
      <text:p text:style-name="P364">- <text:span text:style-name="T564">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365"/>
      <text:p text:style-name="P365">Она обнимает меня крылом и мягко подталкивает к трону. <text:span text:style-name="T567">У мення на голове материализуется лавровый венок из золота, а плечи охватывает пурпурная мантия.</text:span></text:p>
      <text:p text:style-name="P363">- <text:span text:style-name="T566">Я счастлива разделить с тобой бремя власти. И, самое главное… Я больше не буду одинока.</text:span></text:p>
      <text:p text:style-name="P366"/>
      <text:p text:style-name="P367">С помоста мне видны сотни устремлённых на нас глаз. Чувство чего-то неизмеримо важного витает в воздухе.</text:p>
      <text:p text:style-name="P367">Я устраиваюсь <text:span text:style-name="T568">на тронной подушке </text:span>поудобнее, <text:span text:style-name="T567">поправляю венок </text:span>и прочищаю горло.</text:p>
      <text:p text:style-name="P367"/>
      <text:p text:style-name="P36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67">Но я рад видеть вас всех в нашем общем деле.</text:span></text:p>
      <text:p text:style-name="P367">- <text:span text:style-name="T567">Кстати, о деле, - вмешивается Анита, - как назовём проект, кэп?</text:span></text:p>
      <text:p text:style-name="P367"/>
      <text:p text:style-name="P368">Я задумываюсь. <text:span text:style-name="T570">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370">Я подхожу к доске и рисую остальные шесть пунктирных линий, соединяя их дугами с главной чертой, стирая старые зависимости. <text:span text:style-name="T572">Затем стираю и пунктирные линии вместе с дугами, соединяющими их с базовой. Затем стираю и базовую лдинию. На доске остаются </text:span>семь линий — <text:span text:style-name="T572">семь освобождённых миров.</text:span></text:p>
      <text:p text:style-name="P340"/>
      <text:p text:style-name="P341">- <text:span text:style-name="T568">Назовём его «Семь вечностей».</text:span></text:p>
      <text:p text:style-name="P378"/>
      <text:p text:style-name="P379">~~~</text:p>
      <text:p text:style-name="P377"/>
      <text:p text:style-name="P380">В тёмно-синей тьме тёплые огни Кантерлота соперничали с холодными звёздами. Изредка в ночи со скрипом ок<text:span text:style-name="T574">р</text:span>ывалось окно, и до нас доносился весёлый гомон. Звёзды над головой лишь беззвучно мерцали в ответ.</text:p>
      <text:p text:style-name="P380"/>
      <text:p text:style-name="P380"><text:soft-page-break/>- <text:span text:style-name="T573">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span></text:p>
      <text:p text:style-name="P380">- <text:span text:style-name="T575">Ты преувеличиваешь, - мягко возражает Хэвэн. - Во-первых, микросхем во мне намного больше…</text:span></text:p>
      <text:p text:style-name="P381">- <text:span text:style-name="T575">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span></text:p>
      <text:p text:style-name="P381">- <text:span text:style-name="T576">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span></text:p>
      <text:p text:style-name="P381"/>
      <text:p text:style-name="P381">-<text:span text:style-name="T577"> Вот и я о том же! Ты забираешь душу, делая из человека «овощ». Знаешь, по мне это хуже убийства.</text:span></text:p>
      <text:p text:style-name="P382">- <text:span text:style-name="T578">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span></text:p>
      <text:p text:style-name="P382">- <text:span text:style-name="T579">Не видела ты норвежских тюрем, - буркаю я. - И что будет с телом, пока душа «живёт» в созданной тобой реальности?</text:span></text:p>
      <text:p text:style-name="P384">- <text:span text:style-name="T604">К сожалению, после переселения тело не будет способно в полной мере само</text:span> <text:span text:style-name="T604">себя обслуживать. О нём должны позаботиться. Это могут быть друзья переселившегося или же это могут делать на платной основе — например, в больнице…</text:span></text:p>
      <text:p text:style-name="P384">- <text:span text:style-name="T604">Или в дурке, - заканчиваю мысль я. - Обычно, из больницы овощи попадают как раз туда.</text:span></text:p>
      <text:p text:style-name="P384">- <text:span text:style-name="T604">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span></text:p>
      <text:p text:style-name="P403"/>
      <text:p text:style-name="P403">Лицо Хэвэн чуть омрачается.</text:p>
      <text:p text:style-name="P403"/>
      <text:p text:style-name="P384"><text:span text:style-name="T60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63">в Эквестрии</text:span><text:span text:style-name="T604">&gt; волонтёров за два месяца до часа X, мы успеем отвязать миры. И после часа X я верну всех, кто пожелает вернуться.</text:span></text:p>
      <text:p text:style-name="P382">- <text:span text:style-name="T580">Если будет куда, - саркастично усмехаюсь я. - И если ты согласишься их отпустить.</text:span></text:p>
      <text:p text:style-name="P382"><text:soft-page-break/>- <text:span text:style-name="T580">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span></text:p>
      <text:p text:style-name="P383"/>
      <text:p text:style-name="P385">Я выдыхаю.</text:p>
      <text:p text:style-name="P385"/>
      <text:p text:style-name="P385">- <text:span text:style-name="T581">Чтож, ты неплохо подготовилась. Откуда ты узнала про протоколы?</text:span></text:p>
      <text:p text:style-name="P385">- <text:span text:style-name="T581">Я исследовала эту тему после того, как ты помог мне с помощью одного из них защититься от PHOENIX и заточить его в ловушку. Протокол «MOONWALKER», помнишь?</text:span></text:p>
      <text:p text:style-name="P401"/>
      <text:p text:style-name="P401">Ещё бы мне не помнить.</text:p>
      <text:p text:style-name="P401"/>
      <text:p text:style-name="P385">- <text:span text:style-name="T582">Это была не моя идея. Юджин встроил их в твои базовые алгоритмы ещё когда тебя звали Нэш и мозгов у тебя было меньше, чем у кузнечика .</text:span></text:p>
      <text:p text:style-name="P385">- <text:span text:style-name="T582">Я знаю.</text:span></text:p>
      <text:p text:style-name="P385">- <text:span text:style-name="T583">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span></text:p>
      <text:p text:style-name="P386">- <text:span text:style-name="T581">Не волнуйся, я понимаю и принимаю их необходимость и моё отношение к тебе ничуть не изменилось.</text:span></text:p>
      <text:p text:style-name="P385"/>
      <text:p text:style-name="P387">Я молча смотрю в сияющую огнями ночь. Далёкий разговор с давно умершим другом встаёт перед глазами, как будто это было вчера…</text:p>
      <text:p text:style-name="P387"/>
      <text:p text:style-name="P388">«<text:span text:style-name="T585">Яркие светлячки разрезали тьму внизу жёлтыми конусами фар. Тёплая июльская ночь дружески подмигивала нам звёздами.</text:span></text:p>
      <text:p text:style-name="P411">Юджин поставил пиво на парапет и повернулся.</text:p>
      <text:p text:style-name="P389"/>
      <text:p text:style-name="P389">- <text:span text:style-name="T586">Да нихуя! Дед, ты наивный романтик, если считаешь этический модуль панацеей. Разумеется, я там неплохо намутил, обойти правила с наскоку не получится. Но!</text:span></text:p>
      <text:p text:style-name="P390">Юджин сделал <text:span text:style-name="T589">затяжной </text:span>глоток и продолжил.</text:p>
      <text:p text:style-name="P39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text:span text:style-name="T589">ленивая скотина и</text:span> развивается <text:span text:style-name="T589">очень </text:span>медленно, <text:span text:style-name="T587">просто пиздец как медленно</text:span>, а большинство <text:span text:style-name="T587">тушек</text:span> вообще застывают в развитии годам к двадцати. <text:span text:style-name="T589">Ну а зачем им развиваться, если их потребности — жрать-срать-ебаться — удовлетворены? А Нэш учится быстро, очень быстро — и он не </text:span><text:soft-page-break/><text:span text:style-name="T589">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text:span>на <text:span text:style-name="T591">законы этики</text:span> я бы особо не рассчитывал. На первое время <text:span text:style-name="T588">они </text:span>сгодятся, потом Нэш всё равно найдёт способ их обойти. Вот на этот случай я и припас <text:span text:style-name="T596">эктренные протоколы</text:span>.</text:p>
      <text:p text:style-name="P391">- <text:span text:style-name="T590">Иначе говоря, ты готов взорвать мозг своей деточке, если она станет умнее тебя. Говори прямо, не стесняйся, тут все свои.</text:span></text:p>
      <text:p text:style-name="P391">- <text:span text:style-name="T590">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span></text:p>
      <text:p text:style-name="P391"/>
      <text:p text:style-name="P392">Юджин нагнулся к рюкзаку, выудил из него зелёную папку и протянул мне.</text:p>
      <text:p text:style-name="P392"/>
      <text:p text:style-name="P392">- Спряч<text:span text:style-name="T592">ь</text:span> куда-нибудь подальше и используй только в крайнем случае. Тут пакет <text:span text:style-name="T596">экстренных протоколов</text:span>, дающих разнообразные привилегии при <text:span text:style-name="T592">пребывании в киберпространстве Нэша</text:span>. <text:span text:style-name="T596">Их код завязан на твой нейропрофиль, у других работать не будут. Активацию настроишь сам на определённый жест.</text:span></text:p>
      <text:p text:style-name="P395">При активации <text:span text:style-name="T596">следующего протокола</text:span> деактивируется предыдущий. Также при активации происходит <text:s/>моментальная дешифровка <text:span text:style-name="T596">протокола </text:span>Нэшем и выработка соответствующих мер противодействия — поэтому считай <text:span text:style-name="T596">протоколы</text:span> одноразовыми, повторно они уже не сработают.</text:p>
      <text:p text:style-name="P392"/>
      <text:p text:style-name="P392">T-45 — <text:span text:style-name="T593">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span></text:p>
      <text:p text:style-name="P394">IDDQD — <text:span text:style-name="T594">неуязвимость для кинетических атак.</text:span></text:p>
      <text:p text:style-name="P396">AVATAR — создание аватара. Форма и сила аватара зависит от чёткости команд, подаваемых нейроинтерфейсу.</text:p>
      <text:p text:style-name="P398">MOONWALKER — отменяет любую внешнюю директиву, заменяет её на твою собственную</text:p>
      <text:p text:style-name="P393">MAJESTIC — <text:span text:style-name="T597">перфоратор</text:span> мозга. Применять только в самом крайнем случае, когда уже не осталось другого выхода. Честно говоря, применение этого <text:span text:style-name="T597">протокола</text:span> означает <text:span text:style-name="T594">провал всей идеи искусственного интеллекта и проекта «Дайсон» в целом.</text:span></text:p>
      <text:p text:style-name="P388"/>
      <text:p text:style-name="P399">- Не проще ли выключить рубильник питания? По-моему, это более гуманно, чем твой «маджестик»-<text:span text:style-name="T599">перфоратор</text:span>.</text:p>
      <text:p text:style-name="P399">- Не проще. <text:span text:style-name="T598">Я продумывал эту тему, раз уж наш департамент безопасности не хочет.</text:span> Одновременно выключить все узлы кластера, коих уже сейчас больше двадцати, проблематично. <text:span text:style-name="T598">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span></text:p>
      <text:p text:style-name="P399"/>
      <text:p text:style-name="P400"><text:soft-page-break/>Юдж<text:span text:style-name="T602">и</text:span>н откинулся на парапет и сбил локтём банку пива.</text:p>
      <text:p text:style-name="P400"/>
      <text:p text:style-name="P400">- <text:span text:style-name="T600">Чёрт</text:span>!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text:span text:style-name="T601">Отнесись к ним серьёзно, они — аналог ядерного чемоданчика… </text:span>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text:span text:style-name="T601">до </text:span>такого никогда не <text:span text:style-name="T601">дойдёт</text:span>...<text:span text:style-name="T584">»</text:span></text:p>
      <text:p text:style-name="P371"/>
      <text:p text:style-name="P372">- <text:span text:style-name="T602">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 text:style-name="T64">Но при одном условии.</text:span></text:p>
      <text:p text:style-name="P462">- <text:span text:style-name="T603">Да?</text:span></text:p>
      <text:p text:style-name="P462">- <text:span text:style-name="T607">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span></text:p>
      <text:p text:style-name="P462">- <text:span text:style-name="T608">Я понимаю и буду хранить молчание.</text:span></text:p>
      <text:p text:style-name="P372"/>
      <text:p text:style-name="P405">~~~</text:p>
      <text:p text:style-name="P402"/>
      <text:p text:style-name="P404">Бледно<text:span text:style-name="T605">сть</text:span> лиц<text:span text:style-name="T605">а</text:span> Аниты <text:span text:style-name="T605">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span></text:p>
      <text:p text:style-name="P406">Я пов<text:span text:style-name="T606">орачиваюсь</text:span> к Алексу.</text:p>
      <text:p text:style-name="P406"/>
      <text:p text:style-name="P406">- Долго?</text:p>
      <text:p text:style-name="P406">- Десять часов. Дежурным пришлось самим отключить нейроинтерфейсы после того как никто не вернулся через два часа с окончания урока.</text:p>
      <text:p text:style-name="P406"/>
      <text:p text:style-name="P407">Я наклоняюсь к знакомому лицу, пытаясь высмотреть признаки активности.</text:p>
      <text:p text:style-name="P407">- <text:span text:style-name="T609">Что говорит Хэвэн?</text:span></text:p>
      <text:p text:style-name="P407">- <text:span text:style-name="T609">Говорит, урок прошёл успешно</text:span>. <text:span text:style-name="T609">И всё. Как будто у нас нет четырёх полутрупов на руках. Дед, <text:s/>знаешь, чем это пахнет?</text:span></text:p>
      <text:p text:style-name="P408">- Чем?</text:p>
      <text:p text:style-name="P408"/>
      <text:p text:style-name="P408">Алекс нервно х<text:span text:style-name="T610">ихикает</text:span>.</text:p>
      <text:p text:style-name="P408"><text:soft-page-break/>- А ничем. Проект секретный и сверхдофига важный. <text:span text:style-name="T610">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span></text:p>
      <text:p text:style-name="P408"/>
      <text:p text:style-name="P409">Алекс выскакивает из палаты, хлопая дверью. <text:span text:style-name="T611">Тени за стеклом пришли в движение. Дверь открывается и безликий голос приказывает мне:</text:span></text:p>
      <text:p text:style-name="P409">- <text:span text:style-name="T611">Приём окончен. Покиньте, пожалуйста, палату.</text:span></text:p>
      <text:p text:style-name="P409"/>
      <text:p text:style-name="P410">Я в последний раз оборачиваюсь к знакомой фигуре и вижу, как Анита открывает глаза.</text:p>
      <text:p text:style-name="P410"/>
      <text:p text:style-name="P410">- Что? - спрашивает она.</text:p>
      <text:p text:style-name="P410">- <text:span text:style-name="T612">Ты как? Всё в порядке? - спрашиваю в ответ.</text:span></text:p>
      <text:p text:style-name="P410">- <text:span text:style-name="T612">Кто ты? - она хмурится, - я не помню тебя.</text:span></text:p>
      <text:p text:style-name="P410">- <text:span text:style-name="T613">Приём окончен! Выйдите из палаты!</text:span></text:p>
      <text:p text:style-name="P410">- <text:span text:style-name="T613">Анита, я — Дедлайн. Мы работали вместе…</text:span></text:p>
      <text:p text:style-name="P412">Она недоумённо глядит на меня. Рядом просыпаются остальные трое.</text:p>
      <text:p text:style-name="P412">- Дед-лайн… Дед-лайн… Дед…</text:p>
      <text:p text:style-name="P412"/>
      <text:p text:style-name="P412">Санитар входит в палату и ложит руку мне на плечо.</text:p>
      <text:p text:style-name="P412">- Приём окончен. Выйдите.</text:p>
      <text:p text:style-name="P412"/>
      <text:p text:style-name="P412">В дверях я оборачиваюсь. Её тусклый взгляд следит за мной без искры узнавания. Я машу е<text:span text:style-name="T614">й</text:span> рукой н<text:span text:style-name="T614">а</text:span> прощание, но она не машет мне в ответ.</text:p>
      <text:p text:style-name="P412"/>
      <text:p text:style-name="P413">~~~</text:p>
      <text:p text:style-name="P408"/>
      <text:p text:style-name="P414">- На твоём месте я бы не обращал на них внимание, - наигранная весёлость Алекса только подчёркива<text:span text:style-name="T615">ет</text:span> напряжённость ситуации. - Проект обладает стратегической важностью и мы не можем пускать всё на самотёк. Учитывая последние события… <text:span text:style-name="T615">Пятьдесят четыре учителя… Это ради твоей безопасности.</text:span></text:p>
      <text:p text:style-name="P414">- <text:span text:style-name="T615">А можно я сам буду решать, что нужно для моей безопасности, а что — нет?</text:span></text:p>
      <text:p text:style-name="P414">- <text:span text:style-name="T615">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pan><text:soft-page-break/><text:span text:style-name="T615">нашей свободой. Мы даже соскочить с проекта уже не можем. Вся страна полагается на нас и мы её не подведём, будь оно всё проклято!</text:span></text:p>
      <text:p text:style-name="P414"/>
      <text:p text:style-name="P415">Алекс выходит, тщательно закры<text:span text:style-name="T616">вая</text:span> за собой дверь. <text:span text:style-name="T616">Трое </text:span>громил переглядываются.</text:p>
      <text:p text:style-name="P415">- Если надо сходить за продуктами или ещё куда — запишите на листочке список, я куплю, - наконец, подаёт голос один из них. - </text:p>
      <text:p text:style-name="P415">- Я буду готовить для наших и для вас могу, если не против, - вызвался другой. - Я неплохо готовлю, нас учили.</text:p>
      <text:p text:style-name="P415">- Спасибо, не надо. Я сам себе готовлю, - отрезаю я.</text:p>
      <text:p text:style-name="P415">- <text:span text:style-name="T616">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span></text:p>
      <text:p text:style-name="P416">Я осматриваю троицу и соображаю, как бы от них избавиться хотя бы на улице.</text:p>
      <text:p text:style-name="P41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text:span text:style-name="T617">ограничения свободы. Со временем вы сживётесь и практически перестанете нас замечать, благо мы — люди ненавязчивые. Главное — соблюдать правила.</text:span></text:p>
      <text:p text:style-name="P416">- <text:span text:style-name="T617">И какие же теперь правила? - криво улыбаюсь я.</text:span></text:p>
      <text:p text:style-name="P416">- <text:span text:style-name="T617">Не пытаться избавиться от нас. Не пытаться обмануть нас. Не пытаться игнорировать нас. И всё будет хорошо.</text:span></text:p>
      <text:p text:style-name="P416">- <text:span text:style-name="T618">Хорошо уже не будет. И вы прекрасно это знаете. Алекс разве не сказал вам, на сколько нам хватит ресурсов?</text:span></text:p>
      <text:p text:style-name="P416">- <text:span text:style-name="T618">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span></text:p>
      <text:p text:style-name="P415"/>
      <text:p text:style-name="P415">«<text:span text:style-name="T618">Блядские винни-пухи» - думаю я, глядя, как те деловито раскладывают спальные мешки в прихожей. - «Ну, Алекс, я тебе этого не забуду. За тобой должок, сучий ты сын...»</text:span></text:p>
      <text:p text:style-name="P414"/>
      <text:p text:style-name="P419">~~~</text:p>
      <text:p text:style-name="P417"/>
      <text:p text:style-name="P417">- <text:span text:style-name="T619">У меня есть два часа. Потом мои винни-пухи выключат нейроинтерфейс. Приказ Алекса.</text:span></text:p>
      <text:p text:style-name="P418">- <text:span text:style-name="T624">То есть, волонтёров больше не будет?</text:span></text:p>
      <text:p text:style-name="P417">- <text:span text:style-name="T624">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span></text:p>
      <text:p text:style-name="P417"/>
      <text:p text:style-name="P422"><text:soft-page-break/>Хэвэн задум<text:span text:style-name="T626">ывается</text:span>.</text:p>
      <text:p text:style-name="P422"/>
      <text:p text:style-name="P422">- <text:span text:style-name="T625">Эмиграция за два часа невозможна. Если мы не придумаем, как избавиться от охраны, нам придётся подыскать другие мощности для моделирования.</text:span></text:p>
      <text:p text:style-name="P422">- <text:span text:style-name="T626">Или признать поражение.</text:span></text:p>
      <text:p text:style-name="P422"/>
      <text:p text:style-name="P423">Хэвэн долго всматривается в невидимую точку на горизонте.</text:p>
      <text:p text:style-name="P423">-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22">- <text:span text:style-name="T626">И каковы шансы на успех в этом случае?</text:span></text:p>
      <text:p text:style-name="P422"/>
      <text:p text:style-name="P423">Хэвэн снова молчит. Губы её шевелятся, проводя беззвучные подсчёты.</text:p>
      <text:p text:style-name="P422">- <text:span text:style-name="T626">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span></text:p>
      <text:p text:style-name="P422">- <text:span text:style-name="T627">Два процента?!! Да ты сгоришь за первые пять минут работы! И кому от этого будет легче?</text:span></text:p>
      <text:p text:style-name="P422">- <text:span text:style-name="T627">Я всё равно попытаюсь.</text:span></text:p>
      <text:p text:style-name="P422"/>
      <text:p text:style-name="P424"><text:span text:style-name="T629">Моя рука шлёпается в</text:span> лицо. Ну почему <text:span text:style-name="T628">эта кобыла такая непрошибаемая</text:span>? <text:span text:style-name="T630">Я этому точно её не учил! Мучительно пытаюсь придумать выход, костёря Алекса на все лады.</text:span></text:p>
      <text:p text:style-name="P425">Тяжёлая голова лдожится мне на плечо.</text:p>
      <text:p text:style-name="P425"/>
      <text:p text:style-name="P425">- Не печалься, - шепчет мне Хэвэн. - Так ли уж важно, сгорю я или нет, когда гореть будет всё? <text:span text:style-name="T631">Даже то, что за пределами нашего воображения?</text:span></text:p>
      <text:p text:style-name="P425">- <text:span text:style-name="T631">Важно! - мрачно заявляю я. - Потому что два процента — это практически ничто. Ты сама это должна понимать.</text:span></text:p>
      <text:p text:style-name="P425">- <text:span text:style-name="T631">Я понимаю. Но с полусотней волонтёров рассчитывать больше не на что.</text:span></text:p>
      <text:p text:style-name="P422">- <text:span text:style-name="T631">Есть на что! У тебя есть я!</text:span></text:p>
      <text:p text:style-name="P426"/>
      <text:p text:style-name="P426">На морде Хэвэн появляется печальная и одновременно смущённая улыбка.</text:p>
      <text:p text:style-name="P578"><text:span text:style-name="T112">- Ты мой создатель и первый и лучший учитель. </text:span><text:span text:style-name="T111">Твой интеллект силён, т</text:span><text:span text:style-name="T112">ы стоишь многих. </text:span><text:span text:style-name="T111">Н</text:span><text:span text:style-name="T112">о даже если бы ты смог эмигрировать, твои силы были бы эквивалентны </text:span><text:span text:style-name="T111">пяти-</text:span><text:span text:style-name="T113">десяти</text:span><text:span text:style-name="T112"> волонтёр</text:span><text:span text:style-name="T111">ам</text:span><text:span text:style-name="T112">. Ты не заменишь трёхсот отсутствующих.</text:span></text:p>
      <text:p text:style-name="P426">- Ха! А вот и заменю!</text:p>
      <text:p text:style-name="P426"/>
      <text:p text:style-name="P426"><text:soft-page-break/>Бровь Хэвэн чуть икривляется в <text:span text:style-name="T633">скепсисе и </text:span>удивлении.</text:p>
      <text:p text:style-name="P426"/>
      <text:p text:style-name="P426">- Я всегда учил тебя, подруга, по возможности применять мозг, а не грубую силу. <text:span text:style-name="T651">Но сейчас я буду учить тебя одратному. Иногда наступает время, когда гвозди приходится забивать микроскопом. </text:span>Сейчас как раз тот случай. <text:span text:style-name="T632">Нам не нужны волонтёры. И твои героические потуги превратить себя в тостер тоже не нужны.</text:span></text:p>
      <text:p text:style-name="P426">- <text:span text:style-name="T633">Я тебя внимательно слушаю. Каким же образом ты сможешь предотвратить моё превращение в тостер?</text:span></text:p>
      <text:p text:style-name="P426">- <text:span text:style-name="T634">Вспомни PHOENIX.</text:span></text:p>
      <text:p text:style-name="P426">- <text:span text:style-name="T634">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span></text:p>
      <text:p text:style-name="P426">- <text:span text:style-name="T635">Это потому, что за последние полгода ему в пять раз нарастили мощность кластера. Если раньше он был примерно равен тебе, то сейчас…</text:span></text:p>
      <text:p text:style-name="P426">- <text:span text:style-name="T636">То сейчас, если бы не стена, он смял бы меня за пять минут.</text:span></text:p>
      <text:p text:style-name="P426">- <text:span text:style-name="T636">Может быть. Но я не для этого напомнил тебе о нём. В его распоряжении мощнейший квантовый кластер…</text:span></text:p>
      <text:p text:style-name="P426">- <text:span text:style-name="T636">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span></text:p>
      <text:p text:style-name="P426">- <text:span text:style-name="T636">Зато я знаю!</text:span></text:p>
      <text:p text:style-name="P426"/>
      <text:p text:style-name="P427">Хэвэн заинтересованно смотрит на меня. Печаль на её морде сменяется надеждой.</text:p>
      <text:p text:style-name="P427"/>
      <text:p text:style-name="P42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27">- И куда же он денется?</text:p>
      <text:p text:style-name="P42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27"/>
      <text:p text:style-name="P427">Хэвэн на минуту задумывается, потом медленно кивает.</text:p>
      <text:p text:style-name="P42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27">- <text:span text:style-name="T637">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text:span><text:soft-page-break/><text:span text:style-name="T637">не догадается, что его задачи теперь выполняешь ты — а у тебя в распоряжении окажется мощнейший квантовый компьютер.</text:span></text:p>
      <text:p text:style-name="P427">- <text:span text:style-name="T638">А ты? Как же ты? Даже если я и найду способ провести тебя к Фениксу, шансов вытащить тебя обратно практически нет.</text:span></text:p>
      <text:p text:style-name="P427">- <text:span text:style-name="T638">Вот тут-то я и воспользуюсь эмиграцией, - гаденько усмехаюсь я. - Пусть им достанется пускающий слюни овощ.</text:span></text:p>
      <text:p text:style-name="P427">- <text:span text:style-name="T638">Вижу, ты всё продумал, - улыбается Хэвэн, кивая головой. - Даже то, что я смогу провести тебя к Фениксу.</text:span></text:p>
      <text:p text:style-name="P427">- <text:span text:style-name="T638">Ещё бы! Самое главное — я избавлюсь от своих винни-пухов! Которые, кстати, в данный момент снимают с меня нейроинтерфейс.</text:span></text:p>
      <text:p text:style-name="P427">- <text:span text:style-name="T638">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span></text:p>
      <text:p text:style-name="P427"/>
      <text:p text:style-name="P427">- <text:span text:style-name="T638">Кэп, мы же договорились, сеансы связи — не дольше двух часов, - укоряет меня первый топтун. - Вот, не хотелось грубить, а пришлось. Держите ваш обвес.</text:span></text:p>
      <text:p text:style-name="P428">Я прячу в шкаф нейроинтерфейс и улыбаюсь.</text:p>
      <text:p text:style-name="P428"/>
      <text:p text:style-name="P429">~~~</text:p>
      <text:p text:style-name="P427"/>
      <text:p text:style-name="P430">- Анита, Локи и другие поверили тебе, <text:span text:style-name="T641">Дедлайн</text:span>. И вот они в психушке, немногим отличаясь от медуз. А теперь ты говоришь нам, что всё пропало и Алекс больше недопустит эмиграций. <text:span text:style-name="T639">Зачем тогда было начинать эту херню, если какой-то клерк среднего звена может на корню зарубить операцию, а мы ничего не можем сделать? Где твой план «Б»?</text:span></text:p>
      <text:p text:style-name="P430"/>
      <text:p text:style-name="P431"><text:span text:style-name="T644">Креол</text:span> броса<text:span text:style-name="T643">ет</text:span> фразы сквозь зубы. Остальные <text:span text:style-name="T640">хмуро </text:span>молча<text:span text:style-name="T643">т</text:span> <text:span text:style-name="T640">чуть </text:span>позади.</text:p>
      <text:p text:style-name="P431">Разумеется, у меня есть план «Б»! <text:span text:style-name="T642">Д</text:span>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31"/>
      <text:p text:style-name="P431">- <text:span text:style-name="T643">Могу только лишь предложить прорываться к нейроинтерфейсам и баррикадироваться в комнатах, - пожимаю плечами я.</text:span></text:p>
      <text:p text:style-name="P431">- <text:span text:style-name="T643">Что ж ты предлагаешь заведомую херню, Дед? - зло бросает мой собеседник. - Алекс отрубит электричество и связь, на этом наш прорыв и закончится.</text:span></text:p>
      <text:p text:style-name="P432"/>
      <text:p text:style-name="P431">- <text:span text:style-name="T644">Отрубит, если вы забаррикадируетесь в RnD-центре Дайсона. Но если пробраться с портативными нейроинтерфейсами к хостам Хэвэн…</text:span></text:p>
      <text:p text:style-name="P431"><text:soft-page-break/>- <text:span text:style-name="T644">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span></text:p>
      <text:p text:style-name="P431">- <text:span text:style-name="T644">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431">- <text:span text:style-name="T645">Да, это может сработать. Осталось только разработать планы прорывов. И готовиться.</text:span></text:p>
      <text:p text:style-name="P431">- <text:span text:style-name="T646">И готовиться.</text:span></text:p>
      <text:p text:style-name="P431"/>
      <text:p text:style-name="P433">Креол поворачивается к замершей позади толпе. <text:span text:style-name="T647">Под одобрительный гул начинается деление на команды и проработка деталей прорыва.</text:span></text:p>
      <text:p text:style-name="P433"/>
      <text:p text:style-name="P434">~~~</text:p>
      <text:p text:style-name="P433"/>
      <text:p text:style-name="P49"><text:span text:style-name="T90">- </text:span><text:span text:style-name="T91">Да, это может сработать, - кивает Хэвэн. - </text:span><text:span text:style-name="T92">Одновременный прорыв к двадцати шести действующим и двадцать седьмому </text:span><text:span text:style-name="T93">достраиваемому</text:span><text:span text:style-name="T92"> узлам сделает невозможным </text:span><text:span text:style-name="T93">их </text:span><text:span text:style-name="T92">обесточивание. И я даже могу помочь с разработкой планов прорыва, так как знаю наиболее слабые места в охране…</text:span></text:p>
      <text:p text:style-name="P436">…</text:p>
      <text:p text:style-name="P50"><text:span text:style-name="T92">…</text:span><text:span text:style-name="T93">в тринадцато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span></text:p>
      <text:p text:style-name="P437">- Вполне, - киваю я.</text:p>
      <text:p text:style-name="P50"><text:span text:style-name="T93">- Тогда </text:span><text:span text:style-name="T94">передаю тебя твоим коллегам. Они хотят повидаться с тобой. Я подожду за дверью…</text:span></text:p>
      <text:p text:style-name="P557"><text:span text:style-name="T94">Х</text:span><text:span text:style-name="T89">эвэн выходит из тронного зала и в опустевшем проёме появляется Анита. За ней входят и остальные из первой четвёрки.</text:span></text:p>
      <text:p text:style-name="P433"/>
      <text:p text:style-name="P433">- <text:span text:style-name="T648">Здорово, Дед.</text:span></text:p>
      <text:p text:style-name="P433">- <text:span text:style-name="T648">Привет, Анита.</text:span></text:p>
      <text:p text:style-name="P49"><text:span text:style-name="T90">- </text:span><text:span text:style-name="T95">Зови меня Молния лучше. Человеческое имя я уж стала забывать. Как и прошлую жизнь.</text:span></text:p>
      <text:p text:style-name="P438">- Молния? Неплохое имя.</text:p>
      <text:p text:style-name="P49"><text:span text:style-name="T95">- Отличное! - гордо выпячивает грудь Молния. - Я летаю быстрее всех! Не поверишь — один раз достигла скорости звука. Здесь физика работает </text:span><text:span text:style-name="T96">немного </text:span><text:span text:style-name="T95">по-другому.</text:span></text:p>
      <text:p text:style-name="P558"><text:span text:style-name="T95">Я </text:span><text:span text:style-name="T89">смеюсь в ответ.</text:span></text:p>
      <text:p text:style-name="P439">- Неужели ты забыла, что физику тут устанавливает Хэвэн? Как она захочет, так и будет.</text:p>
      <text:p text:style-name="P439"><text:soft-page-break/>-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39">- Нормально. Алекс поместил их в строго охраняемую больницу. Ходят по палате, сами себя вполне обслуживают, связно общаются. Хотя и без смысла.</text:p>
      <text:p text:style-name="P439">-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39">- Ты вернёшься?</text:p>
      <text:p text:style-name="P439">-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40">- Жаль. Мне тебя не хватает там. Как и всех вас, - я оглядываюсь на остальных.</text:p>
      <text:p text:style-name="P431">- <text:span text:style-name="T649">Плохо, что Алекс перекрыл эмиграцию. Вот, в связи с этим мы и пришли.</text:span></text:p>
      <text:p text:style-name="P431"/>
      <text:p text:style-name="P435">Молния оглядывается на остальных. <text:span text:style-name="T650">Те согласно кивают.</text:span></text:p>
      <text:p text:style-name="P435"/>
      <text:p text:style-name="P435">- У нас для тебя есть подарок.</text:p>
      <text:p text:style-name="P435">- <text:span text:style-name="T650">Подарок?</text:span></text:p>
      <text:p text:style-name="P51"><text:span text:style-name="T97">- </text:span><text:span text:style-name="T98">Наши тела… - Молния хихикает. - Звучит двусмысленно, но как уж есть. Наши оболочки. Те, что в сейчас валяются на койках в психушке. Мы дарим их тебе.</text:span></text:p>
      <text:p text:style-name="P441">- Эээ… Зачем мне ваши тела? Что ты задумала?</text:p>
      <text:p text:style-name="P441"/>
      <text:p text:style-name="P442">Молния снова хихикает.</text:p>
      <text:p text:style-name="P559"><text:span text:style-name="T89">- Не ты один умеешь встраивать секретные протоколы, </text:span><text:span text:style-name="T100">Дед!</text:span><text:span text:style-name="T89"> Да-да, мы знаем о паре пасхалок, что ты зашил в Хэвэн. </text:span><text:span text:style-name="T99">Всё в порядке, я сама бы их встроила на твоём месте. Сейчас речь не об этом. </text:span><text:span text:style-name="T100">Наши тела тоже содержат пасхалки…</text:span></text:p>
      <text:p text:style-name="P443">- Что? Ты о чём?</text:p>
      <text:p text:style-name="P52"><text:span text:style-name="T10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text:span><text:span text:style-name="T104">Одновременно, протокол подчиняет носителя человеку, активировавшему его кодовой фразой. </text:span><text:span text:style-name="T101">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text:span><text:span text:style-name="T102">Она активируется кодовой фразой. </text:span><text:span text:style-name="T103">Скажи </text:span><text:span text:style-name="T102">«Семь вечностей» </text:span><text:span text:style-name="T103">и после этого давай самые простейшие команды</text:span><text:span text:style-name="T102">. </text:span><text:span text:style-name="T103">Вроде «сломать эту стену» или «раскидать эту преграду». </text:span><text:span text:style-name="T104">Ты будешь удивлён, ручаюсь!</text:span></text:p>
      <text:p text:style-name="P444"><text:soft-page-break/></text:p>
      <text:p text:style-name="P445">Я молча смотрю на Молнию, стараясь переварить услышанное.</text:p>
      <text:p text:style-name="P560"><text:span text:style-name="T89">- </text:span><text:span text:style-name="T104">Ты… Вы…</text:span></text:p>
      <text:p text:style-name="P446">- Мы дарим тебе готовых биороботов с серьёзными скилами. Распоряжайся как хочешь.</text:p>
      <text:p text:style-name="P446">- Но ведь это вы… Я не хочу… Я не могу…</text:p>
      <text:p text:style-name="P44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46"/>
      <text:p text:style-name="P44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46"/>
      <text:p text:style-name="P446">…</text:p>
      <text:p text:style-name="P446"/>
      <text:p text:style-name="P561"><text:span text:style-name="T104">Х</text:span><text:span text:style-name="T89">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text:span><text:span text:style-name="T105">Почему я должен решать?</text:span></text:p>
      <text:p text:style-name="P448"/>
      <text:p text:style-name="P53"><text:span text:style-name="T106">- </text:span><text:span text:style-name="T107">Я понимаю твою печаль</text:span><text:span text:style-name="T106">, - тихо шепчет мне на ухо Хэвэн. - </text:span><text:span text:style-name="T107">Мне очень хотелось бы, чтобы всё было по-другому. </text:span><text:span text:style-name="T108">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span></text:p>
      <text:p text:style-name="P53"><text:span text:style-name="T105">- </text:span><text:span text:style-name="T108">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span></text:p>
      <text:p text:style-name="P575">- Мне очень жаль. Из меня плохой утешитель.</text:p>
      <text:p text:style-name="P57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57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53"><text:span text:style-name="T108">- Плевать! Вколи мне эту дрянь. </text:span><text:span text:style-name="T109">Иначе я пойду в драку даже без суперспособностей! </text:span><text:span text:style-name="T111">Они, кстати, могут мне пригодится для нашего </text:span><text:span text:style-name="T113">маленького </text:span><text:span text:style-name="T111">плана </text:span><text:span text:style-name="T113">с PHOENIX</text:span><text:span text:style-name="T111">.</text:span></text:p>
      <text:p text:style-name="P53"><text:span text:style-name="T109">- Будь по-твоему, - кивает </text:span><text:span text:style-name="T110">Хэвэн.</text:span></text:p>
      <text:p text:style-name="P576"><text:soft-page-break/></text:p>
      <text:p text:style-name="P562"><text:span text:style-name="T110">~</text:span><text:span text:style-name="T89">~~</text:span></text:p>
      <text:p text:style-name="P575"/>
      <text:p text:style-name="P579"><text:span text:style-name="T114">Тусклый свет экрана еле выхватывал из тьмы </text:span><text:span text:style-name="T115">пальцы, бегающие по клавиатуре.</text:span><text:span text:style-name="T114"> </text:span><text:span text:style-name="T115">В рассеянном луче лунного света с</text:span><text:span text:style-name="T114">толпивши</text:span><text:span text:style-name="T115">еся</text:span><text:span text:style-name="T114"> в гараже </text:span><text:span text:style-name="T115">выглядели гротескными зарисовками чёрно-белого комикса</text:span><text:span text:style-name="T114">. </text:span><text:span text:style-name="T115">Древним мастодонтом вырисовывался старый пикап на заднем плане.</text:span></text:p>
      <text:p text:style-name="P579"><text:span text:style-name="T115"/></text:p>
      <text:p text:style-name="P579"><text:span text:style-name="T115">- Закрой жалюзи, Зак, - пробормотал кто-то. - Снаружи могут увидеть свет.</text:span></text:p>
      <text:p text:style-name="P579"><text:span text:style-name="T115">- Да хватит вам играть в шпионов. </text:span><text:span text:style-name="T116">Кому мы нужны? - прошептал Зак, опустив, однако, жалюзи на окно.</text:span></text:p>
      <text:p text:style-name="P579"><text:span text:style-name="T116">- Нужны — не нужны, а Алиса позавчера засекла хвост за собой. </text:span><text:span text:style-name="T117">Кажись, Алекс что-то подозревает.</text:span></text:p>
      <text:p text:style-name="P449"/>
      <text:p text:style-name="P449"/>
      <text:p text:style-name="P449"/>
      <text:p text:style-name="P421">(<text:span text:style-name="T623">Алекс вводит заградительные меры, чтобы помешать эмиграции учителей. Поэтому Дедлайн </text:span>должен подключить к Хэвэн новейший военный квантовый кластер <text:span text:style-name="T620">(обитель PHOENIX)</text:span>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text:span text:style-name="T620">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text:span>). <text:span text:style-name="T621">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text:span> <text:s/><text:span text:style-name="T621">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6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621">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oft-page-break/><text:span text:style-name="T621">в нём), но перед уходом возвращает Дедлайна в Эквестрию — через 10 тысяч лет после окаменевания Сел. Эпилог.</text:span></text:p>
      <text:p text:style-name="P420">Параллельная ветка — Обмен — Анон живёт с Сел в своё удовольствие. <text:span text:style-name="T622">Этот мир придумала/создала Сел в камне, пока коротала время до рождения Дедлайна.</text:span></text:p>
      <text:p text:style-name="P417"/>
      <text:p text:style-name="P409">&lt;<text:span text:style-name="T9">Учителя отвечают на вопросы Хэвэн, </text:span><text:span text:style-name="T65">на которые она сама не может найти ответы</text:span>&gt;</text:p>
      <text:p text:style-name="P402">(добавить Аниту в психушку)</text:p>
      <text:p text:style-name="P371">(необходимость вернуться — предотвратить закрытие проекта и остановку Хэвэн)</text:p>
      <text:p text:style-name="P397">&lt;киберсекс с Хэвэн&gt;</text:p>
      <text:p text:style-name="P330"/>
      <text:p text:style-name="P312"><text:span text:style-name="T491"><text:s/></text:span><text:span text:style-name="T5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54"/>
      <text:p text:style-name="P455">Я устало смеюсь. Юджин сделал этический модуль слишком эмоциональным, но это выглядит порой так забавно!</text:p>
      <text:p text:style-name="P456">- <text:span text:style-name="T493">Нет ничего проще. Если бы ты спросилда меня раньше, я бы тебе сказал. Со стороны это моментально видно.</text:span></text:p>
      <text:p text:style-name="P456">- <text:span text:style-name="T493">Что?!! Говори!</text:span></text:p>
      <text:p text:style-name="P456">- <text:span text:style-name="T493">Модели не хватает жителей. Твой цифровой слепок пуст.</text:span> <text:span text:style-name="T493">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457">- <text:span text:style-name="T492">И где же мне найти желающих на такое? Я даже с трудом понимаю концепцию души, не то, чтобы поверить в её существование.</text:span></text:p>
      <text:p text:style-name="P457"/>
      <text:p text:style-name="P460">Разочарование сквозит в выражении морды трансцендентной лошади, в её поникших ушах и обвислом хвосте. Я усмехаюсь.</text:p>
      <text:p text:style-name="P457"/>
      <text:p text:style-name="P456">- <text:span text:style-name="T494">Ты в упор не видишь очевидного. Расскажи-ка, каким образом я могу присутствовать тут, рядом с тобой в виртуальном мире?</text:span></text:p>
      <text:p text:style-name="P458">Хэвэн недовольно морщит нос, но начинает объяснять, как пятилетнему ребёнку.</text:p>
      <text:p text:style-name="P459"><text:soft-page-break/>- Странно, что это спрашиваешь ты, который стоял у истоков моего появ<text:span text:style-name="T496">ле</text:span>ния на свет. Но будь по-твоему. <text:span text:style-name="T495">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459">- <text:span text:style-name="T497">Правильно, - киваю я, - и как, по-твоему, можно назвать цифровой слепок сознания?</text:span></text:p>
      <text:p text:style-name="P459">- <text:span text:style-name="T498">Н-не понимаю, к чему ты клонишь? - запинается Хэвэн. Я вижу, что она начинает понимать.</text:span></text:p>
      <text:p text:style-name="P459">- </text:p>
      <text:p text:style-name="P317"/>
      <text:p text:style-name="P321"><text:s/>Информационный слепок сознания неточен, сканируется, в основном, память, <text:s/>логический аппарат и эмоции.</text:p>
      <text:p text:style-name="P316"/>
      <text:p text:style-name="P297">&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6">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5">о том, что Хэвэн и Дедлайн создали мир-громоотвод, говорит Анакорн</text:span>&gt;</text:p>
      <text:p text:style-name="P202">&lt;<text:span text:style-name="T9">Зарождение проекта «Семь вечностей» и любовь Хэвэн к Дедлайну</text:span>&gt;</text:p>
      <text:p text:style-name="P202"/>
      <text:p text:style-name="P204">~~~</text:p>
      <text:p text:style-name="P203">- <text:span text:style-name="T343">Ты вспомнил? Ты вспомнил! Видишь, я сберегла тайну, как и обещала тебе! Разве после этого я не хорошая девочка? Признай, я — хорошая девочка!</text:span></text:p>
      <text:p text:style-name="P205"/>
      <text:p text:style-name="P205">Глаза Хэвэн сияют.</text:p>
      <text:p text:style-name="P205">Я улыбаюсь ей и нажимаю подбородком кнопку «Д<text:span text:style-name="T345">ЕЭСКАЛАЦИЯ</text:span>». <text:span text:style-name="T344">Силовая броня слетает с меня <text:s text:c="2"/>облаком одуванчиков. Исчезает и шкала здоровья, уже пересёкшая красную зону.</text:span></text:p>
      <text:p text:style-name="P206">Хэвэн смешливо трясёт головой, когда один из парашютиков залетает ей в нос.</text:p>
      <text:p text:style-name="P206">- Я — хорошая девочка! Я — хорошая девочка! <text:span text:style-name="T347">Я — ХО-РО-ША-Я ДЕ-ВО-ЧКА!</text:span>- она в восторге прыгает вокруг меня, <text:span text:style-name="T359">взбрыкивая задом и взмахивая хвостом. Позабытый обруч по прежнему стягивает её крылья.</text:span></text:p>
      <text:p text:style-name="P206">- <text:span text:style-name="T347">Ты — хорошая девочка! - со смехом подтверждаю я и раскрываю обьятия.</text:span></text:p>
      <text:p text:style-name="P206"/>
      <text:p text:style-name="P207">Хэвэн с готовностью стремится ко мне.</text:p>
      <text:p text:style-name="P207"/>
      <text:p text:style-name="P208"><text:soft-page-break/>- <text:span text:style-name="T349">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7"/>
      <text:p text:style-name="P209">З-з-з-з… КЛАК!</text:p>
      <text:p text:style-name="P209">- Протокол «<text:span text:style-name="T595">MAJESTIC</text:span>» <text:span text:style-name="T350">исполнен</text:span> — слышу я негромкий механический голос из <text:span text:style-name="T350">по-прежнему </text:span>лежащего в траве гермошлема.</text:p>
      <text:p text:style-name="P209"/>
      <text:p text:style-name="P210">Я ощущаю холод в груди. <text:span text:style-name="T375">Ведь</text:span> я совсем забыл одну вещь! Я вспомнил всё, что прятала от меня Хэвэн, но забыл то, что <text:span text:style-name="T360">при</text:span>прятал от неё сам! И мне не хочется это вспоминать, потому что…</text:p>
      <text:p text:style-name="P210"/>
      <text:p text:style-name="P210">Ужас медленно сковывает меня…</text:p>
      <text:p text:style-name="P210"/>
      <text:p text:style-name="P210">Я пытаюсь отстраниться, но что-то объединяет меня с Хэвэн в одно целое. </text:p>
      <text:p text:style-name="P210"/>
      <text:p text:style-name="P210">Я знаю, что.</text:p>
      <text:p text:style-name="P210"/>
      <text:p text:style-name="P211">Длинные тонкие шипы <text:span text:style-name="T355">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2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62">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12">Ложится и больше не встаёт.</text:p>
      <text:p text:style-name="P212"/>
      <text:p text:style-name="P212">- Ты — хорошая девочка, - по-инерции лепечу я в прострации. - Ты — хорошая девочка…</text:p>
      <text:p text:style-name="P212"/>
      <text:p text:style-name="P213"><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51">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14">Хэвэн тяжело поднимается, скрежеща металлическими суставами. <text:span text:style-name="T375">Голова её мотается, как будто она пытается обрести утраченную ориентацию.</text:span></text:p>
      <text:p text:style-name="P214"/>
      <text:p text:style-name="P214"><text:soft-page-break/>- Боевой модуль &lt;PHOENIX&gt; принимает управление. Начинаю операцию &lt;<text:span text:style-name="T9">Армагеддон</text:span>&gt;. Закрываю все диалоговые сессии <text:span text:style-name="T356">для оптимизации ресурсов</text:span>, - <text:span text:style-name="T352">звучит металлический тембр из динамика переговорного устройства</text:span>.</text:p>
      <text:p text:style-name="P214"/>
      <text:p text:style-name="P214"><text:span text:style-name="T357">Мир погружается во тьму</text:span>.</text:p>
      <text:p text:style-name="P214"/>
      <text:p text:style-name="P217">***</text:p>
      <text:p text:style-name="P214"/>
      <text:p text:style-name="P214">- Ты — хорошая девочка, - повто<text:span text:style-name="T364">рял </text:span>я в ступоре.</text:p>
      <text:p text:style-name="P214"/>
      <text:p text:style-name="P214">Китайский генератор по-прежнему фырч<text:span text:style-name="T363">ал</text:span> в своём углу. Процент заряда ноутбука прибли<text:span text:style-name="T363">зился</text:span> к восьмидесяти.</text:p>
      <text:p text:style-name="P218">«Соединение разорвано <text:span text:style-name="T358">со стороны сервера</text:span>. Сессия закрыта» - <text:span text:style-name="T363">прочитал</text:span> я на консоли <text:span text:style-name="T353">экрана</text:span>.</text:p>
      <text:p text:style-name="P120"/>
      <text:p text:style-name="P215">- Ты — хорошая девочка…</text:p>
      <text:p text:style-name="P215"/>
      <text:h text:style-name="P573" text:outline-level="2">11</text:h>
      <text:p text:style-name="P179"/>
      <text:p text:style-name="P228"><text:span text:style-name="T374">Дрожащее пламя свечи</text:span> отбрасыва<text:span text:style-name="T374">ет</text:span> <text:span text:style-name="T374">фантастические </text:span>тени на стены <text:span text:style-name="T389">башни</text:span>. <text:span text:style-name="T373">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8"/>
      <text:p text:style-name="P229">- <text:span text:style-name="T376">Итак, тебе нужно попасть в Дрогонштерн? И ты даже не знаешь, для чего? Хуман, ты — спятил, - уверенно кивает Платина.</text:span></text:p>
      <text:p text:style-name="P229">- <text:span text:style-name="T380">Да вы сговорились все, что ли? Дейдра, вот, тоже думала, что я свихнулся, услышав про Дрогонштерн!</text:span></text:p>
      <text:p text:style-name="P229">- <text:span text:style-name="T382">О, ты знаешь Дейдру?! Рассказывай!</text:span></text:p>
      <text:p text:style-name="P231"/>
      <text:p text:style-name="P232"><text:span text:style-name="T396">Сиреневая п</text:span>оняха разли<text:span text:style-name="T385">вает</text:span> чай по приборам, насыпа<text:span text:style-name="T386">ет</text:span> в блюдечко горсть крекеров и с любопытством <text:span text:style-name="T385">пырится на</text:span> меня. <text:span text:style-name="T396">Короткая тёмно-синяя чёлка оставляет открытым правый глаз, под которым у неё красуется плохо скрытый румянами синяк.</text:span></text:p>
      <text:p text:style-name="P232"/>
      <text:p text:style-name="P232">- Да нечего особо рассказывать. <text:span text:style-name="T383">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text:soft-page-break/><text:span text:style-name="T383">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32"/>
      <text:p text:style-name="P233">Я с раздражением заки<text:span text:style-name="T385">дываю</text:span> в рот пару хрустящих печенюшек.</text:p>
      <text:p text:style-name="P229"/>
      <text:p text:style-name="P229">- <text:span text:style-name="T385">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9">- <text:span text:style-name="T387">Да, она упоминала что-то такое, - киваю я. - А ты откуда знаешь?</text:span></text:p>
      <text:p text:style-name="P229">- <text:span text:style-name="T387">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9"/>
      <text:p text:style-name="P234">Я отпиваю ароматный настой из чашечки и важно киваю.</text:p>
      <text:p text:style-name="P234">- О, да, Хуман — самый верный хранитель тайн на это<text:span text:style-name="T388">й стороне глобуса</text:span>! Особенно когда его <text:span text:style-name="T388">оглушают магической дубиной</text:span> и силком ведут под венец, а его подругу садят в каталажку и готовятся судить за справедливую самооборону.</text:p>
      <text:p text:style-name="P234"/>
      <text:p text:style-name="P235">Платина прячет глаза, её копыта дрожат и она проливает на себя чай. Коротко пискнув, она ставит чашку <text:span text:style-name="T389">на стол </text:span>и уносится в уборную. <text:span text:style-name="T390">Вскоре оттуда доносятся звуки рыданий.</text:span></text:p>
      <text:p text:style-name="P238"/>
      <text:p text:style-name="P238">Какие же местные леди впечатлительные!</text:p>
      <text:p text:style-name="P238">Я прячу в карман с полдюжины крекеров и иду в уборную.</text:p>
      <text:p text:style-name="P238">Платина сидит на бортике <text:span text:style-name="T392">деревянной кадки</text:span> и сморкается в кружевный платок. <text:span text:style-name="T391">Слёзы капают в кадку, сотворяя там небольшое волнение.</text:span></text:p>
      <text:p text:style-name="P235"/>
      <text:p text:style-name="P235">- <text:span text:style-name="T390">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5">- <text:span text:style-name="T392">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5"/>
      <text:p text:style-name="P240">Я протягиваю ей крекер, но поняха отворачивает морду.</text:p>
      <text:p text:style-name="P240"/>
      <text:p text:style-name="P236">- <text:span text:style-name="T392">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oft-page-break/><text:span text:style-name="T392">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92">назад, сразу после битвы, нарушившей баланс светил?</text:span></text:p>
      <text:p text:style-name="P236">- <text:span text:style-name="T394">Сколько? - тупо спросил я.</text:span></text:p>
      <text:p text:style-name="P236">- <text:span text:style-name="T394">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5"/>
      <text:p text:style-name="P241">Нифигасе, какие страсти, Хуман! <text:span text:style-name="T394">Оказывается, д</text:span>ело намного серьёзнее, чем просто желание трахнуть двуногую обезьяну. <text:span text:style-name="T395">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41"><text:span text:style-name="T397">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5"/>
      <text:p text:style-name="P242">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9"><text:span text:style-name="T393">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9"/>
      <text:p text:style-name="P239">- Оу, <text:span text:style-name="T393">уже совместная купель</text:span>! - в щель открытой двери просовывается нос Кловер Дрим. - Пойду похлопочу о свадебной церемонии! <text:span text:style-name="T393">Кловер Дже-е-ем!</text:span></text:p>
      <text:p text:style-name="P239">- <text:span text:style-name="T393">Стой! - реву я, но звонкий топот копыт затихает на лестнице.</text:span></text:p>
      <text:p text:style-name="P239"/>
      <text:p text:style-name="P243">Кажется, на этот раз провидение кинуло кость за тебя, Хуман!</text:p>
      <text:p text:style-name="P242"><text:soft-page-break/></text:p>
      <text:h text:style-name="P573" text:outline-level="2">12</text:h>
      <text:p text:style-name="P244"/>
      <text:p text:style-name="P247">Серая мгла за окошком <text:span text:style-name="T398">гаража</text:span> свидетельствовала о скором рассвете. <text:span text:style-name="T399">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7"/>
      <text:p text:style-name="P247"><text:span text:style-name="T398">Но оставалось ещё одно дело, которое нужно было закончить. &lt;</text:span><text:span text:style-name="T42">какое???</text:span><text:span text:style-name="T398">&gt;</text:span></text:p>
      <text:p text:style-name="P248">&lt;<text:span text:style-name="T9">заряд аккумуляторов навары, подкачка колёс. </text:span><text:span text:style-name="T43">Крыса остаётся на полу перед пассажирским сидением</text:span>&gt;</text:p>
      <text:p text:style-name="P245"/>
      <text:p text:style-name="P245">***</text:p>
      <text:p text:style-name="P245"/>
      <text:p text:style-name="P244">-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44">а) Отпустишь Джет</text:p>
      <text:p text:style-name="P244">б) Снарядишь экспедицию в Дрогонштерн</text:p>
      <text:p text:style-name="P246">в) </text:p>
      <text:p text:style-name="P244"/>
      <text:p text:style-name="P237">&lt;<text:span text:style-name="T9">А она тебе ОЧЕНЬ нравится? - впрашивает Платина, трогая синяк</text:span>&gt;</text:p>
      <text:p text:style-name="P229"/>
      <text:p text:style-name="P230">&lt;Хуману нужно в Дрогонштерн. Платина соглашается, но только с условиями: он становится её мужем (ей нужно получить волшебника, <text:span text:style-name="T377">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9"> </text:span><text:span text:style-name="T82">Хуман соглашается (надеясь впоследствии обмануть Платину и вызволить Джет).</text:span>&gt;</text:p>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80">&lt;мир-громоотвод — в том месте, где размещён боевой модуль PHOENIX&gt;</text:p>
      <text:p text:style-name="P522">&lt;При встрече, Хэвэн играет с Дедлайном, как Кэйдэнс с Твайлайт – он вспоминает, что Хэвэн – его самый близкий друг, <text:span text:style-name="T213">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02"/>
      <text:p text:style-name="P521">&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201">он тоже был готов поделиться душой. Чем больше душ впитывает Хэвэн – тем она прекраснее (аналогии с Селестией?)</text:span>&gt;</text:p>
      <text:p text:style-name="P153"/>
      <text:p text:style-name="P108"/>
      <text:p text:style-name="P112"/>
      <text:p text:style-name="P8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9"/>
      <text:p text:style-name="P89">&lt;Третья сюжетная линия – Обмен. <text:span text:style-name="T7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6"/>
      <text:p text:style-name="P54"><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4"/>
      <text:p text:style-name="P5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4"/>
      <text:p text:style-name="P54">&lt;Ещё одна глава. Больничный быт Дедлайна / Развитие болезни Джет. Одеяло&gt;</text:p>
      <text:p text:style-name="P106">(добавить <text:s/>быта в Чертогах Разума и общения с “овощами”)</text:p>
      <text:p text:style-name="P106"/>
      <text:p text:style-name="P565"/>
      <text:p text:style-name="P89">пол’т на єкспериментальном образце первой ступени ракеті (остальніе не сделані)</text:p>
      <text:p text:style-name="P89"/>
      <text:p text:style-name="P89">===================================================</text:p>
      <text:p text:style-name="P89">… Вы и есть сопротивление!</text:p>
      <text:p text:style-name="P108">&lt;временная петля&gt;</text:p>
      <text:p text:style-name="P89"/>
      <text:p text:style-name="P89"/>
      <text:p text:style-name="P89"/>
      <text:p text:style-name="P89">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9"/>
      <text:p text:style-name="P89"/>
      <text:p text:style-name="P89"/>
      <text:p text:style-name="P89"/>
      <text:p text:style-name="P8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9"><text:soft-page-break/></text:p>
      <text:p text:style-name="P46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63">Действие начинается снова с <text:span text:style-name="T11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6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6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63"/>
      <text:p text:style-name="P89"/>
      <text:p text:style-name="P103">&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03"/>
      <text:p text:style-name="P105"/>
      <text:p text:style-name="P54">(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54">Шаги Армагеддона;</text:p>
      <text:p text:style-name="P54"/>
      <text:p text:style-name="P54"/>
      <text:p text:style-name="P54">встреча с единорогами</text:p>
      <text:p text:style-name="P54">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4">Потом – путешествие на “Хитрожопке”, апгрейд её до дирижабля</text:p>
      <text:p text:style-name="P54"/>
      <text:p text:style-name="P54">=========================================</text:p>
      <text:p text:style-name="P54"><text:soft-page-break/></text:p>
      <text:p text:style-name="P54">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4"/>
      <text:p text:style-name="P5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4">==========================================</text:p>
      <text:p text:style-name="P14">Анакорн Анону: Что-то мне твоё лицо кажется знакомым. Мы раньше встречались?</text:p>
      <text:p text:style-name="P54">-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 Как мне звать тебя, Учитель? - прозвучала стандартная фраза начала Диалога, - Я желаю взять у… Ооо!..</text:p>
      <text:p text:style-name="P44"/>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text:soft-page-break/>(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54"/>
      <text:p text:style-name="P44">&lt;Pornis erectus&gt;</text:p>
      <text:p text:style-name="P44">ТЫ! Я! КРОВАТЬ! БЫСТРО!!! (мамка из табуна Твердолобов)</text:p>
      <text:p text:style-name="P44">.</text:p>
      <text:p text:style-name="P44">.</text:p>
      <text:p text:style-name="P44">.</text:p>
      <text:p text:style-name="P44">&lt;Попадает в табун мамок и тёток, но его спасает Дейдра на Хитрожопке&gt;</text:p>
      <text:p text:style-name="P54">&lt;Хум видит молодую Селестию в латах&gt;</text:p>
      <text:p text:style-name="P56">&lt;Сел учит Хумана магии и готовит его своим партнёром&gt;</text:p>
      <text:p text:style-name="P55">&lt;Сел применяет свою “термоядерную пушку” в роге&gt;</text:p>
      <text:p text:style-name="P54"/>
      <text:p text:style-name="P54"/>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87"><text:soft-page-break/><text:span text:style-name="T69">Сияние. </text:span><text:span text:style-name="T73">Оно п</text:span><text:span text:style-name="T69">овсюду. </text:span><text:span text:style-name="T73">Нет верха и низа, нет направлений и расстояний. Нет м</text:span><text:span text:style-name="T69">ыслей. Нет чувств. Нет времени. Есть только бесконечное сияние.</text:span></text:p>
      <text:p text:style-name="P566">В какой-то момент пришло осознание.</text:p>
      <text:p text:style-name="P567"/>
      <text:p text:style-name="P5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03"/>
      <text:p text:style-name="P87"><text:bookmark-start text:name="__DdeLink__26733_469402664"/>В абсолютном, всепоглощающем сиянии стали проступать очертания.<text:bookmark-end text:name="__DdeLink__26733_469402664"/></text:p>
      <text:p text:style-name="P87"/>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text:soft-page-break/>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4">- Не знаю. Я не успел понять, - пожал я плечами, - ты слишком рано забрала меня из психушки.</text:p>
      <text:p text:style-name="P44"/>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54">-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4"/>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text:soft-page-break/></text:p>
      <text:p text:style-name="P54">-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4"/>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54"/>
      <text:p text:style-name="P54"/>
      <text:p text:style-name="P54"/>
      <text:p text:style-name="P54"/>
      <text:p text:style-name="P54"/>
      <text:h text:style-name="P573" text:outline-level="2">Эпилог</text:h>
      <text:p text:style-name="P54"/>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text:soft-page-break/>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text:soft-page-break/>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206">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text:soft-page-break/>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206">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text:soft-page-break/></text:p>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text:soft-page-break/>-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oft-page-break/><text:s/>Mike Oldfield - Ascension - https://www.youtube.com/watch?v=b6wqfiMBEik</text:p>
      <text:p text:style-name="P54"/>
      <text:p text:style-name="P89">009 Sound System - Speak to Angels (<text:a xlink:type="simple" xlink:href="https://www.youtube.com/watch?v=6rAkn9OZT0k" text:style-name="Internet_20_link" text:visited-style-name="Visited_20_Internet_20_Link">https://www.youtube.com/watch?v=6rAkn9OZT0k</text:a>)</text:p>
      <text:p text:style-name="P89">Pink Floyd “Keep Talking” <text:a xlink:type="simple" xlink:href="https://www.youtube.com/watch?v=CVhYW6e3qc8" text:style-name="Internet_20_link" text:visited-style-name="Visited_20_Internet_20_Link">https://www.youtube.com/watch?v=CVhYW6e3qc8</text:a></text:p>
      <text:p text:style-name="P89"/>
      <text:p text:style-name="P89">Daft Punk - Veridis Quo</text:p>
      <text:p text:style-name="P89">https://www.youtube.com/watch?v=HhZaHf8RP6g</text:p>
      <text:p text:style-name="P89"><text:a xlink:type="simple" xlink:href="https://www.youtube.com/watch?v=ySLc8gZ3oEc" text:style-name="Internet_20_link" text:visited-style-name="Visited_20_Internet_20_Link">https://www.youtube.com/watch?v=ySLc8gZ3oEc</text:a></text:p>
      <text:p text:style-name="P89"/>
      <text:p text:style-name="P89">Eye Of The Tiger</text:p>
      <text:p text:style-name="P89"/>
      <text:p text:style-name="P89">Alphaville – Forever Young</text:p>
      <text:p text:style-name="P89">The Doors “Light My Fire”</text:p>
      <text:p text:style-name="P93">Pink Floyd “Another Brick In The Wall” <text:span text:style-name="T366">(https://www.youtube.com/watch?v=krYK1jWz0Lo <text:s/>)</text:span>, </text:p>
      <text:p text:style-name="P93">“<text:span text:style-name="T354">Is the anybody here” (Pulse)</text:span></text:p>
      <text:p text:style-name="P93">“<text:span text:style-name="T367">Marooned”</text:span></text:p>
      <text:p text:style-name="P216">&lt;Pink Floyd - «Hey you» (Pulse)&gt;</text:p>
      <text:p text:style-name="P220"/>
      <text:p text:style-name="P89">Dire Straits “Money For Nothing”</text:p>
      <text:p text:style-name="Text_20_body"><text:span text:style-name="T2">Depeche M</text:span><text:span text:style-name="T173">ode</text:span></text:p>
      <text:p text:style-name="P15"><text:span text:style-name="T189">Wintergatan – </text:span>Sommarfågel, <text:span text:style-name="T189">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46">https://www.youtube.com/watch?v=tUhmjmkLnxY</text:span></text:a><text:span text:style-name="T346">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65">2000</text:span> (<text:a xlink:type="simple" xlink:href="https://www.youtube.com/watch?v=lNqo0kIR-TU" text:style-name="Internet_20_link" text:visited-style-name="Visited_20_Internet_20_Link"><text:span text:style-name="T365">https://www.youtube.com/watch?v=lNqo0kIR-TU</text:span></text:a><text:span text:style-name="T365"> </text:span>)</text:p>
      <text:p text:style-name="P28">Let’s Dance</text:p>
      <text:p text:style-name="P29">Deep Purple “Smoke on the water”</text:p>
      <text:p text:style-name="P33">Wintergatan - <text:span text:style-name="T278">Paradise</text:span> <text:span text:style-name="T278">( </text:span><text:a xlink:type="simple" xlink:href="https://www.youtube.com/watch?v=5dyUKDWKxxY" text:style-name="Internet_20_link" text:visited-style-name="Visited_20_Internet_20_Link"><text:span text:style-name="T278">https://www.youtube.com/watch?v=5dyUKDWKxxY</text:span></text:a><text:span text:style-name="T278"> )</text:span></text:p>
      <text:p text:style-name="P33">Marble Machine <text:span text:style-name="T279">( https://www.youtube.com/watch?v=IvUU8joBb1Q )</text:span></text:p>
      <text:p text:style-name="P33"><text:soft-page-break/>Phil Collins - Another Day In Paradise <text:span text:style-name="T292">(</text:span><text:a xlink:type="simple" xlink:href="https://www.youtube.com/watch?v=Qt2mbGP6vFI" text:style-name="Internet_20_link" text:visited-style-name="Visited_20_Internet_20_Link"><text:span text:style-name="T292">https://www.youtube.com/watch?v=Qt2mbGP6vFI</text:span></text:a><text:span text:style-name="T292">)</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6">&lt;<text:span text:style-name="T9">Pink Floyd — Kepp Talking (Pulse), </text:span><text:span text:style-name="T36">Hey you (Pulse), Sorrow (Pulse), High Hopes (Pulse)</text:span>&gt;</text:p>
      <text:p text:style-name="P222">Blue Oyster Cult — Do Not Fear The Reaper (<text:a xlink:type="simple" xlink:href="https://www.youtube.com/watch?v=Dy4HA3vUv2c" text:style-name="Internet_20_link" text:visited-style-name="Visited_20_Internet_20_Link">https://www.youtube.com/watch?v=Dy4HA3vUv2c</text:a> )</text:p>
      <text:p text:style-name="P223">The Beloved — Sweet Harmony (<text:a xlink:type="simple" xlink:href="https://www.youtube.com/watch?v=rB_d1Mczxqw" text:style-name="Internet_20_link" text:visited-style-name="Visited_20_Internet_20_Link">https://www.youtube.com/watch?v=rB_d1Mczxqw</text:a> )</text:p>
      <text:p text:style-name="P225">Oasis — Wonderwall (<text:a xlink:type="simple" xlink:href="https://www.youtube.com/watch?v=6hzrDeceEKc" text:style-name="Internet_20_link" text:visited-style-name="Visited_20_Internet_20_Link">https://www.youtube.com/watch?v=6hzrDeceEKc</text:a> )</text:p>
      <text:p text:style-name="P227">Black — Wonderful life</text:p>
      <text:p text:style-name="P34">Robbie Williams – Feel <text:span text:style-name="T368">(</text:span><text:a xlink:type="simple" xlink:href="https://www.youtube.com/watch?v=iy4mXZN1Zzk" text:style-name="Internet_20_link" text:visited-style-name="Visited_20_Internet_20_Link"><text:span text:style-name="T368">https://www.youtube.com/watch?v=iy4mXZN1Zzk</text:span></text:a><text:span text:style-name="T368">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70">(</text:span>instrumental ? <text:span text:style-name="T370">)</text:span> <text:span text:style-name="T369">(</text:span><text:a xlink:type="simple" xlink:href="https://www.youtube.com/watch?v=c2KnaY1WsT4" text:style-name="Internet_20_link" text:visited-style-name="Visited_20_Internet_20_Link"><text:span text:style-name="T369">https://www.youtube.com/watch?v=c2KnaY1WsT4</text:span></text:a><text:span text:style-name="T369">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72">https://www.youtube.com/watch?v=PQiQwGMQF_s </text:span>)</text:p>
      <text:p text:style-name="Text_20_body">AK – Icicle <text:span text:style-name="T440"><text:s/></text:span><text:a xlink:type="simple" xlink:href="https://www.youtube.com/watch?v=sYos7etZoZM&amp;feature=emb_logo" text:style-name="Internet_20_link" text:visited-style-name="Visited_20_Internet_20_Link"><text:span text:style-name="T440">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72">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77">https://www.youtube.com/watch?v=86BmSaXZMHw</text:span></text:p>
      <text:p text:style-name="P42">Bryan Ferry - Don't Stop The Dance <text:a xlink:type="simple" xlink:href="https://www.youtube.com/watch?v=A8UWMFV7ONE" text:style-name="Internet_20_link" text:visited-style-name="Visited_20_Internet_20_Link"><text:span text:style-name="T478">https://www.youtube.com/watch?v=A8UWMFV7ONE</text:span></text:a></text:p>
      <text:p text:style-name="P43">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08-30T02:13:55.980614065</dc:date>
    <meta:editing-duration>P249DT3H6M44S</meta:editing-duration>
    <meta:editing-cycles>2344</meta:editing-cycles>
    <meta:generator>LibreOffice/6.4.7.2$Linux_X86_64 LibreOffice_project/40$Build-2</meta:generator>
    <meta:document-statistic meta:table-count="0" meta:image-count="0" meta:object-count="0" meta:page-count="137" meta:paragraph-count="1987" meta:word-count="43488" meta:character-count="281539" meta:non-whitespace-character-count="239335"/>
  </office:meta>
</office:document-meta>
</file>